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每周时事分析：北约在东京设办事处恐将搁浅 (Free Version)</text:span>
</text:h>
      <text:p text:style-name="P4">
Authors: ['曹辛']</text:p>
      <text:p text:style-name="P4">
Publisher: 英国《金融时报》</text:p>
      <text:p text:style-name="P4">
Time: 2023-06-08T03:51:29+00:00</text:p>
      <text:p text:style-name="P4">
Published Time: 2023-06-07T12:00:99+08:00</text:p>
      <text:p text:style-name="P4">
Modified Time: 2023-06-07T23:49:99+08:00</text:p>
      <text:p text:style-name="P4">
Description: 曹辛：法国的确有让北约进入亚洲一事搁浅的能力，这是由于北大西洋理事会的表决方式是全体一致原则，同时法国外交实际上实行双外长制。</text:p>
      <text:p text:style-name="P4">
Images: ["<text:a xlink:type="simple" xlink:href="https://thumbor.ftacademy.cn/unsafe/picture/5/000183725_piclink.jpg" text:style-name="Internet_20_link" text:visited-style-name="Visited_20_Internet_20_Link">
000183725_pic...</text:a>
"]</text:p>
      <text:p text:style-name="P4">
Themes: ['法国', '关注']</text:p>
      <text:p text:style-name="P4">
Keywords: ['法国', '北约', '马克龙', '中法关系']</text:p>
      <text:p text:style-name="P4">
Type: Article</text:p>
      <!--METADATA-->
      <text:p text:style-name="P4">
<draw:frame draw:style-name="fr1" draw:name="Image2" text:anchor-type="as-char" svg:width="6.9236in" svg:height="4.617987in" draw:z-index="0">
<draw:image xlink:href="../Images/FT Chinese Free Version/2023-06-08T03-51-29-00-00/000183725_piclink.jpg" xlink:type="simple" xlink:show="embed" xlink:actuate="onLoad" draw:mime-type="image/jpeg"/>
</draw:frame>
</text:p>
      <text:p text:style-name="P4">
近日，法国总统马克龙否定北约在东京建立办事处一事，引起世界广泛关注。据报道：马克龙在一个会议上讲话时表示，北约不应将自己的触角扩大到北大西洋地区以外，并补充说：“如果……我们推动北约扩大范围和地理区域，我们将犯下大错。”这一说法引起了轩然大波，更重要的是：这实际上使得北约在东京设立办事处一事，变得复杂而且肯定不会顺利。</text:p>
      <text:p text:style-name="P4">
不过客观地说，法国的确有让北约进入亚洲一事搁浅的能力。这一方面是由于，北约的决策机构北大西洋理事会的表决方式是全体一致原则；另一方面，法国外交实际上是双外长制，法国政府和法国总统各有一个外交班底。这样的现实，也使得北约进入亚洲驻点并不容易。</text:p>
      <text:p text:style-name="P4">
Source: <text:a xlink:type="simple" xlink:href="http://www.ftchinese.com/story/001099898" text:style-name="Internet_20_link" text:visited-style-name="Visited_20_Internet_20_Link">
http://www.ftchinese.com/story/001099898</text:a>
</text:p>
      <!--NEWS-->
      <text:h text:style-name="P10" text:outline-level="1">
<text:span text:style-name="T4">
美中两国的风投联系进一步弱化 (Free Version)</text:span>
</text:h>
      <text:p text:style-name="P4">
Author: Yuliya Chernova</text:p>
      <text:p text:style-name="P4">
Publisher: 华尔街日报中文网</text:p>
      <text:p text:style-name="P4">
Published Time: 2023-06-08T03:55:00.000Z</text:p>
      <text:p text:style-name="P4">
Modified Time: 2023-06-08T03:55:00.000Z</text:p>
      <text:p text:style-name="P4">
Created Time: 2023-06-08T01:25:00.000Z</text:p>
      <text:p text:style-name="P4">
Description: 美国大型风投红杉资本让中国部门成为一个独立实体的计划反映出，美国风投正日益撤出中国。</text:p>
      <text:p text:style-name="P4">
Images: []</text:p>
      <text:p text:style-name="P4">
Categories: ['商业']</text:p>
      <text:p text:style-name="P4">
Keywords: SYND,LINK:EN|WP-WSJ-0000958730</text:p>
      <text:p text:style-name="P4">
Type: Article</text:p>
      <!--METADATA-->
      <text:p text:style-name="P4">
中国蓬勃发展的科技市场和庞大的消费者群体曾吸引了美国的风投。但这两个国家分别开展的监管整顿已令投资面临挑战。</text:p>
      <text:p text:style-name="P4">
Source: <text:a xlink:type="simple" xlink:href="https://cn.wsj.com/articles/%E7%BE%8E%E4%B8%AD%E4%B8%A4%E5%9B%BD%E7%9A%84%E9%A3%8E%E6%8A%95%E8%81%94%E7%B3%BB%E8%BF%9B%E4%B8%80%E6%AD%A5%E5%BC%B1%E5%8C%96-e62e1a63" text:style-name="Internet_20_link" text:visited-style-name="Visited_20_Internet_20_Link">
https://cn.wsj.com/articles/%E7%BE%8E%E4%B8%AD%E4%B8%A4%E5%9B%BD%E7%9A%84%E9%A3%8E%E6%8A%95%E8%81%94%E7%B3%BB%E8%BF%9B%E4%B8%80%E6%AD%A5%E5%BC%B1%E5%8C%96-e62e1a63</text:a>
</text:p>
      <!--NEWS-->
      <text:h text:style-name="P10" text:outline-level="1">
<text:span text:style-name="T4">
为何偏偏德国陷入经济衰退? (Free Version)</text:span>
</text:h>
      <text:p text:style-name="P4">
Authors: ['张冬方']</text:p>
      <text:p text:style-name="P4">
Publisher: 英国《金融时报》</text:p>
      <text:p text:style-name="P4">
Time: 2023-06-08T05:05:51+00:00</text:p>
      <text:p text:style-name="P4">
Published Time: 2023-06-07T12:00:99+08:00</text:p>
      <text:p text:style-name="P4">
Modified Time: 2023-06-07T19:28:99+08:00</text:p>
      <text:p text:style-name="P4">
Description: 张冬方：德国其实已经在很大程度上缓解了能源去俄罗斯化和高通胀带来的后果，而且并没有出现失业率增加的现象。</text:p>
      <text:p text:style-name="P4">
Images: ["<text:a xlink:type="simple" xlink:href="https://thumbor.ftacademy.cn/unsafe/picture/6/000183186_piclink.jpg" text:style-name="Internet_20_link" text:visited-style-name="Visited_20_Internet_20_Link">
000183186_pic...</text:a>
"]</text:p>
      <text:p text:style-name="P4">
Themes: ['专栏', '德国经济', '关注']</text:p>
      <text:p text:style-name="P4">
Keywords: ['德国经济', '欧盟', '能源危机']</text:p>
      <text:p text:style-name="P4">
Type: Article</text:p>
      <!--METADATA-->
      <text:p text:style-name="P4">
<draw:frame draw:style-name="fr1" draw:name="Image3" text:anchor-type="as-char" svg:width="6.9236in" svg:height="4.604464in" draw:z-index="0">
<draw:image xlink:href="../Images/FT Chinese Free Version/2023-06-08T05-05-51-00-00/000183186_piclink.jpg" xlink:type="simple" xlink:show="embed" xlink:actuate="onLoad" draw:mime-type="image/jpeg"/>
</draw:frame>
</text:p>
      <text:p text:style-name="P4">
“经济衰退”这只靴子还是落地了。德国联邦统计局5月25日发布的官方数据表明，德国经济陷入了衰退。经价格、季节和工作日调整后，德国今年第一季度GDP环比下滑0.3%，这是对前一个月发布的0%增长预期的修正。而2022年第四季度，德国GDP环比下滑0.5%。于此，德国GDP连续两个季度环比下滑，陷入经济学家口中的“技术性衰退”。德国在刚过去不久的冬天暂时挺过了能源危机，却无力阻挡经济持续下滑。</text:p>
      <text:p text:style-name="P4">
2000年后，德国经济经历过金融危机和新冠危机下的两次经济收缩，2009年，德国经济下滑5.7%，2020年下滑3.7%。两次危机之间，德国经历了十年的经济繁荣。而今，在遭受疫情和俄乌战争接连打击之下，德国经济迎来了黯淡的前景。</text:p>
      <text:p text:style-name="P4">
Source: <text:a xlink:type="simple" xlink:href="http://www.ftchinese.com/story/001099895" text:style-name="Internet_20_link" text:visited-style-name="Visited_20_Internet_20_Link">
http://www.ftchinese.com/story/001099895</text:a>
</text:p>
      <!--NEWS-->
      <text:h text:style-name="P10" text:outline-level="1">
<text:span text:style-name="T4">
贩卖性暴力：揭露性侵影片网站的幕后主谋</text:span>
</text:h>
      <text:p text:style-name="P4">
Author: https://www.facebook.com/bbcworldservice/</text:p>
      <text:p text:style-name="P4">
Publisher: BBC News 中文</text:p>
      <text:p text:style-name="P4">
Published Time: 2023-06-08T05:32:28.000Z</text:p>
      <text:p text:style-name="P4">
Modified Time: 2023-06-08T05:32:28.000Z</text:p>
      <text:p text:style-name="P4">
Description: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p>
      <text:p text:style-name="P4">
Images: ["<text:a xlink:type="simple" xlink:href="https://ichef.bbci.co.uk/news/640/cpsprodpb/4904/production/_130029681_chikan_japan_37.jpg" text:style-name="Internet_20_link" text:visited-style-name="Visited_20_Internet_20_Link">
_130029681_ch...</text:a>
", "<text:a xlink:type="simple" xlink:href="https://ichef.bbci.co.uk/news/640/cpsprodpb/1FCD/production/_105914180_line976-nc.png" text:style-name="Internet_20_link" text:visited-style-name="Visited_20_Internet_20_Link">
_105914180_li...</text:a>
", "<text:a xlink:type="simple" xlink:href="https://ichef.bbci.co.uk/news/640/cpsprodpb/7014/production/_130029682_train.jpg" text:style-name="Internet_20_link" text:visited-style-name="Visited_20_Internet_20_Link">
_130029682_tr...</text:a>
", "<text:a xlink:type="simple" xlink:href="https://ichef.bbci.co.uk/news/640/cpsprodpb/9724/production/_130029683_cp_promo_noctis1.jpg" text:style-name="Internet_20_link" text:visited-style-name="Visited_20_Internet_20_Link">
_130029683_cp...</text:a>
", "<text:a xlink:type="simple" xlink:href="https://ichef.bbci.co.uk/news/640/cpsprodpb/7B71/production/_130010613_chikan_japan_nh_51.jpg" text:style-name="Internet_20_link" text:visited-style-name="Visited_20_Internet_20_Link">
_130010613_ch...</text:a>
", "<text:a xlink:type="simple" xlink:href="https://ichef.bbci.co.uk/news/640/cpsprodpb/E544/production/_130029685_cp_nuctus-lupus3.jpg" text:style-name="Internet_20_link" text:visited-style-name="Visited_20_Internet_20_Link">
_130029685_cp...</text:a>
", "<text:a xlink:type="simple" xlink:href="https://ichef.bbci.co.uk/news/640/cpsprodpb/C991/production/_130010615_chikan_japan_19.jpg" text:style-name="Internet_20_link" text:visited-style-name="Visited_20_Internet_20_Link">
_130010615_ch...</text:a>
", "<text:a xlink:type="simple" xlink:href="https://ichef.bbci.co.uk/news/640/cpsprodpb/13EC1/production/_130010618_chikan_japan_nh_17.jpg" text:style-name="Internet_20_link" text:visited-style-name="Visited_20_Internet_20_Link">
_130010618_ch...</text:a>
", "<text:a xlink:type="simple" xlink:href="https://ichef.bbci.co.uk/news/640/cpsprodpb/18184/production/_130029689_cp_maomi4.jpg" text:style-name="Internet_20_link" text:visited-style-name="Visited_20_Internet_20_Link">
_130029689_cp...</text:a>
"]</text:p>
      <text:p text:style-name="P4">
Videos: []</text:p>
      <text:p text:style-name="P4">
Tags: ['性别', '日本', '性暴力', '互联网', '女权', '性', '摄影', '女人', '妇女健康']</text:p>
      <text:p text:style-name="P4">
Type: Article</text:p>
      <!--METADATA-->
      <text:h text:style-name="P12" text:outline-level="3">
<text:span text:style-name="T4">
贩卖性暴力：揭露性侵影片网站的幕后主谋</text:span>
</text:h>
      <ul>
        <li>
冯兆音、阿利奥梅·勒罗伊（Aliaume Leroy）、陈姗姗   * BBC国际频道调查小组“BBC之眼”</li>
      </ul>
      <text:p text:style-name="P4">
2023年6月8日<draw:frame draw:style-name="fr1" draw:name="Image4" text:anchor-type="as-char" svg:width="6.9236in" svg:height="3.894525in" draw:z-index="0">
<draw:image xlink:href="../Images/BBC Chinese/2023-06-08T05-32-28.000Z/_130029681_chikan_japan_37.jpg" xlink:type="simple" xlink:show="embed" xlink:actuate="onLoad" draw:mime-type="image/jpeg"/>
</draw:frame>
</text:p>
      <text:p text:style-name="P4">
图像来源，  Noriko Hayashi</text:p>
      <text:p text:style-name="P4">
图像加注文字，</text:p>
      <text:p text:style-name="P4">
孝子在十几岁时曾多次遭到性侵犯。她后来开展反“痴汉”运动，其中包括了制作五彩斑斓的徽章。徽章上面写着：“‘痴汉’是犯罪！”人们可以通过佩戴徽章来表达对“痴汉”零容忍的态度。</text:p>
      <text:p text:style-name="P4">
<text:span text:style-name="T4">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span>
</text:p>
      <text:p text:style-name="P4">
<draw:frame draw:style-name="fr1" draw:name="Image5" text:anchor-type="as-char" svg:width="6.9236in" svg:height="0.022191in" draw:z-index="0">
<draw:image xlink:href="../Images/BBC Chinese/2023-06-08T05-32-28.000Z/_105914180_line976-nc.png" xlink:type="simple" xlink:show="embed" xlink:actuate="onLoad" draw:mime-type="image/png"/>
</draw:frame>
</text:p>
      <text:p text:style-name="P4">
在东京的早高峰时间，列车车厢拥挤不堪、摇摇晃晃。</text:p>
      <text:p text:style-name="P4">
15岁的孝子（化名）正在去学校的路上，她试着握紧车厢里的扶手。</text:p>
      <text:p text:style-name="P4">
突然，她感觉有一只手碰了碰她的裙子。她以为有人不小心撞到她了。</text:p>
      <text:p text:style-name="P4">
但那只手接着抓了她一把。</text:p>
      <text:p text:style-name="P4">
“那时我才意识到，我遇到‘痴汉’了，”孝子回想。</text:p>
      <text:p text:style-name="P4">
那只手很快在人群中消失了。</text:p>
      <text:p text:style-name="P4">
“我什么都做不了，”那天，孝子哭着到学校。</text:p>
      <text:p text:style-name="P4">
那是她第一次在公共交通工具（大众运输系统）上被猥亵，但在那之后，她一再在列车上遭遇性骚扰。在许多个夜晚，她以泪洗面。</text:p>
      <text:p text:style-name="P4">
“我觉得我的人生没有希望了。”</text:p>
      <text:p text:style-name="P4">
许多女性像孝子一样，在公共场所遭遇猥亵。她们当中有的人还要面对另一种侵害：性侵的过程被拍下来，影片甚至在网上出售。</text:p>
      <text:p text:style-name="P4">
我们发现三个中文网站出售和制作数以千计的性侵影片。</text:p>
      <text:p text:style-name="P4">
大部分的影片如出一辙：一名男子从背后拍摄并跟踪一位女性，几秒钟后，他对这位女性进行猥亵。这些男人的行为都很隐蔽，而受害者们似乎没有意识到自己正被性侵。</text:p>
      <text:p text:style-name="P4">
经过超过一年的调查，我们追查出在这个黑暗产业中通过性暴力牟利的幕后黑手：一名摇滚乐手、一个社会学毕业生和他们小心谨慎的“领袖”。</text:p>
      <text:h text:style-name="P12" text:outline-level="3">
<text:span text:style-name="T4">
“痴汉”：日本严重的社会问题</text:span>
</text:h>
      <text:p text:style-name="P4">
<draw:frame draw:style-name="fr1" draw:name="Image6" text:anchor-type="as-char" svg:width="6.9236in" svg:height="3.894525in" draw:z-index="0">
<draw:image xlink:href="../Images/BBC Chinese/2023-06-08T05-32-28.000Z/_130029682_train.jpg" xlink:type="simple" xlink:show="embed" xlink:actuate="onLoad" draw:mime-type="image/jpeg"/>
</draw:frame>
</text:p>
      <text:p text:style-name="P4">
图像来源，  Getty Images</text:p>
      <text:p text:style-name="P4">
图像加注文字，</text:p>
      <text:p text:style-name="P4">
东京的地铁列车有时会变得异常拥挤。</text:p>
      <text:p text:style-name="P4">
孝子几乎每天都在上下学的列车上遭遇猥亵。出于恐惧和羞耻，她没在受害时发声反抗。但每天晚上，她都会用毛巾盖着自己的嘴巴，在镜子前反覆练习如何喝退性侵者：“这个人是‘痴汉’！”</text:p>
      <text:p text:style-name="P4">
“痴汉”是日文词，指的是在公共场所发生的性侵犯，尤其是在公共交通工具上的“咸猪手”行为。这个词也用来形容做出这一猥亵行为的犯罪者。</text:p>
      <text:p text:style-name="P4">
“痴汉”犯罪者通常在人多拥挤的地方下手，利用受害者不想当众大闹一场的心理。在日本，说话太过直接坦率，可能会被看作是粗鲁的表现。</text:p>
      <text:p text:style-name="P4">
每年有数千宗因“痴汉”行径而被捕的案例，然而，还有更多此类犯罪没有被发现和惩罚。精神健康专家齐藤章佳撰写了一本关于“痴汉”的著作，他相信只有大约一成的受害者会向警方报告此类犯罪。</text:p>
      <text:p text:style-name="P4">
日本警察鼓励受害者和目击者发声，但这一犯罪远远未被根除。英国与加拿大政府甚至向即将前往日本的本国公民发出提醒，让他们提防“痴汉”。</text:p>
      <text:p text:style-name="P4">
以“痴汉”为主题的商品和服务在日本成人娱乐行业中无处不在，人们渐渐对它们习以为常。“痴汉”主题的成人影片是日本最受欢迎的色情片类别之一，这些片子也被传播到亚洲的其他国家。</text:p>
      <text:p text:style-name="P4">
在中文世界，“痴汉”这个词也越来越广为人知。近年來，类似“痴汉”的“咸猪手”犯罪也时有发生。</text:p>
      <text:h text:style-name="P12" text:outline-level="3">
<text:span text:style-name="T4">
“痴汉”网站</text:span>
</text:h>
      <text:p text:style-name="P4">
一个叫做“顶不住”的中文网站引起了我们的注意。</text:p>
      <text:p text:style-name="P4">
这个网站贩卖真实的“痴汉”猥亵短片，这些片子都是用手机偷偷拍摄的。地点通常是在人多拥挤的公共场所，例如地铁和公车上。影片拍摄地遍布东亚，包括日本、韩国、台湾和香港，大部分的片子拍摄于中国大陆。</text:p>
      <text:p text:style-name="P4">
在这个网站上，有的短片以一块人民币的价格出售。网站甚至还允许用户定制性侵犯短片。</text:p>
      <text:p text:style-name="P4">
我们在“顶不住”上找到两个关联站点：“街射”和“痴汉俱乐部”，它们都售卖同一类型的影片。</text:p>
      <text:p text:style-name="P4">
网站还设有电报（Telegram）群组，有4000名会员在里面分享性侵女性的技巧。</text:p>
      <text:p text:style-name="P4">
有一个名字在这些“痴汉”网站上屡屡出现：“齐叔”。</text:p>
      <text:p text:style-name="P4">
他被这个社群里的人称为“大神”。他署名的性侵影片不下数十部。在推特上，他公开发表网站影片的预告，还有超过八万名粉丝。但“齐叔”到底是谁？</text:p>
      <text:p text:style-name="P4">
我们在那个电报群组里默默观察，发现了一条线索。某日，一名管理员发出几则信息，声称他和“齐叔”一起性侵了一位女性。</text:p>
      <text:p text:style-name="P4">
他还发了几张照片，里面有一位女性站在一个看起来像是地铁站台的地方。</text:p>
      <text:p text:style-name="P4">
几小时内，我们找到了这个地方：东京的池袋站。</text:p>
      <text:p text:style-name="P4">
另外还有更多的线索把我们带到日本。</text:p>
      <text:p text:style-name="P4">
“顶不住”上列有一个PayPal账号，收取日元付款。我们找到这个账号的注册邮箱，当我们在谷歌联络人中输入这个邮箱，显示的用户头像是一个妆发精致、造型夸张的年轻男人。</text:p>
      <text:p text:style-name="P4">
通过反向搜图，我们找到了照片中的男人。他叫Noctis Zang（臧新宇），是一个30岁的中国音乐人。他在东京生活，曾是一个名为“TheVersus”的重金属乐队的主唱。</text:p>
      <text:p text:style-name="P4">
<draw:frame draw:style-name="fr1" draw:name="Image7" text:anchor-type="as-char" svg:width="6.9236in" svg:height="3.894525in" draw:z-index="0">
<draw:image xlink:href="../Images/BBC Chinese/2023-06-08T05-32-28.000Z/_130029683_cp_promo_noctis1.jpg" xlink:type="simple" xlink:show="embed" xlink:actuate="onLoad" draw:mime-type="image/jpeg"/>
</draw:frame>
</text:p>
      <text:p text:style-name="P4">
图像来源，  Google</text:p>
      <text:p text:style-name="P4">
图像加注文字，</text:p>
      <text:p text:style-name="P4">
通过反向搜图，我们找到了照片中的男人。他叫Noctis Zang（臧新宇），是一个30岁的中国音乐人（图为Noctis Zang的Facebook图片）。</text:p>
      <text:p text:style-name="P4">
Noctis的公众形象光鲜亮丽，但我们很快发现，那是金玉其外。</text:p>
      <text:p text:style-name="P4">
在2022年初，“The Versus”的摄影师在微博上发帖指控称，Noctis与乐队另一名成员Lupus Fu（傅垚）一起创建了“黄色网站”。</text:p>
      <text:p text:style-name="P4">
摄影师还发表了一些笔记本的照片，其中有一些会计账目，以及跟网站影片类别相似的笔记。他称，这些笔记是Noctis写的。他还发布了一段影片，拍下的似乎是Noctis的网页浏览记录，其中有“痴汉俱乐部”和“街射”的页面，还有“顶不住”的管理中心。</text:p>
      <text:p text:style-name="P4">
这个摇滚乐手有可能是“齐叔”吗？</text:p>
      <text:h text:style-name="P12" text:outline-level="3">
<text:span text:style-name="T4">
起底网站管理员</text:span>
</text:h>
      <text:p text:style-name="P4">
我们的卧底记者“Ian”以音乐经纪人的身份联系了Noctis，约他在东京一家高档的天台酒吧见面。</text:p>
      <text:p text:style-name="P4">
他们先聊了音乐，但话题慢慢转向性。当Ian说他的公司以前拍成人电影，Noctis显得兴趣盎然。</text:p>
      <text:p text:style-name="P4">
他们俩多次见面，还一起庆祝了Noctis的生日。</text:p>
      <text:p text:style-name="P4">
Noctis介绍Ian认识他的乐队成员Lupus。Lupus也是中国人，之前在日本学习社会学。</text:p>
      <text:p text:style-name="P4">
Ian说他的公司计划在日本投资色情片网站，他问他们有没有接触过这门生意。</text:p>
      <text:p text:style-name="P4">
Noctis坦白说他之前“有稍微接触一点点”，他的朋友“猫咪”创办了自己的色情网站，在上面贩卖“地铁”相关的“小众內容”。</text:p>
      <text:p text:style-name="P4">
Ian轻描淡写地提起“顶不住”这个网站。</text:p>
      <text:p text:style-name="P4">
<draw:frame draw:style-name="fr1" draw:name="Image8" text:anchor-type="as-char" svg:width="6.9236in" svg:height="4.240705in" draw:z-index="0">
<draw:image xlink:href="../Images/BBC Chinese/2023-06-08T05-32-28.000Z/_130010613_chikan_japan_nh_51.jpg" xlink:type="simple" xlink:show="embed" xlink:actuate="onLoad" draw:mime-type="image/jpeg"/>
</draw:frame>
</text:p>
      <text:p text:style-name="P4">
图像来源，  Noriko Hayashi</text:p>
      <text:p text:style-name="P4">
图像加注文字，</text:p>
      <text:p text:style-name="P4">
我们的卧底记者Ian（伊恩）在东京一家酒吧会见了与其中一个性侵影片网站有关的关键人物。</text:p>
      <text:p text:style-name="P4">
Lupus和Noctis不约而同地笑了，他们回答说：“那是‘猫咪’的网站！”</text:p>
      <text:p text:style-name="P4">
他们透露，三个“痴汉”网站的幕后主谋是一个化名为“猫咪”、身在东京的中国人。据他们所说，“猫咪”性格古怪，多疑偏执。</text:p>
      <text:p text:style-name="P4">
Noctis和Lupus还承认，他们曾为这些网站担任管理员。</text:p>
      <text:p text:style-name="P4">
他们大谈网站的商业模式。“中国是性最压抑的地方，”Noctis说，“有的男的就心理很变态，就想看这帮女的被⋯⋯” Lupus接上话茬：“被搞。”</text:p>
      <text:p text:style-name="P4">
<draw:frame draw:style-name="fr1" draw:name="Image9" text:anchor-type="as-char" svg:width="6.9236in" svg:height="3.894525in" draw:z-index="0">
<draw:image xlink:href="../Images/BBC Chinese/2023-06-08T05-32-28.000Z/_130029685_cp_nuctus-lupus3.jpg" xlink:type="simple" xlink:show="embed" xlink:actuate="onLoad" draw:mime-type="image/jpeg"/>
</draw:frame>
图像加注文字，</text:p>
      <text:p text:style-name="P4">
BBC记者卧底拍摄的Noctis和Lupus的照片。</text:p>
      <text:p text:style-name="P4">
Noctis透露，他为网站上传了超过5000部影片。他还负责替网站收款，他拿30%的提成，再将剩下的收入转给“猫咪”。</text:p>
      <text:p text:style-name="P4">
Lupus说，他负责在推特上宣传性侵影片。他还称，他能帮忙介绍Ian认识“猫咪”。</text:p>
      <text:h text:style-name="P12" text:outline-level="3">
<text:span text:style-name="T4">
“痴汉”俱乐部</text:span>
</text:h>
      <text:p text:style-name="P4">
日本横滨红灯区一条安静的后巷里，一个装饰成地铁站的店面十分抢眼。门口的标志一语概括了这家风俗店的概念：“合法‘痴汉’列车”。</text:p>
      <text:p text:style-name="P4">
在这家名为“高峰时间”的风俗店，顾客可以付费合法享受“痴汉”的体验。</text:p>
      <text:p text:style-name="P4">
店里的经理莲田修平欢迎我们“上车”。“我们让人们做他们在外面不能做的事。这就是他们光顾这里的原因。”</text:p>
      <text:p text:style-name="P4">
店里弥漫着清洁用品甜得发腻的味道。私密的房间装饰成列车车厢的样子，还有音效系统能播放地铁报站的声音。就连店里的会员卡都跟日本的交通卡一模一样。</text:p>
      <text:p text:style-name="P4">
<draw:frame draw:style-name="fr1" draw:name="Image10" text:anchor-type="as-char" svg:width="6.9236in" svg:height="3.894525in" draw:z-index="0">
<draw:image xlink:href="../Images/BBC Chinese/2023-06-08T05-32-28.000Z/_130010615_chikan_japan_19.jpg" xlink:type="simple" xlink:show="embed" xlink:actuate="onLoad" draw:mime-type="image/jpeg"/>
</draw:frame>
</text:p>
      <text:p text:style-name="P4">
图像来源，  Noriko Hayashi</text:p>
      <text:p text:style-name="P4">
图像加注文字，</text:p>
      <text:p text:style-name="P4">
“尖峰时刻”性爱俱乐部装饰得像火车车厢，为顾客提供了实现公开性爱幻想的机会。</text:p>
      <text:p text:style-name="P4">
“我认为男性付钱在这样的地方发泄很有必要，这样能避免他们强奸，”莲田先生说。</text:p>
      <text:p text:style-name="P4">
但日本精神健康专家齐藤章佳表示，性犯罪并非由性欲驱动那么简单。</text:p>
      <text:p text:style-name="P4">
他说，是控制女性的欲望驱使了大部分的性犯罪者实施犯罪。</text:p>
      <text:p text:style-name="P4">
“他们不把他们的受害者当作是平等的人，而是把她们物化，”齐藤章佳说。</text:p>
      <text:p text:style-name="P4">
经历了长达一年的性侵害后，孝子有一天决定反击。</text:p>
      <text:p text:style-name="P4">
在拥挤的车厢里，她感觉到有一只手伸进了她的裙摆，她立刻高呼：“这个人是‘痴汉’！”她抓住性侵者的手腕，将他交给警方。</text:p>
      <text:p text:style-name="P4">
孝子最终把这个男人告上法庭，但他只被判缓刑，尽管他此前已经多次因“痴汉”行为而被捕。</text:p>
      <text:p text:style-name="P4">
孝子对案件的结果感到失望，她开始开展反“痴汉”运动，其中包括了制作五彩斑斓的徽章。徽章上面写着：“‘痴汉’是犯罪！”人们可以通过佩戴徽章来表达对“痴汉”零容忍的态度。</text:p>
      <text:p text:style-name="P4">
“这对犯罪者来说是个警告，”孝子说。她如今24岁。她支持的反“痴汉”运动逐渐壮大，现在日本有一年一度的反“痴汉”徽章设计比赛，向全国的高中生开放。</text:p>
      <text:h text:style-name="P12" text:outline-level="3">
<text:span text:style-name="T4">
仓鼠</text:span>
</text:h>
      <text:p text:style-name="P4">
<draw:frame draw:style-name="fr1" draw:name="Image11" text:anchor-type="as-char" svg:width="6.9236in" svg:height="3.894525in" draw:z-index="0">
<draw:image xlink:href="../Images/BBC Chinese/2023-06-08T05-32-28.000Z/_130010618_chikan_japan_nh_17.jpg" xlink:type="simple" xlink:show="embed" xlink:actuate="onLoad" draw:mime-type="image/jpeg"/>
</draw:frame>
</text:p>
      <text:p text:style-name="P4">
图像来源，  Noriko Hayashi</text:p>
      <text:p text:style-name="P4">
图像加注文字，</text:p>
      <text:p text:style-name="P4">
活动人士制作反“痴汉”徽章以提高公众对在公共交通工具上发生的性侵犯事件的认识。</text:p>
      <text:p text:style-name="P4">
据Lupus所说，“猫咪”的性格像仓鼠。</text:p>
      <text:p text:style-name="P4">
“人畜无害，但是对什么都小心翼翼，而且有些时候容易过激。”</text:p>
      <text:p text:style-name="P4">
Lupus说得没错。“猫咪”多次拒绝跟Ian见面。</text:p>
      <text:p text:style-name="P4">
但在农历新年除夕夜，我们的运气突然来了。“猫咪”同意在东京一家卡拉OK俱乐部见面。</text:p>
      <text:p text:style-name="P4">
俱乐部里弥漫着浓重的烟味。有人在高唱中文流行歌曲，客人们碰杯的声音此起彼伏。</text:p>
      <text:p text:style-name="P4">
来赴约的人出乎我们的意料。那是一个身材瘦削的年轻人，戴着半包边的眼镜，穿着一件深色的长风衣。“猫咪”看起来像是个大学生。他说，他今年27岁。</text:p>
      <text:p text:style-name="P4">
Ian表露出投资“猫咪”网站的兴趣，并问他这门生意的收入如何。</text:p>
      <text:p text:style-name="P4">
“我们营业额大概每天5000到10000（人民币）左右，”“猫咪”自豪地说，还在手机上展示交易明细。“数额很稳定的。”</text:p>
      <text:p text:style-name="P4">
Ian假装钦佩，并提起“齐叔”这个名字。</text:p>
      <text:p text:style-name="P4">
“猫咪”马上就承认了：“我是齐叔。”</text:p>
      <text:p text:style-name="P4">
<draw:frame draw:style-name="fr1" draw:name="Image12" text:anchor-type="as-char" svg:width="6.9236in" svg:height="3.894525in" draw:z-index="0">
<draw:image xlink:href="../Images/BBC Chinese/2023-06-08T05-32-28.000Z/_130029689_cp_maomi4.jpg" xlink:type="simple" xlink:show="embed" xlink:actuate="onLoad" draw:mime-type="image/jpeg"/>
</draw:frame>
 图像加注文字，</text:p>
      <text:p text:style-name="P4">
“猫咪”拥有三个“痴汉”网站提供性侵视频（图为BBC记者卧底拍摄的性侵视频网站主谋“猫咪”。）</text:p>
      <text:p text:style-name="P4">
但让我们惊讶的是，他还透露，“齐叔”不仅仅是一个人。</text:p>
      <text:p text:style-name="P4">
“猫咪”管理一个15人的团队，其中10人在中国制作打着“齐叔”名号的影片。每个月，“猫咪”从他们那里收到30到100条片子。</text:p>
      <text:p text:style-name="P4">
这些影片随即在三个“痴汉”网站上出售，“猫咪”承认他是这些网站的所有者。网站有超过10000名付费会员，其中大部分是中国男性。</text:p>
      <text:p text:style-name="P4">
“最主要做得要真实，一定要真实，”“猫咪”说。他之后还告诉我们，他的网站甚至还贩卖真实的迷奸影片。</text:p>
      <text:p text:style-name="P4">
聊起他的生意时，“猫咪”有如在谈一家崭露头角的初创企业。他形容他的团队“很热血”、“敢去闯”。他甚至还轻描淡写地说，他正在训练其他人如何在公共场所实施性侵犯并拍摄影片。</text:p>
      <text:p text:style-name="P4">
但有一件事他从未提起：那些在他影片里的女性，似乎她们对他来说不值一提。</text:p>
      <text:h text:style-name="P12" text:outline-level="3">
<text:span text:style-name="T4">
揭露“猫咪”</text:span>
</text:h>
      <text:p text:style-name="P4">
我们想知道“猫咪”的真实身份。Ian再次和“猫咪”见面，他透露自己最初是如何接触到这个行业的。</text:p>
      <text:p text:style-name="P4">
跟很多男孩一样，“猫咪”小时候喜欢超人、动漫和游戏。但当他14岁时，他开始在网上看性侵影片，里面的内容跟他在卖的片子相差不远。</text:p>
      <text:p text:style-name="P4">
他知道这门生意并非毫无风险。</text:p>
      <text:p text:style-name="P4">
“你知道为什么我这么谨慎，只让自己人去操作？因为我能做这么久，始终都是安全第一。”为了躲避中国执法机关的追查，他计划加入日本国籍。</text:p>
      <text:p text:style-name="P4">
尽管“猫咪”如此小心谨慎，他还是犯了一个错误。</text:p>
      <text:p text:style-name="P4">
当Ian问到投资资金该转账到哪里时，“猫咪”从钱包里掏出他的银行卡，递给Ian。</text:p>
      <text:p text:style-name="P4">
卡上有他的真实姓名：汤卓然（Tang Zhuoran，音译）。</text:p>
      <text:p text:style-name="P4">
之后，我们找到他在东京的住址，当面向“猫咪”提出我们的指控。</text:p>
      <text:p text:style-name="P4">
当我们靠近他时，他没有回答我们的询问，还试图把脸遮起来，往别的方向走去。接着，他突然发作，开始攻击摄影机和BBC团队。</text:p>
      <text:p text:style-name="P4">
巧合的是，我们次日在机场又看见了“猫咪”。他离开了日本。</text:p>
      <text:p text:style-name="P4">
“齐叔”的推特账号依然活跃，还在公开推广性侵影片。推特没有回应我们的置评请求。他们只发给我们一个大便的表情符号，这是自今年3月以来推特新闻邮箱对所有置评请求的自动回复。</text:p>
      <text:p text:style-name="P4">
我们向Noctis和Lupus提出了我们的指控。他们没有回应。在报道制作期间，我们得知两人已经不再和“猫咪”合作。</text:p>
      <text:p text:style-name="P4">
在一个和煦的春日，我们跟孝子重聚，与她分享我们的调查。</text:p>
      <text:p text:style-name="P4">
她听闻十分震惊。她说：“我们女性对他们来说只是满足他们欲望的影片内容。他们把我们物化。他们不认为我们是活生生的人。”</text:p>
      <text:p text:style-name="P4">
孝子主张出台更严厉的法律来打击这些犯罪。</text:p>
      <text:p text:style-name="P4">
日本即将通过首部反偷窥法，该法将禁止在未经同意下拍摄含有性剥削内容的影片和照片。活动人士正在倡导出台严惩“痴汉”的法律。</text:p>
      <text:p text:style-name="P4">
在那之前，孝子不会轻言放弃。“我们不会哭着入睡。”</text:p>
      <text:p text:style-name="P4">
<text:span text:style-name="T5">
小林智惠、筒井隆造、高桥英江、乔尔·冈特</text:span>
 <text:span text:style-name="T5">
（</text:span>
 <text:span text:style-name="T5">
Joel Gunter</text:span>
 <text:span text:style-name="T5">
）</text:span>
 <text:span text:style-name="T5">
对报道亦有贡献。</text:span>
</text:p>
      <text:p text:style-name="P4">
<text:span text:style-name="T5">
林典子拍摄了本文中的大部分照片。</text:span>
</text:p>
      <text:p text:style-name="P4">
Source: <text:a xlink:type="simple" xlink:href="https://www.bbc.com/zhongwen/simp/world-65840998" text:style-name="Internet_20_link" text:visited-style-name="Visited_20_Internet_20_Link">
https://www.bbc.com/zhongwen/simp/world-65840998</text:a>
</text:p>
      <!--NEWS-->
      <text:h text:style-name="P10" text:outline-level="1">
<text:span text:style-name="T4">
字节跳动前高层称中共党委调阅香港用户数据 TikTok反驳一切指控</text:span>
</text:h>
      <text:p text:style-name="P4">
Author: https://www.facebook.com/bbcworldservice/</text:p>
      <text:p text:style-name="P4">
Publisher: BBC News 中文</text:p>
      <text:p text:style-name="P4">
Published Time: 2023-06-08T06:58:59.000Z</text:p>
      <text:p text:style-name="P4">
Modified Time: 2023-06-08T06:58:59.000Z</text:p>
      <text:p text:style-name="P4">
Description: 前字节跳动高管余英涛在美国法庭提交的文件中声称，在Tiktok上传与示威活动相关内容的用户会被该公司识别和监控。</text:p>
      <text:p text:style-name="P4">
Images: ["<text:a xlink:type="simple" xlink:href="https://ichef.bbci.co.uk/news/640/cpsprodpb/1784/production/_130002060_b752302b243bcf22f5a50ba0eade87802840fe82.jpg" text:style-name="Internet_20_link" text:visited-style-name="Visited_20_Internet_20_Link">
_130002060_b7...</text:a>
", "<text:a xlink:type="simple" xlink:href="https://ichef.bbci.co.uk/news/640/cpsprodpb/A5F8/production/_129088424_gettyimages-1248379078.jpg" text:style-name="Internet_20_link" text:visited-style-name="Visited_20_Internet_20_Link">
_129088424_ge...</text:a>
"]</text:p>
      <text:p text:style-name="P4">
Videos: ["<text:a xlink:type="simple" xlink:href="https://www.bbc.com/ws/av-embeds/cps/zhongwen/simp/business-65841176/p0d8kj3g/zh-hans" text:style-name="Internet_20_link" text:visited-style-name="Visited_20_Internet_20_Link">
zh-hans</text:a>
"]</text:p>
      <text:p text:style-name="P4">
Tags: ['技术新知', '抖音', '香港版国安法', '中國', '政治', '美国', '香港', '犯罪', '法律', '社交媒体']</text:p>
      <text:p text:style-name="P4">
Type: Article</text:p>
      <!--METADATA-->
      <text:h text:style-name="P12" text:outline-level="3">
<text:span text:style-name="T4">
字节跳动前高层称中共党委调阅香港用户数据 TikTok反驳一切指控</text:span>
</text:h>
      <ul>
        <li>
彼得·霍斯金斯（Peter Hoskins）   * BBC商业事务记者</li>
      </ul>
      <text:p text:style-name="P4">
2023年6月8日<draw:frame draw:style-name="fr1" draw:name="Image13" text:anchor-type="as-char" svg:width="6.9236in" svg:height="3.894525in" draw:z-index="0">
<draw:image xlink:href="../Images/BBC Chinese/2023-06-08T06-58-59.000Z/_130002060_b752302b243bcf22f5a50ba0eade87802840fe82.jpg" xlink:type="simple" xlink:show="embed" xlink:actuate="onLoad" draw:mime-type="image/jpeg"/>
</draw:frame>
</text:p>
      <text:p text:style-name="P4">
图像来源，  Reuters</text:p>
      <text:p text:style-name="P4">
图像加注文字，</text:p>
      <text:p text:style-name="P4">
TikTok称其拥有1.5亿美国用户。</text:p>
      <text:p text:style-name="P4">
<text:span text:style-name="T4">
字节跳动（TikTok 母公司）被指控允许中国共产党（CCP）成员获取香港民权人士和示威者的用户数据。</text:span>
</text:p>
      <text:p text:style-name="P4">
前字节跳动高管余英涛（Yintao Yu，音译）在美国法庭提交的文件中声称，在Tiktok上传“与示威活动相关内容”的用户也将被该公司识别和监控。</text:p>
      <text:p text:style-name="P4">
余英涛又说，一些中共高层官员还能够调阅美国TikTok用户的数据。字节跳动发言人否认了这些指控，称其为“毫无根据”。</text:p>
      <text:p text:style-name="P4">
这些指控出现在本周由虞英涛在旧金山高级法院提交的诉讼中。</text:p>
      <text:p text:style-name="P4">
余英涛在文件中声称，中共在该公司内设有一个委员会，能取得“超级用户”认证，又被称为所谓“上帝认证”，可以检视“字节跳动”搜集的所有数据。</text:p>
      <text:p text:style-name="P4">
他说，这些中共党委都不是字节跳动员工，但能在该公司在北京的办公室走动。</text:p>
      <text:p text:style-name="P4">
余英涛表示，这是公司高管都知晓的情况。他在2017年8月至2018年期间担任字节跳动在美国的工程主管。</text:p>
      <text:p text:style-name="P4">
<draw:frame draw:style-name="fr1" draw:name="Image14" text:anchor-type="as-char" svg:width="6.9236in" svg:height="3.894525in" draw:z-index="0">
<draw:image xlink:href="../Images/BBC Chinese/2023-06-08T06-58-59.000Z/_129088424_gettyimages-1248379078.jpg" xlink:type="simple" xlink:show="embed" xlink:actuate="onLoad" draw:mime-type="image/jpeg"/>
</draw:frame>
</text:p>
      <text:p text:style-name="P4">
图像来源，  Getty Images</text:p>
      <text:p text:style-name="P4">
<text:a xlink:type="simple" xlink:href="https://www.bbc.com/zhongwen/simp/world-65679761" text:style-name="Internet_20_link" text:visited-style-name="Visited_20_Internet_20_Link">
 TikTok对美国蒙大拿州全面禁令提出法律诉讼 </text:a>
  * <text:a xlink:type="simple" xlink:href="https://www.bbc.com/zhongwen/simp/business-65048060" text:style-name="Internet_20_link" text:visited-style-name="Visited_20_Internet_20_Link">
 TikTok美国听证中的关键人物周受资 </text:a>
  * <text:a xlink:type="simple" xlink:href="https://www.bbc.com/zhongwen/simp/chinese-news-64062953" text:style-name="Internet_20_link" text:visited-style-name="Visited_20_Internet_20_Link">
 “认知战”忧虑vs捍卫民主价值 台湾会彻底封杀抖音和TikTok吗 </text:a>
  * <text:a xlink:type="simple" xlink:href="https://www.bbc.com/zhongwen/simp/business-64948169" text:style-name="Internet_20_link" text:visited-style-name="Visited_20_Internet_20_Link">
 TikTok美国年轻用户为何对中国威胁论不屑一顾 </text:a>
</text:p>
      <text:p text:style-name="P4">
他的诉讼文件说，2018年后，中共委员会成员可以使用他们的“上帝凭证”来“确定和追踪香港抗议者、民权活动家和支持抗议者”。</text:p>
      <text:p text:style-name="P4">
2014年，香港爆发了大规模抗议活动，即所谓的“雨伞运动”，人们要求有权投票选出自己的特首。此后，抗议人士开始进行了一系列较小规模的示威抗议。2019年，“反修例”运动的抗议活动达到高峰。但之后，北京催生严厉的《香港国安法》镇压，使香港公开的抗议行动几乎绝迹。</text:p>
      <text:h text:style-name="P12" text:outline-level="3">
<text:span text:style-name="T4">
TikTok反驳</text:span>
</text:h>
      <text:p text:style-name="P4">
当BBC联系字节跳动时，一位发言人否认了指控：“我们坚决否认这份控诉，毫无根据的指控和主张。”</text:p>
      <text:p text:style-name="P4">
该公司发言人还表示，余英涛在该公司工作不到一年，并且在此期间曾参与一个现已停用的应用程序Flipagram：“令人奇怪的是，他在Flipagram的工作于2018年7月被终止后的五年里，从未提出过这些指控。他的行为显然是为了引起媒体的关注。”</text:p>
      <text:p text:style-name="P4">
</text:p>
      <text:p text:style-name="P4">
图像来源，  Getty Images</text:p>
      <text:p text:style-name="P4">
图像加注文字，</text:p>
      <text:p text:style-name="P4">
周受资和妻子高伟晏（Vivian Kao）在2022年出席美国纽约大都会艺术博物馆服装学院举办的年度慈善晚会资料照片。</text:p>
      <text:p text:style-name="P4">
余英涛的指控出现在TikTok在全球面临严格审查的时候。</text:p>
      <text:p text:style-name="P4">
今年3月，TikTok首席执行官周受资在美国国会听证会上接受了长达四个半小时的质询。</text:p>
      <text:p text:style-name="P4">
周受资在听证会上接受了美国民主党和共和党议员的质问，内容涉及该应用程序的数据安全和隐私问题，以及该公司与北京的关联。</text:p>
      <text:p text:style-name="P4">
TikTok的一位发言人随后表示，这些议员是在“做表面文章”。</text:p>
      <text:p text:style-name="P4">
<text:a xlink:type="simple" xlink:href="https://www.bbc.com/ws/av-embeds/cps/zhongwen/simp/business-65841176/p0d8kj3g/zh-hans" text:style-name="Internet_20_link" text:visited-style-name="Visited_20_Internet_20_Link">
 Video-1-Link：/ws/av-embeds/cps/zhongwen/simp/business-65841176/p0d8kj3g/zh-hans </text:a>
 <text:span text:style-name="T4">
你的器材不支持播放多媒体材料</text:span>
视频加注文字，</text:p>
      <text:p text:style-name="P4">
前字节跳动员工讲述如何制造中国网路审查工具</text:p>
      <text:p text:style-name="P4">
今年5月，蒙大拿州成为第一个通过一项全面禁止这家中国所有的影音分享平台的美国州。该禁令将于2024年1月生效。该禁令使得应用商店不得提供TikTok，但不禁止已经拥有TikTok的用户继续使用TikTok。</text:p>
      <text:p text:style-name="P4">
TikTok已经起诉蒙大拿州，称禁令与美国的言论自由权利相冲突。人口刚刚超过一百万的蒙大拿州去年12月已经禁止政府设备装载TikTok。</text:p>
      <text:p text:style-name="P4">
TikTok称其拥有1.5亿美国用户。尽管用户群近年持续扩大，但十几岁和二十多岁的年轻人还是该公司最忠诚的用户。</text:p>
      <text:p text:style-name="P4">
Source: <text:a xlink:type="simple" xlink:href="https://www.bbc.com/zhongwen/simp/business-65841176" text:style-name="Internet_20_link" text:visited-style-name="Visited_20_Internet_20_Link">
https://www.bbc.com/zhongwen/simp/business-65841176</text:a>
</text:p>
      <!--NEWS-->
      <text:h text:style-name="P10" text:outline-level="1">
<text:span text:style-name="T4">
中国高考作文首现“习近平语录” 要求考生按命题“体现思考”</text:span>
</text:h>
      <text:p text:style-name="P4">
Author: https://www.facebook.com/bbcworldservice/</text:p>
      <text:p text:style-name="P4">
Publisher: BBC News 中文</text:p>
      <text:p text:style-name="P4">
Published Time: 2023-06-08T07:05:18.000Z</text:p>
      <text:p text:style-name="P4">
Modified Time: 2023-06-08T07:05:18.000Z</text:p>
      <text:p text:style-name="P4">
Description: 有网友表示，“给我的第一感觉就是说中美关系，美国想尽方法阻碍中国的伟大复兴，逆全球化进程损人不利己。”</text:p>
      <text:p text:style-name="P4">
Images: ["<text:a xlink:type="simple" xlink:href="https://ichef.bbci.co.uk/news/640/cpsprodpb/1763B/production/_130030859_gettyimages-1496637479.jpg" text:style-name="Internet_20_link" text:visited-style-name="Visited_20_Internet_20_Link">
_130030859_ge...</text:a>
"]</text:p>
      <text:p text:style-name="P4">
Videos: []</text:p>
      <text:p text:style-name="P4">
Tags: ['习近平', '中國', '教育概況']</text:p>
      <text:p text:style-name="P4">
Type: Article</text:p>
      <!--METADATA-->
      <text:h text:style-name="P12" text:outline-level="3">
<text:span text:style-name="T4">
中国高考作文首现“习近平语录” 要求考生按命题“体现思考”</text:span>
</text:h>
      <text:p text:style-name="P4">
2023年6月8日<draw:frame draw:style-name="fr1" draw:name="Image17" text:anchor-type="as-char" svg:width="6.9236in" svg:height="3.894525in" draw:z-index="0">
<draw:image xlink:href="../Images/BBC Chinese/2023-06-08T07-05-18.000Z/_130030859_gettyimages-1496637479.jpg" xlink:type="simple" xlink:show="embed" xlink:actuate="onLoad" draw:mime-type="image/jpeg"/>
</draw:frame>
</text:p>
      <text:p text:style-name="P4">
图像来源，  Getty Images</text:p>
      <text:p text:style-name="P4">
图像加注文字，</text:p>
      <text:p text:style-name="P4">
2023年6月7日，北京考生走出考场。</text:p>
      <text:p text:style-name="P4">
<text:span text:style-name="T4">
中国一年一度的大学招生考试“高考”周三（6月7日）拉开帷幕。在一份多个省份采用的语文考卷中，作文试题引述了中国领导人习近平的讲话，要求考生据此写出感想。</text:span>
</text:p>
      <text:p text:style-name="P4">
这是中国高考罕见地将现任领导人的语录纳入高考作文。此前，只有中共建政领袖毛泽东的诗词登上过试卷。毛泽东生前撰写了大量诗词，在中共党内被誉为“思想家”和“诗词巨匠”。他的《沁园春雪》等诗词被收入中国中学语文课本。</text:p>
      <text:p text:style-name="P4">
据中国官方媒体报道，此次高考中，教育部命题的全国乙卷作文试题以“吹灭别人的灯，并不会让自己更加光明；阻挡别人的路，也不会让自己行得更远”、“一花独放不是春，百花齐放春满园。如果世界上只有一种花朵，就算这种花朵再美，那也是单调的”为提要，要求考生以此写一篇文章，体现自身的思考。</text:p>
      <text:p text:style-name="P4">
题目中更强调，这两句话是“习近平总书记的讲话，以生动形象的语言说出了普遍的道理”。</text:p>
      <text:p text:style-name="P4">
<text:a xlink:type="simple" xlink:href="https://www.bbc.com/zhongwen/simp/chinese-news-63396910" text:style-name="Internet_20_link" text:visited-style-name="Visited_20_Internet_20_Link">
 习近平的中共才初露锋芒 </text:a>
  * <text:a xlink:type="simple" xlink:href="https://www.bbc.com/zhongwen/simp/world-57678921" text:style-name="Internet_20_link" text:visited-style-name="Visited_20_Internet_20_Link">
 中共建党百年：世界如何应对100岁的中国共产党 </text:a>
  * <text:a xlink:type="simple" xlink:href="https://www.bbc.com/zhongwen/simp/chinese-news-45802413" text:style-name="Internet_20_link" text:visited-style-name="Visited_20_Internet_20_Link">
 习近平宣传热持续 中国推“平语近人”新节目 </text:a>
  * <text:a xlink:type="simple" xlink:href="https://www.bbc.com/zhongwen/simp/multimedia/2015/10/151023_vid_xi_factor_pt_1" text:style-name="Internet_20_link" text:visited-style-name="Visited_20_Internet_20_Link">
 BBC纪录片：解读习近平（上） </text:a>
  * <text:a xlink:type="simple" xlink:href="https://www.bbc.com/zhongwen/simp/multimedia/2015/10/151025_vid_xi_factor_pt_2" text:style-name="Internet_20_link" text:visited-style-name="Visited_20_Internet_20_Link">
 BBC纪录片：解读习近平（下） </text:a>
</text:p>
      <text:p text:style-name="P4">
公开资讯显示，第一段文字出自今年3月，习近平在北京出席中国共产党与世界政党高层对话会时发表的谈话内容。</text:p>
      <text:p text:style-name="P4">
第二段则是习近平2014年3月在联合国教科文组织总部的演讲内容。这句话被用于宣扬中国政府提出的“构建人类命运共同体”理念。</text:p>
      <text:p text:style-name="P4">
</text:p>
      <text:p text:style-name="P4">
图像来源，  Getty Images</text:p>
      <text:p text:style-name="P4">
图像加注文字，</text:p>
      <text:p text:style-name="P4">
这套语文试题使用的地区包括河南、山西、江西、内蒙古、新疆、陕西等12省区。</text:p>
      <text:p text:style-name="P4">
</text:p>
      <text:p text:style-name="P4">
图像来源，  Getty Images</text:p>
      <text:p text:style-name="P4">
今年中国高考语文科目共有七套试卷，其中由教育部考试中心命题的试卷四套，北京、天津、上海则自行命题，因此共有7个不同作文考题。</text:p>
      <text:p text:style-name="P4">
这套以“习语录”为作文题的全国乙卷由教育部命题，使用的地区包括河南、山西、江西、内蒙古、新疆、陕西等12省区，覆盖考生广泛。</text:p>
      <text:p text:style-name="P4">
在中国受到审查的社交媒体上，该作文题引发网民热议。有网友表示，“给我的第一感觉就是说中美关系，美国想尽方法阻碍中国的伟大复兴，逆全球化进程损人不利己。”</text:p>
      <text:p text:style-name="P4">
一些海外社交媒体上的网民则批评该作文题是“政治入侵教育”。还有人指其是让学生作“政治表态”。</text:p>
      <text:p text:style-name="P4">
</text:p>
      <text:p text:style-name="P4">
图像来源，  Getty Images</text:p>
      <text:p text:style-name="P4">
图像加注文字，</text:p>
      <text:p text:style-name="P4">
有批评称该作文题是让学生作“政治表态”。</text:p>
      <text:p text:style-name="P4">
直接要求考生以领导人语录撰写高考作文并不常见。在2017年，全国二卷曾要求学生以包括毛泽东诗句“数风流人物，还看今朝”在内的名句为题，写出感触。</text:p>
      <text:p text:style-name="P4">
近年来，中国的宣传部门不断加强对于习近平的歌颂。早在2018年，一些电视台就推出了有关习近平思想的综艺节目。例如以娱乐综艺节目闻名的湖南卫视播出了学习习近平思想的电视问答节目《新时代学习大会》，央视紧随其后推出《平“语”近人——习近平总书记用典》。</text:p>
      <text:p text:style-name="P4">
各地都开展了学习“习思想”的主题教育活动，多座大学成立了习近平思想研究中心。</text:p>
      <text:p text:style-name="P4">
习近平成功开始第三任期后，高级官员中也掀起了歌颂习近平的热潮。在《习近平著作选读》发行后，被视为习近平亲信的中共中共政治局常委、中央书记处书记蔡奇强调，要推动习思想“入脑入心入魂”。</text:p>
      <text:p text:style-name="P4">
除了全国乙卷，其他三份全国卷的作文题目分别是“时间”、“好的故事”、“自己的空间”。</text:p>
      <text:p text:style-name="P4">
地方卷中，上海卷的作文试题为：“一个人乐意去探索陌生世界，仅仅是因为好奇心吗？”引导考生以“探索”为概念作文，再次得到不少好评。</text:p>
      <text:p text:style-name="P4">
北京卷要考生从“续航”或“亮相”中选一为题写文章。天津卷则要求考生写出对“一代人有一代人的使命与挑战，一代人有一代人的责任和担当”的想法。</text:p>
      <text:p text:style-name="P4">
Source: <text:a xlink:type="simple" xlink:href="https://www.bbc.com/zhongwen/simp/chinese-news-65841963" text:style-name="Internet_20_link" text:visited-style-name="Visited_20_Internet_20_Link">
https://www.bbc.com/zhongwen/simp/chinese-news-65841963</text:a>
</text:p>
      <!--NEWS-->
      <text:h text:style-name="P10" text:outline-level="1">
<text:span text:style-name="T4">
美日台共享無人機數據？中國反對、台灣否認</text:span>
</text:h>
      <text:p text:style-name="P4">
Author: None (Language: zh)</text:p>
      <text:p text:style-name="P4">
Publisher: None</text:p>
      <text:p text:style-name="P4">
Time: 2023-06-08T08:29:00Z</text:p>
      <text:p text:style-name="P4">
Description: 《金融時報》引述消息人士說法，稱美國、台灣和日本將共享海軍無人機的即時數據。專家指，此事若屬實顯示三方政治互信程度高。但台灣國防部稍晚否認消息；中國外交部則重申「一中」原則、勿與台開展軍事聯繫。</text:p>
      <text:p text:style-name="P4">
Videos: []</text:p>
      <text:p text:style-name="P4">
Images: []</text:p>
      <text:p text:style-name="P4">
Subject: 时政风云</text:p>
      <text:p text:style-name="P4">
Subjects: ['专题报道：习近平访美', '南希·佩洛西']</text:p>
      <text:p text:style-name="P4">
Keywords: ['台海局势', '岛屿争议', '中美关系', '美日关系', '无人机', '军事合作', '第一岛链', '台美关系']</text:p>
      <text:p text:style-name="P4">
ID: 65857144</text:p>
      <!--METADATA-->
      <text:p text:style-name="P4">
<text:a xlink:type="simple" xlink:href="https://www.dw.com/zh/overlay/image/article/65857144/60864672" text:style-name="Internet_20_link" text:visited-style-name="Visited_20_Internet_20_Link">
 </text:a>
</text:p>
      <text:p text:style-name="P4">
MQ-9B「海上衛士」（Sea Guardian）無人機飛過美軍戰艦上空</text:p>
      <text:p text:style-name="P4">
（德國之聲中文網）英國《金融時報》週四（6月8日）引述4位消息人士說法報導，美國、台灣和日本將共享海軍無人偵察機的即時數據。報導指，這顯示華盛頓正在為中國進攻台灣的可能性，加強台灣與<text:a xlink:type="simple" xlink:href="https://www.dw.com/zh/zh/南海情勢升溫-美日菲將首次舉行海防聯合演習/a-65766653" text:style-name="Internet_20_link" text:visited-style-name="Visited_20_Internet_20_Link">
 美國盟友 </text:a>
 間的協調。</text:p>
      <text:p text:style-name="P4">
對此，台灣國防部8日晚間稱此報導為「臆測」，表示對相關內容並無所悉。</text:p>
      <text:p text:style-name="P4">
中國外交部同日回應，「一個中國」原則是中美、中日關係的政治基礎，中方反對建交國與台灣開展任何形式的軍事聯繫，要求有關國家「不要製造台海緊張因素」，否則中方將堅定維護自身主權和領土完整。</text:p>
      <text:p text:style-name="P4">
根據《金融時報》，2025年初，美國國防承包商「通用原子」（General Atomics）將向台北交付4架 MQ-9B「海上衛士」（SeaGuardian）無人機，為美國「MQ-9死神偵察機」的海上改型。MQ-9死神偵察機被美軍在阿富汗、伊拉克、利比亞和敘利亞廣泛用於追蹤瞄準敵艦和雷達。</text:p>
      <text:p text:style-name="P4">
</text:p>
      <text:p text:style-name="P4">
美軍廣泛將MQ-9死神偵察機應用於追蹤、瞄準敵艦和雷達（資料照）</text:p>
      <text:p text:style-name="P4">
4位不具名消息人士告訴《金融時報》，華盛頓將允許這批無人機整合到美軍和日本自衛隊在該地區使用的同一系統中，這樣一來，美國及其盟友將能同步獲取無人機蒐集的資訊及通用作戰圖（commonoperation picture）；透過「海上衛士」的交易及整合，也能助台灣及其鄰國更全面、即時地掌握 <text:a xlink:type="simple" xlink:href="https://www.dw.com/zh/zh/中国山东号航母编队通过台湾海峡/a-65752410" text:style-name="Internet_20_link" text:visited-style-name="Visited_20_Internet_20_Link">
 中國海軍在第一島鏈上的活動</text:a>
 。</text:p>
      <text:p text:style-name="P4">
一位美國高階軍事官員說，台灣、日本、菲律賓、美國共享這類數據是既重要又忌諱的舉動，因為中國會將此事視為局勢的「升級」。</text:p>
      <text:p text:style-name="P4">
《金融時報》指出，五角大廈、台灣總統府均拒絕就此事置評。</text:p>
      <text:h text:style-name="P12" text:outline-level="3">
<text:span text:style-name="T4">
專家：美日台政治互信提高</text:span>
</text:h>
      <text:p text:style-name="P4">
台灣國防院國防戰略與資源研究所所長蘇紫雲告訴DW，他認為此事具有一定的可信度，除了該報過往多次取得有關消息之外，目前的國際情勢也確實讓美日台共享無人機戰場情報具有「可操作性」。</text:p>
      <text:p text:style-name="P4">
他指，美國5月曾表示將協助台灣取得北約Link-22數據鏈系統技術、進行軍事升級，再到這次據報的三方共享無人機即時數據，觀察下來顯見彼此合作兼具技術及政治層面。蘇紫雲說，此事顯示美日台的政治互信提高。</text:p>
      <text:p text:style-name="P4">
Link-22是一種軍用的戰略數據聯絡系統。蘇紫雲解釋，其「最主要功能就是把這種無人機、雷達、戰艦上的感測器整合起來」，讓共享資訊的對象可以即時看到彼此蒐集的情報圖像，藉以提升戰場管理能力。他比喻，「這有點像是把你的朋友拉進群組，你就可以把一些餐廳的地圖資料立刻在群組上分享」，免去溝通傳訊「敵人在哪個方位、哪個高度、哪個速度」的步驟，大幅提升資訊共享的效率。</text:p>
      <text:p text:style-name="P4">
蘇紫雲告訴DW，無人機扮演的是「終端者」的角色，負責蒐集其飛行範圍周邊約200至300公里的海域情報，這些情資再透過Link-22等通訊網絡與盟友共享。他舉例，台灣目前的雷達約可偵測到周遭約300至400公里內的情報，若再加上盟友的無人機共享資訊，「等於就把原來400公里的涵蓋範圍，一下擴增到1000公里、甚至1500公里」，形成一個能發揮早期預警效用的「通用作戰圖」聯絡網，不僅能使盟友間的戰場管理能力更為完整，也能讓台灣的火力、兵力更有效地發揮。</text:p>
      <text:h text:style-name="P12" text:outline-level="3">
<text:span text:style-name="T4">
不只依賴美國軍火 台灣加強防衛能力</text:span>
</text:h>
      <text:h text:style-name="P12" text:outline-level="3">
<text:span text:style-name="T4">
美日台將共議無人機合作策略</text:span>
</text:h>
      <text:p text:style-name="P4">
根據《金融時報》，一名參與這項計劃的軍方官員稱，美、日、台軍方將一起接受使用無人機系統的培訓。</text:p>
      <text:p text:style-name="P4">
前美軍太平洋陸戰隊司令、退役中將魯德爾（StevenRudder）說，MQ-9死神偵察機對於台海這樣的情境來說，是一個相對較新的系統，因此美方致力與其合作夥伴一起開發M-Q9的航行軌道網。</text:p>
      <text:p text:style-name="P4">
魯德爾補充，美國海軍陸戰隊在夏威夷收到第一批MQ-9，並且在部署於日本的美國空軍也獲准將它們飛出日本領空之後，日本海警隊和海軍就會立刻開始部署無人機，參與此計畫的盟國也將開始探索共同的作戰規劃。</text:p>
      <text:p text:style-name="P4">
五角大廈負責亞洲事務的前高級官員克林克（HeinoKlinck）表示，有鑑於中國解放軍近期越來越常侵入台日的防空識別區，因此將情報、監視和偵察系統聯繫起來，將能顯示台日欲加強合作的意圖。</text:p>
      <text:h text:style-name="P12" text:outline-level="3">
<text:span text:style-name="T4">
台灣人相信美國協防說嗎？</text:span>
</text:h>
      <text:p text:style-name="P4">
（綜合報導）</text:p>
      <text:p text:style-name="P4">
Source: <text:a xlink:type="simple" xlink:href="https://www.dw.com/zh/美日台共享無人機數據？中國反對、台灣否認/a-65857144" text:style-name="Internet_20_link" text:visited-style-name="Visited_20_Internet_20_Link">
https://www.dw.com/zh/美日台共享無人機數據？中國反對、台灣否認/a-65857144?maca=chi-rss-chi-all-1127-rdf</text:a>
</text:p>
      <!--NEWS-->
      <text:h text:style-name="P10" text:outline-level="1">
<text:span text:style-name="T4">
Lex专栏：欧洲初创企业欲挑战美国云巨头 (Free Version)</text:span>
</text:h>
      <text:p text:style-name="P4">
Authors: ['Lex专栏']</text:p>
      <text:p text:style-name="P4">
Publisher: 英国《金融时报》</text:p>
      <text:p text:style-name="P4">
Time: 2023-06-08T22:55:57+00:00</text:p>
      <text:p text:style-name="P4">
Published Time: 2023-06-08T12:00:99+08:00</text:p>
      <text:p text:style-name="P4">
Modified Time: 2023-06-08T18:54:99+08:00</text:p>
      <text:p text:style-name="P4">
Description: 亚马逊、微软、谷歌和IBM控制着欧洲四分之三以上的公共云市场，叫板如此强大的寡头垄断将需要投入大量时间和资金。</text:p>
      <text:p text:style-name="P4">
Images: ["<text:a xlink:type="simple" xlink:href="https://thumbor.ftacademy.cn/unsafe/picture/8/000085368_piclink.jpg" text:style-name="Internet_20_link" text:visited-style-name="Visited_20_Internet_20_Link">
000085368_pic...</text:a>
"]</text:p>
      <text:p text:style-name="P4">
Themes: ['云计算', '关注']</text:p>
      <text:p text:style-name="P4">
Keywords: ['云计算', '谷歌', '亚马逊', '微软', 'IBM']</text:p>
      <text:p text:style-name="P4">
Type: Article</text:p>
      <!--METADATA-->
      <text:p text:style-name="P4">
<draw:frame draw:style-name="fr1" draw:name="Image23" text:anchor-type="as-char" svg:width="6.9236in" svg:height="3.894525in" draw:z-index="0">
<draw:image xlink:href="../Images/FT Chinese Free Version/2023-06-08T22-55-57-00-00/000085368_piclink.jpg" xlink:type="simple" xlink:show="embed" xlink:actuate="onLoad" draw:mime-type="image/jpeg"/>
</draw:frame>
</text:p>
      <text:p text:style-name="P4">
在欧洲，大型数据集的力量掌握在极少数公司手中。亚马逊(Amazon)、微软(Microsoft)、谷歌(Google)和IBM加起来控制着欧洲四分之三以上的公共云计算市场。欧洲早就应该涌现一家冠军企业，但这需要宏大的雄心。</text:p>
      <text:p text:style-name="P4">
私募股权公司现在介入了。在上市私募股权公司殷拓(EQT)的风投资金支持下，瑞典的Evroc希望迎接这一挑战。这家初创公司计划在未来几年斥资30亿欧元建造两个超大规模数据中心。到目前为止，它只获得了数百万欧元的种子投资。</text:p>
      <text:p text:style-name="P4">
Source: <text:a xlink:type="simple" xlink:href="http://www.ftchinese.com/story/001099907" text:style-name="Internet_20_link" text:visited-style-name="Visited_20_Internet_20_Link">
http://www.ftchinese.com/story/001099907</text:a>
</text:p>
      <!--NEWS-->
      <text:h text:style-name="P10" text:outline-level="1">
<text:span text:style-name="T4">
算法时代的米其林指南 (Free Version)</text:span>
</text:h>
      <text:p text:style-name="P4">
Authors: ['为FT中文网撰稿']</text:p>
      <text:p text:style-name="P4">
Publisher: 英国《金融时报》</text:p>
      <text:p text:style-name="P4">
Time: 2023-06-08T22:56:18+00:00</text:p>
      <text:p text:style-name="P4">
Published Time: 2023-06-08T12:00:99+08:00</text:p>
      <text:p text:style-name="P4">
Modified Time: 2023-06-08T18:54:99+08:00</text:p>
      <text:p text:style-name="P4">
Description: 范庭略：米其林指南常被认为是“专横且不透明”的，好像与这个时代脱节了。然而通过算法的分析和推送，真的就能找到一家满意的餐厅吗？</text:p>
      <text:p text:style-name="P4">
Images: ["<text:a xlink:type="simple" xlink:href="https://thumbor.ftacademy.cn/unsafe/picture/0/000183810_piclink.jpg" text:style-name="Internet_20_link" text:visited-style-name="Visited_20_Internet_20_Link">
000183810_pic...</text:a>
"]</text:p>
      <text:p text:style-name="P4">
Themes: ['美食', '关注']</text:p>
      <text:p text:style-name="P4">
Keywords: ['美食', '米其林']</text:p>
      <text:p text:style-name="P4">
Type: Article</text:p>
      <!--METADATA-->
      <text:p text:style-name="P4">
<draw:frame draw:style-name="fr1" draw:name="Image24" text:anchor-type="as-char" svg:width="6.9236in" svg:height="4.617987in" draw:z-index="0">
<draw:image xlink:href="../Images/FT Chinese Free Version/2023-06-08T22-56-18-00-00/00018381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虽然米其林轮胎丰满的吉祥物在公布杭州餐厅指南的时候，被广大网友发现瘦身不少，但是这本存在了123年的全球美食界的圣经，依旧没有给予中国分发最多流量的城市太多的奢望。米其林的红宝书诞生于1900年，而第一次在法国出现米其林的星级餐厅则是在1926年。巧合的是，翻阅历史，看到在100年前发源于杭州地区的杭剧，在1923年正式成形，开始粉墨登场进行商业演出了。</text:p>
      <text:p text:style-name="P4">
100年的时间，和今天谈论的美食生活联系在一起的大概不过40年吧。改革开放以来的个体私营经济，在很多地方都是以餐饮的形式打破了计划经济的僵局，真正进入了广义概念的市场经济。从最初政府组织为市民卖早餐，但是外地务工人员通过个体早饭摊成功解决城市早餐难的问题。从工商管理部门明文规定餐厅碗碟的大小尺寸，到今天再也没有消费者去抱怨为什么那么大的盘子里面只有那么一小口的食物，无他，只为了摆盘好看。从最初对某些菜品进行限价，甚至规定只可以吃四菜一汤，到某个不具名的神秘阿拉伯王子在上海某餐厅吃了一顿20万元的午宴，无他，因为非常好吃。所有这些改变都要感谢市场经济那双无形的手所发挥的影响。</text:p>
      <text:p text:style-name="P4">
全国每年近5万亿元的餐饮市场，也完全是消费者自己的选择。虽然近期上海的高级餐厅已经开始出现打五折的促销套餐，但是随行就市，出现了座位太多、屁股太少的情况，说明你喜欢的高级餐厅正在悄悄发生变化。</text:p>
      <text:p text:style-name="P4">
中国餐饮突飞猛进发展的40年，也正好是全球一体化从开始发展到枝繁叶茂的40年。而全球一体化的本身，也正是发达地区的文化向落后地区输出文化价值观的过程。而在这个漫长的过程中，欠发达地区的餐饮从业者就会慢慢扔掉当年的旧传统而进入到一个快速扩张的淘金大潮之中，而传统文化在遭遇全球化的洗礼之后，它所讲究的、所追求的味道和形式或者店内的装修风格，都慢慢也就被新兴的流行趋势所淘汰了。</text:p>
      <text:p text:style-name="P4">
因为市场的生存之道已经发生了根本变化，原来以富商巨贾所追求的传统老派生活习惯，被年轻人的快节奏生活习惯所取代。大量渴望富裕的年轻人从偏远的农村或者县城涌入经济发达的大城市，因为只有在这样的大城市年轻人的机会才可能更多。年轻人哪里可以挣到钱，哪里的年轻人就会更多，这几乎就是过去人群流动的指向性方向。当年轻人的口味成为主流之后，那些传统淡雅的味道就慢慢退守一隅了。虽然还存在，但俨然已经是非主流了。对比香港富豪饭堂所谓淡淡的味道，和今天年轻人喜欢的各种过瘾的味道以及各种下饭的味道早就大路朝天各走一边了。</text:p>
      <text:p text:style-name="P4">
在我的面前摆着两本被称为红宝书的《2008年香港澳门米芝莲指南》以及《2022年成都米其林指南》。2008年是米其林指南红宝书第一次在中国市场发布的时候，港澳地区依旧沿用当地的官方叫法“米芝莲”。2022年成都米其林指南出版之后，纸质的米其林指南就正式退出了历史舞台。这一次的杭州米其林指南，已经完全实现了无纸化的手机app呈现，这也是互联网时代美食指南与时俱进的体现吧。以盛产网红和分发流量著称的中国互联网之都，杭州米其林指南中并没有出现万众期待的两星餐厅以及三星餐厅，而是以6家米其林一星餐厅，以及12家必比登推介餐厅，和33家米其林入选餐厅构成了2023年首版的杭州米其林指南的榜单。朋友圈的失望情绪宛如当年广州第一次公布米其林指南一样，人们总觉得食在广州，怎么也应该有一家米其林三星吧，但是并没有。</text:p>
      <text:p text:style-name="P4">
如何正确公平的看待米其林指南，总是美食爱好者喜欢讨论的话题。尤其是在轮胎宝宝第一次出现在某个城市的时候，绝对是在美食爱好者群体里面一场吵翻天的大讨论。但是米其林指南被认为是专横无情并且非常不透明的，好像与这个时代已经脱节了。即便是最神秘的美国中央情报局都会在历史事件发生50年之后解密一些当时的历史文件，但是拥有123年历史的米其林指南，从来也没有公布过他们的美食侦探所撰写的任何一份美食报告。他们甚至连给出较低分数的理由都不会告诉餐厅和消费者，除了介绍部分的特色菜和一系列的价格之外，餐厅的评级都是根据星级和一系列的刀叉餐具图案来形容服务以及氛围的高低程度。全球有多少名美食密探在为米其林指南工作，甚至要比打听阿拉伯后宫有多少佳丽还要困难。但是更多的社交媒体的美食排行榜大张旗鼓宣传他们的美食评选专家就真的那么好吗？答案显然是仁者见仁的。毕竟认识一下互相关照还是需要的，但是瓜前李下彼此心照不宣的事情出现多了，评委们私下与品牌的金主爸爸勾兑一下，公众们慢慢也就会觉得含金量降低了。</text:p>
      <text:p text:style-name="P4">
有一个不太恰当的比喻，就好像国际资本市场对于穆迪、标准普尔或者惠誉国际的信任程度应该还是更高一些，但是如果是国内资本市场，大家对于中诚信、鹏元资信或者联合资信等国内资信评级机构也会青睐有加。而在餐饮方面的权威程度上，美食指南还是要看所影响的受众，是针对全球游客还是针对本地游客。依靠全球140位米其林三星厨师和全球16，000家上榜餐厅，米其林在全世界建立起一个塑造全球餐厅和厨师的美食榜单，获得米其林指南的星星又可以得到什么好处呢？借用获得了31颗星星的法国著名厨师JoelRobuchon在2017年对米其林指南的评价，“获得一颗米其林星星，你的餐厅生意会增加大约20%，获得两颗星星，你的生意会增加40%，获得三颗星星，你的生意大概会增加100%。”所以当法国人开始在全球为某个城市举行美食指南发布会的时候，那些获得颁发资格的城市的旅游推广机构都非常清楚，自己开始准备迎接全球宾客了。</text:p>
      <text:p text:style-name="P4">
当然这些旅游推广活动当然不是免费的，迪拜在2022年赞助米其林，为迪拜提高对全球游客和潜在居民的吸引力，但是具体赞助金额没有透露，但是应该接近其他城市的费用。而根据美国《迈阿密先驱报》在2021年报道，佛罗里达旅游局，包括佛罗里达旅游局、坦帕湾旅游局、奥兰多旅游局和大迈阿密会议及旅游局将在未来三年内向米其林指南支付约150万美元，用于对佛罗里达洲的餐厅进行评级，而这些餐厅将会出现在米其林在线销售和发布的印刷指南中。自己主动去给境外的某个城市颁奖，和收到当地的旅游机构的邀请，并准备好相关预算，一起来推广该城市的美食风貌，当然不可同日而语。但是，如果没有大量喜欢进行美食探险的全球游客的出现，米其林还会有那么巨大的影响力吗？</text:p>
      <text:p text:style-name="P4">
当然，在互联网这个去中心化的时代，即便是美食榜单，国内有美团和携程，国际有TripAdvisor和Yelp，这还不包括谷歌这种专门做搜索引擎的网络巨无霸。而字节跳动在国内的抖音以及海外的TikTok，通过短视频这种摧枯拉朽的呈现方式，排山倒海一样开始进入这样的垂直领域，无论是餐厅还是酒店，无论是团购还是打折券，甚至连看电影、买书以及美容服务，都已经建立了非常忠诚的用户社群。通过短视频去评价一个餐厅的过程，似乎更加的透明与真实。大多数的消费者会觉得人人都可以成为一名类似于米其林美食密探一样的美食专家，但是隐藏在巨大流量后面的是无所不在的算法。我们真的会相信通过有电脑程序搜集的社交媒体上的浏览数据更加公平吗？我们在餐厅出现的时间、地点、天气、季节，还有我们关心的价格、数量或者是我们发布视频的周期，然后更多的来自朋友、家人以及素未谋面的网友的点赞，还有餐厅海量的个人用户评论留言以及更多实时数据点的地理位置的消费金额，还有网上购物的历史记录和满意度测评、退货记录等等一切人工智能需要知道的数据，都明明白白地裸露在后台。然后这些数据统统经过人工智能的分析，给我们推送过来各种的关注列表或者播放列表还有你关注的人的点赞视频，我们这样就可以找到一家让我们非常满意的餐厅吗？</text:p>
      <text:p text:style-name="P4">
对于第一次在杭州推出米其林指南，我们都非常好奇米其林的下一站会是中国的哪一座城市。对于这个问题，我与米其林的国际总监、法国人GwendalPoullennec交流了我的看法。这位全球美食文化的代言人从2004年加入了法国米其林的地图和指南部门，十年之后，由于在启动米其林数字化转型工作中的活跃表现，他成为了米其林指南的秘书长，并于2018年接替MichaelEllis担任国际总监。在2018年的秋季，米其林宣布收购TabletHotels这家专门从事精品酒店选择和推荐的酒店专业服务机构，在2019年，又把之前在2017年最初持股40%的Robert Parker WineAdvocate葡萄酒指南变成了100%的米其林全资拥有。这两项收购被认为有利于巩固米其林在酒店行业以及餐厅行业和侍酒师行业的领先地位和国际影响力。我认为米其林的下一站应该是大湾区最重要的城市深圳，因为米其林每次选择新的城市，通常都会考虑这个城市的餐饮质量以及这个城市的影响力，甚至还有奢侈品店铺的数量，这些都是和精致餐饮息息相关的。对于我的猜测，他不置可否。</text:p>
      <text:p text:style-name="P4">
（本文仅代表作者个人观点，编辑邮箱：zhen.zhu@ftchinese.com)</text:p>
      <text:p text:style-name="P4">
Source: <text:a xlink:type="simple" xlink:href="http://www.ftchinese.com/story/001099906" text:style-name="Internet_20_link" text:visited-style-name="Visited_20_Internet_20_Link">
http://www.ftchinese.com/story/001099906</text:a>
</text:p>
      <!--NEWS-->
      <text:h text:style-name="P10" text:outline-level="1">
<text:span text:style-name="T4">
拜登的“印太经济框架”只是个花架子 (Free Version)</text:span>
</text:h>
      <text:p text:style-name="P4">
Authors: ['艾伦•贝蒂']</text:p>
      <text:p text:style-name="P4">
Publisher: 英国《金融时报》</text:p>
      <text:p text:style-name="P4">
Time: 2023-06-08T22:56:36+00:00</text:p>
      <text:p text:style-name="P4">
Published Time: 2023-06-08T12:00:99+08:00</text:p>
      <text:p text:style-name="P4">
Modified Time: 2023-06-08T18:55:99+08:00</text:p>
      <text:p text:style-name="P4">
Description: 贝蒂：“印太经济框架”产生了大量的新词，却几乎没有产生商业回报。建立贸易联盟的真正努力将在其他地方进行。</text:p>
      <text:p text:style-name="P4">
Images: ["<text:a xlink:type="simple" xlink:href="https://thumbor.ftacademy.cn/unsafe/picture/4/000182664_piclink.jpg" text:style-name="Internet_20_link" text:visited-style-name="Visited_20_Internet_20_Link">
000182664_pic...</text:a>
"]</text:p>
      <text:p text:style-name="P4">
Themes: ['观点', '印太', '关注']</text:p>
      <text:p text:style-name="P4">
Keywords: ['印太', '美国外交', '贸易', 'CPTPP', '供应链']</text:p>
      <text:p text:style-name="P4">
Type: Article</text:p>
      <!--METADATA-->
      <text:p text:style-name="P4">
<draw:frame draw:style-name="fr1" draw:name="Image25" text:anchor-type="as-char" svg:width="6.9236in" svg:height="3.894525in" draw:z-index="0">
<draw:image xlink:href="../Images/FT Chinese Free Version/2023-06-08T22-56-36-00-00/000182664_piclink.jpg" xlink:type="simple" xlink:show="embed" xlink:actuate="onLoad" draw:mime-type="image/jpeg"/>
</draw:frame>
</text:p>
      <text:p text:style-name="P4">
当你不能签署有约束力的贸易协定时，作为一个争夺地缘经济优势的全球贸易大国是很煎熬的，但这或多或少正是拜登(Biden)领导的白宫现在的处境。十年前，当奥巴马(Obama)政府推进区域大型《跨太平洋伙伴关系协定》(TPP)时，如果你预测美国会退出该协定，而中国将申请加入这项最初旨在对抗其经济实力的协定，你肯定会遭到华盛顿嘲笑。但正式贸易协定在美国国会极不受欢迎——这早于现任总统乔•拜登(JoeBiden)，甚至早于唐纳德•特朗普(Donald Trump)执政时期——也在拜登的选民基础中不受欢迎，这实际上关闭了美国投射经济影响力的主要工具之一。</text:p>
      <text:p text:style-name="P4">
为了给如今的《全面与进步跨太平洋伙伴关系协定》(CPTPP)寻找一个替代性的亚太版本，美国去年宣布了“印太经济框架”(IPEF)，即与其他13个国家达成的一系列协定。</text:p>
      <text:p text:style-name="P4">
Source: <text:a xlink:type="simple" xlink:href="http://www.ftchinese.com/story/001099905" text:style-name="Internet_20_link" text:visited-style-name="Visited_20_Internet_20_Link">
http://www.ftchinese.com/story/001099905</text:a>
</text:p>
      <!--NEWS-->
      <text:h text:style-name="P10" text:outline-level="1">
<text:span text:style-name="T4">
苹果迟暮，特斯拉归来 (Free Version)</text:span>
</text:h>
      <text:p text:style-name="P4">
Authors: ['']</text:p>
      <text:p text:style-name="P4">
Publisher: 英国《金融时报》</text:p>
      <text:p text:style-name="P4">
Time: 2023-06-08T22:56:52+00:00</text:p>
      <text:p text:style-name="P4">
Published Time: 2023-06-08T12:00:99+08:00</text:p>
      <text:p text:style-name="P4">
Modified Time: 2023-06-08T18:56:99+08:00</text:p>
      <text:p text:style-name="P4">
Description: 周掌柜：在苹果市值创造历史性新高时刻，我们来重新拷问其的长期价值：苹果是否可能在高光下历史性股价见顶？苹果市值未来是否有可能被特斯拉超越？</text:p>
      <text:p text:style-name="P4">
Images: ["<text:a xlink:type="simple" xlink:href="https://thumbor.ftacademy.cn/unsafe/picture/4/000183364_piclink.jpg" text:style-name="Internet_20_link" text:visited-style-name="Visited_20_Internet_20_Link">
000183364_pic...</text:a>
"]</text:p>
      <text:p text:style-name="P4">
Themes: ['专栏', '人工智能', '关注']</text:p>
      <text:p text:style-name="P4">
Keywords: ['人工智能', '特斯拉', '苹果', '智能手机', '新能源汽车']</text:p>
      <text:p text:style-name="P4">
Type: Article</text:p>
      <!--METADATA-->
      <text:p text:style-name="P4">
<draw:frame draw:style-name="fr1" draw:name="Image26" text:anchor-type="as-char" svg:width="6.9236in" svg:height="3.894525in" draw:z-index="0">
<draw:image xlink:href="../Images/FT Chinese Free Version/2023-06-08T22-56-52-00-00/00018336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苹果的Vision Pro产品发布引发了中国科技界集体欢呼，确实，经济低迷之下我们太需要好消息了。</text:p>
      <text:p text:style-name="P4">
绝大多数人认为这款苹果产品创造了革命性的用户体验，为全球科技产业打开了一个全新的增长空间；中国智能手机业内的很多大咖、高管也对此给予了充分肯定，有的认为“Apple直接回答了很多品牌探索多年的AR/VR/MR/XR产品到底是什么品类问题：空间计算平台”，这个业内视角客观讲非常准确，表达了中国业界对于开启新赛道的振奋，当然也是对苹果新产品的重要肯定。</text:p>
      <text:p text:style-name="P4">
如果我们探求VisionPro背后的技术细节，可能会更加加深这个印象。简单罗列三点，第一，业内专家预期苹果VR的延迟是22毫秒，但苹果发布做到了12毫秒，这势必极大减少眩晕感；第二，苹果这款产品确实和微软、Meta的产品出现领先代差，也许可以达到2-3代；第三，苹果通过VisionPro打通了和FACETIME的连接，实现了和iPhone、Apple TV（未发布）等产品的无缝连接，让苹果生态更加强大。</text:p>
      <text:p text:style-name="P4">
应该说以上的高度评价，从现实和逻辑上笔者都表示认同，不否认VisionPro是苹果精心打磨的一款高水准产品，也不否认这款产品可能是目前最有希望支撑起全球VR产业甚至元宇宙创新的前沿尝试。在笔者2022年12月FT中文网发表的《谁会是苹果高端机的终极挑战者？》中，提到了苹果战略的本质是“产品主义”叠加“革命性生态系统”，一直对苹果的战略稳定性高度评价。不过，我们换个角度思考，不免追问：VisionPro超越了之前既定的苹果战略格局吗？显然，没有。</text:p>
      <text:p text:style-name="P4">
所以，本文将提供一个新视角评价苹果，从苹果向前看的市值增长预期和对比特斯拉这两个角度分析，在苹果市值创造历史性新高的时刻，我们来重新拷问其的长期价值：苹果是否可能在高光下历史性股价见顶？苹果市值未来是否有可能被特斯拉超越？</text:p>
      <text:p text:style-name="P4">
然而，如果我们换了一个坐标系看苹果，确实存在着完美中的负面预期，需要提醒的是：现实完美和预期不完美确实是可能同时出现。用批判性视角看，作为手机行业的全球性创新领导者，Apple不颠覆则退步，Vision Pro产品理念的几个根本性逻辑还是让人失望的：</text:p>
      <text:p text:style-name="P4">
其一，伟大产品一定需要回应时代召唤，而不仅仅是自身商业价值的延伸。苹果这样级别的全球性创新领导者，在当今世界里，必然需要回答几个人类共同面对的深刻问题，包括：人机智能时代人类的主体性价值如何体现？面对极端气候威胁人类与自然的关系？个人生产力和社会生产力的新场景切换如何？也就是说苹果的VR产品虽然扩展了人们的视野，但这仅仅是从手机行业精致利己的角度出发的一种自然商业反应，与伟大公司应该具备的使命和价值主张相比，显然这个产品作为革命性定位的创新新产品，并没有完成这样的使命。简单说，苹果新产品没有完全回答“人类未来如何生活”的重大命题。当然，这也是基于高预期的高标准。</text:p>
      <text:p text:style-name="P4">
其二，苹果VisionPro更多凸显了视觉体验，但并没有更多引入体感和自然世界交互逻辑。虽然VR不是AR也不是XR体感设备，本身定位应该就是如此，也无可厚非。但从商业拓展空间的角度上看，提高人类视野作为全方位极致体验只是其中一部分，相比AR体验中的人类和外部世界交互以及很多XR设备中的人类行为AI化和数字化相比，视觉体验的进化并非大逻辑，而是一个小逻辑。这个小逻辑就算有几倍放大，客观上让苹果的视野更深的陷入了消费电子传统格局不能自拔。这里，我们判断这款产品可能是3-5年前开始研发，不断优化技术参数，但是创新思维延续了之前相对陈旧的理念。</text:p>
      <text:p text:style-name="P4">
其三，从目前苹果VisionPro在应用FACETIME等体验上看，除了对接苹果生态应用和展示视觉放大效果之外，苹果VR应用还很贫乏。也就是说，沿着这个路线未来相当长时间内，VisionPro可能没有太多应用级别创新，而仅仅是增加一些内容，也许在娱乐、医疗和远程教育等场景有应用空间，不过并没有准备好超级应用等加持。所以，从这个角度上说苹果的VR产品还需要多次打磨，特别是一次iTunes级别的应用大爆发阶段，那么粗略估计按照苹果目前的技术路线，达成这个使命需要5-10年，也可以说VisionPro可能5年以上才能支撑苹果市值放大。</text:p>
      <text:p text:style-name="P4">
其四，“空间计算”对于硬件来说是一个非核心痛点，未来这个角色可能更多是通过元宇宙AI大模型弱化，硬件的空间计算应该还谈不上颠覆式创新。当然，这也解释了为什么苹果VisionPro发布之后股价大跌，但是Unity这样的元宇宙软件公司暴涨，除了和苹果合作利好之外，一个最重要的信号是构建3D空间内容的需求被放大了。</text:p>
      <text:p text:style-name="P4">
换句话说，苹果VisionPro作为最近3年苹果最重要的产品，我们也可以从各种技术参数上都非常优秀，甚至可以确认的说这是一款好产品，但和苹果目前作为全球市值第一（2.8万亿美金）的创新型科技公司来说，显然这个成就水平是不足以支撑未来3-5年的市值持续增长。但从另外一个角度看，苹果目前的想象力缺失恰好给中国智能手机产业带来一个历史性的机会，如果能用Android系统推出革命性的元宇宙入口产品，更高的性价比应该可以达成行业期盼已久的弯道超车，这不仅仅是一个技术参数的问题，更是战略前瞻性和想象力的问题。</text:p>
      <text:p text:style-name="P4">
反观特斯拉，这是一家“乔布斯和iphone传奇”同时存在的公司，也是刚刚从泥坑中爬出来的公司。这家公司已经从马斯克的兴趣漂移中走出来，投资Twitter眼前失败让投资者历历在目，马斯克这位创新之神几乎就要走下神坛，特斯拉股价更是从最高点414美金跌落到101美金，跌幅接近75%。这种跌幅只在2000年互联网泡沫破灭的时候出现过，可见多方对于特斯拉勾画的完美蓝图出现了巨大分歧。在笔者2017年6月发表于FT中文网的《特斯拉式人生》中，曾经马斯克的个人领导力对企业影响做了深入解读，某种程度上这位天才工程师既是特斯拉的宝贵财富，硬币另一面则是一个过度依赖个人的战略性风险。</text:p>
      <text:p text:style-name="P4">
不过，随着纳斯达克的回暖，以及马斯克放弃Twitter管理回归特斯拉，加之特斯拉的Cybertruck（电动皮卡）、FSD（完全自动驾驶）、MegaPack（储能）、TeslaOptimus（机器人）技术路线逐渐清晰，以及和马斯克相关的SpaceX雄心勃勃的开启星际探索之旅，Neuralink（脑机接口）技术开始应用，甚至SpaceLink（星链）开始在俄乌战争崭露头角，特斯拉和其创始人马斯克正在开创的人类新文明开始给予整个世界全新的科技创新激励。其商业价值也逐渐开始爆发式显露：</text:p>
      <text:p text:style-name="P4">
Cybertruck电动皮卡：这款车从2019年11月亮相，已经经过了4年打磨，2023年开始接近量产交付状态。目前订单量已经超过150万台。2021年，美国皮卡市场是一个庞大且持续增长的市场。根据Statista的数据，2020年美国轻型卡车（包括皮卡）的销量约为124.6万辆。对比这两个数字可以看出特斯拉电动皮卡成为行业领导品牌已无悬念。</text:p>
      <text:p text:style-name="P4">
FSD（完全自动驾驶）：McKinsey &amp;Company在其报告中指出，到2030年，全球自动驾驶汽车和相关服务的市场潜力可能达到1.7万亿美元。而根据市场研究公司IDTechEx的分析，到2030年，全球电动汽车市场预计将超过1.5万亿美元。这包括电动轿车、电动SUV、电动皮卡等各类电动车型。做一个不太准确的对比，特斯拉FSD的市场价值甚至可能超越全球电动汽车行业的市场价值，起码这些专业数据研究来看，有这种可能性。而从战略逻辑上看，特斯拉彻底改变了之前汽车行业通过硬件革新的低毛利运作模式，让智能电动车成为了真正的印钞机行业。</text:p>
      <text:p text:style-name="P4">
TeslaLithium（锂矿精炼）：2023年4月发布的特斯拉锂矿精炼项目工厂已经破土动工，计划投资3.75亿美元，并预计在一年内投产，以确保特斯拉在美国的氢氧化锂供应。马斯克预期是这个工厂将为大约100万辆车提供锂，(该工厂)生产的车用级锂，比北美其他厂商总和还要多。众所周知，目前特斯拉汽车依然保持20%以上的毛利率，是所有智能汽车中利润率最高的，而且这里面最有降低成本潜力的点就是锂电池。包括锂在内的多种原材料，构成了动力电池80%的成本，这个项目的突破几乎相当于特斯拉又开动了一个印钞机。</text:p>
      <text:p text:style-name="P4">
MegaPack（储能）：4月9日，特斯拉宣布，将在上海新建储能超级工厂，用于生产特斯拉超大型商用储能电池。据介绍，该储能工厂计划于2023年第三季度开工，2024年第二季度投产，初期规划年产商用储能电池1万台，储能规模近40吉瓦时（GWh）。从特斯拉公布的情况看，每台Megapack电池可存储超过3MWh的能源，满足3600户家庭一小时的用电需求。目前，特斯拉Megapack电池已为美国、英国、澳大利亚等地发展新能源提供服务。这也就意味着特斯拉正在成为一个创新时代的中国电网公司+全球储能行业的宁德时代，拥有更大的全球运营规模潜力。</text:p>
      <text:p text:style-name="P4">
TeslaOptimus（机器人）：业内预计，特斯拉的智能汽车大规模生产基础，可能让特斯拉机器人的产量在未来10年内达到数百万台，价格会比汽车便宜得多，可能不到2万美元，有望在3-5年时间内交付。但其制造成本可能只有5000美元，而且可以直接应用FSD的智能技术，快速获得智能能力。甚至业内夸张的评价说：特斯拉机器人手部能力可以让它成为全球唯一可以制造特斯拉机器人的机器人。</text:p>
      <text:p text:style-name="P4">
如果我们把特斯拉以上的整个战略格局做一个总结的话，会发现，特斯拉的战略格局可以囊括：10倍苹果智能手机商业空间（简单参考：数据显示汽车行业10倍于智能手机），一个和整个智能汽车行业规模相近的自动驾驶市场的准垄断者、一个LG化学级别的锂精炼公司、一个新时代全球化的美孚石油加国家电网，加上一个目前推测可能是10倍于智能电动汽车行业，并且极有可能是人类工业历史上最大行业的机器人产业。从这个格局看，特斯拉电动汽车是否盈利和是否成为行业第一已经不是最为重要的问题。这是人类工业历史上最伟大的梦想。</text:p>
      <text:p text:style-name="P4">
Source: <text:a xlink:type="simple" xlink:href="http://www.ftchinese.com/story/001099904" text:style-name="Internet_20_link" text:visited-style-name="Visited_20_Internet_20_Link">
http://www.ftchinese.com/story/001099904</text:a>
</text:p>
      <!--NEWS-->
      <text:h text:style-name="P10" text:outline-level="1">
<text:span text:style-name="T4">
30岁裸辞脱下“长衫”有感：先要吃饱饭，再谈其它的 (Free Version)</text:span>
</text:h>
      <text:p text:style-name="P4">
Authors: ['为FT中文网撰稿']</text:p>
      <text:p text:style-name="P4">
Publisher: 英国《金融时报》</text:p>
      <text:p text:style-name="P4">
Time: 2023-06-08T22:57:07+00:00</text:p>
      <text:p text:style-name="P4">
Published Time: 2023-06-08T12:00:99+08:00</text:p>
      <text:p text:style-name="P4">
Modified Time: 2023-06-08T18:56:99+08:00</text:p>
      <text:p text:style-name="P4">
Description: 说一：生活中的困难，不是非要去克服，试着去躲避是不是也可以？如果有可能，试试扔掉社会时钟，自己来掐表。</text:p>
      <text:p text:style-name="P4">
Images: ["<text:a xlink:type="simple" xlink:href="https://thumbor.ftacademy.cn/unsafe/picture/1/000183761_piclink.jpg" text:style-name="Internet_20_link" text:visited-style-name="Visited_20_Internet_20_Link">
000183761_pic...</text:a>
", "<text:a xlink:type="simple" xlink:href="https://thumbor.ftacademy.cn/unsafe/picture/6/000183756_piclink.jpg" text:style-name="Internet_20_link" text:visited-style-name="Visited_20_Internet_20_Link">
000183756_pic...</text:a>
"]</text:p>
      <text:p text:style-name="P4">
Themes: ['青年就业', '关注']</text:p>
      <text:p text:style-name="P4">
Keywords: ['青年就业', '社会现象', '成长', '职业发展', '中国社会']</text:p>
      <text:p text:style-name="P4">
Type: Article</text:p>
      <!--METADATA-->
      <text:p text:style-name="P4">
<draw:frame draw:style-name="fr1" draw:name="Image27" text:anchor-type="as-char" svg:width="6.9236in" svg:height="4.590942in" draw:z-index="0">
<draw:image xlink:href="../Images/FT Chinese Free Version/2023-06-08T22-57-07-00-00/00018376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我裸辞了，临时起意，在新年后上班的第一天。</text:p>
      <text:p text:style-name="P4">
上班第一天，我拿着纸笔在领导办公室开会，记下一周的工作后，发现足足有8项，于是内心开始打算盘，在领导布置完任务后，直接脱口而出：“哥，你有时间吗，关于工作的事情想和你聊一下”，此时内心的声音是：这个XX班就到此为止了。</text:p>
      <text:p text:style-name="P4">
在说出辞职的那一刻，领导有些震惊，毕竟这份工作算是名义上的“铁饭碗”，薪资以及对应的工作量，以北京的标准算是比较可观。或许在领导看来，我没有理由理直气壮地提出辞职。在和领导周旋客气了一阵子，附上“我要考博”这种宏大的借口，才终于顺利将辞职提上流程，半个月以后，我正式签了离职协议，以自由人的身份“寄居”在北京。</text:p>
      <text:p text:style-name="P4">
决定裸辞的时候，我已经知道自己短时间内不会再从事这种“办公室工作”了。我想去探索一下人生的其他可能性。对未来的迷茫感仍然存在，一方面，我已经30岁了，我觉得人生不应该只是在“上班下班、上班下班”的循环中度过；另一方面，没有工作势必带来生存焦虑。于是，裸辞后的第一件事就是盘点自己的存款。家里没“矿”可以继承，五位数的存款勉强能支撑一年的生活，稍微来个意外我都承受不住。好在天生乐观，大脑自动摘除了所有负面信息，连社保、医保都不交了。我就是要去过没有意外的人生。</text:p>
      <text:p text:style-name="P4">
<text:span text:style-name="T4">
吃饱饭才是生活第一要义</text:span>
</text:p>
      <text:p text:style-name="P4">
首先要解决的就是在北京的吃、住问题，这可是整体支出最大的一部分。没什么钱的我选择了厚脸皮地寄居在朋友家里，负责我们每个月的水电杂费即可，吃饭一般自己做，省钱又健康，这样吃住的整体支出就控制在了1500元左右。</text:p>
      <text:p text:style-name="P4">
为了获得一些额外收入，我打起做兼职的主意。我对于兼职工作有两个需求，一是每天的工作时间不能太长，且工作时间能灵活调整。二是需要“轻体力劳动”，太长时间的脑力劳动已经消磨了我对工作的兴趣，而轻体力劳动还能满足健身需求。至于工资，知道兼职工资都不高，所以没抱什么期望也不太看重。</text:p>
      <text:p text:style-name="P4">
综合以上需求，我迅速找到了一个书店的兼职工作，但阴差阳错地变成了书店里的咖啡店的服务员。咖啡店的工作时间自由，当然工资也很低，我的工资是18元/小时。于是，那段时间18元/小时成了我生活的度量单位，点个外卖、买个水果都在想这个价钱我得工作几小时才能赚回来。也许是有了这样的衡量和比较，我才发现，北京的物价是真高啊。兼职是没有五险一金的，我秉承着“小病不治，大病就死”的心态过着没有保险的每一天。在和其他店员只言片语的交谈中，我了解到一部分全职店员只有3k左右，只能勉强在北京活着，如果生个病，生活费甚至还需要家里再帮衬一点。在我之后打工的另一家店，店员也没有五险一金，不过他们也会觉得店里要是给交五险一金，到手的工资也少了。</text:p>
      <text:p text:style-name="P4">
我一般选择上晚班，干满5个小时就可以走人。工作内容也简单，就是上咖啡、打扫桌面卫生，解答一些客人的疑惑。闲暇的时候我还可以自由看书，在咖啡店工作的几个月里，我的阅读量赶上过去一年的了，可见清闲是阅读的第一生产力。</text:p>
      <text:p text:style-name="P4">
咖啡店和书店的老板是一对夫妻，在文化领域算是有些名气。男老板几乎天天在书店办公，女老板一周偶尔来几天。每当女老板来临的时候，我觉得同事之间的气压都变得非常低，同时神情开始紧张，似乎不论你在做什么，老板好像总是不满意，总觉得你在偷懒，想方设法要给你找点事情做。比如，咖啡店同一时段需要两个人工作，店长搭配一个兼职，兼职主要负责点单、上咖啡、收拾卫生，还要给店长打打下手。在没有客人的时候，兼职一般需要站在吧台电脑前准备，因为一旦突然有客人进门，兼职如果不站在吧台里，就需要走一大圈绕进吧台里才能给客人点单，耽误时间。但因为我们总站在吧台里，让女老板倍感不悦，几次三番地批评店长，质问“为什么两个人（包括店长）都站在里面”。店长解释过很多次，但老板每来一次店里就要指摘一次，也总让兼职去洗抹布、擦这擦那。</text:p>
      <text:p text:style-name="P4">
男老板对待员工的态度也差不多。记得有一次他要给自己的书签名售卖，书店人手抽调不开，叫我去帮忙。结果他只需要签10本书，我的作用就是帮他把10本书从箱子里拿出来。在签第2本的时候，他说：“你帮我翻书啊，不然要你干嘛？”我哑然失笑，但还是照做了。他签到第5、6本的时候，突然抬头看着我说：“你看不见吗？我不是都教你了吗？你看我都是这样把扉页折一下。”语气让我非常不适，火气立马上来了，直接说：“我是咖啡店店员，不是书店的，我没做过这些。”事后回想，为什么两个老板都让我感到不适，是因为感觉他们的语气和行为里没有把我当作工作人员看，而总让我想起文学作品里地主和长工的关系。</text:p>
      <text:p text:style-name="P4">
做服务员会遇到各色的顾客。有些客人非常非常的和善。有一对夫妻经常来喝咖啡，对待我们服务员也非常礼貌客气，总把“谢谢你”“辛苦了”挂在嘴边，让我一度觉得和他们似乎很早就相识。也有的客人完全相反，比如有个大胡子男士，总是晚上来，直接进来坐下，也不点单，在我们去询问的时候话语还没说完，他头也不抬，不耐烦地说一句：“美式。”还有客人会责怪我们为什么不提醒会员卡可以打折，但明明可以打折的标语就贴在吧台。还有些人会提出各种不满，但我一般不会较真，敷衍一下就过去了。你越辩白，他们越容易急眼。我怕事态发展成为“兼职店员殴打顾客被开除”登上社会新闻。（这是玩笑。）</text:p>
      <text:p text:style-name="P4">
在咖啡店兢兢业业打工三个月后，新鲜感过去，重复劳动一样让我开始厌倦。刚刚做这种体力活的时候，每天都是雀跃地上班，雀跃地下班，活蹦乱跳，大脑确实得到了短暂的放松，没有需要“屎上雕花”的工作，没有日报、周报、月报和kpi的烦扰，下班后没有任何工作消息需要回复，睡前也不会反复思考和勾画第二天的工作任务。</text:p>
      <text:p text:style-name="P4">
但每天重复点单、上咖啡、打扫桌面的流程，是人变成工具的另一种异化。每天一个小时的通勤往返，站立5小时之后的腰酸腿疼都客观地能令人厌倦。所以在咖啡店通知由于营业额和成本问题要裁掉我的时候，我长长地舒了一口气，这样我就又能找一个感兴趣的行业再度过新鲜的三个月了。</text:p>
      <text:p text:style-name="P4">
恰好“裸辞”、“轻体力活”最近成为了热点，我也关注到了很多人裸辞高薪工作去做体力活和自媒体，展现出了轻体力活的美好和轻松。经历过这四个月，我觉得是时候粉碎对轻体力活的滤镜。咖啡店、花店、宠物店、烘焙店等行业承载的理想和美好，并不普照在打工人的身上。体力活不代表自由、没竞争、没压力、不累，反而会因为薪资低带来生活的困难。我离开咖啡店后又去了面包店，发现所谓轻体力活有一些共通点：</text:p>
      <text:p text:style-name="P4">
1.没想象中那么自由。就算是做兼职的服务员，也要一周上5-6天班，每天最少工作5小时（不同店的要求不一样），需要按时上下班。节假日一般是店里最忙的时候，店员节假日是不放假的，也没有三倍工资。</text:p>
      <text:p text:style-name="P4">
2.对体力有一定要求。轻体力活一般都需要动手操作或者来回跑腿，会比较累，需要你有个好体格，尤其是腰和腿。</text:p>
      <text:p text:style-name="P4">
3.工作福利基本为零。大多数是没有五险一金的，如果需要，得自己缴纳。据我了解，有些店的老板是给提供员工宿舍的，但提供住宿的岗位会一定程度压低工资。</text:p>
      <text:p text:style-name="P4">
4.总是要承担一些额外工作。比如，我本来是咖啡店服务员，但只要书店老板高兴，我就得去擦屏风、搬书等。</text:p>
      <text:p text:style-name="P4">
5.做久了真的会让年轻人感觉无聊。体力活一定程度上是“简单的重复”，不太需要思考和改变，同样是每天刚上班就想下班。</text:p>
      <text:p text:style-name="P4">
经历了这些，我觉得工作就是工作，别在工作中寻找意义，也别给工作附加意义。换位思考，如果你原本不是一个为了逃离“狗屁工作”而有选择性地体验生活的年轻白领，而是一个真正靠这份劳动谋生，那劳动的意义只能是赚钱。身份和时间，会改变事情的性质。工作的咖啡店里的保洁阿姨在店里干了十多年，她更希望能减少劳动时间或者，老板能给她开更多的薪水。</text:p>
      <text:p text:style-name="P4">
体力活不是任何人的救赎，吃饱饭才是生活的第一要义。</text:p>
      <text:p text:style-name="P4">
<text:span text:style-name="T4">
东亚人到底有没有“中场休息”？</text:span>
</text:p>
      <text:p text:style-name="P4">
我给了自己一年放逐自己的时间，在这一年里我可以什么都不做，可以成为一个世俗意义上的废物，也可以找自己喜欢做的事情尝试。因为一点点存款，我获得了相对的自由。</text:p>
      <text:p text:style-name="P4">
在前段时间热播的日剧《重启人生》里，主角麻美为了转世投胎成为人类而不断重生累积阴德。麻美在投胎之前问办事员：“所以没有类似于中场休息的间隔吗？”办事员回答：“我们没有中场休息耶”，激起一阵共鸣，“东亚人没有gapyear”。</text:p>
      <text:p text:style-name="P4">
我在gap的几个月里，深深体会了“东亚人没有gapyear”这件事。大数据推送让我看到了很多帖子在讲述自己裸辞之后的规划——创业、考证书、学技术。一看到就让我眼前一黑，“这还不如去上班轻松吧？”在我开始gap以后，因为规律的作息和运动，加上健康饮食，我的情绪变得异常稳定，几乎没有心态大爆炸的时候。我顺利地找到喜欢的行业的兼职，自媒体账号也得到了很多关注，鼓励了其他年轻人，也赚到一点点广告费。</text:p>
      <text:p text:style-name="P4">
其实在2019年，我曾短暂的失业过两个月，那时我26岁。在那段时间里，我会感到焦虑、不安、急迫、迷信，在自己的公众号上分享自己的失业经历，曾写下这段话：</text:p>
      <text:p text:style-name="P4">
<draw:frame draw:style-name="fr1" draw:name="Image28" text:anchor-type="as-char" svg:width="6.9236in" svg:height="5.124648in" draw:z-index="0">
<draw:image xlink:href="../Images/FT Chinese Free Version/2023-06-08T22-57-07-00-00/000183756_piclink.jpg" xlink:type="simple" xlink:show="embed" xlink:actuate="onLoad" draw:mime-type="image/jpeg"/>
</draw:frame>
</text:p>
      <text:p text:style-name="P4">
4年过去，此时我30岁，对于“失业”不再感到害怕、无助和焦躁。因为我想清楚了一件事，就是不论我做什么，我总可以在这世间活下去，那我要做快乐的事情。</text:p>
      <text:p text:style-name="P4">
最近玩的一款叫《塞尔达传说》的游戏，据说“重新激活”了很多人。玩家在《塞尔达》中可以选择走主线任务——打败终极boss，救出公主，创造和平世界，游戏里遇到的NPC都会引导你走上这条路。它也是一个开放式游戏，如果你选择在游戏里乱跑、打小怪、摘水果、捉鱼，也可以收获无尽的快乐。游戏中的怪物，我明知道自己打不过的时候可以选择悄悄绕开，就好像生活中的困难，不是非要去克服，试着去躲避是不是也可以？游戏中许许多多的NPC，有些会建议玩家应该去做什么，还有些是伪善的挡路的敌人。我想，现实生活中遇到的人也可以被看作是人生游戏中的NPC，或许可以不把他们看得很重要，甚至，人际关系不一定是必修课。</text:p>
      <text:p text:style-name="P4">
这是塞尔达系列传达的意义。人生是一场开放式的游戏，需要不断的去探索，去创造，而不是只有一条路，一次机会，一步错步步错。</text:p>
      <text:p text:style-name="P4">
我在救公主的主线和随心所欲之间，选择了后者，但我也明白并不是所有人都有得选。尤其是对于有经济负担、家庭责任的人，一边为失业恐慌，一边又厌恶工作，不断被两种情绪拉扯揉搓，甚至焦虑、抑郁才是大多数沉默的常态。我兼职打工的同事里有的人业余在乐队排练，有的则是在准备考研，我想他们中很多人的能力是可以找到一份薪资更好的工作的。个体很难知道怎么解开处境、一劳永逸，但又都在一点点地寻找出口。</text:p>
      <text:p text:style-name="P4">
首先能做的是不要责怪自己。</text:p>
      <text:p text:style-name="P4">
如果有可能，不必一定按照游戏设定去走，试试扔掉社会时钟，自己来掐表。</text:p>
      <text:p text:style-name="P4">
（本文仅代表作者个人观点。责编邮箱：yilin.yuan@ftchinese.com)</text:p>
      <text:p text:style-name="P4">
Source: <text:a xlink:type="simple" xlink:href="http://www.ftchinese.com/story/001099900" text:style-name="Internet_20_link" text:visited-style-name="Visited_20_Internet_20_Link">
http://www.ftchinese.com/story/001099900</text:a>
</text:p>
      <!--NEWS-->
      <text:h text:style-name="P10" text:outline-level="1">
<text:span text:style-name="T4">
“买得起”的艺博会：为艺术品袪魅 (Free Version)</text:span>
</text:h>
      <text:p text:style-name="P4">
Authors: ['']</text:p>
      <text:p text:style-name="P4">
Publisher: 英国《金融时报》</text:p>
      <text:p text:style-name="P4">
Time: 2023-06-08T22:57:52+00:00</text:p>
      <text:p text:style-name="P4">
Published Time: 2023-06-08T12:00:99+08:00</text:p>
      <text:p text:style-name="P4">
Modified Time: 2023-06-08T18:57:99+08:00</text:p>
      <text:p text:style-name="P4">
Description: 薛莉：吊起来卖，是艺术品市场惯有的姿态。“冉起当代”创始人冉维尔决定把艺术品明码标价，十万封顶，揭开艺术品神秘面纱。</text:p>
      <text:p text:style-name="P4">
Images: ["<text:a xlink:type="simple" xlink:href="https://thumbor.ftacademy.cn/unsafe/picture/3/000183533_piclink.jpg" text:style-name="Internet_20_link" text:visited-style-name="Visited_20_Internet_20_Link">
000183533_pic...</text:a>
", "<text:a xlink:type="simple" xlink:href="https://thumbor.ftacademy.cn/unsafe/picture/4/000183534_piclink.jpg" text:style-name="Internet_20_link" text:visited-style-name="Visited_20_Internet_20_Link">
000183534_pic...</text:a>
", "<text:a xlink:type="simple" xlink:href="https://thumbor.ftacademy.cn/unsafe/picture/5/000183535_piclink.jpg" text:style-name="Internet_20_link" text:visited-style-name="Visited_20_Internet_20_Link">
000183535_pic...</text:a>
", "<text:a xlink:type="simple" xlink:href="https://thumbor.ftacademy.cn/unsafe/picture/6/000183536_piclink.jpg" text:style-name="Internet_20_link" text:visited-style-name="Visited_20_Internet_20_Link">
000183536_pic...</text:a>
", "<text:a xlink:type="simple" xlink:href="https://thumbor.ftacademy.cn/unsafe/picture/7/000183537_piclink.jpg" text:style-name="Internet_20_link" text:visited-style-name="Visited_20_Internet_20_Link">
000183537_pic...</text:a>
"]</text:p>
      <text:p text:style-name="P4">
Themes: ['专栏', '艺术', '关注']</text:p>
      <text:p text:style-name="P4">
Keywords: ['艺术', '艺术展', '艺术博览会']</text:p>
      <text:p text:style-name="P4">
Type: Article</text:p>
      <!--METADATA-->
      <text:p text:style-name="P4">
来自FT中文网的温馨提示：如您对更多FT中文网的内容感兴趣，请在苹果应用商店或谷歌应用市场搜索“FT中文网”，下载FT中文网的官方应用。</text:p>
      <text:p text:style-name="P4">
很多人对画廊怀有好奇却不曾抬脚进入过。一来，和所有商家开门迎客的谦卑姿态不一样的是，画廊的门经常关着，让你不得不鼓起勇气才能推门进去；二来，画廊里呈现的艺术品都没有标价，就算你再次鼓起勇气问一声，得到一个“2万”的回复，你也不再好意思追问是哪一个币种。</text:p>
      <text:p text:style-name="P4">
“吊起来卖”，是艺术品市场惯有的姿态。长久以来，画商用这种姿态小心翼翼地维护着艺术家至高无上的地位和艺术品捉摸不透的价格。</text:p>
      <text:p text:style-name="P4">
但总有不按常理出牌的人。比如：“冉起当代艺术博览会”的创始人冉维尔（Will Ramsay）。他创立的这个艺博会英文叫“Affordable ArtFair”(直译为“买得起的艺博会”)，有两个旗帜鲜明的特色：一、标价透明；二、在各个市场设有最高限价，中国展会封顶价十万元人民币。</text:p>
      <text:p text:style-name="P4">
<draw:frame draw:style-name="fr1" draw:name="Image29" text:anchor-type="as-char" svg:width="6.9236in" svg:height="5.536323in" draw:z-index="0">
<draw:image xlink:href="../Images/FT Chinese Free Version/2023-06-08T22-57-52-00-00/000183533_piclink.jpg" xlink:type="simple" xlink:show="embed" xlink:actuate="onLoad" draw:mime-type="image/jpeg"/>
</draw:frame>
（冉起当代艺术博览会的创始人冉维尔（Will Ramsay））</text:p>
      <text:p text:style-name="P4">
一个小小的价格标签，轻松移除了艺术品与尚未成为艺术品消费者的潜在藏家之间的无形障碍。</text:p>
      <text:p text:style-name="P4">
<text:span text:style-name="T4">
“成为艺术品藏家，不需要是富豪”</text:span>
</text:p>
      <text:p text:style-name="P4">
1999年，冉维尔在伦敦创立“冉起当代艺博会”，如今这个艺博会已经入驻全球11个城市，包括伦敦、布鲁塞尔、纽约、新加坡、香港、悉尼等。</text:p>
      <text:p text:style-name="P4">
只是，上海已经有了以亲民著称的“ART 021”、以学术性著称的“西岸艺博会”以及专注于影像艺术的“影像艺博会”，不觉得这个市场已经很拥挤了吗？</text:p>
      <text:p text:style-name="P4">
“绝对不会！”冉维尔表示：“随着中国经济的发展和生活质量的提高，对艺术的需求会强烈提高，而且每个人的品味都是个性化的。‘冉起当代’的氛围轻松友好，我们在香港成功举办了十年，也验证了中国藏家喜欢这种体验。我们在上海会迎接更多艺术爱好者，帮助他们迈出成为藏家的第一步。”</text:p>
      <text:p text:style-name="P4">
<draw:frame draw:style-name="fr1" draw:name="Image30" text:anchor-type="as-char" svg:width="6.9236in" svg:height="5.17079in" draw:z-index="0">
<draw:image xlink:href="../Images/FT Chinese Free Version/2023-06-08T22-57-52-00-00/000183534_piclink.jpg" xlink:type="simple" xlink:show="embed" xlink:actuate="onLoad" draw:mime-type="image/jpeg"/>
</draw:frame>
 （潘越《夏日纳凉》，2022，布面丙烯，60x80 cm 图片致谢艺术家和安画廊）</text:p>
      <text:p text:style-name="P4">
那么除了透明标价以及十万元封顶的价位，和巴塞尔艺博会、弗里兹艺博会相比，“冉起当代”还有什么其它特点呢？</text:p>
      <text:p text:style-name="P4">
“巴塞尔和弗里兹艺博会相对高端，吸引着蓝筹画商和成熟藏家们，而我们想营造一个人人都可以享受艺术的环境，并且能够在我们这里找到适合每个人品味、预算的艺术品。对于艺术品的价格，有一种认识的误区，就是艺术品仅仅是属于精英阶层的，但其实你不必成为一个富豪就可以成为艺术品藏家。”冉维尔强调。</text:p>
      <text:p text:style-name="P4">
<text:span text:style-name="T4">
“入门级”艺博会，如何保证学术性？</text:span>
</text:p>
      <text:p text:style-name="P4">
创立24年来，冉起当代艺博会在全球每年吸引近20万名参观者，其中40%的参观者购藏了人生第一件艺术品，成为新藏家。</text:p>
      <text:p text:style-name="P4">
作为入门级艺博会，面对的是大面积的潜在藏家，“冉起当代”是如何在提出价格上限要求的同时，又保证作品的学术性的呢？毕竟，一个艺博会若想有长远发展，最终还是得靠高口碑的作品说话。</text:p>
      <text:p text:style-name="P4">
“冉起当代”发掘的最成功的艺术家之一是安东尼•麦克勒夫（AntonyMicallef），他的作品被认为审视了新世代消费主义，吸引了好莱坞安吉丽娜•朱莉（Angelina Jolie）、布拉德•彼特（BradPitt）和克里斯蒂娜•阿奎莱拉（Christina Aguilera）</text:p>
      <text:p text:style-name="P4">
等明星藏家。麦克勒夫的作品现在高达30万英镑，但他当年在伦敦巴特西公园的“冉起当代艺博会”上售出时，作品价格只有约1千英镑。</text:p>
      <text:p text:style-name="P4">
<draw:frame draw:style-name="fr1" draw:name="Image31" text:anchor-type="as-char" svg:width="6.9236in" svg:height="8.084361in" draw:z-index="0">
<draw:image xlink:href="../Images/FT Chinese Free Version/2023-06-08T22-57-52-00-00/000183535_piclink.jpg" xlink:type="simple" xlink:show="embed" xlink:actuate="onLoad" draw:mime-type="image/jpeg"/>
</draw:frame>
(安东尼•麦克勒夫（Antony Micallef 的作品，非本次“冉起当代”展品）</text:p>
      <text:p text:style-name="P4">
对于参展作品，冉维尔解释说：“在展会开幕的9个月前，本地的和国际的画廊就开始申请参展了。‘冉起当代’致力于支持在世的艺术家，这是我们的标准之一。此外，由来自艺术行业专业人士组成的评委会也会评定参展作品，确保画廊的品质和多元性。”</text:p>
      <text:p text:style-name="P4">
<draw:frame draw:style-name="fr1" draw:name="Image32" text:anchor-type="as-char" svg:width="6.9236in" svg:height="9.535655in" draw:z-index="0">
<draw:image xlink:href="../Images/FT Chinese Free Version/2023-06-08T22-57-52-00-00/000183536_piclink.jpg" xlink:type="simple" xlink:show="embed" xlink:actuate="onLoad" draw:mime-type="image/jpeg"/>
</draw:frame>
 (张鼎，《无限采集的修正#2》，2021，铝合金板、UV印刷 图片致谢艺术家)</text:p>
      <text:p text:style-name="P4">
事实上，参加本次“冉起当代”的艺术家和画廊可绝不仅仅是年轻艺术家，也有活跃在当代艺术市场上已经成名的艺术家的作品：比如艺术家张鼎的装置作品等。此外，策展人尤洋在主题为《星辰与河流》的特别项目中，集中介绍了川美、央美等美院毕业生中有代表性的潜力之作。</text:p>
      <text:p text:style-name="P4">
<text:span text:style-name="T4">
“我要打破艺术与普通人之间的藩篱”</text:span>
</text:p>
      <text:p text:style-name="P4">
“最初创建‘冉起当代’时，我的使命就是让每个人都可以接触到艺术。我想打破艺术与普通人之间的藩篱，让人有机会享受和收藏艺术。”冉维尔介绍说：“我也想让人们意识到，你并不需要成为一个专家或者富豪，才能去买艺术品。直到今天，这依然是我的使命。”</text:p>
      <text:p text:style-name="P4">
<draw:frame draw:style-name="fr1" draw:name="Image33" text:anchor-type="as-char" svg:width="6.9236in" svg:height="4.613749in" draw:z-index="0">
<draw:image xlink:href="../Images/FT Chinese Free Version/2023-06-08T22-57-52-00-00/000183537_piclink.jpg" xlink:type="simple" xlink:show="embed" xlink:actuate="onLoad" draw:mime-type="image/jpeg"/>
</draw:frame>
 （问象吴本俊松《传来了流行乐》铁 模型膏泥 2022）</text:p>
      <text:p text:style-name="P4">
显然冉维尔的这个想法实现了商业上的成功。上海在今年成为“冉起当代”进驻的第11个城市。2024年，“冉起当代”将登陆柏林以及美国德州首府奥斯汀，走向更多普通人。冉维尔说：“从我们‘谦卑的’开张到今天为止，‘冉起当代’迎接了310万参观者，他们将50万件、总价值5.6亿美元的艺术品带回了家。”</text:p>
      <text:p text:style-name="P4">
每一个“冉起当代艺博会”上，都有许多供参观者免费参加的艺术活动，兼具教育性和娱乐性。这种亲民、有趣的氛围，和把艺术品从高高在上的位置拉下来的平视感，大概是“冉起当代”能够如此迅速攻城略地的原因吧。</text:p>
      <text:p text:style-name="P4">
<text:span text:style-name="T5">
展览信息：第一届冉起当代上海艺术博览会，时间：6月8-11日，地点：上海展览中心西一馆</text:span>
</text:p>
      <text:p text:style-name="P4">
（本文仅代表作者本人观点。作者邮箱：shirleyft@163.com，编辑邮箱：zhen.zhu@ftchinese.com）</text:p>
      <text:p text:style-name="P4">
Source: <text:a xlink:type="simple" xlink:href="http://www.ftchinese.com/story/001099875" text:style-name="Internet_20_link" text:visited-style-name="Visited_20_Internet_20_Link">
http://www.ftchinese.com/story/001099875</text:a>
</text:p>
      <!--NEWS-->
      <text:h text:style-name="P10" text:outline-level="1">
<text:span text:style-name="T4">
马拉加毕加索博物馆：如何超越“名人故乡博物馆”？ (Free Version)</text:span>
</text:h>
      <text:p text:style-name="P4">
Authors: ['为FT中文网撰稿']</text:p>
      <text:p text:style-name="P4">
Publisher: 英国《金融时报》</text:p>
      <text:p text:style-name="P4">
Time: 2023-06-08T22:58:13+00:00</text:p>
      <text:p text:style-name="P4">
Published Time: 2023-06-08T12:00:99+08:00</text:p>
      <text:p text:style-name="P4">
Modified Time: 2023-06-08T18:58:99+08:00</text:p>
      <text:p text:style-name="P4">
Description: 宋佩芬：毕加索的名人魅力自然不容忽视，但马拉加毕加索博物馆却相信，自身的可持续发展不能仅仅依赖“毕加索故乡”这一张招牌。</text:p>
      <text:p text:style-name="P4">
Images: ["<text:a xlink:type="simple" xlink:href="https://thumbor.ftacademy.cn/unsafe/picture/1/000183521_piclink.jpg" text:style-name="Internet_20_link" text:visited-style-name="Visited_20_Internet_20_Link">
000183521_pic...</text:a>
", "<text:a xlink:type="simple" xlink:href="https://thumbor.ftacademy.cn/unsafe/picture/2/000183542_piclink.jpg" text:style-name="Internet_20_link" text:visited-style-name="Visited_20_Internet_20_Link">
000183542_pic...</text:a>
", "<text:a xlink:type="simple" xlink:href="https://thumbor.ftacademy.cn/unsafe/picture/3/000183523_piclink.jpg" text:style-name="Internet_20_link" text:visited-style-name="Visited_20_Internet_20_Link">
000183523_pic...</text:a>
", "<text:a xlink:type="simple" xlink:href="https://thumbor.ftacademy.cn/unsafe/picture/6/000183526_piclink.png" text:style-name="Internet_20_link" text:visited-style-name="Visited_20_Internet_20_Link">
000183526_pic...</text:a>
", "<text:a xlink:type="simple" xlink:href="https://thumbor.ftacademy.cn/unsafe/picture/4/000183524_piclink.jpg" text:style-name="Internet_20_link" text:visited-style-name="Visited_20_Internet_20_Link">
000183524_pic...</text:a>
"]</text:p>
      <text:p text:style-name="P4">
Themes: ['毕加索', '关注']</text:p>
      <text:p text:style-name="P4">
Keywords: ['毕加索', '毕加索博物馆',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今年10月27日，马拉加毕加索博物馆将庆祝开幕20周年。20周年庆恰逢毕加索逝世50周年，为此，西班牙和法国政府首次携手，联合庆祝毕加索在艺术史上的地位和影响力。马拉加毕加索博物馆为这个“双禧年”，在今年5月推出西班牙第一个以毕加索雕塑为主题的大型展览《雕塑家毕加索物质和身体》(Picasso escultor. Materia ycuerpo)，10月初还会汇集30位当代艺术家的作品与毕加索对话《毕加索的回声》(El eco de Picasso)。</text:p>
      <text:p text:style-name="P4">
欧洲一共有5家毕加索博物馆，其中以巴黎的最大，地位最重要。不过位于法国东南部地中海岸的安提布（Antibes），从前毕加索工作室格里马尔迪城堡（ChâteauGrimaldi）改建的博物馆却是第一家。德国明斯特（Münster）有一家，以版画为主。西班牙有两家，一家在巴塞隆纳，另一家就在毕加索的出生地，地处太阳海岸(Costadel Sol)，属于安达卢西亚自治区的马拉加。</text:p>
      <text:p text:style-name="P4">
巴黎的馆藏超过5000件毕加索的作品，马拉加只有233件，也没有太多杰作。但是马拉加的毕加索博物馆却以能够“小兵立大功”，在20年内单枪匹马地推动了马拉加的文化发展，促进马拉加的文化旅游，甚至在该城市社会经济结构多样化的演变中扮演了举足轻重的角色。</text:p>
      <text:p text:style-name="P4">
不同于毕尔巴鄂靠闪亮发光的庞皮杜美术馆建筑来吸引观光，马拉加向来是欧洲人追逐阳光的度假胜地。但自从毕加索博物馆开幕以来，许多人不远而来，这些人不只为了阳光海滩，还为了艺术与文化，这一切都归功于“马拉加最著名的儿子”毕加索!</text:p>
      <text:p text:style-name="P4">
<draw:frame draw:style-name="fr1" draw:name="Image34" text:anchor-type="as-char" svg:width="6.9236in" svg:height="5.019174in" draw:z-index="0">
<draw:image xlink:href="../Images/FT Chinese Free Version/2023-06-08T22-58-13-00-00/000183521_piclink.jpg" xlink:type="simple" xlink:show="embed" xlink:actuate="onLoad" draw:mime-type="image/jpeg"/>
</draw:frame>
</text:p>
      <text:p text:style-name="P4">
<text:span text:style-name="T4">
马拉加最著名的儿子</text:span>
</text:p>
      <text:p text:style-name="P4">
毕加索于1881年10月25日出生于马拉加市中心默塞德广场15号。他的父亲何塞•鲁伊斯•布拉斯科 (Jose Ruiz Blasco)是位美术老师兼市立美术馆策展人，母亲玛丽亚•毕加索•洛佩兹(Maria PicassoLopez)则来自葡萄制酒家族。毕加索在在圣地亚哥教堂受洗，教堂现在还展示了他的洗礼证书。毕加索是长子，他下面还有两个妹妹，但其中一位在3岁时去世。毕加索3岁时，全家搬去和外祖母及两位姑姑同住。所以他从小就被女人围绕，被姑姑、祖母宠爱。</text:p>
      <text:p text:style-name="P4">
毕加索曾经说过，他在学会说话之前就已经会画画了。这个说法虽然有点夸张，但受到父亲的鼓励，毕加索从7岁开始正式学习绘画，8岁完成的油画《马拉加港》上就有署名“PRuiz”。在一开始，毕加索的签名都是用父亲的姓“鲁伊斯“，直到20岁左右才将签名改为母亲的姓“毕加索”。</text:p>
      <text:p text:style-name="P4">
由于父亲的工作，毕加索在10岁时搬到西班牙西北角的科鲁尼亚(LaCoruña)，14岁时再度迁移到巴塞罗那。虽然巴塞罗那距离马拉加1000公里，但毕加索还是回马拉加过了三个暑假，他最后一次到马拉加是1901年1月28日，之后再也没有踏入故乡。马拉加在他漫长91年的生命中，其实只占了很短的一段时间，对他的影响却是一生的。他小时候常常和父亲到马拉加着名的马拉盖塔(LaMalagueta)斗牛场看斗牛，这段经验不仅仅培养了他对斗牛的热情，公牛和斗牛士也重复出现在他的作品中，包括他谴责战争暴力的名作《格尔尼卡》(Guernica)。马拉加的童年岁月为毕加索留下了不可磨灭的印记，让他一辈子都保留了安达卢西亚特有的性格与精神。</text:p>
      <text:p text:style-name="P4">
<draw:frame draw:style-name="fr1" draw:name="Image35" text:anchor-type="as-char" svg:width="6.9236in" svg:height="8.057309in" draw:z-index="0">
<draw:image xlink:href="../Images/FT Chinese Free Version/2023-06-08T22-58-13-00-00/000183542_piclink.jpg" xlink:type="simple" xlink:show="embed" xlink:actuate="onLoad" draw:mime-type="image/jpeg"/>
</draw:frame>
</text:p>
      <text:p text:style-name="P4">
<text:span text:style-name="T4">
马拉加</text:span>
</text:p>
      <text:p text:style-name="P4">
马拉加在公元前第7世纪就成为腓尼基人的殖民地，并且以“地中海之珠”的美誉而闻名。在接下来的数百年中，马拉加经历了腓尼基人、罗马人、日耳曼人和拜占庭人的统治。公元743年，阿拉伯人正式统治马拉加，并且持续统治了700多年。阿拉伯统治对当地的音乐、艺术和建筑留下深远的影响。马拉加处处可见穆德哈尔（Mudéjar）风格的建筑，而弗拉门戈音乐和舞蹈也充满了深厚的阿拉伯风情。</text:p>
      <text:p text:style-name="P4">
1487年，马拉加被信奉天主教的君主费迪南和伊莎贝拉征服，成为一座基督教城市。由于地理优势，马拉加一直是个重要的贸易中心，在鱼类加工和其他产业也非常著名。从19世纪开始，工业和农业的迅速发展使马拉加成为西班牙的经济重镇之一。除了繁荣的经济，马拉加的宜人气候和美丽海滩也吸引了众多追逐阳光的度假游客。</text:p>
      <text:p text:style-name="P4">
<text:span text:style-name="T4">
博物馆的诞生</text:span>
</text:p>
      <text:p text:style-name="P4">
毕加索还在世时，曾有人提议为他在马拉加建美术馆，但是这个提议在毕加索过世前一直没有执行。毕加索的大儿子保罗的遗孀克里斯蒂(Christine RuizPicasso)念念不忘到马拉加建美术馆的想法，在1992年和1994年马拉加举办的毕加索展览中出借收藏的同时，再度向马拉加市政当局建议毕加索博物馆一事。当时的安达卢西亚文化部长卡尔沃(CarmenCalvo)帮了不少游说的忙，为了建博物馆，她在1997年收购了位于马拉加市中心，距离毕加索的父亲曾经担任策展人的市政博物馆馆只有几米远的贝拉维斯塔宫(ElPalacio de Buenavista)，以及宫殿附近约15栋大小不一的建筑。美国建筑师格鲁克曼(RichardGluckman)受邀为博物馆翻新和设计扩建。克里斯蒂和她儿子伯纳德 (Bernard Ruiz Picasso)特别设立了博物馆管理机构《马拉加毕加索博物馆基金会》，并向基金会捐赠了233件作品，邀请毕加索学者吉梅内斯(Carmen Giménez)担任馆长。</text:p>
      <text:p text:style-name="P4">
毕加索博物馆于是在克里斯蒂，卡尔沃和吉梅内斯三位女性的努力下，于2003年10月27日正式开幕。馆藏除了固定的233件作品之外，伯纳德和他的夫人阿尔明共同创立的阿尔明和伯纳德-鲁伊斯-毕加索基金会(Fundación Almine y Bernard Ruiz-Picasso，简称FABA)也同意定期出借作品给博物馆。从某种程度上说，虽然藏品不多，但由于FABA的贡献，让博物馆展出的内容十分灵活有变化。</text:p>
      <text:p text:style-name="P4">
<draw:frame draw:style-name="fr1" draw:name="Image36" text:anchor-type="as-char" svg:width="6.9236in" svg:height="4.614113in" draw:z-index="0">
<draw:image xlink:href="../Images/FT Chinese Free Version/2023-06-08T22-58-13-00-00/000183523_piclink.jpg" xlink:type="simple" xlink:show="embed" xlink:actuate="onLoad" draw:mime-type="image/jpeg"/>
</draw:frame>
</text:p>
      <text:p text:style-name="P4">
<text:span text:style-name="T4">
博物馆的成长</text:span>
</text:p>
      <text:p text:style-name="P4">
现任馆长勒布雷洛(José Lebrero)在2009年上任。他指出从上任以来，马拉加的人口虽然没有太大变化，但游客数量却大幅增加，使得马拉加从一个纯度假的城市逐渐转变为度假兼文化旅游的目的地。以去年的数据为例，马拉加的游客数量从2009年的74万增加到约130万人，而太阳海岸则从840万增加到1700万人。这显示了马拉加及其周边地区在旅游业方面的蓬勃发展。</text:p>
      <text:p text:style-name="P4">
毕加索博物馆无疑是重要旅游景点。自开幕以来，该博物馆已经有近900万人参观。光去年一年，毕加索博物馆就有641,216人参观，超过了马拉加其他著名艺术机构参观人数的总数。数字显示了毕加索博物馆在当地居民和游客中的受欢迎程度。</text:p>
      <text:p text:style-name="P4">
<draw:frame draw:style-name="fr1" draw:name="Image37" text:anchor-type="as-char" svg:width="6.9236in" svg:height="8.836197in" draw:z-index="0">
<draw:image xlink:href="../Images/FT Chinese Free Version/2023-06-08T22-58-13-00-00/000183526_piclink.png" xlink:type="simple" xlink:show="embed" xlink:actuate="onLoad" draw:mime-type="image/png"/>
</draw:frame>
</text:p>
      <text:p text:style-name="P4">
毕加索博物馆刚开放时，由于公共资金来自安达卢西亚地方政府，和马拉加市政府没有太多的行政或经济交流，当博物馆的参观人数越来越多，名气越来越大，马拉加市政府会开始意识到文化产业的潜力和重要性，致力提升推广当地的文化经济，同时也增加了马拉加市作为旅游目的地的吸引力。</text:p>
      <text:p text:style-name="P4">
毕加索博物馆是一家拥有公共控制权的私人基金会，由于是私人基金会，博物馆拥有一定程度的灵活性，能够根据需求进行展览、教育文化活动和出版计划。然而就预算而言，博物馆面临相当大的挑战。勒布雷洛指出，2009的年度预算约880万欧元，其中79%来自地区政府，21%来自博物馆收入。2022年度预算是1000万欧元，但只有42%来自政府，其馀的58%都必须靠自己。在同时，博物馆还必须面对参观人数激增的挑战，“我们的运作犹如脚踝骨折，如果一边好，另一边就有压力。但是如果我们不赚钱，就无法运作。”</text:p>
      <text:p text:style-name="P4">
勒布雷洛很庆幸博物馆有毕加索这么好的招牌。“我们是赢家，因为我们有最好的赛马。”毕加索有超级巨星的吸引力，人们对他的出生地自然抱有浪漫的情感和迷恋，这些都是博物馆成功的因素，但是勒布雷洛认为最重要的还是内容。在过去的20年中，博物馆通过结合FABA出借的作品，定期更新收藏展览，并精心策划特展。博物馆重点关注当代的文化辩论，质疑固有的概念，以当代的视角重新诠释毕加索的作品。这样做不仅使博物馆能与时俱进，也使观众从新的角度去欣赏和解读毕加索的艺术。在同时，博物馆为社区提供教育，工作坊，与国际艺术通过展览、研讨会、研究的方式进行合作交流。此外，博物馆的数位化和创新不仅扩大了观众群体，还使年轻人更容易接触和理解毕加索的艺术，同时普及兼传播。</text:p>
      <text:p text:style-name="P4">
<draw:frame draw:style-name="fr1" draw:name="Image38" text:anchor-type="as-char" svg:width="6.9236in" svg:height="5.54026in" draw:z-index="0">
<draw:image xlink:href="../Images/FT Chinese Free Version/2023-06-08T22-58-13-00-00/000183524_piclink.jpg" xlink:type="simple" xlink:show="embed" xlink:actuate="onLoad" draw:mime-type="image/jpeg"/>
</draw:frame>
</text:p>
      <text:p text:style-name="P4">
毕加索的魅力及家乡情怀再加上博物馆本身的努力，使得博物馆得以超越单纯的“家乡博物馆”形象，在短短20年内，不但晋升为国际重要文化机构，还带动马拉加文化旅游，这不就是小兵立大功的好例子吗？</text:p>
      <text:p text:style-name="P4">
（本文仅代表作者本人观点，本文图片由博物馆方提供，编辑邮箱：zhen.zhu@ftchinese.com）</text:p>
      <text:p text:style-name="P4">
Source: <text:a xlink:type="simple" xlink:href="http://www.ftchinese.com/story/001099874" text:style-name="Internet_20_link" text:visited-style-name="Visited_20_Internet_20_Link">
http://www.ftchinese.com/story/001099874</text:a>
</text:p>
      <!--NEWS-->
      <text:h text:style-name="P10" text:outline-level="1">
<text:span text:style-name="T4">
美国参议员呼吁就币安向国会撒谎展开刑事调查 (Free Version)</text:span>
</text:h>
      <text:p text:style-name="P4">
Author: Chris Matthews</text:p>
      <text:p text:style-name="P4">
Publisher: 华尔街日报中文网</text:p>
      <text:p text:style-name="P4">
Published Time: 2023-06-08T23:50:00.000Z</text:p>
      <text:p text:style-name="P4">
Modified Time: 2023-06-08T23:50:00.000Z</text:p>
      <text:p text:style-name="P4">
Created Time: 2023-06-08T22:23:00.000Z</text:p>
      <text:p text:style-name="P4">
Description: 加密货币交易所币安正面临来自美国监管机构的重大民事诉讼，现在两位美国参议员要求司法部就该公司向国会做虚假陈述展开刑事调查。</text:p>
      <text:p text:style-name="P4">
Images: []</text:p>
      <text:p text:style-name="P4">
Categories: ['金融市场']</text:p>
      <text:p text:style-name="P4">
Keywords: SYND</text:p>
      <text:p text:style-name="P4">
Type: Article</text:p>
      <!--METADATA-->
      <text:p text:style-name="P4">
加密货币交易所币安(BinanceHoldings)正面临来自美国监管机构的重大民事诉讼，现在两位美国参议员要求司法部就该公司向国会做虚假陈述展开刑事调查。</text:p>
      <text:p text:style-name="P4">
Source: <text:a xlink:type="simple" xlink:href="https://cn.wsj.com/articles/%E5%8F%82%E8%AE%AE%E5%91%98%E5%91%BC%E5%90%81%E5%B0%B1%E5%B8%81%E5%AE%89%E5%90%91%E5%9B%BD%E4%BC%9A%E6%92%92%E8%B0%8E%E5%B1%95%E5%BC%80%E5%88%91%E4%BA%8B%E8%B0%83%E6%9F%A5-94a9da5e" text:style-name="Internet_20_link" text:visited-style-name="Visited_20_Internet_20_Link">
https://cn.wsj.com/articles/%E5%8F%82%E8%AE%AE%E5%91%98%E5%91%BC%E5%90%81%E5%B0%B1%E5%B8%81%E5%AE%89%E5%90%91%E5%9B%BD%E4%BC%9A%E6%92%92%E8%B0%8E%E5%B1%95%E5%BC%80%E5%88%91%E4%BA%8B%E8%B0%83%E6%9F%A5-94a9da5e</text:a>
</text:p>
      <!--NEWS-->
      <text:h text:style-name="P10" text:outline-level="1">
<text:span text:style-name="T4">
英国保守党再度沉迷于减税梦 (Free Version)</text:span>
</text:h>
      <text:p text:style-name="P4">
Authors: ['克里斯•贾尔斯']</text:p>
      <text:p text:style-name="P4">
Publisher: 英国《金融时报》</text:p>
      <text:p text:style-name="P4">
Time: 2023-06-08T23:52:07+00:00</text:p>
      <text:p text:style-name="P4">
Published Time: 2023-06-08T12:00:99+08:00</text:p>
      <text:p text:style-name="P4">
Modified Time: 2023-06-08T19:51:99+08:00</text:p>
      <text:p text:style-name="P4">
Description: 英国保守党再次对首相承诺在今秋出台的减税措施感到兴奋，仿佛去年灾难性的“迷你”预算没有发生过一样。</text:p>
      <text:p text:style-name="P4">
Images: ["<text:a xlink:type="simple" xlink:href="https://thumbor.ftacademy.cn/unsafe/picture/5/000182545_piclink.jpg" text:style-name="Internet_20_link" text:visited-style-name="Visited_20_Internet_20_Link">
000182545_pic...</text:a>
"]</text:p>
      <text:p text:style-name="P4">
Themes: ['观点', '英国经济', '关注']</text:p>
      <text:p text:style-name="P4">
Keywords: ['英国经济', '英国政府', '英国公共财政', '英国保守党', '英国税收', '税收', '英国政治与政策', '英格兰央行', '英国劳工党', '利兹·特拉斯']</text:p>
      <text:p text:style-name="P4">
Type: Article</text:p>
      <!--METADATA-->
      <text:p text:style-name="P4">
<draw:frame draw:style-name="fr1" draw:name="Image39" text:anchor-type="as-char" svg:width="6.9236in" svg:height="4.617987in" draw:z-index="0">
<draw:image xlink:href="../Images/FT Chinese Free Version/2023-06-08T23-52-07-00-00/000182545_piclink.jpg" xlink:type="simple" xlink:show="embed" xlink:actuate="onLoad" draw:mime-type="image/jpeg"/>
</draw:frame>
</text:p>
      <text:p text:style-name="P4">
英国保守党再次对首相承诺在今秋出台的减税措施感到兴奋，几乎就像去年灾难性的“迷你”预算没有发生过一样。政府消息人士近来忙着通报一个喜讯：首相想要降低所得税税率，相当于每一英镑减少2便士；与此同时，50名保守党议员要求废除“在道德上错误的”遗产税。</text:p>
      <text:p text:style-name="P4">
财政大臣杰里米•亨特(Jeremy Hunt)对最近的这些动向不应该感到意外，他在3月预算案(MarchBudget)中鼓励了此类猜测。他当时承诺“一旦我们能够负责任地这样做”，就会让每年90亿英镑的公司税投资免税额永久化。他还向议会议员们提供证据表明“保守党的做法是在我们可以做到的时候就降低税收”。</text:p>
      <text:p text:style-name="P4">
Source: <text:a xlink:type="simple" xlink:href="http://www.ftchinese.com/story/001099908" text:style-name="Internet_20_link" text:visited-style-name="Visited_20_Internet_20_Link">
http://www.ftchinese.com/story/001099908</text:a>
</text:p>
      <!--NEWS-->
      <text:h text:style-name="P10" text:outline-level="1">
<text:span text:style-name="T4">
传中国拟于古巴设窃听基地 哈瓦那当局驳斥</text:span>
</text:h>
      <text:p text:style-name="P4">
Publisher: 法新社</text:p>
      <text:p text:style-name="P4">
Published Time: 2023-06-09T-11:02:07+00:00</text:p>
      <text:p text:style-name="P4">
Modified Time: 2023-06-09T08:35:02+00:00</text:p>
      <text:p text:style-name="P4">
Description: （法新社哈瓦那8日电） 美国媒体报导，中国已和古巴达成协议，中方将在加勒比海岛国古巴建立情报基地对邻近的美国进行窃听。哈瓦那当局今天驳斥相关报导，白宫也称报导内容不正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09T-11-02-07-00-00/000000.png" xlink:type="simple" xlink:show="embed" xlink:actuate="onLoad" draw:mime-type="image/png"/>
</draw:frame>
</text:p>
      <text:p text:style-name="P4">
这两家美国媒体报导指出，北京及哈瓦那当局已达成一项秘密协议，中方将在加勒比海岛国古巴设置一套中国电子窃听设施，用来监听美国东南部的情报，该区域包括美国佛罗里达州的美军南方司令部（USSouthern Command）及中央司令部（US Central Command）总部。</text:p>
      <text:p text:style-name="P4">
「华尔街日报」在报导中引述不具名美国官员说法指出，中国为设置这项设施，将支付「数十亿美元」给古巴。</text:p>
      <text:p text:style-name="P4">
古巴外交部副部长德柯西奥（Carlos Fernandez de Cossio）表示，「华尔街日报」（The Wall StreetJournal）及美国有线电视新闻网（CNN）的报导「全是谎言且毫无根据」。</text:p>
      <text:p text:style-name="P4">
他指出，古巴一向反对拉丁美洲（Latin America）存有任何外国驻军和军事基地，「包括许多美国基地和军队」。「这类诽谤常是由美国官员们一手捏造。」</text:p>
      <text:p text:style-name="P4">
白宫（White House）国家安全会议发言人柯比（JohnKirby）指出，「华尔街日报」的报导不正确。柯比告诉微软国家广播公司（MSNBC）：「我读过那篇新闻报导，它并不正确。」</text:p>
      <text:p text:style-name="P4">
柯比指出：「我可断定的是，打从这个政府上任第一天起，我们就一直关切中国在全球的影响力活动，当然包括西半球和这个区域。」</text:p>
      <text:p text:style-name="P4">
柯比并说：「我们正非常密切地关注此事。」</text:p>
      <text:p text:style-name="P4">
Source: <text:a xlink:type="simple" xlink:href="https://www.rfi.fr/cn/%E5%9B%BD%E9%99%85%E6%8A%A5%E9%81%93/20230609-%E4%BC%A0%E4%B8%AD%E5%9B%BD%E6%8B%9F%E4%BA%8E%E5%8F%A4%E5%B7%B4%E8%AE%BE%E7%AA%83%E5%90%AC%E5%9F%BA%E5%9C%B0-%E5%93%88%E7%93%A6%E9%82%A3%E5%BD%93%E5%B1%80%E9%A9%B3%E6%96%A5" text:style-name="Internet_20_link" text:visited-style-name="Visited_20_Internet_20_Link">
https://www.rfi.fr/cn/%E5%9B%BD%E9%99%85%E6%8A%A5%E9%81%93/20230609-%E4%BC%A0%E4%B8%AD%E5%9B%BD%E6%8B%9F%E4%BA%8E%E5%8F%A4%E5%B7%B4%E8%AE%BE%E7%AA%83%E5%90%AC%E5%9F%BA%E5%9C%B0-%E5%93%88%E7%93%A6%E9%82%A3%E5%BD%93%E5%B1%80%E9%A9%B3%E6%96%A5</text:a>
</text:p>
      <!--NEWS-->
      <text:h text:style-name="P10" text:outline-level="1">
<text:span text:style-name="T4">
因应中国竞争 美英建立新经济伙伴关系</text:span>
</text:h>
      <text:p text:style-name="P4">
Publisher: 法新社</text:p>
      <text:p text:style-name="P4">
Published Time: 2023-06-09T-17:32:08+00:00</text:p>
      <text:p text:style-name="P4">
Modified Time: 2023-06-09T07:20:04+00:00</text:p>
      <text:p text:style-name="P4">
Description: （法新社华盛顿8日电） 美国与英国领导人今天宣布形成新的经济伙伴关系，在面临中国日益激烈的竞争时，将提升在国防与再生能源的产业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6-09T-17-32-08-00-00/000000.png" xlink:type="simple" xlink:show="embed" xlink:actuate="onLoad" draw:mime-type="image/png"/>
</draw:frame>
</text:p>
      <text:p text:style-name="P4">
英国首相苏纳克（Rishi Sunak）访问白宫时，与美国总统拜登一同发布「大西洋宣言」（AtlanticDeclaration）。拜登粉碎了伦敦当局的希望，让脱欧后的英国无从与美国达成更广泛的自由贸易协定。</text:p>
      <text:p text:style-name="P4">
大西洋宣言提到：「我们在国际稳定上面临新挑战，包括来自俄罗斯与中华人民共和国等专制国家、颠覆性技术、非国家行为者与气候变迁等跨国挑战。」</text:p>
      <text:p text:style-name="P4">
大西洋宣言提到美国盟友对拜登提出的一个关键隐忧，即拜登的「降低通膨法案」（Inflation ReductionAct）。这项法案大幅扩大美国对绿色能源的承诺，希望美国藉由提升国内产业，取得领先中国的地位。</text:p>
      <text:p text:style-name="P4">
根据与苏纳克达成的协议，美英两国将就美国如何处理英国电池中使用的关键矿物，「立即」展开谈判。拜登也同意要求国会，指定英国为国防采购来源，以加快如极音速飞弹等下一代武器的发展。</text:p>
      <text:p text:style-name="P4">
苏纳克在声明中说：「英国与美国总是在挑战极限，看看两国可以达成什么成就。因此当我们面临自工业革命以来的最大转型时，我们自然会相互期待，一同打造更强大的经济未来。」</text:p>
      <text:p text:style-name="P4">
Source: <text:a xlink:type="simple" xlink:href="https://www.rfi.fr/cn/%E5%9B%BD%E9%99%85%E6%8A%A5%E9%81%93/20230609-%E5%9B%A0%E5%BA%94%E4%B8%AD%E5%9B%BD%E7%AB%9E%E4%BA%89-%E7%BE%8E%E8%8B%B1%E5%BB%BA%E7%AB%8B%E6%96%B0%E7%BB%8F%E6%B5%8E%E4%BC%99%E4%BC%B4%E5%85%B3%E7%B3%BB" text:style-name="Internet_20_link" text:visited-style-name="Visited_20_Internet_20_Link">
https://www.rfi.fr/cn/%E5%9B%BD%E9%99%85%E6%8A%A5%E9%81%93/20230609-%E5%9B%A0%E5%BA%94%E4%B8%AD%E5%9B%BD%E7%AB%9E%E4%BA%89-%E7%BE%8E%E8%8B%B1%E5%BB%BA%E7%AB%8B%E6%96%B0%E7%BB%8F%E6%B5%8E%E4%BC%99%E4%BC%B4%E5%85%B3%E7%B3%BB</text:a>
</text:p>
      <!--NEWS-->
      <text:h text:style-name="P10" text:outline-level="1">
<text:span text:style-name="T4">
日皇德仁夫妇17日出访印尼 即位后首次国是访问</text:span>
</text:h>
      <text:p text:style-name="P4">
Publisher: 法新社</text:p>
      <text:p text:style-name="P4">
Published Time: 2023-06-09T-19:32:08+00:00</text:p>
      <text:p text:style-name="P4">
Modified Time: 2023-06-09T07:20:03+00:00</text:p>
      <text:p text:style-name="P4">
Description: （法新社东京9日电） 日本德仁天皇2019年即位，该国政府今天宣布，他们夫妇将于这个月前往印尼，进行首次国是访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09T-19-32-08-00-00/000000.png" xlink:type="simple" xlink:show="embed" xlink:actuate="onLoad" draw:mime-type="image/png"/>
</draw:frame>
</text:p>
      <text:p text:style-name="P4">
日皇德仁（Emperor Naruhito）和雅子皇后（Empress Masako）应印尼总统佐科威（JokoWidodo）之邀，将于17日至23日访问印尼。佐科威去年访问东京时，邀请日皇夫妇访问印尼。</text:p>
      <text:p text:style-name="P4">
日本首相岸田文雄（Fumio Kishida）在声明中说：「这次的访问，将进一步强化与印尼的亲密友好关系。」</text:p>
      <text:p text:style-name="P4">
在COVID-19（2019冠状病毒疾病）大爆发期间，疫情对日皇德仁夫妇执行公务造成了限制，如今已逐渐恢复。</text:p>
      <text:p text:style-name="P4">
去年，日皇德仁夫妇首次出国，当时是去参加英国女王伊丽莎白二世（Queen Elizabeth II）的国葬仪式。</text:p>
      <text:p text:style-name="P4">
上个月在日本广岛进行的七大工业国集团（G7）会议，岸田文雄邀请了佐科威与其他几个发展中大国的领导人一起参加。</text:p>
      <text:p text:style-name="P4">
Source: <text:a xlink:type="simple" xlink:href="https://www.rfi.fr/cn/%E5%9B%BD%E9%99%85%E6%8A%A5%E9%81%93/20230609-%E6%97%A5%E7%9A%87%E5%BE%B7%E4%BB%81%E5%A4%AB%E5%A6%8717%E6%97%A5%E5%87%BA%E8%AE%BF%E5%8D%B0%E5%B0%BC-%E5%8D%B3%E4%BD%8D%E5%90%8E%E9%A6%96%E6%AC%A1%E5%9B%BD%E6%98%AF%E8%AE%BF%E9%97%AE" text:style-name="Internet_20_link" text:visited-style-name="Visited_20_Internet_20_Link">
https://www.rfi.fr/cn/%E5%9B%BD%E9%99%85%E6%8A%A5%E9%81%93/20230609-%E6%97%A5%E7%9A%87%E5%BE%B7%E4%BB%81%E5%A4%AB%E5%A6%8717%E6%97%A5%E5%87%BA%E8%AE%BF%E5%8D%B0%E5%B0%BC-%E5%8D%B3%E4%BD%8D%E5%90%8E%E9%A6%96%E6%AC%A1%E5%9B%BD%E6%98%AF%E8%AE%BF%E9%97%AE</text:a>
</text:p>
      <!--NEWS-->
      <text:h text:style-name="P10" text:outline-level="1">
<text:span text:style-name="T4">
减少化石燃料使用  COP28主席坦承「势不可免」</text:span>
</text:h>
      <text:p text:style-name="P4">
Publisher: 法新社</text:p>
      <text:p text:style-name="P4">
Published Time: 2023-06-09T-21:32:08+00:00</text:p>
      <text:p text:style-name="P4">
Modified Time: 2023-06-09T07:05:02+00:00</text:p>
      <text:p text:style-name="P4">
Description: （法新社德国波昂8日电） 阿布达比国家石油公司执行长的贾比尔（Sultan Al Jaber）将在年底召开的联合国气候变迁大会担任主席，他今天承认，减少化石燃料的使用是无可避免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6-09T-21-32-08-00-00/000000.png" xlink:type="simple" xlink:show="embed" xlink:actuate="onLoad" draw:mime-type="image/png"/>
</draw:frame>
</text:p>
      <text:p text:style-name="P4">
在联合国气候变化纲要公约第28次缔约方会议（COP28）召开前6个月的气候技术会谈期间，贾比尔在场外说：「化石燃料的逐步减少是不可避免的。」</text:p>
      <text:p text:style-name="P4">
阿布达比国家石油公司（Abu Dhabi National Oil Company,ADNOC）负责人贾比尔补充说：「化石燃料减少的速度，取决于我们采用零碳替代品、同时可以确保能源安全、可及性、可负担性的速度。」</text:p>
      <text:p text:style-name="P4">
贾比尔为COP28规画辩护，当中包括「全球共同的目标，是2030年前，将可再生能源增加至3倍、把能源效率提高1倍、让干净的氢气多1倍。」</text:p>
      <text:p text:style-name="P4">
贾比尔的这番评论发表之际，联合国气候谈判的众多参与者和观察员都呼吁贾比尔明确承认，停止使用化石燃料的重要性。迄今为止，没有任何一次COP会议能以书面形式、白纸黑字列出停止使用化石燃料的目标。</text:p>
      <text:p text:style-name="P4">
Source: <text:a xlink:type="simple" xlink:href="https://www.rfi.fr/cn/%E5%9B%BD%E9%99%85%E6%8A%A5%E9%81%93/20230609-%E5%87%8F%E5%B0%91%E5%8C%96%E7%9F%B3%E7%87%83%E6%96%99%E4%BD%BF%E7%94%A8-cop28%E4%B8%BB%E5%B8%AD%E5%9D%A6%E6%89%BF-%E5%8A%BF%E4%B8%8D%E5%8F%AF%E5%85%8D" text:style-name="Internet_20_link" text:visited-style-name="Visited_20_Internet_20_Link">
https://www.rfi.fr/cn/%E5%9B%BD%E9%99%85%E6%8A%A5%E9%81%93/20230609-%E5%87%8F%E5%B0%91%E5%8C%96%E7%9F%B3%E7%87%83%E6%96%99%E4%BD%BF%E7%94%A8-cop28%E4%B8%BB%E5%B8%AD%E5%9D%A6%E6%89%BF-%E5%8A%BF%E4%B8%8D%E5%8F%AF%E5%85%8D</text:a>
</text:p>
      <!--NEWS-->
      <text:h text:style-name="P10" text:outline-level="1">
<text:span text:style-name="T4">
中国据报将在古巴建窃听基地 美称报导有误</text:span>
</text:h>
      <text:p text:style-name="P4">
Author: None (Language: zh)</text:p>
      <text:p text:style-name="P4">
Publisher: None</text:p>
      <text:p text:style-name="P4">
Time: 2023-06-09T00:32:00Z</text:p>
      <text:p text:style-name="P4">
Description: 《华尔街日报》8日报导，中国将斥重金在古巴打造一处电子窃听基地，与美国佛州仅相距100英里，但此消息遭到涉事三国质疑或否认。各国分别如何回应此报导？</text:p>
      <text:p text:style-name="P4">
Videos: []</text:p>
      <text:p text:style-name="P4">
Images: []</text:p>
      <text:p text:style-name="P4">
Subject: 时政风云</text:p>
      <text:p text:style-name="P4">
Subjects: ['岛屿主权争端', '专题报道：全景观看“习马会”', '中国', '中共十九大', '古巴', '德中关系']</text:p>
      <text:p text:style-name="P4">
Keywords: ['中国', '古巴', '窃听设施', '拜登', '电子通信', '柯比', '古巴导弹危机']</text:p>
      <text:p text:style-name="P4">
ID: 65861382</text:p>
      <!--METADATA-->
      <text:p text:style-name="P4">
<text:a xlink:type="simple" xlink:href="https://www.dw.com/zh/overlay/image/article/65861382/64280811" text:style-name="Internet_20_link" text:visited-style-name="Visited_20_Internet_20_Link">
 </text:a>
</text:p>
      <text:p text:style-name="P4">
美國認為《華爾街日報》報導不正確。圖為美國駐古巴大使館</text:p>
      <text:p text:style-name="P4">
（德国之声中文网）《华尔街日报》周四（6月8日）引述匿名消息报导，中国将在距离佛罗里达州大约100英里的古巴岛上建置窃听设施。此消息的真实性遭到美国白宫及五角大厦质疑，中国及古巴政府则表示「不知情」并予以否认。</text:p>
      <text:p text:style-name="P4">
美国白宫国家安全委员会发言人柯比（John Kirby）在报导刊出后告诉路透社：「我们已经看到（报导）了，它并不正确。」但未具体说明不正确之处。</text:p>
      <text:p text:style-name="P4">
稍早，柯比告诉《华尔街日报》，他无法对这一具体的报导发表意见，但同时称「我们很清楚，也多次提到中华人民共和国正努力在世界各地投资可用于军事目的的基础设施」，包括在西半球。他说，美国正在密切监测，采取应对措施，有信心能够履行在美国国内、在该地区和在世界各地的所有安全承诺。</text:p>
      <text:p text:style-name="P4">
美国国防部发言人莱德（Pat Ryder）也向路透社表示该报导不正确。他说：「我们未察觉中国与古巴在发展任何形式的情搜站。」</text:p>
      <text:p text:style-name="P4">
古巴驻华盛顿大使馆8日表示，《华尔街日报》的文章传递了「完全错误的、毫无根据的信息」。古巴外交部副部长费尔南德斯·德·科西奥（ CarlosFernandez deCossio）也驳斥了该报导，称其为美国的捏造，目的是为了替华盛顿对古巴岛实施几十年的经济禁运进行辩护，并表示古巴拒绝在拉丁美洲和加勒比地区存有任何他国军事基地。</text:p>
      <text:p text:style-name="P4">
中国驻美大使馆一位发言人则说：「我们对这个案子并不知情，因此目前无法发表评论。」据路透社报道，中国外交部发言人汪文斌在6月9日的例行记者会上表示，美国应该停止干涉古巴的内部事务，他同时称，“造谣污蔑是美国的惯用伎俩”。</text:p>
      <text:p text:style-name="P4">
</text:p>
      <text:p text:style-name="P4">
古巴哈瓦那革命广场</text:p>
      <text:h text:style-name="P12" text:outline-level="3">
<text:span text:style-name="T4">
报导说了什么？</text:span>
</text:h>
      <text:p text:style-name="P4">
《华尔街日报》援引了解机密情报的美国官员称，中国将在距离佛罗里达州大约100英里的古巴建窃听设施。为此，中国同意向现金短缺的古巴支付几十亿美元。两国已秘密达成了原则性协议。不过，知情官员拒绝透露更多关于该设施可能的地点、动工时间、美方将如何应对等细节。</text:p>
      <text:p text:style-name="P4">
该消息称，有关计划的披露引起拜登政府内部不安，因为在古巴建窃听设施将使中国的情报部门能够窃听设有许多军事基地的整个美国东南部的电子通信，并监视美国的船舶交通。</text:p>
      <text:p text:style-name="P4">
对中国和古巴持批评态度的美国参议员马尔科·鲁比奥（Marco Rubio）在推特上表示，“来自古巴的对美国的威胁不仅是真实的，而且比这更糟糕。”</text:p>
      <text:p text:style-name="P4">
《华尔街日报》指出，美国以前曾为阻止外国势力在西半球扩大影响进行过干预，最突出的例子是在1962年的古巴导弹危机期间。当时，苏联向古巴部署了具有核能力的导弹，促使美国海军对古巴进行了封锁。美苏两国一度走到核战争的边缘。</text:p>
      <text:p text:style-name="P4">
上个月， <text:a xlink:type="simple" xlink:href="https://www.dw.com/zh/zh/美国中央情报局长秘密访问中国/a-65815540" text:style-name="Internet_20_link" text:visited-style-name="Visited_20_Internet_20_Link">
 拜登总统曾派中央情报局局长伯恩斯秘密访问北京</text:a>
。5月10日和11日，美国国家安全顾问杰克沙利文与中共中央外事办主任王毅在维也纳举行了为期两天的会晤。</text:p>
      <text:p text:style-name="P4">
(《华尔街日报》，路透社)</text:p>
      <text:p text:style-name="P4">
Source: <text:a xlink:type="simple" xlink:href="https://www.dw.com/zh/中国据报将在古巴建窃听基地-美称报导有误/a-65861382" text:style-name="Internet_20_link" text:visited-style-name="Visited_20_Internet_20_Link">
https://www.dw.com/zh/中国据报将在古巴建窃听基地-美称报导有误/a-65861382?maca=chi-rss-chi-all-1127-rdf</text:a>
</text:p>
      <!--NEWS-->
      <text:h text:style-name="P10" text:outline-level="1">
<text:span text:style-name="T4">
这样走路，效果不输高强度运动 (Free Version)</text:span>
</text:h>
      <text:p text:style-name="P4">
Author: Jen Murphy</text:p>
      <text:p text:style-name="P4">
Publisher: 华尔街日报中文网</text:p>
      <text:p text:style-name="P4">
Published Time: 2023-06-09T00:50:00.000Z</text:p>
      <text:p text:style-name="P4">
Modified Time: 2023-06-09T00:50:00.000Z</text:p>
      <text:p text:style-name="P4">
Created Time: 2023-06-08T23:04:00.000Z</text:p>
      <text:p text:style-name="P4">
Description: 你不需要耗费大量时间和金钱也能燃烧更多卡路里。在步行过程中结合负重、爬坡、加速等，就可以加大运动强度。来看看最省钱的锻炼指南。</text:p>
      <text:p text:style-name="P4">
Images: []</text:p>
      <text:p text:style-name="P4">
Categories: ['派', '生活']</text:p>
      <text:p text:style-name="P4">
Keywords: SYND,LINK:EN|WP-WSJ-0000643810</text:p>
      <text:p text:style-name="P4">
Type: Article</text:p>
      <!--METADATA-->
      <text:p text:style-name="P4">
若想加大锻炼强度，可能只需一个最简单的改变：调整你的迈步方式。</text:p>
      <text:p text:style-name="P4">
Source: <text:a xlink:type="simple" xlink:href="https://cn.wsj.com/articles/%E8%BF%99%E6%A0%B7%E8%B5%B0%E8%B7%AF-%E6%95%88%E6%9E%9C%E4%B8%8D%E8%BE%93%E9%AB%98%E5%BC%BA%E5%BA%A6%E8%BF%90%E5%8A%A8-cc2ff8ca" text:style-name="Internet_20_link" text:visited-style-name="Visited_20_Internet_20_Link">
https://cn.wsj.com/articles/%E8%BF%99%E6%A0%B7%E8%B5%B0%E8%B7%AF-%E6%95%88%E6%9E%9C%E4%B8%8D%E8%BE%93%E9%AB%98%E5%BC%BA%E5%BA%A6%E8%BF%90%E5%8A%A8-cc2ff8ca</text:a>
</text:p>
      <!--NEWS-->
      <text:h text:style-name="P10" text:outline-level="1">
<text:span text:style-name="T4">
基辅否认开始反攻的报道与俄罗斯宣布摧毁乌克兰坦克车队</text:span>
</text:h>
      <text:p text:style-name="P4">
Author: 半岛电视台＋通讯社</text:p>
      <text:p text:style-name="P4">
Publisher: Al Jazeera</text:p>
      <text:p text:style-name="P4">
Published Time: 2023-06-09T02:15:36</text:p>
      <text:p text:style-name="P4">
Modified Time: 2023-06-09T02:15:36</text:p>
      <text:p text:style-name="P4">
Description: 乌克兰军队否认了西方媒体周四关于基辅开始对俄罗斯军队进行预期反击的报道，莫斯科没有对此消息发表评论，但俄罗斯方面表示，其已经摧毁了正在前往前线的乌克兰坦克车队。</text:p>
      <text:p text:style-name="P4">
Images: ["<text:a xlink:type="simple" xlink:href="https://chinese.aljazeera.net/wp-content/uploads/2023/06/1-1686276620.jpg" text:style-name="Internet_20_link" text:visited-style-name="Visited_20_Internet_20_Link">
1-1686276620.jpg</text:a>
", "<text:a xlink:type="simple" xlink:href="https://chinese.aljazeera.net/wp-content/uploads/2023/06/2-1686276663.jpg" text:style-name="Internet_20_link" text:visited-style-name="Visited_20_Internet_20_Link">
2-1686276663.jpg</text:a>
", "<text:a xlink:type="simple" xlink:href="https://chinese.aljazeera.net/wp-content/uploads/2023/06/1-1686276699.jpg" text:style-name="Internet_20_link" text:visited-style-name="Visited_20_Internet_20_Link">
1-168627669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6" text:anchor-type="as-char" svg:width="6.9236in" svg:height="4.610042in" draw:z-index="0">
<draw:image xlink:href="../Images/Aljazeera Chinese/2023-06-09T02-15-36/1-1686276620.jpg" xlink:type="simple" xlink:show="embed" xlink:actuate="onLoad" draw:mime-type="image/jpeg"/>
</draw:frame>
 赫尔松卡霍夫卡大坝爆炸事件的最严重影响是什么？</text:p>
      <text:p text:style-name="P4">
乌克兰军队否认了西方媒体周四关于基辅开始对俄罗斯军队进行预期反击的报道，莫斯科没有对此消息发表评论，但俄罗斯方面表示，其已经摧毁了正在前往前线的乌克兰坦克车队。</text:p>
      <text:p text:style-name="P4">
路透社援引乌克兰军队总参谋部发言人的说法报道称，“我们没有这样的信息。”</text:p>
      <text:p text:style-name="P4">
《华盛顿邮报》援引乌克兰军方官员的话报道称，乌克兰军队对俄罗斯军队发起了反击，并证实，乌克兰军队加大了对该国东南部前线的攻击力度。</text:p>
      <text:p text:style-name="P4">
NBC 新闻还援引一名乌克兰高级军官和一名靠近前线的士兵的说法报道称，袭击已经开始。</text:p>
      <text:p text:style-name="P4">
在此背景下，乌克兰地面部队指挥官周四公布了俄罗斯车辆在巴赫穆特市被摧毁的场景，作为乌克兰军队对俄罗斯军队进行反击的一部分，并表示，他的部队在这座城市不断取得进展。</text:p>
      <text:p text:style-name="P4">
另一方面，英国国防部周四在其关于俄乌战争的每日简报中证实，“前线的几个区域”正在发生激烈的战斗。</text:p>
      <text:p text:style-name="P4">
<draw:frame draw:style-name="fr1" draw:name="Image47" text:anchor-type="as-char" svg:width="6.9236in" svg:height="3.894525in" draw:z-index="0">
<draw:image xlink:href="../Images/Aljazeera Chinese/2023-06-09T02-15-36/2-1686276663.jpg" xlink:type="simple" xlink:show="embed" xlink:actuate="onLoad" draw:mime-type="image/jpeg"/>
</draw:frame>
俄罗斯国防部公布乌克兰装甲车在扎波罗热轴线上被摧毁的场景</text:p>
      <text:h text:style-name="P13" text:outline-level="4">
<text:span text:style-name="T4">
俄罗斯没有评论</text:span>
</text:h>
      <text:p text:style-name="P4">
另一方面，俄罗斯尚未对反击事件发表评论，然而，俄罗斯国防部周四发布了一段视频片段，显示了乌克兰坦克纵队，据称这些坦克正在开往前线。</text:p>
      <text:p text:style-name="P4">
据俄罗斯卫星通讯社报道，俄罗斯国防部证实，俄罗斯大炮摧毁了绝大多数装甲车，包括豹式坦克等西方制造的坦克。</text:p>
      <text:p text:style-name="P4">
与此同时，白俄罗斯总统亚历山大·卢卡申科指责乌克兰炸毁卡霍夫卡大坝，以掩盖其在反击行动中的损失。</text:p>
      <text:p text:style-name="P4">
卢卡申科在明斯克会见俄罗斯安全会议秘书尼古拉·帕特鲁舍夫时表示，乌克兰的军事袭击无异于乌克兰当局的虚假信息，并强调，解决乌克兰危机别无选择，只能通过谈判解决。</text:p>
      <text:h text:style-name="P13" text:outline-level="4">
<text:span text:style-name="T4">
指责与救援行动</text:span>
</text:h>
      <text:p text:style-name="P4">
与此同时，乌克兰当局继续为遭受洪水袭击的南部赫尔松地区的居民开展救援行动，此前，卡霍夫卡大坝被毁后，村庄、田野和道路被淹没。</text:p>
      <text:p text:style-name="P4">
该地区州长表示，约有600平方公里的土地被淹，乌克兰军方表示，赫尔松的洪水迫使俄罗斯军队撤退，并“将俄军的炮击减少了一半”。</text:p>
      <text:p text:style-name="P4">
俄罗斯和乌克兰就卡霍夫卡大坝被炸毁事件相互指责，周四，这两个国家互相指责对方轰炸了援助人员试图从仍在上涨的洪水中营救人员和动物的地区。</text:p>
      <text:p text:style-name="P4">
乌克兰总检察长表示，一名平民在俄罗斯对赫尔松市的轰炸中丧生，乌克兰军事当局指责俄罗斯军队继续轰炸和恐吓平民。</text:p>
      <text:p text:style-name="P4">
另一方面，克里姆林宫指责乌克兰在大坝倒塌后轰炸被淹地区的俄罗斯救援人员，并指责乌克兰军队轰炸了卡霍夫卡大坝附近科尔顺卡的一座变电站。</text:p>
      <text:p text:style-name="P4">
<draw:frame draw:style-name="fr1" draw:name="Image48" text:anchor-type="as-char" svg:width="6.9236in" svg:height="3.894525in" draw:z-index="0">
<draw:image xlink:href="../Images/Aljazeera Chinese/2023-06-09T02-15-36/1-1686276699.jpg" xlink:type="simple" xlink:show="embed" xlink:actuate="onLoad" draw:mime-type="image/jpeg"/>
</draw:frame>
 乌克兰南部卡霍夫卡大坝爆炸后发生了什么？</text:p>
      <text:h text:style-name="P13" text:outline-level="4">
<text:span text:style-name="T4">
扎波罗热核电站</text:span>
</text:h>
      <text:p text:style-name="P4">
与此同时，法新社报道称，卡霍夫卡大坝运营公司周四宣布，乌克兰南部大坝形成的水库无法再提供水来冷却扎波罗热核电站的反应堆。</text:p>
      <text:p text:style-name="P4">
乌克兰国营水力发电公司Ukrhydroenergo主管西罗塔（Ihor Syrota）表示，水位“低于 12.7米的分界点”，这意味着不再可能为“扎波罗热核电站反应堆提供冷却”。</text:p>
      <text:p text:style-name="P4">
乌克兰当局还宣布，轰炸卡霍夫卡大坝可能导致数百万吨粮食损失。</text:p>
      <text:p text:style-name="P4">
大坝被炸毁后，当局此前曾报告说，赫尔松地区，特别是河流以南地区的近10000公顷农田将被淹没。</text:p>
      <text:h text:style-name="P13" text:outline-level="4">
<text:span text:style-name="T4">
联合国协议</text:span>
</text:h>
      <text:p text:style-name="P4">
乌克兰外交部宣布与联合国达成协议，在洪泛区第聂伯河左岸进行撤离行动，并在确保安全通行到乌克兰政府控制的领土的条件下，派遣团队提供人道主义援助。</text:p>
      <text:p text:style-name="P4">
乌克兰外交部发表声明称，已与联合国达成共识，其部队撤离受灾地区，从俄罗斯控制下的第聂伯河南岸到乌克兰控制下的北岸。</text:p>
      <text:p text:style-name="P4">
乌克兰总统泽连斯基访问了赫尔松市，视察卡霍夫卡大坝爆炸造成的洪水影响，并将这种情况描述为一场灾难。</text:p>
      <text:p text:style-name="P4">
泽连斯基表示，他与当地政府讨论了赫尔松的局势、疏散、恢复该地区秩序的努力以及军事局势等问题。</text:p>
      <text:h text:style-name="P13" text:outline-level="4">
<text:span text:style-name="T4">
拜登与苏纳克</text:span>
</text:h>
      <text:p text:style-name="P4">
有关政治方面的事态发展，美国总统乔·拜登和英国首相里希·苏纳克周四在华盛顿举行会谈后举行的新闻发布会上谈到了乌克兰局势，拜登在会上表示，他认为俄罗斯不会停在基辅门口，并补充说，“这是我们与许多人分享的看法。”</text:p>
      <text:p text:style-name="P4">
这位美国总统表示，他与英国首相讨论了面对俄罗斯可怕侵略时对乌克兰人民共同支持问题，并强调，必须“提供乌克兰支持其军队所需的一切”，他并补充说，他的政府将从国会获得必要的资金。</text:p>
      <text:p text:style-name="P4">
另一方面，苏纳克表示，“俄罗斯的威胁需要威慑，因为普京总统会继续拖延，因此，我们必须加强对基辅的支持。”</text:p>
      <text:p text:style-name="P4">
Source: <text:a xlink:type="simple" xlink:href="https://chinese.aljazeera.net/news/war-in-ukraine/2023/6/9/%e5%9f%ba%e8%be%85%e5%90%a6%e8%ae%a4%e5%bc%80%e5%a7%8b%e5%8f%8d%e6%94%bb%e7%9a%84%e6%8a%a5%e9%81%93%e4%b8%8e%e4%bf%84%e7%bd%97%e6%96%af%e5%ae%a3%e5%b8%83%e6%91%a7%e6%af%81%e4%b9%8c%e5%85%8b%e5%85%b0" text:style-name="Internet_20_link" text:visited-style-name="Visited_20_Internet_20_Link">
https://chinese.aljazeera.net/news/war-in-ukraine/2023/6/9/%e5%9f%ba%e8%be%85%e5%90%a6%e8%ae%a4%e5%bc%80%e5%a7%8b%e5%8f%8d%e6%94%bb%e7%9a%84%e6%8a%a5%e9%81%93%e4%b8%8e%e4%bf%84%e7%bd%97%e6%96%af%e5%ae%a3%e5%b8%83%e6%91%a7%e6%af%81%e4%b9%8c%e5%85%8b%e5%85%b0</text:a>
</text:p>
      <!--NEWS-->
      <text:h text:style-name="P10" text:outline-level="1">
<text:span text:style-name="T4">
食品股降温，投资者见好就收 (Free Version)</text:span>
</text:h>
      <text:p text:style-name="P4">
Author: Aaron Back</text:p>
      <text:p text:style-name="P4">
Publisher: 华尔街日报中文网</text:p>
      <text:p text:style-name="P4">
Published Time: 2023-06-09T02:20:00.000Z</text:p>
      <text:p text:style-name="P4">
Modified Time: 2023-06-09T02:20:00.000Z</text:p>
      <text:p text:style-name="P4">
Created Time: 2023-06-09T01:06:00.000Z</text:p>
      <text:p text:style-name="P4">
Description: 投资者对包装食品公司股票的态度突然冷淡了。其中一项主要担忧是，这些股票从价格涨势中获得的助力可能很快就会结束。</text:p>
      <text:p text:style-name="P4">
Images: []</text:p>
      <text:p text:style-name="P4">
Categories: ['金融市场', '股闻天下']</text:p>
      <text:p text:style-name="P4">
Keywords: SYND,LINK:EN|WP-WSJ-0000960641</text:p>
      <text:p text:style-name="P4">
Type: Article</text:p>
      <!--METADATA-->
      <text:p text:style-name="P4">
投资者对包装食品公司股票的态度突然冷淡了。其中一项主要担忧是，这些股票从提价中获得的助力可能很快就会消退，驱动这波提价的因素首先是疫情期间需求激增，其次是对投入成本通胀做出反应。</text:p>
      <text:p text:style-name="P4">
Source: <text:a xlink:type="simple" xlink:href="https://cn.wsj.com/articles/%E9%A3%9F%E5%93%81%E8%82%A1%E9%99%8D%E6%B8%A9-%E6%8A%95%E8%B5%84%E8%80%85%E8%A7%81%E5%A5%BD%E5%B0%B1%E6%94%B6-ea2c5fb6" text:style-name="Internet_20_link" text:visited-style-name="Visited_20_Internet_20_Link">
https://cn.wsj.com/articles/%E9%A3%9F%E5%93%81%E8%82%A1%E9%99%8D%E6%B8%A9-%E6%8A%95%E8%B5%84%E8%80%85%E8%A7%81%E5%A5%BD%E5%B0%B1%E6%94%B6-ea2c5fb6</text:a>
</text:p>
      <!--NEWS-->
      <text:h text:style-name="P10" text:outline-level="1">
<text:span text:style-name="T4">
美官员称中国计划在古巴建窃听站</text:span>
</text:h>
      <text:p text:style-name="P4">
Creator: KAROUN DEMIRJIAN,黄安伟</text:p>
      <text:p text:style-name="P4">
Publisher: https://www.facebook.com/nytimeschinese</text:p>
      <text:p text:style-name="P4">
Published Time: 2023-06-09T02:22:44+08:00</text:p>
      <text:p text:style-name="P4">
Description: 官员称计划建设的设施靠近美国，担心它会增强北京监控东南部各州敏感行动的技术能力，包括几个军事基地。古巴否认相关报道，中国则表示不了解情况。 Ramon Espinosa/Associated Press 古巴哈瓦那的国会大厦。</text:p>
      <text:p text:style-name="P4">
Images: ["<text:a xlink:type="simple" xlink:href="https://static01.nyt.com/images/2023/06/08/multimedia/08dc-spybase-kmfq/08dc-spybase-kmfq-master1050.jpg" text:style-name="Internet_20_link" text:visited-style-name="Visited_20_Internet_20_Link">
08dc-spybase-...</text:a>
"]</text:p>
      <text:p text:style-name="P4">
Category: 美国</text:p>
      <text:p text:style-name="P4">
Type: Article</text:p>
      <!--METADATA-->
      <text:p text:style-name="P4">
<draw:frame draw:style-name="fr1" draw:name="Image49" text:anchor-type="as-char" svg:width="6.9236in" svg:height="4.615733in" draw:z-index="0">
<draw:image xlink:href="../Images/cnnytimes/2023-06-09T02-22-44-08-00/08dc-spybase-kmfq-master1050.jpg" xlink:type="simple" xlink:show="embed" xlink:actuate="onLoad" draw:mime-type="image/jpeg"/>
</draw:frame>
</text:p>
      <text:p text:style-name="P4">
据三名知情美国官员透露，中国正计划在古巴建立一处设施，美国官员担心，该设施能够通过拦截附近美国军事和商业设施的电子信号对美国进行间谍活动。</text:p>
      <text:p text:style-name="P4">
北京已在其他地方建立了监听哨站，并在古巴有军事存在，但一个窃听站可以让中国在距离佛罗里达州海岸线约160公里的地方获得立足点，它有可能从那里对美国进行监视行动。</text:p>
      <text:p text:style-name="P4">
官员们表示，计划中的设施靠近美国，这尤其令人担忧，因为它可能会增强北京监控东南部各州敏感行动，包括几个军事基地的技术能力。</text:p>
      <text:p text:style-name="P4">
“有报道称，哈瓦那和北京正在联手针对美国和我们的人民，对此我们深感不安，”领导参议院情报委员会的弗吉尼亚州民主党参议员马克·沃纳和佛罗里达州共和党参议员马尔科·卢比奥周四在联合声明中表示。“美国必须对中国对我们国家安全持续而无耻的攻击做出回应。”</text:p>
      <text:p text:style-name="P4">
中国和古巴谈判的细节（美国官员坚持匿名讨论这一敏感情报）浮现之际，拜登政府正于紧张局势加剧后试图稳定与北京这个主要战略对手的关系。《 <text:a xlink:type="simple" xlink:href="https://www.wsj.com/articles/cuba-to-host-secret-chinese-spy-base-focusing-on-u-s-b2fed0e0" text:style-name="Internet_20_link" text:visited-style-name="Visited_20_Internet_20_Link">
 华尔街日报</text:a>
 》首先报道了中国在古巴建立设施的计划。</text:p>
      <text:p text:style-name="P4">
拜登总统的国家安全委员会反驳了有关该设施计划的报道。“该报道并不准确，”委员会发言人约翰·柯比在声明中说，但他拒绝透露更多细节。“我们确实对中国与古巴的关系感到担忧，从政府上任第一天起，我们就一直担心中国在我们这个半球和世界各地的活动。”</text:p>
      <text:p text:style-name="P4">
柯比表示，政府正在密切关注这些活动，并采取措施加以应对。他补充说，“我们仍然相信，我们有能力履行我们在国内和该地区的所有安全承诺。”</text:p>
      <text:p text:style-name="P4">
去年，在美国前议长佩洛西访问台湾后，两国之间的几项外交、军事和气候合作被冻结。今年早些时候，一个中国间谍气球被人发现盘旋于美国敏感军事地点附近，双边关系为此进一步受挫。</text:p>
      <text:p text:style-name="P4">
气球事件引发了国会的强烈反弹，并促使国务卿布林肯取消了原定于2月访问北京的行程。据美国官员称，经过数周紧张的外交活动，包括国家安全顾问沙利文与中国高级官员王毅之间的会晤，布林肯计划很快访华。目前还不清楚有关中国计划在古巴建立设施的最新爆料是否会再次影响他的访问。</text:p>
      <text:p text:style-name="P4">
中央情报局和国家情报总监办公室的代表拒绝置评。</text:p>
      <text:p text:style-name="P4">
广告</text:p>
      <text:p text:style-name="P4">
古巴外交部官员卡洛斯·费尔南德斯·德科西奥表示，有关中国计划在古巴建立间谍基地的报道是“完全错误和毫无根据的”。中国大使馆的一名代表表示，北京方面“不知道这个情况”。</text:p>
      <text:p text:style-name="P4">
中美经常对彼此展开监视行动。美国在南海上空 <text:a xlink:type="simple" xlink:href="https://www.nytimes.com/2015/05/23/world/asia/us-flies-over-a-chinese-project-at-sea-and-beijing-objects.html" text:style-name="Internet_20_link" text:visited-style-name="Visited_20_Internet_20_Link">
 派出侦察机</text:a>
 ，在太平洋沿岸的盟国部署 <text:a xlink:type="simple" xlink:href="https://cn.nytimes.com/asia-pacific/20230203/philippines-united-states-military-bases/" text:style-name="Internet_20_link" text:visited-style-name="Visited_20_Internet_20_Link">
 军事资源</text:a>
 ，并向台湾 <text:a xlink:type="simple" xlink:href="https://www.nytimes.com/2022/12/16/us/politics/congress-defense-bill-military.html" text:style-name="Internet_20_link" text:visited-style-name="Visited_20_Internet_20_Link">
 出售和供应武器</text:a>
 。台湾是一个民主的岛屿，中国政府认为它是其领土的一部分。</text:p>
      <text:p text:style-name="P4">
近年来，美国官员指责中国对美国政府和企业发起了野心勃勃的 <text:a xlink:type="simple" xlink:href="https://www.nytimes.com/2015/06/05/us/breach-in-a-federal-computer-system-exposes-personnel-data.html" text:style-name="Internet_20_link" text:visited-style-name="Visited_20_Internet_20_Link">
 黑客攻击</text:a>
 ，试图在美国境内外 <text:a xlink:type="simple" xlink:href="https://www.nytimes.com/2019/08/27/world/asia/china-linkedin-spies.html" text:style-name="Internet_20_link" text:visited-style-name="Visited_20_Internet_20_Link">
 招募特工</text:a>
和情报资产，监视和 <text:a xlink:type="simple" xlink:href="https://cn.nytimes.com/usa/20221116/china-iran-private-detectives/" text:style-name="Internet_20_link" text:visited-style-name="Visited_20_Internet_20_Link">
 威胁海外的中国异见人士 </text:a>
 。</text:p>
      <text:p text:style-name="P4">
分析人士表示，北京似乎在寻求与古巴达成更密切的安排，这本身并不令人意外。自冷战结束以来，两国建立了日益密切的关系。中国是古巴最大的贸易伙伴，在这个岛国的农业、医药、电信和基础设施等领域发挥着重要作用。北京还拥有哈瓦那相当大的一部分外债。</text:p>
      <text:p text:style-name="P4">
古巴靠近美国，长期以来一直是美国对手理想的战略立足点，也许最著名的是在古巴导弹危机期间，当时苏联制定了在这个岛国部署核导弹的计划，但后来又放弃了。今天，美国与古巴的关系在很大程度上是敌对的，古巴和中国一样，由共产党政府控制。</text:p>
      <text:p text:style-name="P4">
1959年卡斯特罗领导的共产主义政权上台后不久，美国和古巴的外交关系陷入僵局；两国关系在奥巴马总统任期内才 <text:a xlink:type="simple" xlink:href="https://www.nytimes.com/2014/12/18/world/americas/us-cuba-relations.html" text:style-name="Internet_20_link" text:visited-style-name="Visited_20_Internet_20_Link">
 完全恢复</text:a>
。特朗普总统恢复了对古巴的 <text:a xlink:type="simple" xlink:href="https://www.nytimes.com/2019/06/04/travel/cuba-travel-restrictions-trump.html" text:style-name="Internet_20_link" text:visited-style-name="Visited_20_Internet_20_Link">
 某些旅行禁令 </text:a>
 ，并将该国重新认定为 <text:a xlink:type="simple" xlink:href="https://www.nytimes.com/2021/01/11/us/politics/cuba-terrorism-trump-pompeo.html" text:style-name="Internet_20_link" text:visited-style-name="Visited_20_Internet_20_Link">
 支持恐怖主义的国家</text:a>
 ，从而部分逆转了奥巴马政府的举措。</text:p>
      <text:p text:style-name="P4">
广告</text:p>
      <text:p text:style-name="P4">
古巴官员已经要求拜登政府取消这一认定，但它目前仍然存在。不过，拜登放宽了特朗普的其他一些限制。古巴还继续把美国20世纪初在关塔那摩湾建立的基地视为非法占领。</text:p>
      <text:p text:style-name="P4">
Source: <text:a xlink:type="simple" xlink:href="https://cn.nytimes.com/usa/20230609/china-spy-cuba-station/" text:style-name="Internet_20_link" text:visited-style-name="Visited_20_Internet_20_Link">
https://cn.nytimes.com/usa/20230609/china-spy-cuba-station/</text:a>
</text:p>
      <!--NEWS-->
      <text:h text:style-name="P10" text:outline-level="1">
<text:span text:style-name="T4">
农村与一线城市高考人数两极化　京沪考生减少</text:span>
</text:h>
      <text:p text:style-name="P4">
Author: None</text:p>
      <text:p text:style-name="P4">
Publisher: Radio Free Asia (Organization)</text:p>
      <text:p text:style-name="P4">
Published Time: 2023-06-09T02:50:00-04:00</text:p>
      <text:p text:style-name="P4">
Modified Time: 2023-06-09T13:48:06-04:00</text:p>
      <text:p text:style-name="P4">
Description: None</text:p>
      <text:p text:style-name="P4">
Videos: []</text:p>
      <text:p text:style-name="P4">
Audios: ["<text:a xlink:type="simple" xlink:href="https://www.rfa.org/mandarin/yataibaodao/kejiaowen/gt-060920230239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4.623178in" draw:z-index="0">
<draw:image xlink:href="../Images/rfamandarin/2023-06-09T02-50-00-04-00/000000.png" xlink:type="simple" xlink:show="embed" xlink:actuate="onLoad" draw:mime-type="image/png"/>
</draw:frame>
2023年，中国各省及直辖市考生河南131万名排第一，上海和北京各5万余人，位于倒数三名之列。图为北京考生。 <text:a xlink:type="simple" xlink:href="https://www.rfa.org/mandarin/yataibaodao/kejiaowen/gt-06092023023944.html/@@images/image" text:style-name="Internet_20_link" text:visited-style-name="Visited_20_Internet_20_Link">
</text:a>
路透社  <text:a xlink:type="simple" xlink:href="https://www.rfa.org/mandarin/yataibaodao/kejiaowen/gt-06092023023944.html/@@stream" text:style-name="Internet_20_link" text:visited-style-name="Visited_20_Internet_20_Link">
Audio-1-Link：https://www.rfa.org/mandarin/yataibaodao/kejiaowen/gt-06092023023944.html/@@stream</text:a>
</text:p>
      <text:p text:style-name="P4">
中国2023年全国高考本周五落下帷幕。总结今年高考特点，全国报考人数达1291万人，比去年增加98万人，再创新高。根据新出炉的各省及直辖市考生人数排行榜，河南有131万考生报名，其次是山东83万、河北80万、四川77万以及广东70万。排在31个省市最后3位的分别是北京、上海及西藏，分别为5.4万、5.1万及3.2万。资料显示，2019年，北京有5.9万人报名参加高考。而上海则有14.5万人报名参加高考，西藏则是2.7万人。</text:p>
      <text:p text:style-name="P4">
<text:a xlink:type="simple" xlink:href="https://www.rfa.org/mandarin/Xinwen/5-06012023124013.html" text:style-name="Internet_20_link" text:visited-style-name="Visited_20_Internet_20_Link">
 <text:span text:style-name="T4">
结束清零后首次高考 多地考生可自行决定是否戴口罩</text:span>
 </text:a>
  * <text:span text:style-name="T4">
<text:a xlink:type="simple" xlink:href="https://www.rfa.org/mandarin/yataibaodao/kejiaowen/hcm1-06082023041300.html" text:style-name="Internet_20_link" text:visited-style-name="Visited_20_Internet_20_Link">
 中国高考作文题出现习语录 分析：搞个人崇拜违反党章 </text:a>
 </text:span>
</text:p>
      <text:p text:style-name="P4">
<text:span text:style-name="T4">
一线城市报考大学人数逐渐下降</text:span>
</text:p>
      <text:p text:style-name="P4">
对于中国其它城市报名参加高考人数增加，而北京、上海保持低位，甚至考生大幅度下降，财经评论人士蔡慎坤对本台说，这可能与上海居民的观念和人口下降有关：“客观的分析，一方面，有一部分人出国了，更多的是一线城市人口越来越少，特别是年轻人，所以高考的人数受到严重影响。尤其是上海、北京这样的城市对人口流入的控制相对严，你在上海、北京工作，取得所谓蓝领户口，你的子女都没办法在当地高考。”</text:p>
      <text:p text:style-name="P4">
中国教育在线统计数据显示，从2008至2013年，北京高考报名人数减少四成左右。不过，官方并未作出解释。也有学生家长认为，北京一部分大学今年将迁往河北雄安新区，他们不愿子女去雄安新区读大学。</text:p>
      <text:p text:style-name="P4">
蔡慎坤说，十年前，北京每年有七万多人参加高考，现逐年减少。他说：“湖南、广东等高考适龄青年都在大幅度减少，再过几年，可能沿海省份参加高考的青年人会越来越少。”</text:p>
      <text:p text:style-name="P4">
2023年，中国各省及直辖市考生中，河南131万名考生排第一，上海和北京5万余人，位于倒数三名之列。（微博截图）  <text:a xlink:type="simple" xlink:href="https://www.rfa.org/mandarin/yataibaodao/kejiaowen/gt-06092023023944.html/m0609-gtp4.png" text:style-name="Internet_20_link" text:visited-style-name="Visited_20_Internet_20_Link">
</text:a>
</text:p>
      <text:p text:style-name="P4">
<text:span text:style-name="T4">
学校产业化到尽头 未来大学招生不足将呈现</text:span>
</text:p>
      <text:p text:style-name="P4">
上海共有高校65所，其中211+985高校一共14所。作为中国教育资源最丰富的城市，考生数量是全国的倒数第二（5万余人），低于大部分省份。上海一大学退休教师戴先生对本台说，三年疫情以来，许多大学毕业生找不到工作，甚至送外卖也难。如今上海的家长对孩子上大学的热情，正在消退。他说，随着出生率下降，考生也会下降：“随着人口的高峰期一过，大学入学比例会越来越高。主要是对城市而言，从1977年的秋天宣传到1978年的高考，到今天，也应该有四十四、五年的红利，高考的吸引力估计就要变革了。开句玩笑，考上大学，四年以后送外卖，考不上现在送外卖。所以大学生择业，四年以后说不准了。”</text:p>
      <text:p text:style-name="P4">
戴先生说，学生高考在中国不是求知问道，培养自身修养，而成了进入商业市场的工具。近年，中国各行业都在快速的失去国际市场，国内对大学生的需求越来越低，他说，在中国“没有市场就没有高考，那么要你去高考还有何用。高考现在成为和市场划等号的过程，偏离了教育的方向，总而言之，把学校产业化，我想可以休矣”。</text:p>
      <text:p text:style-name="P4">
记者：古亭 责编：陈美华、许书婷、梒青 网编：洪伟</text:p>
      <text:p text:style-name="P4">
Source: <text:a xlink:type="simple" xlink:href="https://www.rfa.org/mandarin/yataibaodao/kejiaowen/gt-06092023023944.html" text:style-name="Internet_20_link" text:visited-style-name="Visited_20_Internet_20_Link">
https://www.rfa.org/mandarin/yataibaodao/kejiaowen/gt-06092023023944.html</text:a>
</text:p>
      <!--NEWS-->
      <text:h text:style-name="P10" text:outline-level="1">
<text:span text:style-name="T4">
中國海軍闖入鹿兒島附近領海 日本強烈抗議</text:span>
</text:h>
      <text:p text:style-name="P4">
Author: None (Language: zh)</text:p>
      <text:p text:style-name="P4">
Publisher: None</text:p>
      <text:p text:style-name="P4">
Time: 2023-06-09T03:09:00Z</text:p>
      <text:p text:style-name="P4">
Description: 日媒指出，這是近2年來中國軍艦第11次闖入日本海域。同日，還有2艘中國海警隊船隻也進入兩國的爭議領海。日本防衛省表示已為此向北京表達「嚴正關切」。</text:p>
      <text:p text:style-name="P4">
Videos: []</text:p>
      <text:p text:style-name="P4">
Images: []</text:p>
      <text:p text:style-name="P4">
Subject: 时政风云</text:p>
      <text:p text:style-name="P4">
Subjects: ['岛屿主权争端', '专题报道：全景观看“习马会”', '中日关系', '中国', '东中国海主权争端', '日本', '中共十九大', '德中关系']</text:p>
      <text:p text:style-name="P4">
Keywords: ['中日关系', '钓鱼台', '尖阁诸岛', '领海争议', '东海', '日本', '中国']</text:p>
      <text:p text:style-name="P4">
ID: 65864616</text:p>
      <!--METADATA-->
      <text:p text:style-name="P4">
<text:a xlink:type="simple" xlink:href="https://www.dw.com/zh/overlay/image/article/65864616/63164570" text:style-name="Internet_20_link" text:visited-style-name="Visited_20_Internet_20_Link">
 </text:a>
</text:p>
      <text:p text:style-name="P4">
日本防衛省表示，一艘中國海軍測量船8日行經鹿兒島縣的屋久島周邊水域。圖為鹿兒島其中一處渡口。</text:p>
      <text:p text:style-name="P4">
（德國之聲中文網）日本防衛省週四（6月8日）公佈，一艘中國海軍測量船同日進入日本領海，日方已向中國表達「嚴正關切」並提出抗議， <text:a xlink:type="simple" xlink:href="https://www.dw.com/zh/zh/日本防卫省中国军舰进入日本领海/a-19330568" text:style-name="Internet_20_link" text:visited-style-name="Visited_20_Internet_20_Link">
控訴北京經常在日本水域從事軍事活動 </text:a>
 。</text:p>
      <text:p text:style-name="P4">
據日方說法，日本海上自衛隊當日上午約7時30分，發現一艘中國海軍測量船在鹿兒島縣的屋久島東南沿著領海外側的毗連區向西航行，並在約莫上午10時進入屋久島西南方的水域，航行了大約3小時後，於下午1時左右往東海方向駛離。</text:p>
      <text:p text:style-name="P4">
日本時事通訊社指出，這是自2021年11月以來中國軍艦第11次闖入日本海域。這些測量船經常被用來進行研究，比如確定水下地形以利潛艇航行。</text:p>
      <text:p text:style-name="P4">
同日，日本內閣官房長官松野博一也告訴路透社，還有2艘中國海警隊的船隻也進入了尖閣列島（中國稱之為釣魚島）附近的日本領海，並試圖接近一艘日本漁船。</text:p>
      <text:p text:style-name="P4">
日本共同社指出， <text:a xlink:type="simple" xlink:href="https://www.dw.com/zh/zh/就东海争议-中日举行新一轮高级别磋商/a-65270662" text:style-name="Internet_20_link" text:visited-style-name="Visited_20_Internet_20_Link">
 有關這些列嶼的主權爭議 </text:a>
 是日中關係持續緊張的根源。</text:p>
      <text:p text:style-name="P4">
</text:p>
      <text:p text:style-name="P4">
日本所稱之尖閣列島，在中國稱為釣魚島，兩國及台灣皆聲稱擁有該島主權。</text:p>
      <text:p text:style-name="P4">
6月初，在新加坡香格里拉對話安全峰會期間，中國國防部長李尚福向日本防衛大臣濱田靖一表示，中日關係不全是釣魚島問題。他說：「雙方都應該從長期和大局的角度來看待這個問題」，並稱希望日本能與中國緊密合作，「避免任何摩擦或碰撞」。</text:p>
      <text:p text:style-name="P4">
濱田靖一當時則對東海的局勢「深表關切」， <text:a xlink:type="simple" xlink:href="https://www.dw.com/zh/zh/日方称中国海警船再闯尖阁诸岛附近水域/a-55234332" text:style-name="Internet_20_link" text:visited-style-name="Visited_20_Internet_20_Link">
 控訴中國船隻幾乎每天都會行經日本管理的尖閣列島附近水域</text:a>
 。他表示，「 <text:a xlink:type="simple" xlink:href="https://www.dw.com/zh/zh/中日防长同意明年开设热线/a-60273411" text:style-name="Internet_20_link" text:visited-style-name="Visited_20_Internet_20_Link">
兩國應該透過雙方國防官員之間的坦誠討論 </text:a>
，努力建立一個建設性的穩定關係」，在雙方互信的基礎下，才得以避免誤解和消息誤傳。</text:p>
      <text:p text:style-name="P4">
在8日發生的最新海上爭端之前，《日經亞洲》曾報導，根據日本海上保安廳網站上公佈的數據，日方自5月30日起都沒有發現任何中國船隻進入，似乎反映出中國試圖表達友善，以成功與濱田靖一能在香格里拉會議期間會晤。</text:p>
      <text:p text:style-name="P4">
（共同社、時事通訊社、路透社、《日經亞洲》）</text:p>
      <text:p text:style-name="P4">
Source: <text:a xlink:type="simple" xlink:href="https://www.dw.com/zh/中國海軍闖入鹿兒島附近領海-日本強烈抗議/a-65864616" text:style-name="Internet_20_link" text:visited-style-name="Visited_20_Internet_20_Link">
https://www.dw.com/zh/中國海軍闖入鹿兒島附近領海-日本強烈抗議/a-65864616?maca=chi-rss-chi-all-1127-rdf</text:a>
</text:p>
      <!--NEWS-->
      <text:h text:style-name="P10" text:outline-level="1">
<text:span text:style-name="T4">
起诉前国家领导人是法治的胜利吗</text:span>
</text:h>
      <text:p text:style-name="P4">
Creator: RICHARD PÉREZ-PEÑA</text:p>
      <text:p text:style-name="P4">
Publisher: https://www.facebook.com/nytimeschinese</text:p>
      <text:p text:style-name="P4">
Published Time: 2023-06-09T03:45:38+08:00</text:p>
      <text:p text:style-name="P4">
Description: 从萨科齐、朴槿惠到特朗普，已有几十个国家起诉过前政府首脑。这种起诉可以反映法治的强大，但也可能表明法治薄弱，即法律体系很容易被武器化，用以对付政敌。 Desiree Rios/The New York Times 前总统特朗普，摄于3月。与其他国家不同的是，美国不愿指控其前领导人，这一点直到近年才改变。</text:p>
      <text:p text:style-name="P4">
Images: ["<text:a xlink:type="simple" xlink:href="https://static01.nyt.com/images/2023/03/24/multimedia/00world-leaders-indicted-01-hbfp/00world-leaders-indicted-01-hbfp-master1050.jpg" text:style-name="Internet_20_link" text:visited-style-name="Visited_20_Internet_20_Link">
00world-leade...</text:a>
"]</text:p>
      <text:p text:style-name="P4">
Category: 国际</text:p>
      <text:p text:style-name="P4">
Type: Article</text:p>
      <!--METADATA-->
      <text:p text:style-name="P4">
<draw:frame draw:style-name="fr1" draw:name="Image56" text:anchor-type="as-char" svg:width="6.9236in" svg:height="4.615733in" draw:z-index="0">
<draw:image xlink:href="../Images/cnnytimes/2023-06-09T03-45-38-08-00/00world-leaders-indicted-01-hbfp-master1050.jpg" xlink:type="simple" xlink:show="embed" xlink:actuate="onLoad" draw:mime-type="image/jpeg"/>
</draw:frame>
</text:p>
      <text:p text:style-name="P4">
前总统特朗普 <text:a xlink:type="simple" xlink:href="https://www.nytimes.com/live/2023/06/08/us/trump-indictment-documents#justice-department-charges-trump-in-documents-case" text:style-name="Internet_20_link" text:visited-style-name="Visited_20_Internet_20_Link">
 遭联邦刑事指控 </text:a>
 ，对美国来说前所未有，但在全球范围内已相当普遍。在过去的20年里，几十个国家对前政府首脑或国家元首提起过公诉。</text:p>
      <text:p text:style-name="P4">
虽然特朗普的盟友一再 <text:a xlink:type="simple" xlink:href="https://twitter.com/HawleyMO/status/1637159258197315584" text:style-name="Internet_20_link" text:visited-style-name="Visited_20_Internet_20_Link">
 表示 </text:a>
此类指控——他还于3月因 <text:a xlink:type="simple" xlink:href="https://www.nytimes.com/live/2023/03/30/nyregion/trump-indictment-news" text:style-name="Internet_20_link" text:visited-style-name="Visited_20_Internet_20_Link">
 另一项州指控</text:a>
被纽约州起诉——是“ <text:a xlink:type="simple" xlink:href="https://twitter.com/Eric_Schmitt/status/1637098981762252800" text:style-name="Internet_20_link" text:visited-style-name="Visited_20_Internet_20_Link">
 香蕉共和国</text:a>
”的做法，但其中一些案例发生在通常被列为世界上最自由、民主和富有的国家。</text:p>
      <text:p text:style-name="P4">
仅仅在过去的15年里，法国的 <text:a xlink:type="simple" xlink:href="https://www.nytimes.com/2021/03/01/world/europe/france-sarkozy-trial-guilty.html" text:style-name="Internet_20_link" text:visited-style-name="Visited_20_Internet_20_Link">
 萨科齐 </text:a>
 和 <text:a xlink:type="simple" xlink:href="https://www.nytimes.com/2011/12/16/world/europe/chirac-found-guilty-in-political-funding-case.html" text:style-name="Internet_20_link" text:visited-style-name="Visited_20_Internet_20_Link">
 希拉克</text:a>
 ，韩国的 <text:a xlink:type="simple" xlink:href="https://www.nytimes.com/2018/04/06/world/asia/park-geun-hye-south-korea.html" text:style-name="Internet_20_link" text:visited-style-name="Visited_20_Internet_20_Link">
 朴槿惠</text:a>
 和 <text:a xlink:type="simple" xlink:href="https://www.nytimes.com/2018/10/05/world/asia/lee-myung-bak-south-korea-convicted.html" text:style-name="Internet_20_link" text:visited-style-name="Visited_20_Internet_20_Link">
 李明博 </text:a>
 ，意大利的 <text:a xlink:type="simple" xlink:href="https://www.nytimes.com/2012/10/27/world/europe/berlusconi-convicted-and-sentenced-in-tax-fraud.html" text:style-name="Internet_20_link" text:visited-style-name="Visited_20_Internet_20_Link">
 贝卢斯科尼</text:a>
 都因腐败被起诉并被判有罪。受刑事指控  的  名单还包括 <text:a xlink:type="simple" xlink:href="https://www.nytimes.com/2022/12/06/world/americas/argentina-corruption-trial-verdict-kirchner.html" text:style-name="Internet_20_link" text:visited-style-name="Visited_20_Internet_20_Link">
 阿根廷</text:a>
 、 <text:a xlink:type="simple" xlink:href="https://www.nytimes.com/2017/07/12/world/americas/brazil-lula-da-silva-corruption.html" text:style-name="Internet_20_link" text:visited-style-name="Visited_20_Internet_20_Link">
 巴西</text:a>
 、 <text:a xlink:type="simple" xlink:href="https://www.nytimes.com/2023/03/18/world/asia/imran-khan-pakistan-court.html" text:style-name="Internet_20_link" text:visited-style-name="Visited_20_Internet_20_Link">
 巴基斯坦</text:a>
 、 <text:a xlink:type="simple" xlink:href="https://www.nytimes.com/2022/03/17/world/americas/peru-alberto-fujimori.html" text:style-name="Internet_20_link" text:visited-style-name="Visited_20_Internet_20_Link">
 秘鲁 </text:a>
 、 <text:a xlink:type="simple" xlink:href="https://www.nytimes.com/2018/03/16/world/africa/jacob-zuma-south-africa-corruption.html" text:style-name="Internet_20_link" text:visited-style-name="Visited_20_Internet_20_Link">
 南非</text:a>
 和 <text:a xlink:type="simple" xlink:href="https://www.nytimes.com/2009/09/12/world/asia/12taiwan.html" text:style-name="Internet_20_link" text:visited-style-name="Visited_20_Internet_20_Link">
 台湾</text:a>
 的前民选领导人。</text:p>
      <text:p text:style-name="P4">
80年代，日本前首相 <text:a xlink:type="simple" xlink:href="https://www.nytimes.com/1983/10/12/world/tanaka-is-guilty-in-bribery-trial.html#:~:text=Tanaka.,half%20years%20in%20prison%2C%20Mr." text:style-name="Internet_20_link" text:visited-style-name="Visited_20_Internet_20_Link">
 田中角荣 </text:a>
被定罪。以色列总理 <text:a xlink:type="simple" xlink:href="https://www.nytimes.com/2022/11/03/world/middleeast/netanyahu-corruption-charges-israel.html" text:style-name="Internet_20_link" text:visited-style-name="Visited_20_Internet_20_Link">
 内塔尼亚胡</text:a>
 目前正  因腐败指控接受审判。</text:p>
      <text:p text:style-name="P4">
广告</text:p>
      <text:p text:style-name="P4">
“前总统或总理被起诉始终都是一件大事，但在大多数民主国家，有理有据地指控他们犯有严重罪行是很正常的，”哈佛大学政府学教授史蒂文·莱维茨基说，他曾就数十个国家的民主过渡撰写文章。他说，美国是个例外，它不愿指控其前领导人。</text:p>
      <text:p text:style-name="P4">
“政治制度必须予以处理，”他还说。“他们必须这样做。因为另一个选择要更糟糕，即表示有些人可以凌驾于法律之上。”</text:p>
      <text:p text:style-name="P4">
</text:p>
      <text:p text:style-name="P4">
曾三度担任总理的贝卢斯科尼多次被公诉，并被判犯有税务欺诈罪。  Gianni Cipriano for The New York Times</text:p>
      <text:p text:style-name="P4">
公诉可以反映法治的强健，即使是有权势的人也不能凌驾于法庭之上，并且可以被追究责任。但这些起诉也可能表明法治薄弱，即法律体系很容易被当成对付政敌的武器。</text:p>
      <text:p text:style-name="P4">
“很多人会立即假设这是出于政治原因，而且要说服他们这是合法的、非政治性的起诉，即使不是不可能，也是非常困难的，”华盛顿外交关系委员会兼任高级研究员、曾在乔治·W·布什政府中主管法务的约翰·B·贝林杰三世说。</text:p>
      <text:p text:style-name="P4">
政治学家说，在一个政治高度两极化和党派化的国家，这种反应可能会更加严重。如果被告的政治盟友愿意静待法律程序给出结果，而不是直接为被指控的领导人辩护，那么检控偏误的说法通常不会获得多少关注。</text:p>
      <text:p text:style-name="P4">
意大利政治学家纳塔莉·托奇给那些怀着良好动机考虑此类诉讼的检察官泼了冷水：“我不认为你能把这事办好。”</text:p>
      <text:p text:style-name="P4">
这与不建议起诉是有区别的。</text:p>
      <text:p text:style-name="P4">
广告</text:p>
      <text:p text:style-name="P4">
“如果你认为法律上讲存在犯罪并且你必须推进，你就去做，”托奇说。“但这种事永远有司法和政治两个层面，人们应该尽量将它们分开，但那是不可能的。”</text:p>
      <text:p text:style-name="P4">
历史上的威权领导人向来会镇压他们的对手，连表面上的程序正义都无需太顾忌  。但近年来，数十个这样的政府 <text:a xlink:type="simple" xlink:href="https://www.nytimes.com/2013/12/19/world/middleeast/egypt-accuses-morsi-of-vast-terrorist-plot.html" text:style-name="Internet_20_link" text:visited-style-name="Visited_20_Internet_20_Link">
 转而利用法院</text:a>
 ，  用预先决定了的判决去公开谴责被赶下台的对手，并恐吓其他人就范。</text:p>
      <text:p text:style-name="P4">
</text:p>
      <text:p text:style-name="P4">
3月，特朗普的支持者在他的佛罗里达州马阿拉歌庄园外。特朗普多年来将自己描绘成一个被失控且政治化的制度迫害的受害者，以此团结自己的支持者。  JoshRitchie for The New York Times</text:p>
      <text:p text:style-name="P4">
检察官的工作在民主国家是最为棘手的，因为在这些国家，公众舆论更重要，并且对公正司法至少有一定的期望。法律的公正适用可能被描绘成政治报复，反之亦然，给检察官决定是否进行诉讼增加了压力。</text:p>
      <text:p text:style-name="P4">
曾三度担任总理的贝卢斯科尼多次被公诉，被判犯有税务欺诈罪，其他有罪判决通过上诉被推翻，  还有一些指控是 <text:a xlink:type="simple" xlink:href="https://www.nytimes.com/2003/06/19/world/parliament-in-italy-passes-immunity-law-for-berlusconi.html" text:style-name="Internet_20_link" text:visited-style-name="Visited_20_Internet_20_Link">
 通过修改法律</text:a>
 逃脱的。</text:p>
      <text:p text:style-name="P4">
自始至终，他都像内塔尼亚胡和特朗普一样，花了数年时间将自己描绘成一个被失控且政治化的制度迫害的受害者，利用这一说法来团结他的支持者，在一个接一个的丑闻中幸存下来。</text:p>
      <text:p text:style-name="P4">
托奇说，这些情况结合起来会严重损害公众对司法系统的信心——被告的支持者认为司法系统名不正言不顺，而领导人的反对者则认为它不起作用。</text:p>
      <text:p text:style-name="P4">
广告</text:p>
      <text:p text:style-name="P4">
“如果判决无罪，就可以证明司法系统发挥了作用，”她说，“但人们会声称这一切都是无中生有，是出于政治目的。”</text:p>
      <text:p text:style-name="P4">
然而，她还说，“考虑到贝卢斯科尼的案例，我仍然会说这样做是正确的，即使没有改变什么，即使这延长了他的政治生命。”</text:p>
      <text:p text:style-name="P4">
法律专家指出了大量的道德灰色地带。指控可能是围绕着真正的犯罪，但仍然可以具有政治动机或值得被怀疑。</text:p>
      <text:p text:style-name="P4">
巴西的路易斯·伊纳西奥·卢拉·达席尔瓦被判洗钱和腐败罪名成立，但该国最高法院在2021年因法官的偏见而 <text:a xlink:type="simple" xlink:href="https://www.nytimes.com/2021/03/08/world/americas/brazil-lula-supreme-court.html" text:style-name="Internet_20_link" text:visited-style-name="Visited_20_Internet_20_Link">
 驳回了这些指控</text:a>
 ，此前有消息称这位  法官  与检察官进行了 <text:a xlink:type="simple" xlink:href="https://www.nytimes.com/2019/06/10/world/americas/brazil-car-wash-lava-jato.html" text:style-name="Internet_20_link" text:visited-style-name="Visited_20_Internet_20_Link">
 大量不正当的私下沟通</text:a>
 ，与他们就策略进行磋商。卢拉在19个月后出狱，去年再次竞选总统并 <text:a xlink:type="simple" xlink:href="https://www.nytimes.com/2022/10/30/world/americas/lula-election-results-brazil-bolsonaro.html" text:style-name="Internet_20_link" text:visited-style-name="Visited_20_Internet_20_Link">
 获胜</text:a>
 。</text:p>
      <text:p text:style-name="P4">
</text:p>
      <text:p text:style-name="P4">
2月，巴西总统路易斯·伊纳西奥·卢拉·达席尔瓦在白宫。在面临腐败指控并服刑19个月后，他在政治上卷土重来。  Sarah Silbiger for TheNew York Times</text:p>
      <text:p text:style-name="P4">
另一个不明朗的领域涉及被广泛采用且不受惩罚的腐败形式。</text:p>
      <text:p text:style-name="P4">
前法国外交部官员、历史学家贾斯汀·瓦伊斯表示，卢拉“违反了一些规则和原则，但所有人都是这么做的，有的甚至更加恶劣”，这使他成为一些人所说的出于政治动机的针对性起诉的目标。</text:p>
      <text:p text:style-name="P4">
广告</text:p>
      <text:p text:style-name="P4">
他还说，希拉克没有受制于“法律体系的武器化”，而是栽在操守准则的转变上。希拉克在卸任法国总统后被定罪，是因为他在几十年前担任巴黎市长时为政治盟友设立了虚假官职。</text:p>
      <text:p text:style-name="P4">
“希拉克所做的一些事情在当时是司空见惯的，”瓦伊斯说。</text:p>
      <text:p text:style-name="P4">
贝林格说，为确保公平——或表面上的公平——检察官和法官一样，应该“不受政治压力的影响”。他还说，他们自己应该“尽可能地”去政治化。</text:p>
      <text:p text:style-name="P4">
他承认，当官员们不断被指责有偏见，以及当他们由民选公职人员任命或他们自己就是通过民选上任时，很难让公众相信他们的公正性。</text:p>
      <text:p text:style-name="P4">
但他和其他专家表示，即使面临如此艰巨的挑战，司法系统也应该敢于推进针对政治领导人的合理案件。</text:p>
      <text:p text:style-name="P4">
“人在被捕的时候总是会对司法程序发起肆意的攻击，这很常见，”莱维茨基说。“但如果你抢了一家银行，我逮捕了你，你威胁要向法院扔手榴弹，那么错不在我因为你抢劫银行而逮捕你。”</text:p>
      <text:p text:style-name="P4">
Source: <text:a xlink:type="simple" xlink:href="https://cn.nytimes.com/world/20230609/trump-world-leaders-indicted/" text:style-name="Internet_20_link" text:visited-style-name="Visited_20_Internet_20_Link">
https://cn.nytimes.com/world/20230609/trump-world-leaders-indicted/</text:a>
</text:p>
      <!--NEWS-->
      <text:h text:style-name="P10" text:outline-level="1">
<text:span text:style-name="T4">
宁德时代和PTT将在泰国建立电动车电池厂 (Free Version)</text:span>
</text:h>
      <text:p text:style-name="P4">
Author: Ben Otto</text:p>
      <text:p text:style-name="P4">
Publisher: 华尔街日报中文网</text:p>
      <text:p text:style-name="P4">
Published Time: 2023-06-09T03:50:00.000Z</text:p>
      <text:p text:style-name="P4">
Modified Time: 2023-06-09T03:50:00.000Z</text:p>
      <text:p text:style-name="P4">
Created Time: 2023-06-09T02:41:00.000Z</text:p>
      <text:p text:style-name="P4">
Description: 中国电池制造商宁德时代新能源科技股份有限公司和PTT PCL计划在泰国建立一个电池生产设施，这是这家泰国石油巨头在未来几年推出在东南亚销售的电动汽车计划的一部分。</text:p>
      <text:p text:style-name="P4">
Images: []</text:p>
      <text:p text:style-name="P4">
Categories: ['商业']</text:p>
      <text:p text:style-name="P4">
Keywords: SYND</text:p>
      <text:p text:style-name="P4">
Type: Article</text:p>
      <!--METADATA-->
      <text:p text:style-name="P4">
中国电池制造商宁德时代新能源科技股份有限公司(Contemporary Amperex Technology Ltd, 300750.SZ,简称：宁德时代)和PTT PCL计划在泰国建立一个电池生产设施，这是这家泰国石油巨头在未来几年推出在东南亚销售的电动汽车计划的一部分。</text:p>
      <text:p text:style-name="P4">
Source: <text:a xlink:type="simple" xlink:href="https://cn.wsj.com/articles/%E5%AE%81%E5%BE%B7%E6%97%B6%E4%BB%A3%E5%92%8Cptt%E5%B0%86%E5%9C%A8%E6%B3%B0%E5%9B%BD%E5%BB%BA%E7%AB%8B%E7%94%B5%E5%8A%A8%E8%BD%A6%E7%94%B5%E6%B1%A0%E5%8E%82-51804755" text:style-name="Internet_20_link" text:visited-style-name="Visited_20_Internet_20_Link">
https://cn.wsj.com/articles/%E5%AE%81%E5%BE%B7%E6%97%B6%E4%BB%A3%E5%92%8Cptt%E5%B0%86%E5%9C%A8%E6%B3%B0%E5%9B%BD%E5%BB%BA%E7%AB%8B%E7%94%B5%E5%8A%A8%E8%BD%A6%E7%94%B5%E6%B1%A0%E5%8E%82-51804755</text:a>
</text:p>
      <!--NEWS-->
      <text:h text:style-name="P10" text:outline-level="1">
<text:span text:style-name="T4">
喀土穆南部战事激烈  苏丹通知联合国其特使为不受欢迎的人</text:span>
</text:h>
      <text:p text:style-name="P4">
Author: 半岛电视台＋通讯社</text:p>
      <text:p text:style-name="P4">
Publisher: Al Jazeera</text:p>
      <text:p text:style-name="P4">
Published Time: 2023-06-09T03:51:00</text:p>
      <text:p text:style-name="P4">
Modified Time: 2023-06-09T03:51:00</text:p>
      <text:p text:style-name="P4">
Description: 苏丹军方与快速支援部队之间的战事不断升级。在喀土穆南部的耶尔穆克国防工业综合体遭到袭击后，其石油和天然气设施不断发生火灾。</text:p>
      <text:p text:style-name="P4">
Images: ["<text:a xlink:type="simple" xlink:href="https://chinese.aljazeera.net/wp-content/uploads/2023/06/image-138-1686282044.jpg" text:style-name="Internet_20_link" text:visited-style-name="Visited_20_Internet_20_Link">
image-138-168...</text:a>
", "<text:a xlink:type="simple" xlink:href="https://chinese.aljazeera.net/wp-content/uploads/2023/06/image-2-1686282091.jpg" text:style-name="Internet_20_link" text:visited-style-name="Visited_20_Internet_20_Link">
image-2-16862...</text:a>
", "<text:a xlink:type="simple" xlink:href="https://chinese.aljazeera.net/wp-content/uploads/2023/06/image-3-1686282201.jpg" text:style-name="Internet_20_link" text:visited-style-name="Visited_20_Internet_20_Link">
image-3-16862...</text:a>
"]</text:p>
      <text:p text:style-name="P4">
Topics: ['军事', '政治', '新闻']</text:p>
      <text:p text:style-name="P4">
Keywords: ['军事', '政治', '新闻', '世界', '苏丹']</text:p>
      <text:p text:style-name="P4">
Type: Article</text:p>
      <!--METADATA-->
      <text:p text:style-name="P4">
<draw:frame draw:style-name="fr1" draw:name="Image60" text:anchor-type="as-char" svg:width="6.9236in" svg:height="3.893114in" draw:z-index="0">
<draw:image xlink:href="../Images/Aljazeera Chinese/2023-06-09T03-51-00/image-138-1686282044.jpg" xlink:type="simple" xlink:show="embed" xlink:actuate="onLoad" draw:mime-type="image/jpeg"/>
</draw:frame>
 苏丹爆发冲突 (通讯社)</text:p>
      <text:p text:style-name="P4">
苏丹外交部表示已通知联合国，其苏丹问题特使沃尔克·佩尔特斯为不受欢迎的人。这项决定的出台正值苏丹军方与快速支援部队之间的战事升级之时，而在喀土穆南部的耶尔穆克国防工业综合体遭到袭击后，其石油和天然气设施不断发生火灾。当地居民告诉路透社记者，南科尔多凡州出现了成群结队的叛乱分子，并担心冲突将进一步扩大。</text:p>
      <text:p text:style-name="P4">
佩尔特斯在亚的斯亚贝巴，与联合国驻非盟代表以及伊加特（政府间发展组织）驻苏丹代表举行了两次会议，并且在英国驻亚的斯亚贝巴大使馆总部向一群外交官员发表了讲话。</text:p>
      <text:p text:style-name="P4">
苏丹主权委员会主席布尔汉此前曾呼吁联合国秘书长古特雷斯，更换其派往苏丹的特使。此外，苏丹民众早些时候也曾在佩尔特斯领导的代表团总部门前举行示威。</text:p>
      <text:p text:style-name="P4">
<draw:frame draw:style-name="fr1" draw:name="Image61" text:anchor-type="as-char" svg:width="6.9236in" svg:height="3.894525in" draw:z-index="0">
<draw:image xlink:href="../Images/Aljazeera Chinese/2023-06-09T03-51-00/image-2-1686282091.jpg" xlink:type="simple" xlink:show="embed" xlink:actuate="onLoad" draw:mime-type="image/jpeg"/>
</draw:frame>
 苏丹爆发冲突 (通讯社)</text:p>
      <text:h text:style-name="P13" text:outline-level="4">
<text:span text:style-name="T4">
战事与担忧的升级</text:span>
</text:h>
      <text:p text:style-name="P4">
与此同时，半岛电视台驻苏丹记者在本月8日报道称，在喀土穆的工业区以及加巴大街上，苏丹军队与快速支援部队之间正在使用重型武器进行战斗，而在该国南部的耶尔穆克国防工业综合体遭到袭击后，其石油和天然气设施连续第二天发生大火。</text:p>
      <text:p text:style-name="P4">
与此同时，根据革命阵线发言人的说法，苏丹主权委员会成员兼革命阵线领导人哈迪·伊德里斯位于北喀土穆卡福里郊区的住宅，遭到了一架军用飞机的轰炸，从而导致其房屋部分被毁。</text:p>
      <text:p text:style-name="P4">
而在苏丹西部，管辖西达尔富尔州的苏丹联盟副主席布哈里·艾哈迈德·阿卜杜拉表示，在过去几周内，朱奈纳的死亡人数达到了850人，另外还有2000人受伤。此外，战斗还导致成百上千的房屋和市场被烧毁。</text:p>
      <text:p text:style-name="P4">
据布哈里透露，所谓的“民兵组织”破坏了所有的资源，抢劫了市场，还使水资源枯竭，此外还切断了通讯网络。</text:p>
      <text:p text:style-name="P4">
路透社援引南科尔多凡州居民的话报道称，由阿卜杜勒-阿齐兹·希卢领导的“苏丹人民解放运动（北方局）”的一支大规模反叛部队在昨天完成了结集，从而引发了人们对冲突向该国南部地区蔓延的担忧。</text:p>
      <text:p text:style-name="P4">
当地居民告诉路透社记者，目前尚不清楚希卢会在苏丹军方与快速支援部队于4月15日在喀土穆爆发的这场冲突中采取怎样的立场，但是他集结部队的做法引发了对爆发冲突的担忧。</text:p>
      <text:p text:style-name="P4">
当地居民称，“苏丹人民解放运动（北方局）”已经进入了卡杜格利（南科尔多凡州首府）周围的几座军营，从而促使军方加强其阵地。他们还报告称，快速支援部队关闭了卡杜格利与北边的奥贝德之间的道路，从而剥夺了这座城市的补给。</text:p>
      <text:p text:style-name="P4">
在过去的几个月内，“苏丹人民解放运动（北方局）”与快速支援部队之间也发生了冲突。</text:p>
      <text:p text:style-name="P4">
<draw:frame draw:style-name="fr1" draw:name="Image62" text:anchor-type="as-char" svg:width="6.9236in" svg:height="3.894525in" draw:z-index="0">
<draw:image xlink:href="../Images/Aljazeera Chinese/2023-06-09T03-51-00/image-3-1686282201.jpg" xlink:type="simple" xlink:show="embed" xlink:actuate="onLoad" draw:mime-type="image/jpeg"/>
</draw:frame>
 苏丹爆发的冲突会对苏丹港产生什么影响？(通讯社)</text:p>
      <text:h text:style-name="P13" text:outline-level="4">
<text:span text:style-name="T4">
“积极”的迹象</text:span>
</text:h>
      <text:p text:style-name="P4">
另一方面，沙特外交大臣费萨尔表示，有关苏丹事态发展的会谈出现了积极的迹象。这位沙特大臣还呼吁苏丹各方遵守协议并落实停火。</text:p>
      <text:p text:style-name="P4">
与此同时，科威特谴责了针对沙特、巴林、巴勒斯坦、中国和阿曼驻苏丹大使馆建筑的袭击和破坏行为。</text:p>
      <text:p text:style-name="P4">
另一方面，伊斯兰合作组织总秘书处也对沙特驻喀土穆大使馆遇袭事件表示强烈谴责。</text:p>
      <text:p text:style-name="P4">
沙特在本周三宣布，其驻苏丹大使馆建筑及其附属设施遭到了部分武装团体的破坏，沙特方面还强调，坚决拒绝针对外交使团和代表处进行的一切形式的“暴力与破坏”。</text:p>
      <text:p text:style-name="P4">
Source: <text:a xlink:type="simple" xlink:href="https://chinese.aljazeera.net/news/military/2023/6/9/%e5%96%80%e5%9c%9f%e7%a9%86%e5%8d%97%e9%83%a8%e6%88%98%e4%ba%8b%e6%bf%80%e7%83%88%e8%8b%8f%e4%b8%b9%e9%80%9a%e7%9f%a5%e8%81%94%e5%90%88%e5%9b%bd%e5%85%b6%e7%89%b9%e4%bd%bf%e4%b8%ba%e4%b8%8d%e5%8f%97" text:style-name="Internet_20_link" text:visited-style-name="Visited_20_Internet_20_Link">
https://chinese.aljazeera.net/news/military/2023/6/9/%e5%96%80%e5%9c%9f%e7%a9%86%e5%8d%97%e9%83%a8%e6%88%98%e4%ba%8b%e6%bf%80%e7%83%88%e8%8b%8f%e4%b8%b9%e9%80%9a%e7%9f%a5%e8%81%94%e5%90%88%e5%9b%bd%e5%85%b6%e7%89%b9%e4%bd%bf%e4%b8%ba%e4%b8%8d%e5%8f%97</text:a>
</text:p>
      <!--NEWS-->
      <text:h text:style-name="P10" text:outline-level="1">
<text:span text:style-name="T4">
中国国家安全整治行动盯上苹果AirDrop类服务 (Free Version)</text:span>
</text:h>
      <text:p text:style-name="P4">
Author: Yoko Kubota</text:p>
      <text:p text:style-name="P4">
Publisher: 华尔街日报中文网</text:p>
      <text:p text:style-name="P4">
Published Time: 2023-06-09T03:55:00.000Z</text:p>
      <text:p text:style-name="P4">
Modified Time: 2023-06-09T03:55:00.000Z</text:p>
      <text:p text:style-name="P4">
Created Time: 2023-06-08T22:35:00.000Z</text:p>
      <text:p text:style-name="P4">
Description: 根据中国政府拟定的法规，近年来曾被用于中国和香港抗议活动的苹果公司AirDrop和类似文件共享程序面临更严格的控制。这是在中国不断扩大的国家安全整治行动之下触线的最新信息通讯技术。</text:p>
      <text:p text:style-name="P4">
Images: []</text:p>
      <text:p text:style-name="P4">
Categories: ['国际', '中国']</text:p>
      <text:p text:style-name="P4">
Keywords: SYND,LINK:EN|WP-WSJ-0000963508</text:p>
      <text:p text:style-name="P4">
Type: Article</text:p>
      <!--METADATA-->
      <text:p text:style-name="P4">
根据中国政府拟定的法规，近年来曾被用于中国和香港抗议活动的苹果公司(Apple, AAPL)AirDrop和类似文件共享程序面临更严格的控制。这是在中国不断扩大的国家安全整治行动之下触线的最新信息通讯技术。</text:p>
      <text:p text:style-name="P4">
Source: <text:a xlink:type="simple" xlink:href="https://cn.wsj.com/articles/%E4%B8%AD%E5%9B%BD%E5%9B%BD%E5%AE%B6%E5%AE%89%E5%85%A8%E6%95%B4%E6%B2%BB%E8%A1%8C%E5%8A%A8%E7%9E%84%E5%87%86%E8%8B%B9%E6%9E%9C%E5%85%AC%E5%8F%B8airdrop%E6%96%87%E4%BB%B6%E5%85%B1%E4%BA%AB%E7%A8%8B%E5%BA%8F-d232bda3" text:style-name="Internet_20_link" text:visited-style-name="Visited_20_Internet_20_Link">
https://cn.wsj.com/articles/%E4%B8%AD%E5%9B%BD%E5%9B%BD%E5%AE%B6%E5%AE%89%E5%85%A8%E6%95%B4%E6%B2%BB%E8%A1%8C%E5%8A%A8%E7%9E%84%E5%87%86%E8%8B%B9%E6%9E%9C%E5%85%AC%E5%8F%B8airdrop%E6%96%87%E4%BB%B6%E5%85%B1%E4%BA%AB%E7%A8%8B%E5%BA%8F-d232bda3</text:a>
</text:p>
      <!--NEWS-->
      <text:h text:style-name="P10" text:outline-level="1">
<text:span text:style-name="T4">
中国公司垃圾债才露曙光，随即幻灭 (Free Version)</text:span>
</text:h>
      <text:p text:style-name="P4">
Author: Frances Yoon</text:p>
      <text:p text:style-name="P4">
Publisher: 华尔街日报中文网</text:p>
      <text:p text:style-name="P4">
Published Time: 2023-06-09T04:00:00.000Z</text:p>
      <text:p text:style-name="P4">
Modified Time: 2023-06-09T04:00:00.000Z</text:p>
      <text:p text:style-name="P4">
Created Time: 2023-06-09T02:15:00.000Z</text:p>
      <text:p text:style-name="P4">
Description: 今年早些时候，万达的发债交易曾给亚洲垃圾债券市场带来一线生机，但后来该公司信用评级被下调，这些债券价值大跌。</text:p>
      <text:p text:style-name="P4">
Images: []</text:p>
      <text:p text:style-name="P4">
Categories: ['金融市场']</text:p>
      <text:p text:style-name="P4">
Keywords: SYND,LINK:EN|WP-WSJ-0000955361</text:p>
      <text:p text:style-name="P4">
Type: Article</text:p>
      <!--METADATA-->
      <text:p text:style-name="P4">
回过头来看，当时只是虚幻的曙光。</text:p>
      <text:p text:style-name="P4">
Source: <text:a xlink:type="simple" xlink:href="https://cn.wsj.com/articles/%E4%B8%AD%E5%9B%BD%E5%85%AC%E5%8F%B8%E5%9E%83%E5%9C%BE%E5%80%BA%E6%89%8D%E9%9C%B2%E6%9B%99%E5%85%89-%E9%9A%8F%E5%8D%B3%E5%B9%BB%E7%81%AD-e7d0b817" text:style-name="Internet_20_link" text:visited-style-name="Visited_20_Internet_20_Link">
https://cn.wsj.com/articles/%E4%B8%AD%E5%9B%BD%E5%85%AC%E5%8F%B8%E5%9E%83%E5%9C%BE%E5%80%BA%E6%89%8D%E9%9C%B2%E6%9B%99%E5%85%89-%E9%9A%8F%E5%8D%B3%E5%B9%BB%E7%81%AD-e7d0b817</text:a>
</text:p>
      <!--NEWS-->
      <text:h text:style-name="P10" text:outline-level="1">
<text:span text:style-name="T4">
改善中美关系，要有战略耐心 (Free Version)</text:span>
</text:h>
      <text:p text:style-name="P4">
Authors: ['为FT中文网撰稿']</text:p>
      <text:p text:style-name="P4">
Publisher: 英国《金融时报》</text:p>
      <text:p text:style-name="P4">
Time: 2023-06-09T04:02:44+00:00</text:p>
      <text:p text:style-name="P4">
Published Time: 2023-06-08T12:00:99+08:00</text:p>
      <text:p text:style-name="P4">
Modified Time: 2023-06-08T23:49:99+08:00</text:p>
      <text:p text:style-name="P4">
Description: 邓聿文：就拜登上台以来的中美关系而言，双方可能进入了初春，感受到某种初春的暖意，只是现在这种暖意不足以达到让花儿吐蕾的程度。</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63" text:anchor-type="as-char" svg:width="6.9236in" svg:height="3.894525in" draw:z-index="0">
<draw:image xlink:href="../Images/FT Chinese Free Version/2023-06-09T04-02-44-00-00/00016880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中美防长在近期结束的香格里拉对话会上握手背后的针锋相对、互相指责，让外界对两国关系的现状感到担忧。这表明：中美近期的关系用“春暖花未开”来描述，可能是比较恰当的。</text:p>
      <text:p text:style-name="P4">
“春暖”指的是，和3月的“气球事件”导致的两国高层接触和对话停摆相比，近期部分恢复了高层对话。中国外事办主任王毅和美国国家安全顾问沙利文在维也纳长谈两天八个多小时。商务部长王文涛借参加亚太经济合作组织（APEC）经贸部长会议之际，同美国商务部长雷蒙多、贸易代表戴琪分别举行了会谈。空缺了近5月的驻美大使谢锋已赴华盛顿上任，并会见了美国国务院副国务卿和财政部副部长。美国中央情报局（CIA）局长5月秘密访问了中国。最新的消息是，美国国务院主管东亚事务的助理国务卿康达和白宫国安会中国中心主任贝兰两人访问中国。</text:p>
      <text:p text:style-name="P4">
“花未开”指的是，目前中美高层接触还局限在经贸领域，之前美方的气候特使、商务部长、财政部长和国务卿相继表示要访华，尚未看到影子。中国也明确拒绝两国防长在香格里拉对话会上正式会谈。如果美方的这些部长下半年不能来华访问，特别是国务卿不能访华，那就表明“气球事件”对两国关系冲击的严重性还没有消逝。</text:p>
      <text:p text:style-name="P4">
不过，无论如何，由于今年APEC领导人会议在美国举行，习近平会和拜登进行又一次面对面会谈。因为中国领导人不可能缺席这样重大的场合，而来参会若不和拜登见面会谈，是说不过去的，意味着两国关系接近完全破灭，但从目前中美高层的交往看，还没到这个程度。</text:p>
      <text:p text:style-name="P4">
虽然两国高层恢复了部分对话，然而看起来更多是由美方主动发起，中方则处于冷静观察状态。华盛顿之所以要打破双方3月以来的外交僵局，可能有三个原因。一是事后发觉，对“气候事件”有些小题大做，过度炒作，夸大了中国“间谍气球”对美危害。华盛顿至今没有公布“间谍气球”的调查结果，到底有哪些威胁美国国土安全的证据。二是美国最近的麻烦事很多，最紧迫的债务上限谈判，两党虽然达成协议，可要解决这一问题，还需得到包括中国在内的其他国家的帮助。此外，台海形势愈加严峻，双方需要设立护栏，气候等全球性问题亦需美中共同去解决。三是华盛顿高官喊话访华，不排除在舆论上制造一种效果，将中美中断交流对话的责任归咎中方：华盛顿是想和北京方面对话的，但后者不愿意，从而让北京方面承受国际舆论压力。</text:p>
      <text:p text:style-name="P4">
从北京的角度看，美国对“间谍气球”的处理方式让北京觉得欺人太甚，反映了美国两党和社会在对华态度上的“歇斯底里”。北京认为自己才是“间谍气球”事件的受害方。北京在觉得理在自己一方时，通常会取消双方高层互动以及相关的交流与合作，以进行反制。一般而言，相对强势的一方，更多希望看到对方行为的透明性和可预期性；而相对弱势的一方，则喜欢行为模糊一些，不愿让对方看清自己的行为意图。所以北京取消双方高层交往，对华盛顿并非有利。但北京并非真的以后就不想跟华盛顿打交道，取消高层互动只是表达一种姿态，只要华盛顿发出恢复交流的信号，北京会半推半就地予以响应，解除对双方高层交流的限制。这一情况在过去屡次发生。</text:p>
      <text:p text:style-name="P4">
然而这次北京和以前有些不同，面对美国高官的访华呼吁，一再表示，美方必须拿出诚意，不能一边说交流合作，一边又变本加厉打压中国，这是行不通的。也许北京是在经历过多次这样的情形后，认识到华盛顿的交流信号并非诚心。尽管如此，北京也担忧，如果对华盛顿的呼吁一直置之不理，确实有可能被美国舆论反做文章，把阻碍两国交流的责任推到中方头上。北京不希望给国际社会这种印象。此乃中美关系近期有某种回暖的背景因素。</text:p>
      <text:p text:style-name="P4">
但从王文涛同雷蒙多和戴琪的会谈看，这种回暖又非常脆弱，随时有可能被某个意外事件或者美国的某项对华政策打断。根据中方通报，王文涛和两人的会谈，分别涉及不同议题，中方用了坦诚、专业、建设性的交流来表述前者；用了坦诚、务实、深入的交流来表述后者，基本上是各说各话，强调各自的立场，唯一的共识就是双方同意继续保持交流沟通。</text:p>
      <text:p text:style-name="P4">
换言之，中美经贸高层的这两次会谈，唯一的结果就是双方主管官员见了一面，并同意下次继续见面。很多人会说，从中美关系的现状看，见面总比不见面要好，见面哪怕吵架，能让对方明白自己的底线和诉求是什么，从而避免误判。确实，见面也有作用，但仅此而已。如果双方在利益有很大交集、相对能够达成妥协的经贸领域，都没有任何共识，那么在关乎各自战略安全的外交和国防领域，要想取得任何一点共识，就更不可能。所以，这次中美防长在台湾、南海、中美关系和全球安全议题上，都针锋相对、寸步不让。</text:p>
      <text:p text:style-name="P4">
这不免让外界猜疑，此种为见而见的会谈是否有何必要，中美为何不能跳出各自的利益算计，从更广阔的人类利益角度出发来处理双边关系？关键还是信任缺失，这是中美全部问题的症结所在。没有最基本的信任，双方就只能全力以赴进行对抗。同谢锋相熟的复旦大学教授吴心伯最近接受中国媒体采访时认为，中美关系目前面临两个最主要的问题：一是美国对华认知不正确，把中国看成最主要的战略竞争对手，认为中国要挑战现有的国际秩序；二是美国在对华政策的设计上，把竞争作为中美关系的最主要部分，而竞争实际又是遏制和打压中国。美国对中国之所以有这样“不正确”的认知和政策，正是互信缺失造成的。因此中国想要美国重新校正对华认知，改变对华的竞争政策，至少在未来几年，都没有可能。</text:p>
      <text:p text:style-name="P4">
但总不能让这种状况无节制地蔓延下去。美国智库史汀生中心资深研究员罗伯特•曼宁最近建议，美中应“以互惠措施为基础，一小步一小步、一块砖一块砖地来建立某种程度的信任”，如双方重新开放被关闭的领事馆、放宽学生和教师的签证、开展贸易技术谈判以及为人工智能等新兴科技制定规则等。另一位中国问题专家、布鲁金斯学会高级研究员何瑞恩也撰文称，华盛顿可以优先考虑与中国的直接、私下外交，“私人信件、电话、国家安全顾问之间的安静谈话、低调的访问以及通过大使馆进行的工作，将为美中关系取得进展带来更大的前景”；同时“暂停与北京就处理两国关系的危机管理机制和原则进行谈判，在目前的关系气氛下，推动这些话题将会加剧而不是降低风险”。他还指出，美国越是完全依赖威胁和惩罚来与中国打交道，并从生存的角度来构建竞争，美国的盟友和伙伴就越可能“踩刹车”，以防止被推入与最大贸易伙伴的正面对抗，美国的合作伙伴中很少有国家对加入一个反华集团感兴趣。这些建议都很有道理，也有必要，有些也在做，但会达到多大效果，仍然存疑。</text:p>
      <text:p text:style-name="P4">
尽管如此，从这个角度说，双方这种为见而见的会谈还是有意义的，保不准在多次会谈中，双方在某个议题和某件事情上建立最低程度的共识，然后慢慢地积累起更多共识。这当然会是一个相当缓慢和煎熬的过程，目前远未到时候，因而要有战略耐心。就中美的历史趋势而言，双方尚未脱离寒冬；但就拜登上台以来的中美关系而言，双方可能进入了初春，感受到某种初春的暖意，只是现在这种暖意不足以达到让花儿吐蕾的程度，还需双方和外界加把劲。</text:p>
      <text:p text:style-name="P4">
<text:span text:style-name="T5">
（注：作者是独立学者，中国战略分析智库研究员。本文仅代表作者个人观点。责编邮箱bo.liu@ftchinese.com）</text:span>
</text:p>
      <text:p text:style-name="P4">
Source: <text:a xlink:type="simple" xlink:href="http://www.ftchinese.com/story/001099909" text:style-name="Internet_20_link" text:visited-style-name="Visited_20_Internet_20_Link">
http://www.ftchinese.com/story/001099909</text:a>
</text:p>
      <!--NEWS-->
      <text:h text:style-name="P10" text:outline-level="1">
<text:span text:style-name="T4">
川普因機密文件案 成首位聯邦政府起訴的美國前總統</text:span>
</text:h>
      <text:p text:style-name="P4">
Author: None (Language: zh)</text:p>
      <text:p text:style-name="P4">
Publisher: None</text:p>
      <text:p text:style-name="P4">
Time: 2023-06-09T04:43:00Z</text:p>
      <text:p text:style-name="P4">
Description: 美國前總統川普8日表示，他已因機密文件案被起訴，這將使他成為首位被聯邦起訴的美國總統。目前我們知道什麼？</text:p>
      <text:p text:style-name="P4">
Videos: []</text:p>
      <text:p text:style-name="P4">
Images: []</text:p>
      <text:p text:style-name="P4">
Subject: 时政风云</text:p>
      <text:p text:style-name="P4">
Subjects: ['川普', '特朗普', '美国总统', '封口费', '机密文件']</text:p>
      <text:p text:style-name="P4">
Keywords: ['意见反馈']</text:p>
      <text:p text:style-name="P4">
ID: 65864751</text:p>
      <!--METADATA-->
      <text:p text:style-name="P4">
<text:a xlink:type="simple" xlink:href="https://www.dw.com/zh/overlay/image/article/65864751/65856236" text:style-name="Internet_20_link" text:visited-style-name="Visited_20_Internet_20_Link">
 </text:a>
</text:p>
      <text:p text:style-name="P4">
美國前總統川普（資料照）</text:p>
      <text:p text:style-name="P4">
（德國之聲中文網）美國前總統川普週四（6月8日）自曝，他已因 <text:a xlink:type="simple" xlink:href="https://www.dw.com/zh/zh/拜登总统私宅再度发现秘密文件/a-64481316" text:style-name="Internet_20_link" text:visited-style-name="Visited_20_Internet_20_Link">
 不當處理機密文件</text:a>
 而被正式起訴。</text:p>
      <text:p text:style-name="P4">
川普在他創辦的社交媒體Truth Social上寫道：「腐敗的拜登政府通知了我的律師，我已被起訴，似乎是因為『箱子騙局』（Boxes Hoax）。」</text:p>
      <text:p text:style-name="P4">
川普寫道，他已被傳喚於下週二（13日）下午3點到邁阿密的聯邦法院出庭。他隨後也在社交媒體上發布了一段影片，自陳清白。</text:p>
      <text:p text:style-name="P4">
美國司法部並未立即發表評論或證實此事，但根據《紐約時報》，此事若屬實，將使川普成為首位被聯邦政府起訴的美國總統；此前，他另有一 <text:a xlink:type="simple" xlink:href="https://www.dw.com/zh/zh/特朗普支持率不降反升-被控34项罪究竟指什么/a-65237884" text:style-name="Internet_20_link" text:visited-style-name="Visited_20_Internet_20_Link">
 封口費案</text:a>
 ，則是遭 <text:a xlink:type="simple" xlink:href="https://www.dw.com/zh/zh/美前總統特朗普遭起訴-史上首例/a-65189315" text:style-name="Internet_20_link" text:visited-style-name="Visited_20_Internet_20_Link">
 紐約地方檢察官起訴</text:a>
 。</text:p>
      <text:p text:style-name="P4">
美國司法部一直在調查川普2021年離開白宮後，是否對他持有的文件進行不當處理。去年， <text:a xlink:type="simple" xlink:href="https://www.dw.com/zh/zh/美司法部公开宣誓书-曝光突击搜查特朗普理由/a-62949859" text:style-name="Internet_20_link" text:visited-style-name="Visited_20_Internet_20_Link">
 檢方在他位於佛羅里達州棕櫚灘的海湖莊園查獲了約1萬3千份文件</text:a>
 ，其中約100份是機密檔案。</text:p>
      <text:p text:style-name="P4">
早前，川普的律師曾宣稱已將所有機密記錄歸還政府。川普隨後辯稱，他還在任期間，便已將這些文件解密，但他從未提供相關證據。</text:p>
      <text:p text:style-name="P4">
目前美國司法部尚未公布起訴書。綜合多間媒體報導，這位美國前總統已被指控7項罪名，涉及他不當處理機密文件、妨礙司法公正等，而這僅是這位美國前總統正在接受的幾項調查之一。他的封口費案雖已在紐約被起訴，但仍面臨華盛頓和亞特蘭大的調查，他也可能面臨刑事指控。</text:p>
      <text:h text:style-name="P12" text:outline-level="3">
<text:span text:style-name="T4">
特朗普遭到起诉意味着什么？</text:span>
</text:h>
      <text:p text:style-name="P4">
（綜合報導）</text:p>
      <text:p text:style-name="P4">
Source: <text:a xlink:type="simple" xlink:href="https://www.dw.com/zh/川普因機密文件案-成首位聯邦政府起訴的美國前總統/a-65864751" text:style-name="Internet_20_link" text:visited-style-name="Visited_20_Internet_20_Link">
https://www.dw.com/zh/川普因機密文件案-成首位聯邦政府起訴的美國前總統/a-65864751?maca=chi-rss-chi-all-1127-rdf</text:a>
</text:p>
      <!--NEWS-->
      <text:h text:style-name="P10" text:outline-level="1">
<text:span text:style-name="T4">
特朗普再次被起诉：成也机密文件，败也机密文件</text:span>
</text:h>
      <text:p text:style-name="P4">
Creator: PETER BAKER</text:p>
      <text:p text:style-name="P4">
Publisher: https://www.facebook.com/nytimeschinese</text:p>
      <text:p text:style-name="P4">
Published Time: 2023-06-09T05:06:52+08:00</text:p>
      <text:p text:style-name="P4">
Description: 2016年，特朗普抓住希拉里的“邮件门”大作文章。如今他自己也身陷“文件门”，这个帮助他入主白宫的问题现在有可能毁掉他重返白宫的机会，一切回到了原点。 Haiyun Jiang/The New York Times 机密文件案的起诉是前总统特朗普面临的第二桩公诉，但很多方面看，本案在法律严重性和政治风险上都远超第一桩。</text:p>
      <text:p text:style-name="P4">
Images: ["<text:a xlink:type="simple" xlink:href="https://static01.nyt.com/images/2023/06/08/multimedia/08dc-trump-assess-zgmh/08dc-trump-assess-zgmh-master1050-v3.jpg" text:style-name="Internet_20_link" text:visited-style-name="Visited_20_Internet_20_Link">
08dc-trump-as...</text:a>
"]</text:p>
      <text:p text:style-name="P4">
Category: 美国</text:p>
      <text:p text:style-name="P4">
Type: Article</text:p>
      <!--METADATA-->
      <text:p text:style-name="P4">
<draw:frame draw:style-name="fr1" draw:name="Image65" text:anchor-type="as-char" svg:width="6.9236in" svg:height="4.615733in" draw:z-index="0">
<draw:image xlink:href="../Images/cnnytimes/2023-06-09T05-06-52-08-00/08dc-trump-assess-zgmh-master1050-v3.jpg" xlink:type="simple" xlink:show="embed" xlink:actuate="onLoad" draw:mime-type="image/jpeg"/>
</draw:frame>
</text:p>
      <text:p text:style-name="P4">
曾经有一段时间，实际上就在不久之前，特朗普说他重视保护机密信息。当然，那时他的对手被指控危及机密信息的安全，这对特朗普来说是有用的政治武器。</text:p>
      <text:p text:style-name="P4">
整个2016年，他都在谴责希拉里·克林顿使用私人电子邮件服务器而不是安全的政府服务器。“我会执行所有关于保护机密信息的法律，”他宣称。“没有人可以凌驾于法律之上。”他说，希拉里对敏感信息的漫不经心意味着“她没资格当总统”。</text:p>
      <text:p text:style-name="P4">
七年后，由于在离开白宫时携带机密文件并在被传唤后仍拒绝归还所有文件，  特朗普 <text:a xlink:type="simple" xlink:href="https://www.nytimes.com/live/2023/06/08/us/trump-indictment-documents/justice-department-charges-trump-in-documents-case" text:style-name="Internet_20_link" text:visited-style-name="Visited_20_Internet_20_Link">
 面临危害国家安全的刑事指控</text:a>
。最初帮助特朗普入主白宫的问题  现在有可能毁掉他重返白宫的机会，即使放在美国政治诸多“出乎尔反乎尔”的事例里，这件事都是非同一般的。</text:p>
      <text:p text:style-name="P4">
联邦大陪审团周四应 <text:a xlink:type="simple" xlink:href="https://www.nytimes.com/2023/06/08/us/politics/jack-smith-special-counsel-trump-indictment.html" text:style-name="Internet_20_link" text:visited-style-name="Visited_20_Internet_20_Link">
 特别检察官杰克·史密斯 </text:a>
 的请求下达的起诉书实际上让特朗普的故事经过一番周折回到了原点。“把她关起来，”他的竞选集会上的人群在他的鼓励下高呼。现在，如果七项指控中的任何一项被定罪，包括串谋妨碍司法公正和故意保留文件，被关起来的可能是他。</text:p>
      <text:p text:style-name="P4">
广告</text:p>
      <text:p text:style-name="P4">
这份起诉书是近几个月来针对这位前总统的第二起公诉，但在许多方面，它在法律严重性和政治风险方面都超过了第一桩  。第一份起诉书 <text:a xlink:type="simple" xlink:href="https://www.nytimes.com/2023/03/30/nyregion/trump-indictment-hush-money-charges.html" text:style-name="Internet_20_link" text:visited-style-name="Visited_20_Internet_20_Link">
由曼哈顿地区检察官于3月宣布 </text:a>
 ，指控特朗普伪造商业记录，以掩盖向一名声称和他有过性幽会的色情片女演员支付封口费的行为。第二份起诉书是由代表国家的联邦检察官提起的，这是美国历史上第一个针对前总统的刑事案件，并且涉及国家机密问题。</text:p>
      <text:p text:style-name="P4">
为特朗普辩护的人试图将第一桩公诉视为地方民选民主党人所为，即使被指控做了很不得体的事情，看起来终归也是无伤大雅，而且发生在他上任之前，但最新的指控直接源于他作为国家元首要保护信息的责任，这些资料可能对美国的敌人有用。</text:p>
      <text:p text:style-name="P4">
共和党选民可能不在乎他们的领导人是否塞钱让色情明星闭嘴，但他们会不会对阻止当局追回秘密材料的事无动于衷？</text:p>
      <text:p text:style-name="P4">
也许。特朗普当然希望如此。曼哈顿的起诉似乎不但没有伤害到他，反而提高了他的民意支持率。因此，他立即将新的公诉称为美国历史上最大费周章的阴谋的一部分，根据他的说法，这是个有地方和联邦检察官、大陪审团成员、法官、原告、监管者和证人参与的广泛合谋，他们多年来一直在撒谎以陷害他，而他是唯一说真话的人，无论指控是什么。</text:p>
      <text:p text:style-name="P4">
“我从没想过这样的事情会发生在一位美国前总统身上，他获得的选票比我国历史上任何一个在任总统都多得多，而且目前在2024年总统选举的民意调查中领先所有候选人，包括民主党和共和党，”他在自己的社交媒体网站上写道，最后用一句话做出了多个误导性的断言：“我是一个无罪的人！”</text:p>
      <text:p text:style-name="P4">
到目前为止，他的核心支持者一直支持他，甚至一些反对他明年获得共和党提名的人也批评了针对他的调查。但他最近在民事审判中被判犯有性侵罪，他的公司 <text:a xlink:type="simple" xlink:href="https://www.nytimes.com/2022/12/06/nyregion/trump-org-verdict-guilty.html" text:style-name="Internet_20_link" text:visited-style-name="Visited_20_Internet_20_Link">
被判犯有17项税务欺诈和其他罪行 </text:a>
 ，他 <text:a xlink:type="simple" xlink:href="https://www.nytimes.com/2023/06/08/us/politics/trump-criminal-investigations.html" text:style-name="Internet_20_link" text:visited-style-name="Visited_20_Internet_20_Link">
 还面临另外两项可能的公诉</text:a>
 ，源于他推翻2020年  败选结果的企图，并导致2021年1月6日对国会大厦的袭击。</text:p>
      <text:p text:style-name="P4">
广告</text:p>
      <text:p text:style-name="P4">
至少政治层面上，问题在于这些指控累积起来最终能否影响他在共和党选民拥趸中的形象，尤其是如果再来第三项，也许还有第四项检控。至少，一些与他竞逐本党提名的人指望这种拖累最终导致他失去选民的支持。</text:p>
      <text:p text:style-name="P4">
至于克林顿，无论在周四晚是否感到有些幸灾乐祸，这位被击败的候选人并没有发声。但她和她的盟友向来认为，是时任联邦调查局局长的詹姆斯·B·科米在2016年大选几天前重启电邮调查导致了她的败选，尽管无数民调预测她会取胜。</text:p>
      <text:p text:style-name="P4">
特朗普会努力把矛头调转，指向追究他的人，声称他遭到迫害，因为克林顿做了一样的事，却没有被检控。</text:p>
      <text:p text:style-name="P4">
他不在乎两案的事实有天壤之别，他几个月来一直有意阻挠试图取回机密文件的当局，而克林顿案的调查人员得出结论，克林顿并非有意违法。但对特朗普来说，坚称自己是双重标准的受害者在政治上对他是有帮助的。</text:p>
      <text:p text:style-name="P4">
至于在2016年竞选这样的背景下，为什么他还是没有认识到机密信息的不当处理是会导致麻烦的，理应加倍小心，就是另一个问题了。他在任总统的多数时间里无视信息安全的关切，也不在乎保存政府文件的规则。</text:p>
      <text:p text:style-name="P4">
他 <text:a xlink:type="simple" xlink:href="https://www.nytimes.com/2017/05/15/us/politics/trump-russia-classified-information-isis.html" text:style-name="Internet_20_link" text:visited-style-name="Visited_20_Internet_20_Link">
 向到访椭圆形办公室的俄罗斯官员透露了高度机密的信息</text:a>
 。他 <text:a xlink:type="simple" xlink:href="https://www.nytimes.com/2019/08/30/world/middleeast/trump-iran-missile-explosion-satellite-image.html" text:style-name="Internet_20_link" text:visited-style-name="Visited_20_Internet_20_Link">
 把敏感的伊朗卫星图像发布到网上</text:a>
 。他 <text:a xlink:type="simple" xlink:href="https://www.nytimes.com/2018/10/24/us/politics/trump-phone-security.html" text:style-name="Internet_20_link" text:visited-style-name="Visited_20_Internet_20_Link">
 不断使用未加密的手机</text:a>
，尽管已经被告知俄罗斯和中国情报机构在监听。他会 <text:a xlink:type="simple" xlink:href="https://www.politico.com/story/2018/06/10/trump-papers-filing-system-635164" text:style-name="Internet_20_link" text:visited-style-name="Visited_20_Internet_20_Link">
 把刚看完的政府文件撕碎</text:a>
扔在地上，尽管法律要求这些文件是需要保存和编目的，助手们得跟在他后面收集碎片，把它们拼贴还原。</text:p>
      <text:p text:style-name="P4">
广告</text:p>
      <text:p text:style-name="P4">
即使被人质问这样做的后果，他也从未表现出担忧。毕竟他是堂堂总统，想做什么就做什么。即使在对他带往马阿拉歌的机密文件展开调查期间，他还是在自辩，声称他有权将他选择的文件解密，只需要他有这个念头就够了。</text:p>
      <text:p text:style-name="P4">
但他已经不是总统了。初选的选民会决定他是否已经失去竞选总统的资格，但除了选民，如今他还需要面对一位检察官，这个人已经表示会贯彻有关保护机密信息的法律。</text:p>
      <text:p text:style-name="P4">
他会被登记为受刑事检控的人，不出意外的话，最终还要面临评审团的裁断。</text:p>
      <text:p text:style-name="P4">
七年时间，竟可以带来如此大的反差。</text:p>
      <text:p text:style-name="P4">
Source: <text:a xlink:type="simple" xlink:href="https://cn.nytimes.com/usa/20230609/trump-clinton-classified-documents/" text:style-name="Internet_20_link" text:visited-style-name="Visited_20_Internet_20_Link">
https://cn.nytimes.com/usa/20230609/trump-clinton-classified-documents/</text:a>
</text:p>
      <!--NEWS-->
      <text:h text:style-name="P10" text:outline-level="1">
<text:span text:style-name="T4">
中国生产者物价指数PPI创七年以来最大跌幅 通缩风险恐加剧</text:span>
</text:h>
      <text:p text:style-name="P4">
Author: None</text:p>
      <text:p text:style-name="P4">
Publisher: Radio Free Asia (Organization)</text:p>
      <text:p text:style-name="P4">
Published Time: 2023-06-09T05:15:00-04:00</text:p>
      <text:p text:style-name="P4">
Modified Time: 2023-06-09T09:0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4.612011in" draw:z-index="0">
<draw:image xlink:href="../Images/rfamandarin/2023-06-09T05-15-00-04-00/000000.png" xlink:type="simple" xlink:show="embed" xlink:actuate="onLoad" draw:mime-type="image/png"/>
</draw:frame>
 中国工业生产者价格指数(PPI)连续八个月下降，同比下跌4.6%，跌幅是2016年2月以来最大。图为位于西安的陕汽。 <text:a xlink:type="simple" xlink:href="https://www.rfa.org/mandarin/Xinwen/gf1-06092023051409.html/@@images/image" text:style-name="Internet_20_link" text:visited-style-name="Visited_20_Internet_20_Link">
</text:a>
路透资料照。</text:p>
      <text:p text:style-name="P4">
中国上月通胀回升，不过，生产者物价指数创下逾7年以来最大跌幅。</text:p>
      <text:p text:style-name="P4">
中国消费需求持续恢复，在市场供应稳定下，通胀连续3个月放缓后，首度回升。</text:p>
      <text:p text:style-name="P4">
5月份中国居民消费价格指数(CPI)同比上升0.2%，和预期一致，但环比跌幅扩大至0.2%。受惠于食品供应充裕，食品价格环比下降0.7%,蛋类及猪肉价格下跌1.3%及2%，鲜菜跌幅3.4%。</text:p>
      <text:p text:style-name="P4">
不过，反映企业成本的工业生产者价格指数(PPI) 连续八个月下降，同比下跌4.6%，跌幅是2016年2月以来最大。</text:p>
      <text:p text:style-name="P4">
根据中国国家统计局的说法，上月国际大宗商品价格下跌，国内外市场需求偏弱，加上高基数均影响上游生产物价表现。</text:p>
      <text:p text:style-name="P4">
有分析认为，中国存在通缩风险，预期中央会出台政策推动内需。</text:p>
      <text:p text:style-name="P4">
记者 高锋 责编 许书婷</text:p>
      <text:p text:style-name="P4">
Source: <text:a xlink:type="simple" xlink:href="https://www.rfa.org/mandarin/Xinwen/gf1-06092023051409.html" text:style-name="Internet_20_link" text:visited-style-name="Visited_20_Internet_20_Link">
https://www.rfa.org/mandarin/Xinwen/gf1-06092023051409.html</text:a>
</text:p>
      <!--NEWS-->
      <text:h text:style-name="P10" text:outline-level="1">
<text:span text:style-name="T4">
加拿大野火带来浓烟 白宫南草坪骄傲活动延期</text:span>
</text:h>
      <text:p text:style-name="P4">
Publisher: 法新社</text:p>
      <text:p text:style-name="P4">
Published Time: 2023-06-09T05:32:07+00:00</text:p>
      <text:p text:style-name="P4">
Modified Time: 2023-06-09T05:20:05+00:00</text:p>
      <text:p text:style-name="P4">
Description: （法新社华盛顿8日电） 加拿大野火产生的浓烟让美国跟着陷入混乱，白宫今天将一场户外骄傲活动延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6-09T05-32-07-00-00/000000.png" xlink:type="simple" xlink:show="embed" xlink:actuate="onLoad" draw:mime-type="image/png"/>
</draw:frame>
</text:p>
      <text:p text:style-name="P4">
白宫在声明中说：「根据地区空气品质预估，原定今天在白宫南草坪举行的骄傲活动将延至10日。」</text:p>
      <text:p text:style-name="P4">
为了庆祝骄傲月，华府原定10日举办盛大游行，主办单位尚未说明是否照常举行这项年度活动，但今天相关户外电影放映会已经延期。</text:p>
      <text:p text:style-name="P4">
这波浓烟来自加拿大魁北克省（Quebec），当地正经历历史性的一季，迄今仍有150起以上的火灾，其中近90起处于失控状态。</text:p>
      <text:p text:style-name="P4">
Source: <text:a xlink:type="simple" xlink:href="https://www.rfi.fr/cn/%E5%9B%BD%E9%99%85%E6%8A%A5%E9%81%93/20230609-%E5%8A%A0%E6%8B%BF%E5%A4%A7%E9%87%8E%E7%81%AB%E5%B8%A6%E6%9D%A5%E6%B5%93%E7%83%9F-%E7%99%BD%E5%AE%AB%E5%8D%97%E8%8D%89%E5%9D%AA%E9%AA%84%E5%82%B2%E6%B4%BB%E5%8A%A8%E5%BB%B6%E6%9C%9F" text:style-name="Internet_20_link" text:visited-style-name="Visited_20_Internet_20_Link">
https://www.rfi.fr/cn/%E5%9B%BD%E9%99%85%E6%8A%A5%E9%81%93/20230609-%E5%8A%A0%E6%8B%BF%E5%A4%A7%E9%87%8E%E7%81%AB%E5%B8%A6%E6%9D%A5%E6%B5%93%E7%83%9F-%E7%99%BD%E5%AE%AB%E5%8D%97%E8%8D%89%E5%9D%AA%E9%AA%84%E5%82%B2%E6%B4%BB%E5%8A%A8%E5%BB%B6%E6%9C%9F</text:a>
</text:p>
      <!--NEWS-->
      <text:h text:style-name="P10" text:outline-level="1">
<text:span text:style-name="T4">
美議員籲勿邀李家超赴APEC 北京：東道主應盡責</text:span>
</text:h>
      <text:p text:style-name="P4">
Author: None (Language: zh)</text:p>
      <text:p text:style-name="P4">
Publisher: None</text:p>
      <text:p text:style-name="P4">
Time: 2023-06-09T05:48:00Z</text:p>
      <text:p text:style-name="P4">
Description: 香港特首李家超遭美國政府制裁，美國跨黨派議員因此呼籲應禁止他出席APEC領導人會議。中國外交部8日回應，美國作為東道主應信守承諾，確保香港代表也能順利參會。</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3306288" text:style-name="Internet_20_link" text:visited-style-name="Visited_20_Internet_20_Link">
 </text:a>
</text:p>
      <text:p text:style-name="P4">
李家超此前表示，美國有義務邀請香港參加亞太經合組織領導人會議。</text:p>
      <text:p text:style-name="P4">
（德國之聲中文網）日前美國跨黨派議員連署致信國務院，敦促美方勿邀請香港特首李家超出席11月的 <text:a xlink:type="simple" xlink:href="https://www.dw.com/zh/zh/apec会议全球各国领导人的年终总结/a-59805772" text:style-name="Internet_20_link" text:visited-style-name="Visited_20_Internet_20_Link">
 亞太經合組織（APEC）領導人會議</text:a>
。中國外交部週四（6月8日）呼籲APEC東道主美國應善盡職責，確保各成員代表均順利與會。</text:p>
      <text:p text:style-name="P4">
中國外交部發言人汪文斌在例行記者會上表示， <text:a xlink:type="simple" xlink:href="https://www.dw.com/zh/zh/apec峰會登場-習近平亞太不是任何人的後花園/a-63805296" text:style-name="Internet_20_link" text:visited-style-name="Visited_20_Internet_20_Link">
 APEC辦會 </text:a>
有其組織規則，今年的主辦國美國「承諾將履行東道主職責，遵守APEC相關規則和程序」，為成員代表赴美參會「提供便利」，中方「相信美方會履行承諾，確保包括中國香港在內的APEC所有成員代表順利參會。」</text:p>
      <text:h text:style-name="P12" text:outline-level="3">
<text:span text:style-name="T4">
跨黨派議員齊出聲</text:span>
</text:h>
      <text:p text:style-name="P4">
美國是今年11月APEC領導人會議的主辦者，香港也是APEC的成員之一。但是，香港的最高官員、現任香港特首李家超在2020年遭到美國的制裁，當時他擔任保安局長。美方曾指稱，李家超參與了在香港「脅迫、逮捕、拘留或監禁」抗議「國安法」人士的行為。</text:p>
      <text:p text:style-name="P4">
據路透社報導，美國民主黨和共和黨的多名國會議員6月7日敦促美國務院，停止邀請受美國制裁的香港特首李家超參與今年度的亞太經合組織高峰會。李家超曾在上月對媒體表示，美國有義務邀請香港參加這次峰會，但未透露他是否前往。</text:p>
      <text:p text:style-name="P4">
</text:p>
      <text:p text:style-name="P4">
共和党参议员鲁比奥（Marco Rubio）与其他议员共同呼吁美国政府勿邀李家超与会</text:p>
      <text:p text:style-name="P4">
<text:a xlink:type="simple" xlink:href="https://www.dw.com/zh/zh/鲁比奥再出招-要求美委员会调查抖音收购案/a-50765234" text:style-name="Internet_20_link" text:visited-style-name="Visited_20_Internet_20_Link">
 共和黨參議員魯比奧（Marco Rubio） </text:a>
和其他立法者在給國務院的信中提到：「我們沮喪地得知拜登政府計劃免除對李家超的制裁，允許他進入美國參加亞太經合組織會議。」</text:p>
      <text:p text:style-name="P4">
信件共同簽署者包括了民主黨參議員默克利（Jeff Merkley）、民主黨眾議員麥戈文（Jim McGovern）和共和黨眾議員史密斯（ChrisSmith）。他們還寫道：「對於那些被中共、中國及其在香港代理人迫害的人來說，邀請一個受制裁的人權侵犯者是對他們的一種侮辱。」</text:p>
      <text:h text:style-name="P12" text:outline-level="3">
<text:span text:style-name="T4">
國務院稱計劃未定案</text:span>
</text:h>
      <text:p text:style-name="P4">
信中引用了 <text:a xlink:type="simple" xlink:href="https://www.dw.com/zh/zh/美副国务卿已做好与中国激烈竞争的准备/a-59439627" text:style-name="Internet_20_link" text:visited-style-name="Visited_20_Internet_20_Link">
 美國副國務卿謝爾曼（Wendy Sherman）</text:a>
的評論，她在今年2月9日於參議院外交關係委員會作證後的書面答覆中表示：「美國計劃邀請香港行政長官李家超出席亞太經合組織會議。作為東道主，我們認為促進區域經濟對話以及美中共同維護全球宏觀經濟穩定是相當重要的事。」</text:p>
      <text:p text:style-name="P4">
美國國務院告訴路透社，美國期待著主辦亞太經合組織會議，但關於領導人會議的邀請，「目前還沒有最終確定版」。一般而言，除非得到豁免，否則受到制裁者不得訪美。</text:p>
      <text:h text:style-name="P12" text:outline-level="3">
<text:span text:style-name="T4">
李家超：美國有義務邀請</text:span>
</text:h>
      <text:p text:style-name="P4">
李家超上個月在香港告訴媒體，美國有義務邀請香港參加由21個成員組成的亞太經合組織領導人會議。他表示：亞太經合組織不隸屬於某一個國家或經濟體，根據亞太經合組織的規則和公約，組織人有責任發出邀請。不過，李家超並未透露他是否打算前往參加會議。</text:p>
      <text:p text:style-name="P4">
美國香港人組織香港自由基金委員會（Committee for Freedom in Hong Kong Foundation）的成員許穎婷（FrancesHui）星期三說，允許李家超訪問美國將向中國官員和世界各地的侵權者發出錯誤的訊號：「它會發出一個糟糕的訊息，即幾乎不需要為實施侵權行為付出任何代價。」</text:p>
      <text:p text:style-name="P4">
</text:p>
      <text:p text:style-name="P4">
李家超在2022年5月被正式任命为香港第六任行政长官</text:p>
      <text:p text:style-name="P4">
（路透社、中國外交部）</text:p>
      <text:p text:style-name="P4">
Source: <text:a xlink:type="simple" xlink:href="https://www.dw.com/zh/美議員籲勿邀李家超赴apec-北京：東道主應盡責/a-65857895" text:style-name="Internet_20_link" text:visited-style-name="Visited_20_Internet_20_Link">
https://www.dw.com/zh/美議員籲勿邀李家超赴apec-北京：東道主應盡責/a-65857895?maca=chi-rss-chi-all-1127-rdf</text:a>
</text:p>
      <!--NEWS-->
      <text:h text:style-name="P10" text:outline-level="1">
<text:span text:style-name="T4">
研究：便宜糖尿病药物降低长期COVID后遗症风险</text:span>
</text:h>
      <text:p text:style-name="P4">
Publisher: 法新社</text:p>
      <text:p text:style-name="P4">
Published Time: 2023-06-09T06:02:07+00:00</text:p>
      <text:p text:style-name="P4">
Modified Time: 2023-06-09T05:35:02+00:00</text:p>
      <text:p text:style-name="P4">
Description: （法新社巴黎9日电） 一项今天公布的美国研究显示，筛检COVID-19（2019冠状病毒疾病）呈阳性反应的患者，服用一种便宜的糖尿病药物，罹患长期COVID后遗症的风险降低了4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09T06-02-07-00-00/000000.png" xlink:type="simple" xlink:show="embed" xlink:actuate="onLoad" draw:mime-type="image/png"/>
</draw:frame>
</text:p>
      <text:p text:style-name="P4">
这项研究发表在「刺胳针传染病」（Lancet Infectious Diseases）期刊。</text:p>
      <text:p text:style-name="P4">
法新社报导，此一发现被誉为有可能是对抗长期COVID后遗症的「里程碑」。世界卫生组织（WHO）估计，每10名感染过COVID-19的人，就有1人出现长期后遗症，而大众至今对于这种现象了解甚少。</text:p>
      <text:p text:style-name="P4">
研究指出，这是首次随机、与安慰剂对照的第3阶段试验，显示服用药物可预防长期COVID后遗症。</text:p>
      <text:p text:style-name="P4">
这项研究测试了名为「二甲双胍」（metformin）的药物；此药最初是从法国丁香花研制出来，数十年来一直是全世界治疗第2型糖尿病最常用的药物。</text:p>
      <text:p text:style-name="P4">
此一研究涵盖美国1126名超重或肥胖的人，其中一半受试者在检测COVID-19呈阳性反应后数天内服用二甲双胍，另一半则服用安慰剂。</text:p>
      <text:p text:style-name="P4">
10个月后，服用二甲双胍的受试者中，有35人被诊断出长期COVID后遗症，服用安慰剂组则有58人；这意味服用二甲双胍的人罹患后遗症风险减少40%。</text:p>
      <text:p text:style-name="P4">
这项试验是在2020年12月至2022年1月之间进行，意即当中包括了Omicron变异株。研究显示，此一变异株导致长期COVID后遗症的机率较以前的病毒株来得低。</text:p>
      <text:p text:style-name="P4">
执行试验的团队曾说，二甲双胍可让COVID-19患者紧急就诊、住院和死亡的风险降低40%以上。</text:p>
      <text:p text:style-name="P4">
这项新研究的主要作者、明尼苏达大学（University of Minnesota）研究员布拉曼特（CarolynBramante）说：「我们的数据显示，二甲双胍减少了（患者体内）新型冠状病毒（SARS-CoV-2）的数量。」</text:p>
      <text:p text:style-name="P4">
目前估计已有数千万人罹患长期COVID后遗症，许多有时令人虚弱的症状会一直持续，或在感染3个月后复发，可能拖上数年。</text:p>
      <text:p text:style-name="P4">
长期COVID后遗症最常见的症状包括疲劳、呼吸困难，以及称为「脑雾」的思维不清晰。（译者：纪锦玲）</text:p>
      <text:p text:style-name="P4">
Source: <text:a xlink:type="simple" xlink:href="https://www.rfi.fr/cn/%E7%BC%A4%E7%BA%B7%E4%B8%96%E7%95%8C/20230609-%E7%A0%94%E7%A9%B6-%E4%BE%BF%E5%AE%9C%E7%B3%96%E5%B0%BF%E7%97%85%E8%8D%AF%E7%89%A9%E9%99%8D%E4%BD%8E%E9%95%BF%E6%9C%9Fcovid%E5%90%8E%E9%81%97%E7%97%87%E9%A3%8E%E9%99%A9" text:style-name="Internet_20_link" text:visited-style-name="Visited_20_Internet_20_Link">
https://www.rfi.fr/cn/%E7%BC%A4%E7%BA%B7%E4%B8%96%E7%95%8C/20230609-%E7%A0%94%E7%A9%B6-%E4%BE%BF%E5%AE%9C%E7%B3%96%E5%B0%BF%E7%97%85%E8%8D%AF%E7%89%A9%E9%99%8D%E4%BD%8E%E9%95%BF%E6%9C%9Fcovid%E5%90%8E%E9%81%97%E7%97%87%E9%A3%8E%E9%99%A9</text:a>
</text:p>
      <!--NEWS-->
      <text:h text:style-name="P10" text:outline-level="1">
<text:span text:style-name="T4">
标普500指数摆脱熊市，美国大型科技股涨势终将燎原吗？ (Free Version)</text:span>
</text:h>
      <text:p text:style-name="P4">
Author: Isabel Wang</text:p>
      <text:p text:style-name="P4">
Publisher: 华尔街日报中文网</text:p>
      <text:p text:style-name="P4">
Published Time: 2023-06-09T06:20:00.000Z</text:p>
      <text:p text:style-name="P4">
Modified Time: 2023-06-09T06:20:00.000Z</text:p>
      <text:p text:style-name="P4">
Created Time: 2023-06-09T05:08:00.000Z</text:p>
      <text:p text:style-name="P4">
Description: 美国股市周四整体走高，标普500指数正式结束自1948年以来最漫长的熊市。投资者想知道，这次是真的走出熊市了，还是仅仅虚晃一枪？</text:p>
      <text:p text:style-name="P4">
Images: []</text:p>
      <text:p text:style-name="P4">
Categories: ['金融市场', '股市']</text:p>
      <text:p text:style-name="P4">
Keywords: SYND</text:p>
      <text:p text:style-name="P4">
Type: Article</text:p>
      <!--METADATA-->
      <text:p text:style-name="P4">
美国股市周四整体走高，标普500指数正式结束自1948年以来最漫长的熊市。投资者想知道，这次是真的走出熊市了，还是仅仅虚晃一枪？</text:p>
      <text:p text:style-name="P4">
Source: <text:a xlink:type="simple" xlink:href="https://cn.wsj.com/articles/%E6%A0%87%E6%99%AE500%E6%8C%87%E6%95%B0%E6%91%86%E8%84%B1%E7%86%8A%E5%B8%82-%E7%BE%8E%E5%9B%BD%E5%A4%A7%E5%9E%8B%E7%A7%91%E6%8A%80%E8%82%A1%E6%B6%A8%E5%8A%BF%E7%BB%88%E5%B0%86%E7%87%8E%E5%8E%9F%E5%90%97-750ea72e" text:style-name="Internet_20_link" text:visited-style-name="Visited_20_Internet_20_Link">
https://cn.wsj.com/articles/%E6%A0%87%E6%99%AE500%E6%8C%87%E6%95%B0%E6%91%86%E8%84%B1%E7%86%8A%E5%B8%82-%E7%BE%8E%E5%9B%BD%E5%A4%A7%E5%9E%8B%E7%A7%91%E6%8A%80%E8%82%A1%E6%B6%A8%E5%8A%BF%E7%BB%88%E5%B0%86%E7%87%8E%E5%8E%9F%E5%90%97-750ea72e</text:a>
</text:p>
      <!--NEWS-->
      <text:h text:style-name="P10" text:outline-level="1">
<text:span text:style-name="T4">
香港“反送中”四周年：运动示威者出狱之后如何前行？</text:span>
</text:h>
      <text:p text:style-name="P4">
Author: https://www.facebook.com/bbcworldservice/</text:p>
      <text:p text:style-name="P4">
Publisher: BBC News 中文</text:p>
      <text:p text:style-name="P4">
Published Time: 2023-06-09T06:30:20.000Z</text:p>
      <text:p text:style-name="P4">
Modified Time: 2023-06-09T06:30:20.000Z</text:p>
      <text:p text:style-name="P4">
Description: 2019年香港的”反修例“运动开始后，大量年轻人因相关抗议被捕入狱。BBC中文採访了两位出狱的”反修例“运动示威者，以及帮助因社运案件入狱人士的支援网络。</text:p>
      <text:p text:style-name="P4">
Images: []</text:p>
      <text:p text:style-name="P4">
Videos: ["<text:a xlink:type="simple" xlink:href="https://www.bbc.com/ws/av-embeds/cps/zhongwen/simp/chinese-news-65853310/p0ft5s47/zh-hans" text:style-name="Internet_20_link" text:visited-style-name="Visited_20_Internet_20_Link">
zh-hans</text:a>
"]</text:p>
      <text:p text:style-name="P4">
Tags: ['香港版国安法', '逃犯条例', '香港']</text:p>
      <text:p text:style-name="P4">
Type: Article</text:p>
      <!--METADATA-->
      <text:h text:style-name="P12" text:outline-level="3">
<text:span text:style-name="T4">
香港“反送中”四周年：运动示威者出狱之后如何前行？</text:span>
</text:h>
      <text:p text:style-name="P4">
<text:a xlink:type="simple" xlink:href="https://www.bbc.com/ws/av-embeds/cps/zhongwen/simp/chinese-news-65853310/p0ft5s47/zh-hans" text:style-name="Internet_20_link" text:visited-style-name="Visited_20_Internet_20_Link">
 Video-1-Link：/ws/av-embeds/cps/zhongwen/simp/chinese-news-65853310/p0ft5s47/zh-hans </text:a>
 <text:span text:style-name="T4">
你的器材不支持播放多媒体材料</text:span>
<text:span text:style-name="T4">
香港“反送中”四周年：运动示威者出狱之后如何前行？</text:span>
 2023年6月9日早上6点30分</text:p>
      <text:p text:style-name="P4">
2019年香港的“反修例”运动开始后，大量年轻人因相关抗议被捕入狱。根据香港警务处统计，有10,279人在2019年6月9日至2022年12月31日这段时间于示威活动被拘捕，其中被捕人中有4,010名学生、1,754人为18岁以下。</text:p>
      <text:p text:style-name="P4">
许多被捕者在走过漫长的司法程序与狱内时光后，在包括职涯、学业、人际关係与社会氛围中皆需做出调适。为了解2019年后的被捕者如何继续生活，BBC中文採访了两位出狱的“反修例”运动示威者，以及帮助因社运案件入狱人士的支援网络。</text:p>
      <text:p text:style-name="P4">
影片製作：张友慈</text:p>
      <text:p text:style-name="P4">
Source: <text:a xlink:type="simple" xlink:href="https://www.bbc.com/zhongwen/simp/chinese-news-65853310" text:style-name="Internet_20_link" text:visited-style-name="Visited_20_Internet_20_Link">
https://www.bbc.com/zhongwen/simp/chinese-news-65853310</text:a>
</text:p>
      <!--NEWS-->
      <text:h text:style-name="P10" text:outline-level="1">
<text:span text:style-name="T4">
从遥遥无期到近在咫尺：乌克兰能加入北约吗？ (Free Version)</text:span>
</text:h>
      <text:p text:style-name="P4">
Authors: ['']</text:p>
      <text:p text:style-name="P4">
Publisher: 英国《金融时报》</text:p>
      <text:p text:style-name="P4">
Time: 2023-06-09T06:30:31+00:00</text:p>
      <text:p text:style-name="P4">
Published Time: 2023-06-08T12:00:99+08:00</text:p>
      <text:p text:style-name="P4">
Modified Time: 2023-06-09T02:24:99+08:00</text:p>
      <text:p text:style-name="P4">
Description: 何越：乌克兰加入北约的可能性越来越高。这是否是普京最终侵略乌克兰的原因之一？很有可能。但是否能为普京的侵略行为辩护？我认为不能。</text:p>
      <text:p text:style-name="P4">
Images: ["<text:a xlink:type="simple" xlink:href="https://thumbor.ftacademy.cn/unsafe/picture/7/000183857_piclink.jpg" text:style-name="Internet_20_link" text:visited-style-name="Visited_20_Internet_20_Link">
000183857_pic...</text:a>
"]</text:p>
      <text:p text:style-name="P4">
Themes: ['专栏', '乌克兰战争', '关注']</text:p>
      <text:p text:style-name="P4">
Keywords: ['乌克兰战争', '乌克兰', '北约', '俄罗斯', '越陌度阡']</text:p>
      <text:p text:style-name="P4">
Type: Article</text:p>
      <!--METADATA-->
      <text:p text:style-name="P4">
<draw:frame draw:style-name="fr1" draw:name="Image74" text:anchor-type="as-char" svg:width="6.9236in" svg:height="4.617987in" draw:z-index="0">
<draw:image xlink:href="../Images/FT Chinese Free Version/2023-06-09T06-30-31-00-00/00018385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乌克兰战争至今，尽管乌克兰承认，在战争结束前，乌克兰不可能加入新的国际联盟。但从去年至今，从看起来遥遥无期到现在近在咫尺，美国对乌克兰加入北约的态度转变很快，乌克兰加入北约似乎已是八字差一撇：万事具备，只欠东风（战争结束）。万一乌克兰反攻失败，输了呢？难料北约是否会临阵吸收乌克兰，共同对付普京。这听起来虽然不可思议，可北约对乌克兰的底线一退再退，灵活得如同没有底线。</text:p>
      <text:p text:style-name="P4">
7月11至12日，北约将在立陶宛首都维尔纽斯召开高峰会议，乌克兰加入北约的路线表是关键内容。如今最犹豫不决的国家是美国和德国，最坚决的除了英国，还有布加勒斯特九国（保加利亚、捷克、爱沙尼亚、匈牙利、拉脱维亚、立陶宛、波兰、罗马尼亚和斯洛伐克，都属于前苏联集团）。这些国家发表布联合声明说：“我们期望在维尔纽斯把与乌克兰的政治关系提升到一个新的水平，并启动一个新的政治轨道，一旦条件允许，将协助乌克兰加入北约组织。”</text:p>
      <text:p text:style-name="P4">
中国媒体里的“北约东扩”一词，英文里叫Enlargement ofNATO，即北约扩张。北约要是没事干，不扩张，说明世界太平。普京入侵乌克兰之前，北约曾是那个状态，2019年法国总统马克龙甚至说北约“脑死亡”了，因为养着一个没有敌人的军事联盟，闲着荒。去年俄罗斯总统普京一动武，北约找到了最大的存活动力，过去一年成员国频繁开会，北约秘书长斯托尔滕贝格虽然名气无法和乌克兰总统泽连斯基相提并论，可也是媒体里的重要人物。</text:p>
      <text:p text:style-name="P4">
北约由欧洲和北美的12个国家于1949年4月4日创建，目前是一个由31个国家组成的军事集体防御体系。《北大西洋公约》第10条规定了各国如何加入该联盟。该公约指出：“任何有能力促进本条约的原则并对北大西洋地区的安全作出贡献的欧洲国家都可以加入。”先后有19个国家通过九轮扩大加入北约（1952年、1955年、1982年、1999年、2004年、2009年、2017年、2020年和2023年）。第一批新增成员是1952年的希腊和土耳其。1955年5月，联邦德国加入北约（这促使苏联组成华沙条约组织）。佛朗哥政权结束后，民主化的西班牙在1982年选择加入北约。1991年苏联解体后，许多前华约和后苏维埃国家寻求加入北约。波兰、匈牙利和捷克共和国于1999年成为北约成员。2004年，保加利亚、爱沙尼亚、拉脱维亚、立陶宛、罗马尼亚、斯洛伐克和斯洛文尼亚加入北约。阿尔巴尼亚和克罗地于2009年加入，接着是2017年的黑山，以及2020年的北马其顿。两个月前芬兰正式加入北约，瑞典加入北约最初受到土耳其阻挡，现在获得美国出手，进程加速。芬兰与瑞典加入北约，都是被普京吓出来的紧急自保行为，而眼下众人关切的乌克兰加入北约，则是一个耗时多年的漫长征途。</text:p>
      <text:p text:style-name="P4">
乌克兰在俄罗斯宣布吞并其领土后，已于2022年9月申请加入北约。但乌克兰和北约间的关系始于1991年，当时新独立的乌克兰加入了北大西洋合作理事会。过去的32年间，不同乌克兰政府对待北约的态度存在差异，时而倾向俄罗斯，时而倒向北约和欧盟，缺乏延续性。同时，美国政府的态度也多有变迁；而且北约担心吸收乌克兰会惹怒普京，这种担心一直存在。</text:p>
      <text:p text:style-name="P4">
除泽连斯基外，尤先科是另一位比较为世人熟知的乌克兰总统（第三任，2005—2010在位），他2004年中毒（据说是俄罗斯下的毒）的经历令其被世人关注。他是乌克兰加入北约的积极支持者。</text:p>
      <text:p text:style-name="P4">
乌克兰最亲普京的时期，发生在第四任总统亚努科维奇的任期（2010—2014年），当时他违背竞选承诺，拒绝和欧盟签订联系国协定和自由贸易协定，并试图加入俄国主导的欧亚经济共同体，最终引发2014年2月的广场起义（Euromaidanuprising），亚努科维奇逃跑，俄罗斯乘乱吞并了克里米亚。</text:p>
      <text:p text:style-name="P4">
2014年12月23日，乌克兰议会放弃了乌克兰的不结盟地位，这一步骤受到了俄罗斯的严厉谴责。2018年9月20日，乌克兰议会批准了宪法修正案，将加入北约和欧盟作为核心目标和主要外交政策目标。</text:p>
      <text:p text:style-name="P4">
2019年，泽连斯基成为总统，继续乌克兰加入北约的努力。2020年9月14日，泽伦斯基批准乌克兰新的国家安全战略，该战略规定与北约发展独特的伙伴关系，目的是加入北约。2020年11月底，北约确认，乌克兰是北约成员的候选国。2021年4月7日，在俄罗斯军队开始在乌克兰边境附近集结。</text:p>
      <text:p text:style-name="P4">
在2021年6月的布鲁塞尔峰会上，秘书长斯托尔滕贝格强调，俄罗斯将无法否决乌克兰加入北约，因为我们不会回到势力范围、大国决定小国应该做什么的时代。</text:p>
      <text:p text:style-name="P4">
2021年11月28日，乌克兰警告说，俄罗斯在其边境附近集结近9.2万军队，并猜测普京打算在1月底或2月初发动进攻。俄罗斯指责乌克兰自己进行军事集结，并要求以法律保证“乌克兰永远不加入北约”。2021年11月30日，普京表示，北约扩大在乌克兰的存在，特别是部署任何能够打击莫斯科的远程导弹，将是克里姆林宫的一个“红线”问题。</text:p>
      <text:p text:style-name="P4">
2022年1月25日，北约“坚决排除了莫斯科反对北约进一步扩张的核心要求”。俄罗斯要求结束北约“对新成员国的长期开放政策”，并要求北约从东欧撤走部队和装备。</text:p>
      <text:p text:style-name="P4">
普京发动入侵之前的2022年2月21日，泽伦斯基曾指责普京“破坏和谈”，并排除了作出任何领土让步的可能性。同日，斯托尔滕贝格以最强烈的措辞建议俄罗斯选择外交途径，并立即扭转其在乌克兰境内和周边的大规模军事集结。</text:p>
      <text:p text:style-name="P4">
乌克兰加入北约的可能性越来越高。这是否是普京最终侵略乌克兰的原因之一？很有可能。但是否能为普京的侵略行为辩护？我认为不能。普京在历史上的地位是否会与希特勒同样恶？他是否做了一件类似于将欧洲与全世界拖入世界大战的导火索事件？这些判断都还为时尚早。可以下的结论是：普京晃动了整个世界，改变着政治力量的集结与竞争，扩大了世界大战隐患。</text:p>
      <text:p text:style-name="P4">
和平原来真的只是暂时的，我们原来也逃不出历史的战争宿命。21世纪的亚欧类似19世纪欧洲大陆的翻版，一边说不想打仗，一边正走向可怕的前方。北约继续扩张，甚至想扩到东亚。在实现欧洲和平前，欧洲大陆有逾千年的黑暗战争史，哪个大洲都没有欧洲人更懂得“如何在战争火焰上寻找和平之光”。</text:p>
      <text:p text:style-name="P4">
<text:span text:style-name="T5">
（注：本文仅代表作者个人观点。责编邮箱bo.liu@ftchinese.com）</text:span>
</text:p>
      <text:p text:style-name="P4">
Source: <text:a xlink:type="simple" xlink:href="http://www.ftchinese.com/story/001099910" text:style-name="Internet_20_link" text:visited-style-name="Visited_20_Internet_20_Link">
http://www.ftchinese.com/story/001099910</text:a>
</text:p>
      <!--NEWS-->
      <text:h text:style-name="P10" text:outline-level="1">
<text:span text:style-name="T4">
怎么理解“亚洲世纪”？ (Free Version)</text:span>
</text:h>
      <text:p text:style-name="P4">
Authors: ['马丁•沃尔夫']</text:p>
      <text:p text:style-name="P4">
Publisher: 英国《金融时报》</text:p>
      <text:p text:style-name="P4">
Time: 2023-06-09T06:40:42+00:00</text:p>
      <text:p text:style-name="P4">
Published Time: 2023-06-08T12:00:99+08:00</text:p>
      <text:p text:style-name="P4">
Modified Time: 2023-06-09T02:34:99+08:00</text:p>
      <text:p text:style-name="P4">
Description: 沃尔夫：这个说法背后其实是全球再平衡，欧美霸权逐渐减弱。亚洲在经济和政治上将变得极其重要，但不会有集体的亚洲“意志”。</text:p>
      <text:p text:style-name="P4">
Images: []</text:p>
      <text:p text:style-name="P4">
Themes: ['专栏', '全球经济', '关注']</text:p>
      <text:p text:style-name="P4">
Keywords: ['全球经济', '地缘政治', '亚洲', '欧洲']</text:p>
      <text:p text:style-name="P4">
Type: Article</text:p>
      <!--METADATA-->
      <text:p text:style-name="P4">
未来属于亚洲，备受尊敬的分析师帕拉格•康纳(ParagKhanna)如此认为。但这条已被人们普遍接受的论断有必要展开来细说。从地理上讲，亚洲与欧洲都不是一个大陆。“亚洲”本身甚至不是亚洲人的概念：欧洲人发明了这个词。亚洲人过去并没有觉得自己属于一个单独的大陆。这个地区太过广袤和多样，以至于不可能产生这样的念头。</text:p>
      <text:p text:style-name="P4">
现在仍然是这样。当前正在发生的其实是一种全球再平衡，欧洲及其殖民后裔对人类的主导——这种主导在历史长河中虽然短暂却改变了世界——逐渐减弱。一个多极、混乱的世界将取而代之。“亚洲”将是这个世界的一个巨大部分吗？当然。中国和印度都将扮演一个角色。但亚洲与其说是角色，不如说是舞台。</text:p>
      <text:p text:style-name="P4">
Source: <text:a xlink:type="simple" xlink:href="http://www.ftchinese.com/story/001099911" text:style-name="Internet_20_link" text:visited-style-name="Visited_20_Internet_20_Link">
http://www.ftchinese.com/story/001099911</text:a>
</text:p>
      <!--NEWS-->
      <text:h text:style-name="P10" text:outline-level="1">
<text:span text:style-name="T4">
为什么不能让科技高管参与AI监管 (Free Version)</text:span>
</text:h>
      <text:p text:style-name="P4">
Authors: ['玛丽切•沙克']</text:p>
      <text:p text:style-name="P4">
Publisher: 英国《金融时报》</text:p>
      <text:p text:style-name="P4">
Time: 2023-06-09T06:47:00+00:00</text:p>
      <text:p text:style-name="P4">
Published Time: 2023-06-08T12:00:99+08:00</text:p>
      <text:p text:style-name="P4">
Modified Time: 2023-06-09T02:43:99+08:00</text:p>
      <text:p text:style-name="P4">
Description: 沙克：政策制定者不应该因为AI的复杂性而气馁，这种复杂性反而应该促使他们担负起监管的责任。</text:p>
      <text:p text:style-name="P4">
Images: []</text:p>
      <text:p text:style-name="P4">
Themes: ['观点', '人工智能', '关注']</text:p>
      <text:p text:style-name="P4">
Keywords: ['人工智能', '监管', 'OpenAI', 'CEO']</text:p>
      <text:p text:style-name="P4">
Type: Article</text:p>
      <!--METADATA-->
      <text:p text:style-name="P4">
<text:span text:style-name="T5">
本文作者是斯坦福大学(Stanford University)网络政策中心(Cyber PolicyCenter)国际政策主任，玛格丽特•维斯塔格(Margrethe Vestager)的特别顾问</text:span>
</text:p>
      <text:p text:style-name="P4">
科技公司认识到，决定它们能否在这场人工智能(AI)竞赛中赢得主导地位的不仅有市场，还有华盛顿和布鲁塞尔。管理AI产品开发和集成的规则将对这些公司产生生死攸关的影响，但这些规则目前仍未确定。因此，科技公司高管们正试图抢先一步定下基调，称由他们来监管他们自己生产的技术是最合适的。AI可能是个新鲜事物，但高管们的理由还是老一套：跟马克•扎克伯格(MarkZuckerberg)说到社交媒体、萨姆•班克曼-弗里德(Sam Bankman-Fried)说到加密货币时摆出的理由没有区别。这样的说辞不应再次迷惑民主国家的立法者。</text:p>
      <text:p text:style-name="P4">
Source: <text:a xlink:type="simple" xlink:href="http://www.ftchinese.com/story/001099912" text:style-name="Internet_20_link" text:visited-style-name="Visited_20_Internet_20_Link">
http://www.ftchinese.com/story/001099912</text:a>
</text:p>
      <!--NEWS-->
      <text:h text:style-name="P10" text:outline-level="1">
<text:span text:style-name="T4">
欧洲新成功故事：有高奢，没有高科技 (Free Version)</text:span>
</text:h>
      <text:p text:style-name="P4">
Authors: ['鲁吉•夏尔马']</text:p>
      <text:p text:style-name="P4">
Publisher: 英国《金融时报》</text:p>
      <text:p text:style-name="P4">
Time: 2023-06-09T06:53:38+00:00</text:p>
      <text:p text:style-name="P4">
Published Time: 2023-06-08T12:00:99+08:00</text:p>
      <text:p text:style-name="P4">
Modified Time: 2023-06-09T02:51:99+08:00</text:p>
      <text:p text:style-name="P4">
Description: 夏尔马：在西方资本主义面临诸多难题之际，基于一些可追溯到17世纪的工艺来建立知识经济，可以说是一种倒退。</text:p>
      <text:p text:style-name="P4">
Images: ["<text:a xlink:type="simple" xlink:href="https://thumbor.ftacademy.cn/unsafe/picture/5/000183865_piclink.jpg" text:style-name="Internet_20_link" text:visited-style-name="Visited_20_Internet_20_Link">
000183865_pic...</text:a>
"]</text:p>
      <text:p text:style-name="P4">
Themes: ['观点', '奢侈品', '关注']</text:p>
      <text:p text:style-name="P4">
Keywords: ['奢侈品', '欧盟经济', '产业政策', '科技']</text:p>
      <text:p text:style-name="P4">
Type: Article</text:p>
      <!--METADATA-->
      <text:p text:style-name="P4">
<draw:frame draw:style-name="fr1" draw:name="Image75" text:anchor-type="as-char" svg:width="6.9236in" svg:height="4.523329in" draw:z-index="0">
<draw:image xlink:href="../Images/FT Chinese Free Version/2023-06-09T06-53-38-00-00/000183865_piclink.jpg" xlink:type="simple" xlink:show="embed" xlink:actuate="onLoad" draw:mime-type="image/jpeg"/>
</draw:frame>
</text:p>
      <text:p text:style-name="P4">
<text:span text:style-name="T5">
本文作者是洛克菲勒国际公司(Rockefeller International)董事长</text:span>
</text:p>
      <text:p text:style-name="P4">
欧洲股市因全球奢侈品销售繁荣而得到很大提振——对于该地区而言毫无疑问是一则好消息。尽管如此，这个成功故事也提出一个麻烦的问题：欧洲是否太依赖于这个被许多人视为堕落的标志的产业？</text:p>
      <text:p text:style-name="P4">
Source: <text:a xlink:type="simple" xlink:href="http://www.ftchinese.com/story/001099913" text:style-name="Internet_20_link" text:visited-style-name="Visited_20_Internet_20_Link">
http://www.ftchinese.com/story/001099913</text:a>
</text:p>
      <!--NEWS-->
      <text:h text:style-name="P10" text:outline-level="1">
<text:span text:style-name="T4">
香港“反送中”运动四周年：禁书、禁语、自我审查与香港人被“再教育”</text:span>
</text:h>
      <text:p text:style-name="P4">
Author: https://www.facebook.com/bbcworldservice/</text:p>
      <text:p text:style-name="P4">
Publisher: BBC News 中文</text:p>
      <text:p text:style-name="P4">
Published Time: 2023-06-09T06:59:57.000Z</text:p>
      <text:p text:style-name="P4">
Modified Time: 2023-06-09T06:59:57.000Z</text:p>
      <text:p text:style-name="P4">
Description: 2019年香港“反送中”运动被官方定性为“颜色革命”，《国安法》标志着香港“二次回归”。BBC中文采访教育、传媒、公务员等多个界别的前线人员，他们都称感受到翻天覆地的变化，并指官方正从文化上改造香港。</text:p>
      <text:p text:style-name="P4">
Images: ["<text:a xlink:type="simple" xlink:href="https://ichef.bbci.co.uk/news/640/cpsprodpb/72EF/production/_130032492_gettyimages-1247577710.jpg" text:style-name="Internet_20_link" text:visited-style-name="Visited_20_Internet_20_Link">
_130032492_ge...</text:a>
"]</text:p>
      <text:p text:style-name="P4">
Videos: ["<text:a xlink:type="simple" xlink:href="https://www.bbc.com/ws/av-embeds/cps/zhongwen/simp/chinese-news-65842285/p0ft5s47/zh-hans" text:style-name="Internet_20_link" text:visited-style-name="Visited_20_Internet_20_Link">
zh-hans</text:a>
", "<text:a xlink:type="simple" xlink:href="https://www.bbc.com/ws/av-embeds/cps/zhongwen/simp/chinese-news-65842285/p0fsqdtd/zh-hans" text:style-name="Internet_20_link" text:visited-style-name="Visited_20_Internet_20_Link">
zh-hans</text:a>
", "<text:a xlink:type="simple" xlink:href="https://www.bbc.com/ws/av-embeds/cps/zhongwen/simp/chinese-news-65842285/p0dpmkpj/zh-hans" text:style-name="Internet_20_link" text:visited-style-name="Visited_20_Internet_20_Link">
zh-hans</text:a>
"]</text:p>
      <text:p text:style-name="P4">
Tags: ['英国', '香港版国安法', '逃犯条例', '中國', '政治', '香港', '法律']</text:p>
      <text:p text:style-name="P4">
Type: Article</text:p>
      <!--METADATA-->
      <text:h text:style-name="P12" text:outline-level="3">
<text:span text:style-name="T4">
香港“反送中”运动四周年：禁书、禁语、自我审查与香港人被“再教育”</text:span>
</text:h>
      <ul>
        <li>
李澄欣   * BBC中文记者</li>
      </ul>
      <text:p text:style-name="P4">
2023年6月9日早上6点59分<draw:frame draw:style-name="fr1" draw:name="Image76" text:anchor-type="as-char" svg:width="6.9236in" svg:height="3.894525in" draw:z-index="0">
<draw:image xlink:href="../Images/BBC Chinese/2023-06-09T06-59-57.000Z/_130032492_gettyimages-1247577710.jpg" xlink:type="simple" xlink:show="embed" xlink:actuate="onLoad" draw:mime-type="image/jpeg"/>
</draw:frame>
</text:p>
      <text:p text:style-name="P4">
图像来源，  Getty Images</text:p>
      <text:p text:style-name="P4">
<text:span text:style-name="T4">
2019年香港政府宣布修订《逃犯条例》引发席卷全港的“反送中”示威浪潮，官方将其定性为“颜色革命”并铁腕镇压。2020年北京绕过香港立法会颁布《香港国安法》，标志着香港“二次回归”。BBC中文采访教育、传媒、公务员等多个界别的前线人员，他们都称感受到翻天覆地的变化，并指官方正从文化上改造香港。</text:span>
</text:p>
      <text:p text:style-name="P4">
“现在教书不能讲中国、大陆，要讲国家。我一开始很不习惯，但现在已经自动改口了。”在九龙一所中学任教的欧老师（化名）对BBC中文说。“教育局会随机来视学，抓到你讲错，你会被视为不专业。”</text:p>
      <text:p text:style-name="P4">
2019年“反送中”运动期间大量教师被“笃灰”（举报），“白色恐怖”持续至今，她说现在上课仍非常小心，尤其她任教被视为“高危科目”的“公民与社会发展科”（简称公社科）。</text:p>
      <text:p text:style-name="P4">
该学科前身是“通识教育科”，课程具有开放性，旨在培养学生关心社会时事及多角度思考，但“反送中”运动后来被亲北京建制派指是青年参与抗争的“元凶”，2020年政府一声令下宣布改革课程，变为以国情教育主导，同时根据《香港国安法》要求在中小学推行“国安教育”。</text:p>
      <text:p text:style-name="P4">
欧老师目前要兼顾校内的相关统筹工作，她说教育局去年到校巡查前，她事先召集中文科、历史科老师一起检视校内图书馆藏书，把看似敏感的书籍下架。</text:p>
      <text:p text:style-name="P4">
“我们连吕大乐教授讲香港文化、一点都不政治化的书都收走了，以为万无一失，但他们（教育局）还是找到所谓的禁书，是一些关於中国历史的英文书。他们当然没交代下架原因，但大家猜是因为里面提到‘六四’。”</text:p>
      <text:p text:style-name="P4">
<text:a xlink:type="simple" xlink:href="https://www.bbc.com/ws/av-embeds/cps/zhongwen/simp/chinese-news-65842285/p0ft5s47/zh-hans" text:style-name="Internet_20_link" text:visited-style-name="Visited_20_Internet_20_Link">
 Video-1-Link：/ws/av-embeds/cps/zhongwen/simp/chinese-news-65842285/p0ft5s47/zh-hans </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p text:style-name="P4">
今年5月，香港公共图书馆以“清理违法或国安”书籍为名下架超过200本敏感书，大部分是民主派人士的著作，此举引起社会哗然。但事实上，这种政治审查早已深入中小学校园。</text:p>
      <text:p text:style-name="P4">
“我们学校的英国文学科，多年来都用乔治·奥威尔的《动物农庄》做读本，英文科同事会问，现在还可以教吗？”另一位在传统名校任教的公社科主任徐老师（化名）说。</text:p>
      <text:p text:style-name="P4">
她在2019年后也被安排负责校内的国安教育工作，她说同事面对模糊不清的标准感到不安。“局方从来没有公布禁书清单，也没有明文规定什么不能讲，只会出一些课程目标和指引，要你自己猜什么不能讲。”</text:p>
      <text:p text:style-name="P4">
她说根据校内人手编排，其他学科的老师须兼教初中公民科，当局已扬言会大幅修改有关课程，但本学年课本仍维持原有版本，当中涉及香港政制和民主价值。“我们已经采用最保守的做法，这部分让老师照本宣科就算了，但同事们还是非常紧张，不断问我，这些东西是可以教的吗？”</text:p>
      <text:p text:style-name="P4">
<text:a xlink:type="simple" xlink:href="https://www.bbc.com/zhongwen/simp/chinese-news-65338390" text:style-name="Internet_20_link" text:visited-style-name="Visited_20_Internet_20_Link">
 夏宝龙访港六日全方位“考察”力图传递的政治信号 </text:a>
  * <text:a xlink:type="simple" xlink:href="https://www.bbc.com/zhongwen/simp/chinese-news-65163723" text:style-name="Internet_20_link" text:visited-style-name="Visited_20_Internet_20_Link">
 香港集会示威也恢复了 但“挂绳游行”成了新常态 </text:a>
  * <text:a xlink:type="simple" xlink:href="https://www.bbc.com/zhongwen/simp/chinese-news-65554858" text:style-name="Internet_20_link" text:visited-style-name="Visited_20_Internet_20_Link">
 香港《明报》停刊尊子40载漫画专栏 再引新闻自由争议 </text:a>
  * <text:a xlink:type="simple" xlink:href="https://www.bbc.com/zhongwen/simp/chinese-news-65455696" text:style-name="Internet_20_link" text:visited-style-name="Visited_20_Internet_20_Link">
 香港区议会整顿选举制度 直选席位减少至20% </text:a>
  * <text:a xlink:type="simple" xlink:href="https://www.bbc.com/zhongwen/simp/chinese-news-53250603" text:style-name="Internet_20_link" text:visited-style-name="Visited_20_Internet_20_Link">
 BBC详尽梳理香港《国安法》的五大争议 </text:a>
</text:p>
      <text:h text:style-name="P12" text:outline-level="3">
<text:span text:style-name="T4">
《国安法》与内化的红线</text:span>
</text:h>
      <text:p text:style-name="P4">
</text:p>
      <text:p text:style-name="P4">
图像来源，  Getty Images</text:p>
      <text:p text:style-name="P4">
图像加注文字，</text:p>
      <text:p text:style-name="P4">
2020年6月30日《香港国安法》生效，此后港府在每年4月15日推行“全民国家安全日”活动。</text:p>
      <text:p text:style-name="P4">
据香港警务处资料，由2019年6月9日至2022年12月31日，警方在示威活动中拘捕了10279人，当中4010人為学生。而自2020年6月30日《国安法》生效后，至今超过250人涉犯该法被捕，年龄介乎15至90岁。</text:p>
      <text:p text:style-name="P4">
已移居英国的香港社会政策及公共行政学者钟剑华向BBC中文分析指，香港已进入威权时代，威权管治是建立于权势，而非有形的条文和法例。</text:p>
      <text:p text:style-name="P4">
“其实没有标准，很视乎当时的管治班子，《国安法》就是最好的例子。中国大陆就是长期用这种方式，法律任由官方诠释，有时候放松，有时候收紧，当大部分人无法得知客观标准时，唯有靠自己猜，他也希望你猜，你就自然不敢触碰敏感的东西，这是典型的威权政治特色。”</text:p>
      <text:p text:style-name="P4">
香港教师如履薄冰，学生也学会自我设限。徐老师说今年教中一课程的香港历史，她在堂上讲到1966、67年的“九龙骚乱”和“六七暴动”，港英政府出动军警武力镇压。“有学生问，老师你觉得警察做得对吗？也有学生乘势追问，你觉得2019年香港警察做得对吗？我本来觉得这是个好机会带起理性讨论，但我还未回应，就有其他学生大声说，嘘，这些不要讲啦！”</text:p>
      <text:p text:style-name="P4">
“撇除敏感的警权不谈，另一节我教香港多元文化和种族，引述《基本法》说所有人不论肤色都有平等权利，包括宗教自由、言论自由等。此时有学生起哄说，香港有言论自由的吗？其他学生就急不及待制止。”</text:p>
      <text:p text:style-name="P4">
<text:a xlink:type="simple" xlink:href="https://www.bbc.com/ws/av-embeds/cps/zhongwen/simp/chinese-news-65842285/p0fsqdtd/zh-hans" text:style-name="Internet_20_link" text:visited-style-name="Visited_20_Internet_20_Link">
 Video-2-Link：/ws/av-embeds/cps/zhongwen/simp/chinese-news-65842285/p0fsqdtd/zh-hans </text:a>
 <text:span text:style-name="T4">
你的器材不支持播放多媒体材料</text:span>
视频加注文字，</text:p>
      <text:p text:style-name="P4">
香港抗议四周年：“反送中”运动始末回顾</text:p>
      <text:p text:style-name="P4">
徐老师坦言，学生受社会大环境影响，由下而上的自我审查非常严重。“2019年我们还可以在课堂上讨论示威的好处和坏处，很理性地思辨，三年过后，就算我想展开讨论学生也不太想参与，学术气氛非常差。政府的‘再教育’很成功，大家都不会畅所欲言表达自己。”</text:p>
      <text:p text:style-name="P4">
香港浸会大学政治及国际关系学系教授陈家洛对BBC中文指出，过去三年官方透过不断打压和拘捕，制造涟漪效应。“什么都是国家安全，这种无限上纲、无远弗届扣帽子的气氛，令市民自己作出调整，什么都避讳。”</text:p>
      <text:p text:style-name="P4">
他表示，历史上纳粹德国和苏联时期的人民也曾经历这种生活模式，捷克斯洛伐克在1968年“布拉格之春”失败后，开明政府倒台，时任副总理胡萨克在国内推动“正常化”（normalization）计划，发动政治清洗并高压管治，关押异见分子和用秘密警察监视民众，人们因为恐惧而自我噤声，社会逐步恢复“正常”。</text:p>
      <text:p text:style-name="P4">
已故捷克前总统哈维尔（Václav Havel）当时曾描述那是“后极权社会”（post-totalitarianism），每个人心中都有一条红线，植根和内化了政治权威，变相成为监控系统的一部分。陈家洛说：“现今香港也一样，根本不用官方出手，民众内心那条线已经比官方画的虚线更低。”</text:p>
      <text:h text:style-name="P12" text:outline-level="3">
<text:span text:style-name="T4">
被削弱的第四权</text:span>
</text:h>
      <text:p text:style-name="P4">
</text:p>
      <text:p text:style-name="P4">
图像来源，  Getty Images</text:p>
      <text:p text:style-name="P4">
图像加注文字，</text:p>
      <text:p text:style-name="P4">
2020年8月10日，警方国安处派出200多名警员搜查《苹果日报》总部，并拘捕多名媒体高层。</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这种社会气氛让“港漂”记者Andy（安迪）感到似曾相识，他说身边的“港漂”朋友都是自由派，偶尔会讨论时政，但大家都很警惕。“总是聊到一半就有人慌张地问，电话会不会录音，会不会被举报，大家都已经离开中国境内，但还是处于惊恐的状态。以前只有和大陆人一起才会这样，现在和香港朋友聊天也一样了，他们会说，不要再讲了，小心被国安抓。”</text:p>
      <text:p text:style-name="P4">
安迪在2018年移居香港并加入英文媒体，2019年在前线采访“反送中”运动，亲身体会到近年新闻界的巨变。</text:p>
      <text:p text:style-name="P4">
他说运动初期遇到警察拉起“橙带”封锁线，阻止在场记者拍摄。“我先到达，看到橙带就想转身离开，随后一大群香港记者赶到，他们看到橙带全部一起破口大骂，骂警方妨碍新闻自由，警员自知理亏很快就解封让传媒进去。那一瞬间我才醒觉，原来是我有问题，我以前在大陆跑新闻经常被扣留问话，对警察非常恐惧，本能反应是逃，就算搬到香港也像一头习惯了被牵着绳的狗，但香港记者很清楚自己的权利。”</text:p>
      <text:p text:style-name="P4">
惟“反送中”运动期间警权扩大，数月后他采访时遇到同类事件，记者已变得敢怒不敢言，“只剩下一两位资深行家还会跟警察理论”。到2020年7月1日、《国安法》生效翌日有市民上街抗议，现场记者更是看到警方防线就主动回避，这个转变让他不胜唏嘘。“我当初奔着新闻自由来香港工作，怎知道短短几个月内，香港记者已经变得和我这些大陆记者一样了，整个环境都变了。”</text:p>
      <text:p text:style-name="P4">
2019年后，传媒作为第四权、公众监督机构（publicwatchdog）的角色已大幅削弱，《苹果日报》、《立场新闻》、《众新闻》等多间传媒机构被迫停运，大批新闻工作者被控煽动，据无国界记者的年度新闻自由指数，香港从2019年的第73位，急跌至2023年的第140位。</text:p>
      <text:p text:style-name="P4">
除了有形的打压，也有无形的改造。香港电台、有线新闻、Now新闻相继人事大地震，空降没有广播经验的政务官和亲中人士任高层，在很多新闻的处理上闹出争议。</text:p>
      <text:p text:style-name="P4">
在电视台任职的资深记者Maple（化名）形容现时“立场为重、专业为副”，劣币驱逐良币，随着“开台元老”的采访主任和资深同事相继离开，她一年前也意兴阑珊请辞。“以前大台（TVB）新闻被指很‘河蟹’（“和谐”的谐音），也经历过这种人事变动，但那是历时十年的过程。现在我们是两年内就完成，转变来得极之急速和巨大，我们辛苦累积多年的公信力一下子就没了。”</text:p>
      <text:p text:style-name="P4">
传媒专业水平下降，客观效果就是官方话语权增加。Maple说新闻编辑室剩下年资较浅的记者，他们缺乏实战经验，上级也无法提供帮助，“所以你会看到很多追访官员的片段，没有记者追问和质疑，竟然是全盘接受政府的讲法，这就让官方可以垄断整个论述。”</text:p>
      <text:p text:style-name="P4">
她补充指，电视台多个王牌政论节目遭改动，淘汰了本来的主持，改为邀请官员和立法会议员推销政策，加上《国安法》下公民团体骨牌式解散，“47人案”后民主派代表人物几乎全被扣押，更加没有人上节目发出反对声音。“不谈政治好了，就算是交通、医疗等民生议题，以前如果政府做错一定被骂到体无完肤，但现在没人发声，什么都轻轻放过。”</text:p>
      <text:p text:style-name="P4">
<text:a xlink:type="simple" xlink:href="https://www.bbc.com/zhongwen/simp/uk-65396986" text:style-name="Internet_20_link" text:visited-style-name="Visited_20_Internet_20_Link">
 英国议员斥政府冷待黎智英案 外相称要注重与中国接触 </text:a>
  * <text:a xlink:type="simple" xlink:href="https://www.bbc.com/zhongwen/simp/chinese-news-57579811" text:style-name="Internet_20_link" text:visited-style-name="Visited_20_Internet_20_Link">
 香港《苹果日报》停刊：这意味着什么？ </text:a>
  * <text:a xlink:type="simple" xlink:href="https://www.bbc.com/zhongwen/simp/chinese-news-58802674" text:style-name="Internet_20_link" text:visited-style-name="Visited_20_Internet_20_Link">
 《苹果日报》停刊后，香港记者遭遇“封死的门路”和“头顶的剑” </text:a>
  * <text:a xlink:type="simple" xlink:href="https://www.bbc.com/zhongwen/simp/chinese-news-59856267" text:style-name="Internet_20_link" text:visited-style-name="Visited_20_Internet_20_Link">
 香港众新闻创立五年之际宣布停运 告别词称“风高浪急情况严峻” </text:a>
  * <text:a xlink:type="simple" xlink:href="https://www.bbc.com/zhongwen/simp/64508812" text:style-name="Internet_20_link" text:visited-style-name="Visited_20_Internet_20_Link">
 香港国安法最大案件：民主派47人初选案开审 多数被告已“未审先囚”两年 </text:a>
</text:p>
      <text:h text:style-name="P12" text:outline-level="3">
<text:span text:style-name="T4">
“政治语言”如何改变叙事？</text:span>
</text:h>
      <text:p text:style-name="P4">
</text:p>
      <text:p text:style-name="P4">
图像来源，  Getty Images</text:p>
      <text:p text:style-name="P4">
图像加注文字，</text:p>
      <text:p text:style-name="P4">
当局改革香港各级选举制度，大幅消减民主成分和直选议席，宣称是“完善"了制度。</text:p>
      <text:p text:style-name="P4">
2019年后香港爆发移民潮，其中申请BNO签证——即英国国民（海外）签证——移居英国的就有15万人。香港总商会今年4月的调查显示，74%企业面临人才短缺问题，离职雇员有七成是因为移民。</text:p>
      <text:p text:style-name="P4">
但民众一边用脚投票，官方就一边宣传《国安法》已为香港“拨乱反正”，选举制度也“完善”了并落实“爱国者治港”，香港已经进入“由乱及治，由治及兴”的新阶段。特区政府也启动“你好香港”、“开心香港”等一系列活动，积极对外“说好香港故事”。</text:p>
      <text:p text:style-name="P4">
已移居英国的学者钟剑华表示，这些政治口号就如奥威尔在政治寓言小说《一九八四》里的“新语”（Newspeak），“老大哥”扭曲语义，通过语言驯化人民服从于极权统治。“这是威权政府惯用的文字魔杖，所谓‘爱国者治港’，‘爱国者’是由他定义的，所谓‘完善选举制度’，实质上是排除异己、民主倒退，但他用中性、正面、美丽的词语去包装，从而改变大家的认知。”</text:p>
      <text:p text:style-name="P4">
他说这套语言手法在中国大陆非常成功，民众长期浸淫并受污染，慢慢会被这套逻辑主导。“这就是‘小粉红’现象出现的原因，香港人经历过文明阶段，加上仍有网络自由，抗疫力相比中国民众会高一些，但长远来说，能否与政权长期的洗脑抗衡，这是值得担心的。”</text:p>
      <text:p text:style-name="P4">
他续指，官方正利用语言手法操控叙事，为政治事件定调。“定了调就不能再讨论，‘反送中’运动的源头是香港市民担心修订《逃犯条例》违反法治保障，但官员无法用辩证过程说服你，就用斗争语言贴你标签，说你是‘颜色革命’，讲一些结论性（conclusive）的口号，把整件事情的性质套入他的框框里，就不用辩论。”</text:p>
      <text:p text:style-name="P4">
2019年8月，中国国务院港澳办官员首次公开表示反修例示威是“颜色革命”，其后官方多次指是“黑暴”、“外国势力”。2023年4月，港澳办主任夏宝龙访问香港时也指，修例风波这场港版“颜色革命”虽然没能得逞，但这是香港历史上永远抹不去的伤疤，像是悬在头上的警钟，要时刻警惕街头暴力卷土重来、“软对抗”暗中作乱和海外乱港活动倒灌香港。</text:p>
      <text:p text:style-name="P4">
随后，港府官员紧跟夏宝龙的论调，在近期的器官捐赠争议中，特首李家超强调要警惕国安风险，慎防“软对抗”。香港警方本周拘捕四名涉嫌盗取他人资料并将其用于企图取消器官捐赠登记的人士，李家超回应称“有个别无耻之徒制造大量取消登记的假象，所用手法与‘2019年黑暴、港版颜色革命’类似，假借各种理由挑拨矛盾，制造不符现实假象制造破坏”。</text:p>
      <text:p text:style-name="P4">
学者陈家洛说：“任何民生事件都可以提升到‘颜色革命’的层次，要是你稍有不满，他也帮你想好了，那叫做‘软对抗’。”</text:p>
      <text:p text:style-name="P4">
<text:a xlink:type="simple" xlink:href="https://www.bbc.com/zhongwen/simp/world-49952730" text:style-name="Internet_20_link" text:visited-style-name="Visited_20_Internet_20_Link">
 香港抗议持续 中国指责的“颜色革命”有何先例 </text:a>
  * <text:a xlink:type="simple" xlink:href="https://www.bbc.com/zhongwen/simp/chinese-news-65704881" text:style-name="Internet_20_link" text:visited-style-name="Visited_20_Internet_20_Link">
 香港器官捐赠争议与中国国家安全问题的联想 </text:a>
  * <text:a xlink:type="simple" xlink:href="https://www.bbc.com/zhongwen/simp/chinese-news-56925846" text:style-name="Internet_20_link" text:visited-style-name="Visited_20_Internet_20_Link">
 “爱国还是政治中立”， 香港公务员的两难选择 </text:a>
</text:p>
      <text:p text:style-name="P4">
</text:p>
      <text:p text:style-name="P4">
图像来源，  Getty Images</text:p>
      <text:p text:style-name="P4">
图像加注文字，</text:p>
      <text:p text:style-name="P4">
特区政府推出"你好香港"、"开心香港"等计划</text:p>
      <text:p text:style-name="P4">
这种新的政治语境，公务员也要重新适应。在港府贸易部门任职中层的静恩（化名）对BBC中文透露，一些惯用字眼变得敏感，例如“独立关税区”要改为“单独关税区”，“加油”也不能出现在政府标语及文案，以免让人联想到示威标语“香港人加油”。</text:p>
      <text:p text:style-name="P4">
她又说，近年几乎每份文件上呈后都被改到面目全非，上层官员会加入中国大陆的政治术语和口号，并把香港政策置于国家政策的框架之下。“‘十四五规划’、‘粤港澳大湾区’、‘一带一路’，现在什么文件都要加这些字进去，政治正确先行。一些明明很迫切的项目分不到资源，跟这些国家政策有关的项目却可以很优厚。”</text:p>
      <text:p text:style-name="P4">
她也留意到，国内官场用词开始渗透公务员体系。“我那天打开电邮，我们的邮件都是用英文写的，但附件居然写着什么‘老大难问题’，一看就不是香港人用惯的字，大家看到都反白眼。”</text:p>
      <text:h text:style-name="P12" text:outline-level="3">
<text:span text:style-name="T4">
“正常化”下的“双面人”</text:span>
</text:h>
      <text:p text:style-name="P4">
</text:p>
      <text:p text:style-name="P4">
图像来源，  Getty Images</text:p>
      <text:p text:style-name="P4">
2019年“反送中”运动后，当局要求公务员宣誓拥护《基本法》和效忠香港特区，甚至在《公务员守则》删除“政治中立”，公务员也被要求完成更多“政治任务”。2022年12月中国前国家主席江泽民逝世，港府罕有地要求全体公务员收看追悼大会及默哀三分钟。</text:p>
      <text:p text:style-name="P4">
静恩忆述，当时每个部门都腾空了会议室，所有同事都要放下工作进去默哀，除非当日请假才可“幸免”。“很多余，是上面有KPI（关键绩效指标），每个部门做完要拍照上传到脸书专页交功课。这些让大家反白眼的事情越来越多，但没办法，你也不敢不做，大家心照不宣的无奈。”</text:p>
      <text:p text:style-name="P4">
在国安法下，教育界也多了“门面功夫”要做，当局规定中小学每周须举行升旗仪式，并要参加内地考察团。任教公社科的欧老师就说：“明知是政治任务，但我带学生去内地考察，也会想让他们学到东西，毕竟认识国情也不是坏事。怎知道教育局安排的团，即日来回去佛山，11小时里的7小时就花在交通和吃饭，行程差也没有教育意义，只是为做而做。”</text:p>
      <text:p text:style-name="P4">
当局也规定，每个科目都要有维护国家安全的元素，连术科也不例外。“我们的体育科老师想了很久才想到怎样硬加些国安元素，例如讲解球类时说，正如市民要守法，球员也要遵守球例。其实根本乱来，非常荒谬。”</text:p>
      <text:p text:style-name="P4">
陈家洛教授表示，2019年后香港“二次回归”，新时代、新常态下的新作风是模仿（mimicking）。“大家都要很造作，鬥红、鬥左、鬥烂，我们当然看得很尴尬，但当权者非常乐见。这是维稳手段的一部分，规管大家表面那一层，你要在社会向上爬就必须表现忠诚。”</text:p>
      <text:p text:style-name="P4">
他引述捷克前总统哈维尔在其代表作《无权势者的权力》（The Power of thePowerless）中提及的“正常化”时期卖菜大叔故事，大叔在蔬果店橱窗挂起“全世界工人阶级团结起来！”的海报，该标语并非其真实想法，他只是为免自招麻烦而顺从政权。</text:p>
      <text:p text:style-name="P4">
“香港也形成表里不一的文化，和中国大陆越来越接近。政权不在乎你是否真心，只在乎你是否顺从和配合。当大厦外墙广告、报章都是铺天盖地的表忠，对他来说就好像有啦啦队，证明自己有多么深得人心。比起天天出警察、出枪，这是低成本的维稳不二法门。”</text:p>
      <text:p text:style-name="P4">
<text:a xlink:type="simple" xlink:href="https://www.bbc.com/zhongwen/simp/chinese-news-61963484" text:style-name="Internet_20_link" text:visited-style-name="Visited_20_Internet_20_Link">
 香港主权移交25周年：从数字看香港近年变化 </text:a>
  * <text:a xlink:type="simple" xlink:href="https://www.bbc.com/zhongwen/simp/chinese-news-61999062" text:style-name="Internet_20_link" text:visited-style-name="Visited_20_Internet_20_Link">
 习近平形容“一国两制”是好制度，没有理由改变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4316121" text:style-name="Internet_20_link" text:visited-style-name="Visited_20_Internet_20_Link">
 香港人在台湾陷法律、国安困局 “二次移民潮”是否陆续有来 </text:a>
  * <text:a xlink:type="simple" xlink:href="https://www.bbc.com/zhongwen/simp/chinese-news-40441492" text:style-name="Internet_20_link" text:visited-style-name="Visited_20_Internet_20_Link">
 为什么BBC中文网说港澳“移交”？ </text:a>
</text:p>
      <text:h text:style-name="P12" text:outline-level="3">
<text:span text:style-name="T4">
留下来的人“有多乖”？</text:span>
</text:h>
      <text:p text:style-name="P4">
</text:p>
      <text:p text:style-name="P4">
图像来源，  Getty Images</text:p>
      <text:p text:style-name="P4">
政治学者都指出，在目前体制及政治气氛下，香港能保存多少昔日的价值，将取决于民众的配合程度。</text:p>
      <text:p text:style-name="P4">
学者钟剑华引述哈维尔的主张指，在后极权时代要“活得真诚磊落”（living intruth），“香港已经没有空间，现在就靠海外港人继续发声，讲真话”。陈家洛教授则认为，不离开本身的岗位也是一种坚持，“关键在于，留下来的人大家有多乖，以及有多认真地乖”。</text:p>
      <text:p text:style-name="P4">
中学教师欧老师说，当局规定的校内爱国活动她尽量“少做一点”，譬如每周的升旗仪式理应有“国旗下的讲话”，她并没有全力执行。“我在大陆有很多亲戚朋友，有的是老师，他们说大陆的学校也不会这样每个礼拜‘国旗下的讲话’。大陆人很聪明，收到命令、拿了经费就算，不用认真实施，现在香港是太疯狂、太上脑、太傻。”</text:p>
      <text:p text:style-name="P4">
徐老师也指，现时教公社科避重就轻，在“违背良心”的议题上轻描淡写。“你逼我讲2019年是‘颜色革命’，我真的讲不出，那就叫学生回去自己看笔记吧，反正这科已经被阉割，我又何必那么认真帮官方做‘政治宣传’？或者要讲解‘完善选举制度’和‘爱国者治港’时，就当成半个笑话地说——如果用幽默的角度去看，现在的香港是挺好笑的。”</text:p>
      <text:p text:style-name="P4">
她说由于公社科在大学入学试被改为只有“达标”和“不达标”两级，而达标难度很低，学生上课的态度也变得敷衍，不到一成人会专心听课。“他们要么是不配合、喧哗反叛，要么就是不理你、自己做其他科目的练习。香港的教育制度本来就很功利，现在连通识科都没有了，学生更加只顾自己，不用关心社会，冷漠和犬儒的氛围很强，将来孕育出一班很聪明但没有道德的精英，会很可怕。”</text:p>
      <text:p text:style-name="P4">
徐老师坦言，目前制度下难以在教学上启发学生，她遂把工作重心转移到课外活动，为有心的学生举办考察团和工作坊，在有限空间培养下一代的人文精神。“社会上还有很多议题值得关心，例如房屋、贫穷、环保问题，带学生了解这些，起码让他们懂得关怀别人。”</text:p>
      <text:p text:style-name="P4">
中层公务员静恩就说，2019年后愿意表忠的人上位得很快，但并非所有公务员都要争上位，更多人是安分守己、默默耕耘。</text:p>
      <text:p text:style-name="P4">
“可以理解上面的人要献媚，但我们不会盲从，交上去的建议一定还是会依照专业判断去写。如果真的要加政治口号，就用折衷方法，加在不显眼的地方，找了条数（应付要求）就算。我不知道可以坚持多久，但至少要心安理得，不要太恶心。”</text:p>
      <text:p text:style-name="P4">
<text:a xlink:type="simple" xlink:href="https://www.bbc.com/ws/av-embeds/cps/zhongwen/simp/chinese-news-65842285/p0dpmkpj/zh-hans" text:style-name="Internet_20_link" text:visited-style-name="Visited_20_Internet_20_Link">
 Video-3-Link：/ws/av-embeds/cps/zhongwen/simp/chinese-news-65842285/p0dpmkpj/zh-hans </text:a>
 <text:span text:style-name="T4">
你的器材不支持播放多媒体材料</text:span>
视频加注文字，</text:p>
      <text:p text:style-name="P4">
BBC纪录片：香港的自由之战（上）</text:p>
      <text:p text:style-name="P4">
Source: <text:a xlink:type="simple" xlink:href="https://www.bbc.com/zhongwen/simp/chinese-news-65842285" text:style-name="Internet_20_link" text:visited-style-name="Visited_20_Internet_20_Link">
https://www.bbc.com/zhongwen/simp/chinese-news-65842285</text:a>
</text:p>
      <!--NEWS-->
      <text:h text:style-name="P10" text:outline-level="1">
<text:span text:style-name="T4">
美参议院委员会通过 剥夺中国发展中国家地位法案</text:span>
</text:h>
      <text:p text:style-name="P4">
Author: 联合早报 (Person)</text:p>
      <text:p text:style-name="P4">
Publisher: 联合早报 (Organization)</text:p>
      <text:p text:style-name="P4">
Published Time: 2023-06-09T07:00</text:p>
      <text:p text:style-name="P4">
Modified Time: 2023-06-09T08:58</text:p>
      <text:p text:style-name="P4">
Description: 美国参议院委员会通过了一项剥夺中国“发展中国家”地位的法案。路透社报道，美国参议院外交关系委员会星期四（6月8日）无异议通过了《终止中国发展中国家地位法案》，法案要求国务卿布林肯致...</text:p>
      <text:p text:style-name="P4">
Videos: []</text:p>
      <text:p text:style-name="P4">
Audios: []</text:p>
      <text:p text:style-name="P4">
Images: []</text:p>
      <text:p text:style-name="P4">
Type: NewsArticle</text:p>
      <text:p text:style-name="P4">
Breadcrumbs: ['即时', '国际']</text:p>
      <text:p text:style-name="P4">
Keywords: ['美国参议院', '中国', '发展中国家', '中美关系', '贸易']</text:p>
      <!--METADATA-->
      <text:p text:style-name="P4">
美国参议院委员会通过了一项剥夺中国“发展中国家”地位的法案。</text:p>
      <text:p text:style-name="P4">
路透社报道，美国参议院外交关系委员会星期四（6月8日）无异议通过了《终止中国发展中国家地位法案》，法案要求国务卿布林肯致力于争取在美国参与的国际组织中取消中国享有的发展中国家地位。</text:p>
      <text:p text:style-name="P4">
法案的支持者说，发展中国家地位可允许中国在某些国际组织或条约中享有特殊待遇。</text:p>
      <text:p text:style-name="P4">
美国外交关系委员会通过这部法案，为参议院全院审议和批准法案铺平道路，但目前还不清楚会在何时进行。</text:p>
      <text:p text:style-name="P4">
众议院已在3月份以415票对零票的表决结果， <text:a xlink:type="simple" xlink:href="https://www.zaobao.com/realtime/world/story20230328-1377092" text:style-name="Internet_20_link" text:visited-style-name="Visited_20_Internet_20_Link">
 通过了一部类似的法案</text:a>
 。</text:p>
      <text:p text:style-name="P4">
在长期分裂的美国国会中，对中国采取强硬路线是两党之间为数不多的共识之一，国会议员已提出了数十项法案，以试图应对这个亚洲强国的竞争。</text:p>
      <text:p text:style-name="P4">
根据世界贸易组织（WTO）的规定，拥有发展中国家地位的国家可以享有一系列贸易优惠政策，如减免关税、延长磋商期限等。然而，美国认为中国已经成为世界上最大的出口国和第二大经济体，不再符合发展中国家的标准，应该被剥夺这些优惠待遇。</text:p>
      <text:p text:style-name="P4">
早在2020年2月，美国贸易代表办公室在联邦纪事发布公告，宣布取消25个经济体的WTO发展中国家优惠待遇，其中包括中国和中国香港。</text:p>
      <text:p text:style-name="P4">
根据WTO协议，发展中国家在国际贸易中享有 “特殊和差别待遇”（Special and Differentialtreatment，简称S＆DT），发展中国家成员可在关税减让、非关税壁垒削弱等方面享有更优惠的待遇。</text:p>
      <text:p text:style-name="P4">
美国停止对中国的发展中国家优惠待遇的行为，标志着美国在往后与中国的贸易中，可能将不再适用“特殊和差别待遇”而按照发达国家标准进行，这也意味着中国将在与美国的贸易中面临更加复杂的环境。</text:p>
      <text:p text:style-name="P4">
Source: <text:a xlink:type="simple" xlink:href="https://www.zaobao.com.sg/realtime/world/story20230609-1402583" text:style-name="Internet_20_link" text:visited-style-name="Visited_20_Internet_20_Link">
https://www.zaobao.com.sg/realtime/world/story20230609-1402583</text:a>
</text:p>
      <!--NEWS-->
      <text:h text:style-name="P10" text:outline-level="1">
<text:span text:style-name="T4">
中国5月出口意外大跌 贸易结构发生转变</text:span>
</text:h>
      <text:p text:style-name="P4">
Author: https://www.facebook.com/bbcworldservice/</text:p>
      <text:p text:style-name="P4">
Publisher: BBC News 中文</text:p>
      <text:p text:style-name="P4">
Published Time: 2023-06-09T07:27:09.000Z</text:p>
      <text:p text:style-name="P4">
Modified Time: 2023-06-09T07:27:09.000Z</text:p>
      <text:p text:style-name="P4">
Description: 如果从中国出口的目的地来看，中国的主要贸易伙伴的份额正在悄然发生改变——日本、美国等常年占据主要位置的出口目的地，份额正在下降；俄罗斯、东盟的占比在快速上升。</text:p>
      <text:p text:style-name="P4">
Images: ["<text:a xlink:type="simple" xlink:href="https://ichef.bbci.co.uk/news/640/cpsprodpb/15D46/production/_130041498_gettyimages-1250106326.jpg" text:style-name="Internet_20_link" text:visited-style-name="Visited_20_Internet_20_Link">
_130041498_ge...</text:a>
", "<text:a xlink:type="simple" xlink:href="https://ichef.bbci.co.uk/news/640/cpsprodpb/18276/production/_129843989_whatsubject.jpg" text:style-name="Internet_20_link" text:visited-style-name="Visited_20_Internet_20_Link">
_129843989_wh...</text:a>
"]</text:p>
      <text:p text:style-name="P4">
Videos: []</text:p>
      <text:p text:style-name="P4">
Tags: ['东南亚国家联盟', '金融财经', '俄国', '日本', '中國', '韩国', '美国', '经济', '贸易', '银行业']</text:p>
      <text:p text:style-name="P4">
Type: Article</text:p>
      <!--METADATA-->
      <text:h text:style-name="P12" text:outline-level="3">
<text:span text:style-name="T4">
中国5月出口意外大跌 贸易结构发生转变</text:span>
</text:h>
      <text:p text:style-name="P4">
2023年6月9日早上7点27分<draw:frame draw:style-name="fr1" draw:name="Image87" text:anchor-type="as-char" svg:width="6.9236in" svg:height="3.894525in" draw:z-index="0">
<draw:image xlink:href="../Images/BBC Chinese/2023-06-09T07-27-09.000Z/_130041498_gettyimages-1250106326.jpg" xlink:type="simple" xlink:show="embed" xlink:actuate="onLoad" draw:mime-type="image/jpeg"/>
</draw:frame>
</text:p>
      <text:p text:style-name="P4">
图像来源，  Getty Images</text:p>
      <text:p text:style-name="P4">
<text:span text:style-name="T4">
6月7日，中国海关总署公布的数据显示，以美元计，5月单月中国出口2835亿美元，同比下降7.5%；进口2176.9亿美元，同比下降4.5%。进出口总额为5011.9亿美元，同比下降6.2%。</text:span>
</text:p>
      <text:p text:style-name="P4">
相比于此前几个月，5月份数据有些难看。去年10月开始，中国出口量连续走低，在经历疫情放开、春节之后，出口开始猛增，3月出口同比增长14.8%，4月出口同比增长8.5%，而5月则突然降至-7.5%。</text:p>
      <text:p text:style-name="P4">
中国一家信用评级机构“东方金诚”发布的报告认为，3月出口高增主要由于集中出运，4月由于去年疫情高峰带来的低基数效应，5月份上述短期因素消退，再加上海外需求下滑的影响显现，另一个旁证是4月和5月制造业PMI（采购经理指数）中的新出口订单指数持续处于收缩区间。</text:p>
      <text:p text:style-name="P4">
换言之，3月出口放量是由于此前几个月积压的订单，在春节后集中交付；4月出口同比较高，是因为去年4月上海封城，导致去年4月出口量异常低，致使今年4月的涨幅显得非常高。</text:p>
      <text:p text:style-name="P4">
而5月数据难看，也有一定“高基数效应”的影响。去年4月，上海疫情爆发，政府实施“封控”，造成去年4月出口订单延迟交付，从数据上看，去年4月增幅收窄为3.9%，订单挤压到去年5月交付，造成5月的出口大涨14%。</text:p>
      <text:p text:style-name="P4">
值得注意的是，按人民币计价和按美元计价的降幅不尽相同，按美元计价降幅7.5%，按人民币计价，降幅0.8%，主要是最近人民币兑美元的大幅贬值。</text:p>
      <text:h text:style-name="P12" text:outline-level="3">
<text:span text:style-name="T4">
结构性转变</text:span>
</text:h>
      <text:p text:style-name="P4">
<draw:frame draw:style-name="fr1" draw:name="Image88" text:anchor-type="as-char" svg:width="6.9236in" svg:height="3.894525in" draw:z-index="0">
<draw:image xlink:href="../Images/BBC Chinese/2023-06-09T07-27-09.000Z/_129843989_whatsubject.jpg" xlink:type="simple" xlink:show="embed" xlink:actuate="onLoad" draw:mime-type="image/jpeg"/>
</draw:frame>
</text:p>
      <text:p text:style-name="P4">
图像来源，  Getty Image</text:p>
      <text:p text:style-name="P4">
图像加注文字，</text:p>
      <text:p text:style-name="P4">
符拉迪沃斯托克临近俄、中、朝三国交界之处，三面临海，是俄罗斯在太平洋沿岸最大的港口。2022年以来随着中俄贸易量大增，中国东南沿海港口至符拉迪沃斯托克港集装箱船舶运力增加，船舶回程带货能力增强。间接刺激了通过该港口进行中转的吸引力。</text:p>
      <text:p text:style-name="P4">
<text:a xlink:type="simple" xlink:href="https://www.bbc.com/zhongwen/simp/chinese-news-65687574" text:style-name="Internet_20_link" text:visited-style-name="Visited_20_Internet_20_Link">
 符拉迪沃斯托克变身中国内贸港？中俄远东互动的现实与历史 </text:a>
</text:p>
      <text:p text:style-name="P4">
<text:a xlink:type="simple" xlink:href="https://www.bbc.com/zhongwen/simp/world-50218805" text:style-name="Internet_20_link" text:visited-style-name="Visited_20_Internet_20_Link">
 中国农民接管远东？当土地上涌来大量新居民 </text:a>
</text:p>
      <text:p text:style-name="P4">
如果从中国出口的目的地来看，中国的主要贸易伙伴的份额正在悄然发生改变——日本、美国等常年占据主要位置的出口目的地，份额正在下降；俄罗斯、东盟的占比在快速上升。</text:p>
      <text:p text:style-name="P4">
按人民币计价，前5月，中国对美国的进出口同比下降5.5%，对欧盟增长3.6%，对日本下降3.5%。</text:p>
      <text:p text:style-name="P4">
与此同时，前5月中国对东南亚联盟国家的进出口则增加9.9%，对俄罗斯则增长达到51.9%。</text:p>
      <text:p text:style-name="P4">
东盟也就此超过欧盟，成为中国最大的贸易伙伴，欧盟、美国、日本则排在第二、三、四位。</text:p>
      <text:p text:style-name="P4">
除俄罗斯外，5月份中国对主要贸易伙伴的出口均出现大幅下降。</text:p>
      <text:p text:style-name="P4">
对东盟贸易增长主要因为，去年初“区域全面经济伙伴关系协议”（RCEP）生效后，对中国与东盟贸易关系促进作用明显。</text:p>
      <text:p text:style-name="P4">
对俄罗斯贸易增长则因为，去年2月俄乌战争爆发后，欧美对俄罗斯的经济制裁逐渐加码，俄罗斯甚至无法使用国际资金清算系统（SWIFT）结算，这使俄罗斯不得不加大对华贸易力度。</text:p>
      <text:h text:style-name="P12" text:outline-level="3">
<text:span text:style-name="T4">
加息大环境</text:span>
</text:h>
      <text:p text:style-name="P4">
</text:p>
      <text:p text:style-name="P4">
图像来源，  Getty Images</text:p>
      <text:p text:style-name="P4">
图像加注文字，</text:p>
      <text:p text:style-name="P4">
中国舟山港，拖船们正在将一艘原油货轮推至指定位置。</text:p>
      <text:p text:style-name="P4">
<text:a xlink:type="simple" xlink:href="https://www.bbc.com/zhongwen/simp/business-65480676" text:style-name="Internet_20_link" text:visited-style-name="Visited_20_Internet_20_Link">
 美联储连续第十次加息 外界预期本轮加息终点临近 </text:a>
  * <text:a xlink:type="simple" xlink:href="https://www.bbc.com/zhongwen/simp/business-59068890" text:style-name="Internet_20_link" text:visited-style-name="Visited_20_Internet_20_Link">
 疫情下的“通胀怪兽”正如何席卷全球 </text:a>
 、</text:p>
      <text:p text:style-name="P4">
环顾中国的主要贸易国，日子都不好过。5月，韩国出口同比增速为-15.2%，在4月深度跌幅基础上继续下滑0.9个百分点。5月，越南的出口同比下跌5.9%，已经连续下降四个月。</text:p>
      <text:p text:style-name="P4">
路透社援引分析人士称，过去12-18个月，全球货币政策的急剧紧缩，以及最近西方银行业面临压力，为中国乃至全球的复苏之路带来忧虑。</text:p>
      <text:p text:style-name="P4">
5月，美联储连续第十次加息，此次加息后美国联邦基金利率提高到5.00%—5.25%的区间，为2007年以来的新高。</text:p>
      <text:p text:style-name="P4">
5月加息后，美联储主席鲍威尔表示，现在降息是不合适的。他认为，通胀会下降，只是速度不会很快，下降需要时间。</text:p>
      <text:p text:style-name="P4">
“如果这个预测大体上是正确的，那么降息是不合适的，我们不会降息。”他进一步表示，如果需求进一步减弱，劳动力市场出现更多的软化迹象，才可能会考虑降息。</text:p>
      <text:p text:style-name="P4">
美联储加息的目的是遏制通货膨胀，但连续加息后还要保持在高位，使企业和个人借贷成本变高，压抑了全球主要市场的需求。</text:p>
      <text:p text:style-name="P4">
外贸数据还展现出，外资企业在中国的日子并不好过，前五个月，外商投资企业进出口5.1万亿元，下降7.6%；相比之下，中国的民营企业进出口8.86万亿元，增长13.1%，国有企业进出口2.76万亿元，增长4.7%。</text:p>
      <text:p text:style-name="P4">
其他数据也印证外资在中国的困境，中国统计局数据显示，1-2月份在中国的外商及港澳台商投资企业利润总额降幅达到35.7%。</text:p>
      <text:p text:style-name="P4">
Source: <text:a xlink:type="simple" xlink:href="https://www.bbc.com/zhongwen/simp/chinese-news-65853730" text:style-name="Internet_20_link" text:visited-style-name="Visited_20_Internet_20_Link">
https://www.bbc.com/zhongwen/simp/chinese-news-65853730</text:a>
</text:p>
      <!--NEWS-->
      <text:h text:style-name="P10" text:outline-level="1">
<text:span text:style-name="T4">
美最高法院：阿拉巴马选区划分图歧视非裔选民</text:span>
</text:h>
      <text:p text:style-name="P4">
Publisher: 法新社</text:p>
      <text:p text:style-name="P4">
Published Time: 2023-06-09T07:32:07+00:00</text:p>
      <text:p text:style-name="P4">
Modified Time: 2023-06-09T07:05:03+00:00</text:p>
      <text:p text:style-name="P4">
Description: （法新社华盛顿8日电） 保守派占多数的美国最高法院今天以5票支持、4票反对，裁定阿拉巴马州绘制的联邦国会选区划分图歧视非裔选民，堪称「投票权法」一次意外胜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6-09T07-32-07-00-00/000000.png" xlink:type="simple" xlink:show="embed" xlink:actuate="onLoad" draw:mime-type="image/png"/>
</draw:frame>
</text:p>
      <text:p text:style-name="P4">
美国国会于1965年民权运动期间通过「投票权法」（Voting Rights Act），以防少数族裔在选举中遭种族歧视。</text:p>
      <text:p text:style-name="P4">
此次阿拉巴马州的案件涉及一张选区划分图，这张划分图是由共和党占多数的阿拉巴马州议会于2021年重新绘制，藉此分配美国联邦众议院的席位。</text:p>
      <text:p text:style-name="P4">
依据这张选区划分图，阿拉巴马州7个美国众院选区中，非裔选民只在其中1个选区占多数。但实际上，整个州的非裔选民在登记选民中的占比高达约1/4。</text:p>
      <text:p text:style-name="P4">
阿拉巴马州的非裔选民倾向票投民主党，而白人选民则多支持共和党。</text:p>
      <text:p text:style-name="P4">
公民及维权团体将这份重绘的选区划分图告上法院，指控立法者们违反「投票权法」中禁止弱化非裔选票的规定。</text:p>
      <text:p text:style-name="P4">
身为保守派的美国最高法院首席大法官罗伯兹（John Roberts）及大法官卡瓦诺（BrettKavanaugh）和另外3名自由派大法官站在同一阵线，力挺原审法院的裁决结果，要求阿拉巴马州重新绘制国会选区划分图，纳入第2个拥有大量非裔美国人口的选区。</text:p>
      <text:p text:style-name="P4">
美国总统拜登乐见最高法院裁决结果，并表示这项裁决「确认了投票行为不应因种族而有差别待遇的基本原则」。</text:p>
      <text:p text:style-name="P4">
Source: <text:a xlink:type="simple" xlink:href="https://www.rfi.fr/cn/%E5%9B%BD%E9%99%85%E6%8A%A5%E9%81%93/20230609-%E7%BE%8E%E6%9C%80%E9%AB%98%E6%B3%95%E9%99%A2-%E9%98%BF%E6%8B%89%E5%B7%B4%E9%A9%AC%E9%80%89%E5%8C%BA%E5%88%92%E5%88%86%E5%9B%BE%E6%AD%A7%E8%A7%86%E9%9D%9E%E8%A3%94%E9%80%89%E6%B0%91" text:style-name="Internet_20_link" text:visited-style-name="Visited_20_Internet_20_Link">
https://www.rfi.fr/cn/%E5%9B%BD%E9%99%85%E6%8A%A5%E9%81%93/20230609-%E7%BE%8E%E6%9C%80%E9%AB%98%E6%B3%95%E9%99%A2-%E9%98%BF%E6%8B%89%E5%B7%B4%E9%A9%AC%E9%80%89%E5%8C%BA%E5%88%92%E5%88%86%E5%9B%BE%E6%AD%A7%E8%A7%86%E9%9D%9E%E8%A3%94%E9%80%89%E6%B0%91</text:a>
</text:p>
      <!--NEWS-->
      <text:h text:style-name="P10" text:outline-level="1">
<text:span text:style-name="T4">
不当持有机密文件 川普成首位遭联邦起诉卸任总统</text:span>
</text:h>
      <text:p text:style-name="P4">
Publisher: 法新社</text:p>
      <text:p text:style-name="P4">
Published Time: 2023-06-09T07:32:08+00:00</text:p>
      <text:p text:style-name="P4">
Modified Time: 2023-06-09T07:20:05+00:00</text:p>
      <text:p text:style-name="P4">
Description: （法新社华盛顿8日电） 美国前总统川普今天表示自己因被控卸任后不当处理机密文件遭起诉，这使他成为美国史上首位遭联邦起诉的卸任总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6-09T07-32-08-00-00/000000.png" xlink:type="simple" xlink:show="embed" xlink:actuate="onLoad" draw:mime-type="image/png"/>
</draw:frame>
</text:p>
      <text:p text:style-name="P4">
川普在自建的社媒平台Truth Social发文：「腐败的拜登政府已通知我的律师说我被起诉了，似乎是因为箱子骗局（Boxes Hoax）。」</text:p>
      <text:p text:style-name="P4">
川普自创「箱子骗局」一词的由来是他卸任后，司法单位在他海湖俱乐部寓查获一箱一箱的政府文件。</text:p>
      <text:p text:style-name="P4">
他还写道：「我从没想过这种事情会发生在美国卸任总统身上。」</text:p>
      <text:p text:style-name="P4">
Source: <text:a xlink:type="simple" xlink:href="https://www.rfi.fr/cn/%E5%9B%BD%E9%99%85%E6%8A%A5%E9%81%93/20230609-%E4%B8%8D%E5%BD%93%E6%8C%81%E6%9C%89%E6%9C%BA%E5%AF%86%E6%96%87%E4%BB%B6-%E5%B7%9D%E6%99%AE%E6%88%90%E9%A6%96%E4%BD%8D%E9%81%AD%E8%81%94%E9%82%A6%E8%B5%B7%E8%AF%89%E5%8D%B8%E4%BB%BB%E6%80%BB%E7%BB%9F" text:style-name="Internet_20_link" text:visited-style-name="Visited_20_Internet_20_Link">
https://www.rfi.fr/cn/%E5%9B%BD%E9%99%85%E6%8A%A5%E9%81%93/20230609-%E4%B8%8D%E5%BD%93%E6%8C%81%E6%9C%89%E6%9C%BA%E5%AF%86%E6%96%87%E4%BB%B6-%E5%B7%9D%E6%99%AE%E6%88%90%E9%A6%96%E4%BD%8D%E9%81%AD%E8%81%94%E9%82%A6%E8%B5%B7%E8%AF%89%E5%8D%B8%E4%BB%BB%E6%80%BB%E7%BB%9F</text:a>
</text:p>
      <!--NEWS-->
      <text:h text:style-name="P10" text:outline-level="1">
<text:span text:style-name="T4">
扎克伯格称苹果Vision Pro不是他想要实现的那种创新 (Free Version)</text:span>
</text:h>
      <text:p text:style-name="P4">
Author: Jon Swartz</text:p>
      <text:p text:style-name="P4">
Publisher: 华尔街日报中文网</text:p>
      <text:p text:style-name="P4">
Published Time: 2023-06-09T07:35:00.000Z</text:p>
      <text:p text:style-name="P4">
Modified Time: 2023-06-09T07:35:00.000Z</text:p>
      <text:p text:style-name="P4">
Created Time: 2023-06-09T06:28:00.000Z</text:p>
      <text:p text:style-name="P4">
Description: 苹果公司上周推出Vision Pro头戴式设备，对Meta的同类设备Quest发起挑战后，扎克伯格似乎并不惧怕来自苹果公司的竞争。</text:p>
      <text:p text:style-name="P4">
Images: []</text:p>
      <text:p text:style-name="P4">
Categories: ['科技']</text:p>
      <text:p text:style-name="P4">
Keywords: SYND</text:p>
      <text:p text:style-name="P4">
Type: Article</text:p>
      <!--METADATA-->
      <text:p text:style-name="P4">
扎克伯格(Mark Zuckerberg)似乎并不惧怕来自苹果公司(Apple Inc., AAPL)的竞争。苹果公司上周推出了VisionPro头戴式设备，对Meta Platforms Inc. (META)的同类设备Quest发起挑战。</text:p>
      <text:p text:style-name="P4">
Source: <text:a xlink:type="simple" xlink:href="https://cn.wsj.com/articles/%E6%89%8E%E5%85%8B%E4%BC%AF%E6%A0%BC%E7%A7%B0%E8%8B%B9%E6%9E%9Cvision-pro%E4%B8%8D%E6%98%AF%E4%BB%96%E6%83%B3%E8%A6%81%E5%AE%9E%E7%8E%B0%E7%9A%84%E9%82%A3%E7%A7%8D%E5%88%9B%E6%96%B0-738d413d" text:style-name="Internet_20_link" text:visited-style-name="Visited_20_Internet_20_Link">
https://cn.wsj.com/articles/%E6%89%8E%E5%85%8B%E4%BC%AF%E6%A0%BC%E7%A7%B0%E8%8B%B9%E6%9E%9Cvision-pro%E4%B8%8D%E6%98%AF%E4%BB%96%E6%83%B3%E8%A6%81%E5%AE%9E%E7%8E%B0%E7%9A%84%E9%82%A3%E7%A7%8D%E5%88%9B%E6%96%B0-738d413d</text:a>
</text:p>
      <!--NEWS-->
      <text:h text:style-name="P10" text:outline-level="1">
<text:span text:style-name="T4">
中國作家章詒和被禁出境 稱淪「國家囚徒」</text:span>
</text:h>
      <text:p text:style-name="P4">
Author: None (Language: zh)</text:p>
      <text:p text:style-name="P4">
Publisher: None</text:p>
      <text:p text:style-name="P4">
Time: 2023-06-09T07:40:00Z</text:p>
      <text:p text:style-name="P4">
Description: 中國作家章詒和8日在社群媒體自曝，她被中國當局禁止出境，淪為「國家囚徒」，並稱自己提早收到通知，代表政府對她已算「客氣」。事發經過為何？章詒和為什麼被限制出境？</text:p>
      <text:p text:style-name="P4">
Videos: []</text:p>
      <text:p text:style-name="P4">
Images: []</text:p>
      <text:p text:style-name="P4">
Subject: 时政风云</text:p>
      <text:p text:style-name="P4">
Subjects: ['禁止出境', '限制出境', '章诒和']</text:p>
      <text:p text:style-name="P4">
Keywords: ['意见反馈']</text:p>
      <text:p text:style-name="P4">
ID: 65865205</text:p>
      <!--METADATA-->
      <text:p text:style-name="P4">
（德國之聲中文網）中國知名作家章詒和週四（6月8日）在臉書發文自曝，自己遭到禁止出境，「從昨天開始，宣布為國家囚徒，不得跨出國門一步」。</text:p>
      <text:p text:style-name="P4">
綜合章詒和接受台灣中央社及香港《明報》採訪時的說法，章詒和原訂7月2日和家人一起飛赴瑞典探望家人，簽證、往返機票均已備妥，6月8日前往退休前所在的中國藝術研究院參加活動時，該院和文化部的高層先是對她捐贈物品給圖書館、博物館表示讚許，還發給她獎狀，但「兩個小時的閒談完之後，輕描淡寫地對我說：『您不能出境。』」</text:p>
      <text:p text:style-name="P4">
章詒和向中央社表示，負責出入境管理的公安部可能不便直接出面，才轉讓文化部官員趁活動之便轉達禁止出境一事。她說，她週遭的友人，都是到了機場出入境大廳才發現無法出境，「那個震驚和憤怒可想而知」，相較之下中國當局提前通知她已經算「客氣」。</text:p>
      <text:p text:style-name="P4">
中央社報導，章詒和雖對此事感到憤怒和無奈，但心情已經較為平復，未來將加倍努力寫作，因為此事讓她發現有知名度、成就和人脈，別人就不敢動你，「一個人的成就和知名度，乃至於出身，在中國大陸來講，都是一種保護。」</text:p>
      <text:p text:style-name="P4">
章詒和並非近期被中國禁止出境的唯一一人。</text:p>
      <text:p text:style-name="P4">
綜合中央社及《明報》報導，中國清華大學的退休教授郭于華以敢言聞名，日前欲取道深圳前往香港時，在出入境大廳被告知遭限制出境。</text:p>
      <text:p text:style-name="P4">
章詒和告訴中央社，她並未追問遭禁止出境的原因，因為「官府的話可以沒有解釋」。《明報》報導，章詒和猜測此事可能與「6月份」有關。</text:p>
      <text:h text:style-name="P12" text:outline-level="3">
<text:span text:style-name="T4">
大右派之女章詒和</text:span>
</text:h>
      <text:p text:style-name="P4">
現年80歲的章詒和是中國藝術研究院資深研究員、中國民主同盟成員，中國「大右派」章伯鈞之女，她曾在文革期間因言獲罪、坐牢10年後獲釋。</text:p>
      <text:p text:style-name="P4">
章詒和2004年出版 <text:a xlink:type="simple" xlink:href="https://www.dw.com/zh/zh/专访储安平衣冠归故里-往事仍不能如烟/a-18467968" text:style-name="Internet_20_link" text:visited-style-name="Visited_20_Internet_20_Link">
 《往事並不如煙》 </text:a>
 一書，回憶 <text:a xlink:type="simple" xlink:href="https://www.dw.com/zh/zh/反右运动五十周年章诒和接受香港媒体采访/a-2426681" text:style-name="Internet_20_link" text:visited-style-name="Visited_20_Internet_20_Link">
 父輩在中國1960年代前後「反右運動」中被打為右派</text:a>
 的故事，引起廣泛關注。</text:p>
      <text:p text:style-name="P4">
2022年，章詒和的微信帳號被無預警「永久性限群限圈」，無法使用「群聊」和「朋友圈」兩項功能，使其在疫情期間的日常社交和個人生活受阻。</text:p>
      <text:p text:style-name="P4">
當時，她告訴《明報》，她的微信被封或許與她數週前轉發的一則朋友圈內容有關，該則貼文內含有「『他』應該『不再連任』」等字眼。對於這個「他」，章詒和始終不願提及名字。</text:p>
      <ul>
        <li>
</li>
      </ul>
      <h5>
看电影 忆文革</h5>
      <text:h text:style-name="P12" text:outline-level="3">
<text:span text:style-name="T4">
芙蓉鎮</text:span>
</text:h>
      <text:p text:style-name="P4">
影片根据古华所著同名小说改编，于1986年上映，反映中国建国以来多次政治运动中小人物的悲欢离合。2009年，网易将这部影片称作“反思文化大革命伤痛的高峰力作”，并指出：“从很大程度上可以说，谢晋导演用真正艺术家的高度自省责任感拍摄完成的该片，其对文革悲剧进行人性反思和批判的力度是时至今日的中国电影中最为尖锐犀利的！”</text:p>
      <ul>
        <li>
</li>
      </ul>
      <h5>
看电影 忆文革</h5>
      <text:h text:style-name="P12" text:outline-level="3">
<text:span text:style-name="T4">
霸王别姬</text:span>
</text:h>
      <text:p text:style-name="P4">
该片改编自李碧华的同名小说，由陈凯歌执导，张国荣、巩俐领衔主演。1993年，《纽约时报》就《霸王别姬》评论指出：“每一部反映文化大革命的影片，不论多客观，都在提醒伤痕累累的中国人：轰轰烈烈的政治运动是共产党领导下的一种生活方式，迄今仍没有健全的法律系统、没有基本的民主和人权来预防这些破坏性的力量再次重现。”当年，该片荣获法国戛纳电影节的金棕榈大奖，成为首部获此殊荣的中国影片，另获美国金球奖最佳外语片奖等多项国际大奖。</text:p>
      <ul>
        <li>
</li>
      </ul>
      <h5>
看电影 忆文革</h5>
      <text:h text:style-name="P12" text:outline-level="3">
<text:span text:style-name="T4">
活着</text:span>
</text:h>
      <text:p text:style-name="P4">
读者对余华的同名长篇小说应该并不陌生。这部1994年出品、由张艺谋执导的剧情片以中国内战和新中国成立后历次政治运动为背景，讲述了由葛优和巩俐饰演的福贵一家的坎坷遭遇。在历史的大背景下，影片中的重要章节——文革尤其让人印象深刻。《活着》曾荣获第47届戛纳国际电影节评委会大奖。</text:p>
      <ul>
        <li>
</li>
      </ul>
      <h5>
看电影 忆文革</h5>
      <text:h text:style-name="P12" text:outline-level="3">
<text:span text:style-name="T4">
阳光灿烂的日子</text:span>
</text:h>
      <text:p text:style-name="P4">
影片的名字和文革相关的”灰暗和压抑“恰恰相反。确实，这部1993年出品、姜文执导的影片虽然以文革为背景，但是全片除了红旗飘扬和标语遍地的镜头外，基本没有特别明显表现文革的画面。南方周末曾评价写道：”不同于其他表达创伤的电影，至少在表面上看，无论是文革那真切的疼痛瞬间抑或伤感的倾诉，这部作品均不直接去触摸；取而代之，电影声嘶力竭地渲染着另一种氛围——略带诡异，却是不可否认的光芒四射。”</text:p>
      <ul>
        <li>
</li>
      </ul>
      <h5>
看电影 忆文革</h5>
      <text:h text:style-name="P12" text:outline-level="3">
<text:span text:style-name="T4">
巴尔扎克与小裁缝</text:span>
</text:h>
      <text:p text:style-name="P4">
影片改编自旅法华人导演戴思杰同名畅销书，讲述了70年代知青的故事。由陈坤和刘烨饰演的一对好朋友在下乡期间得知，被称为“人民公敌”的四眼先生私藏大批禁书，包括雨果和巴尔扎克等人的名作。后来两人不约而同地爱上了周讯饰演的小裁缝。三人对巴尔扎克的作品都非常着迷。因为该片的投资方为法方，所以2002年代表法国片入选了金球奖。</text:p>
      <ul>
        <li>
</li>
      </ul>
      <h5>
看电影 忆文革</h5>
      <text:h text:style-name="P12" text:outline-level="3">
<text:span text:style-name="T4">
长恨歌</text:span>
</text:h>
      <text:p text:style-name="P4">
2005年，由关锦鹏执导、郑秀文和吴彦祖主演的《长恨歌》入围威尼斯影展，但在参赛前，据网易和搜狐等中国媒体报道，该片因内容涉及文革，内地电影部门对此相当紧张，要求导演关锦鹏就个别敏感剧情作出删剪，否则影片不准远赴威尼斯参展。“人民网”随后则称：涉及“文革”敏感剧情的《长恨歌》已经通过电影局审查，并未像传言般遭到删减。</text:p>
      <ul>
        <li>
</li>
      </ul>
      <h5>
看电影 忆文革</h5>
      <text:h text:style-name="P12" text:outline-level="3">
<text:span text:style-name="T4">
山楂树之恋</text:span>
</text:h>
      <text:p text:style-name="P4">
由张艺谋执导的这部文艺影片根据同名小说改编，讲述了文革时期纯真而受压抑的爱情。影片于2010年9月在中国大陆上映，取得1.6亿票房，打破当时大陆文艺片票房纪录。《山楂树之恋》曾获得中国电影华表奖优秀故事片将，并入围2011年柏林电影节的新世代单元（Generation）。</text:p>
      <ul>
        <li>
</li>
      </ul>
      <h5>
看电影 忆文革</h5>
      <text:h text:style-name="P12" text:outline-level="3">
<text:span text:style-name="T4">
归来</text:span>
</text:h>
      <text:p text:style-name="P4">
这又是一部张艺谋执导的涉及文革题材的影片，改编自严歌苓的小说《陆犯焉识》。”凤凰网”2014年在解析这部影片的文章《失忆，文革最大的后遗症》中指出：“那一些张艺谋的同龄人，那些文革的亲历者，想必会在这部电影里看到自己，顺便也看一看那个不易觉察的张艺谋。他们会看到在这场史无前例的浩劫中，幸存下来的女人，其实都是严格意义上的寡妇。”</text:p>
      <text:p text:style-name="P4">
作者: 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中央社、《明報》、章詒和Facebook）</text:p>
      <text:p text:style-name="P4">
Source: <text:a xlink:type="simple" xlink:href="https://www.dw.com/zh/中國作家章詒和被禁出境-稱淪「國家囚徒」/a-65865205" text:style-name="Internet_20_link" text:visited-style-name="Visited_20_Internet_20_Link">
https://www.dw.com/zh/中國作家章詒和被禁出境-稱淪「國家囚徒」/a-65865205?maca=chi-rss-chi-all-1127-rdf</text:a>
</text:p>
      <!--NEWS-->
      <text:h text:style-name="P10" text:outline-level="1">
<text:span text:style-name="T4">
布林肯：美国不要求他国在美中之间选边站</text:span>
</text:h>
      <text:p text:style-name="P4">
Author: 联合早报 (Person)</text:p>
      <text:p text:style-name="P4">
Publisher: 联合早报 (Organization)</text:p>
      <text:p text:style-name="P4">
Published Time: 2023-06-09T07:56</text:p>
      <text:p text:style-name="P4">
Modified Time: 2023-06-09T08:09</text:p>
      <text:p text:style-name="P4">
Description: 美国国务卿布林肯说，美国并未要求任何一方在美国和中国之间做出选择，他也否认沙特和中国建立紧密关系对美国来说是个问题。法新社报道，将在未来几周内访问北京的布林肯，星期四（6月8日）在...</text:p>
      <text:p text:style-name="P4">
Videos: []</text:p>
      <text:p text:style-name="P4">
Audios: []</text:p>
      <text:p text:style-name="P4">
Images: []</text:p>
      <text:p text:style-name="P4">
Type: NewsArticle</text:p>
      <text:p text:style-name="P4">
Breadcrumbs: ['即时', '国际']</text:p>
      <text:p text:style-name="P4">
Keywords: ['美国国务卿', '布林肯', '沙特阿拉伯', '中国']</text:p>
      <!--METADATA-->
      <text:p text:style-name="P4">
美国国务卿 <text:a xlink:type="simple" xlink:href="https://www.zaobao.com/keywords/bu-lin-ken" text:style-name="Internet_20_link" text:visited-style-name="Visited_20_Internet_20_Link">
 布林肯 </text:a>
说，美国并未要求任何一方在美国和中国之间做出选择，他也否认沙特和中国建立紧密关系对美国来说是个问题。</text:p>
      <text:p text:style-name="P4">
法新社报道，将在未来几周内访问北京的布林肯，星期四（6月8日）在与沙特外交部长费萨尔一起出席新闻发布会时说：“我们一直都非常清楚表明，我们不要求任何人在美国和中国之间做出选择。我们只是想证明，与我们建立伙伴关系和我们带来的积极正面议程的好处。”</text:p>
      <text:p text:style-name="P4">
布林肯说，美国仍然是海湾地区大多数国家的首选合作伙伴，他也说，美国视以色列和沙特关系正常化为优先事项。</text:p>
      <text:p text:style-name="P4">
利雅得和华盛顿近几年因人权和油价问题而关系紧张，沙特和中国的关系则进一步巩固。今年3月， <text:a xlink:type="simple" xlink:href="https://www.zaobao.com/news/world/story20230416-1383564" text:style-name="Internet_20_link" text:visited-style-name="Visited_20_Internet_20_Link">
 沙特和断交七年的伊朗还在中国的斡旋下复交</text:a>
。一些分析人士认为，美国在中东地区的影响力正在减弱。</text:p>
      <text:p text:style-name="P4">
费萨尔在新闻发布会上强调，沙特与美国和中国的关系并不是“零和游戏”。虽然中国是沙特最大的贸易伙伴，但沙特与美国的安全伙伴关系“几乎每天都在更新”。</text:p>
      <text:p text:style-name="P4">
他说：“我们都有能力建立多重伙伴关系和多方面参与，美国很多时候也是这么做的。所以我不会被这种非常消极的观点所困扰。实际上，我认为我们可以建立一个跨越所有边界的伙伴关系。”</text:p>
      <text:p text:style-name="P4">
沙特王储穆罕默德星期三就与俄罗斯总统普京通了电话，本周早前，他还接待了委内瑞拉总统马杜罗。</text:p>
      <text:p text:style-name="P4">
<text:a xlink:type="simple" xlink:href="https://www.zaobao.com/news/world/story20230607-1402206" text:style-name="Internet_20_link" text:visited-style-name="Visited_20_Internet_20_Link">
 布林肯对沙特的三天访问 </text:a>
于星期四结束。</text:p>
      <text:p text:style-name="P4">
Source: <text:a xlink:type="simple" xlink:href="https://www.zaobao.com.sg/realtime/world/story20230609-1402585" text:style-name="Internet_20_link" text:visited-style-name="Visited_20_Internet_20_Link">
https://www.zaobao.com.sg/realtime/world/story20230609-1402585</text:a>
</text:p>
      <!--NEWS-->
      <text:h text:style-name="P10" text:outline-level="1">
<text:span text:style-name="T4">
特朗普自曝因机密文件案被起诉 13日出席聆讯</text:span>
</text:h>
      <text:p text:style-name="P4">
Author: 联合早报 (Person)</text:p>
      <text:p text:style-name="P4">
Publisher: 联合早报 (Organization)</text:p>
      <text:p text:style-name="P4">
Published Time: 2023-06-09T07:58</text:p>
      <text:p text:style-name="P4">
Modified Time: 2023-06-09T14:41</text:p>
      <text:p text:style-name="P4">
Description: 美国前总统特朗普自曝说，他因机密文件案被起诉。路透社报道，特朗普星期四（6月8日）在他创立的社交媒体平台Truth Social上写道：“腐败的拜登政府已通知我的律师，我已被起诉，...</text:p>
      <text:p text:style-name="P4">
Videos: []</text:p>
      <text:p text:style-name="P4">
Audios: []</text:p>
      <text:p text:style-name="P4">
Images: []</text:p>
      <text:p text:style-name="P4">
Type: NewsArticle</text:p>
      <text:p text:style-name="P4">
Breadcrumbs: ['即时', '国际']</text:p>
      <text:p text:style-name="P4">
Keywords: ['美国', '特朗普', '起诉']</text:p>
      <!--METADATA-->
      <text:p text:style-name="P4">
美国前总统 <text:a xlink:type="simple" xlink:href="https://www.zaobao.com/keywords/te-lang-pu" text:style-name="Internet_20_link" text:visited-style-name="Visited_20_Internet_20_Link">
 特朗普 </text:a>
 自曝说，他因 <text:a xlink:type="simple" xlink:href="https://www.zaobao.com/realtime/world/story20220824-1306047" text:style-name="Internet_20_link" text:visited-style-name="Visited_20_Internet_20_Link">
 机密文件案</text:a>
 被起诉。</text:p>
      <text:p text:style-name="P4">
路透社报道，特朗普星期四（6月8日）在他创立的社交媒体平台TruthSocial上写道：“腐败的拜登政府已通知我的律师，我已被起诉，似乎与那些（机密文件）箱子骗局（Boxes Hoax）有关。”</text:p>
      <text:p text:style-name="P4">
特朗普还说，他已被传唤于下星期二（13日）到迈阿密联邦法院出席聆讯。</text:p>
      <text:p text:style-name="P4">
Source: <text:a xlink:type="simple" xlink:href="https://www.zaobao.com.sg/realtime/world/story20230609-1402586" text:style-name="Internet_20_link" text:visited-style-name="Visited_20_Internet_20_Link">
https://www.zaobao.com.sg/realtime/world/story20230609-1402586</text:a>
</text:p>
      <!--NEWS-->
      <text:h text:style-name="P10" text:outline-level="1">
<text:span text:style-name="T4">
追随华尔街涨势 日股收高</text:span>
</text:h>
      <text:p text:style-name="P4">
Publisher: 法新社</text:p>
      <text:p text:style-name="P4">
Published Time: 2023-06-09T08:02:07+00:00</text:p>
      <text:p text:style-name="P4">
Modified Time: 2023-06-09T07:35:02+00:00</text:p>
      <text:p text:style-name="P4">
Description: （法新社东京9日电） 华尔街股市主要指数收高，反映出投资人看好美国经济，以及普遍认为美国联邦准备理事会（Fed）下周不会升息。东京股��今天追随美股走势而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09T08-02-07-00-00/000000.png" xlink:type="simple" xlink:show="embed" xlink:actuate="onLoad" draw:mime-type="image/png"/>
</draw:frame>
</text:p>
      <text:p text:style-name="P4">
日股日经225指数收涨623.90点，或1.97%，来到32265.17点。东证股价指数收涨32.82点，或1.50%，来到2224.32点。</text:p>
      <text:p text:style-name="P4">
Source: <text:a xlink:type="simple" xlink:href="https://www.rfi.fr/cn/%E8%B4%A2%E7%BB%8F%E5%BF%AB%E8%AE%AF/20230609-%E8%BF%BD%E9%9A%8F%E5%8D%8E%E5%B0%94%E8%A1%97%E6%B6%A8%E5%8A%BF-%E6%97%A5%E8%82%A1%E6%94%B6%E9%AB%98" text:style-name="Internet_20_link" text:visited-style-name="Visited_20_Internet_20_Link">
https://www.rfi.fr/cn/%E8%B4%A2%E7%BB%8F%E5%BF%AB%E8%AE%AF/20230609-%E8%BF%BD%E9%9A%8F%E5%8D%8E%E5%B0%94%E8%A1%97%E6%B6%A8%E5%8A%BF-%E6%97%A5%E8%82%A1%E6%94%B6%E9%AB%98</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9T08:06:37</text:p>
      <text:p text:style-name="P4">
Modified Time: 2023-06-09T13:43:41</text:p>
      <text:p text:style-name="P4">
Description: 乌克兰军方表示，在俄罗斯发动的夜间空袭中，乌军击落了４枚巡航导弹和10架无人机。</text:p>
      <text:p text:style-name="P4">
Images: ["<text:a xlink:type="simple" xlink:href="https://chinese.aljazeera.net/wp-content/uploads/2023/06/2023-06-09T084603Z_1986921186_RC2KF1APLN6Z_RTRMADP_3_UKRAINE-CRISIS-AIR-STRIKE-1-1686316703-1686318063.jpg" text:style-name="Internet_20_link" text:visited-style-name="Visited_20_Internet_20_Link">
2023-06-09T0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1" text:anchor-type="as-char" svg:width="6.9236in" svg:height="4.612793in" draw:z-index="0">
<draw:image xlink:href="../Images/Aljazeera Chinese/2023-06-09T08-06-37/2023-06-09T084603Z_1986921186_RC2KF1APLN6Z_RTRMADP_3_UKRAINE-CRISIS-AIR-STRIKE-1-1686316703-1686318063.jpg" xlink:type="simple" xlink:show="embed" xlink:actuate="onLoad" draw:mime-type="image/jpeg"/>
</draw:frame>
在乌克兰切尔卡西地区，消防员在遭到俄罗斯导弹袭击后的受损建筑现场开展工作 (路透社)</text:p>
      <ul>
        <li>
俄罗斯报告乌克兰南部前线发生激烈战斗，当地军事博主称首次看到了德国和美国的装甲武器，从而表明乌克兰准备已久的反击正在进行中。   * 乌克兰官员对他们的军事行动保持沉默。该国总统泽连斯基谈到了“最激烈”的战斗，但又暗示，现在还不是对报道中的反击发表任何评论的时候。</li>
      </ul>
      <text:p text:style-name="P4">
阅读更多</text:p>
      <text:p text:style-name="P4">
Source: <text:a xlink:type="simple" xlink:href="https://chinese.aljazeera.net/news/war-in-ukraine/liveblog/2023/6/9/%e4%bf%84%e7%bd%97%e6%96%af%e5%af%b9%e4%b9%8c%e5%85%8b%e5%85%b0%e6%88%98%e4%ba%89%e7%9a%84%e4%bb%8a%e6%97%a5%e5%8f%91%e5%b1%95-354" text:style-name="Internet_20_link" text:visited-style-name="Visited_20_Internet_20_Link">
https://chinese.aljazeera.net/news/war-in-ukraine/liveblog/2023/6/9/%e4%bf%84%e7%bd%97%e6%96%af%e5%af%b9%e4%b9%8c%e5%85%8b%e5%85%b0%e6%88%98%e4%ba%89%e7%9a%84%e4%bb%8a%e6%97%a5%e5%8f%91%e5%b1%95-354</text:a>
</text:p>
      <!--NEWS-->
      <text:h text:style-name="P10" text:outline-level="1">
<text:span text:style-name="T4">
台美21世紀貿易倡議：被「敲骨吸髓」還是經貿轉骨？</text:span>
</text:h>
      <text:p text:style-name="P4">
Author: None (Language: zh)</text:p>
      <text:p text:style-name="P4">
Publisher: None</text:p>
      <text:p text:style-name="P4">
Time: 2023-06-09T08:16:00Z</text:p>
      <text:p text:style-name="P4">
Description: 台美簽訂首批「21世紀貿易倡議」，遭北京批為不平等的「幌子」協議。這份台美斷交以來最完整全面的貿易協定，是讓台灣擺脫對中依賴？還是如北京所說反被「敲骨吸髓」？DW採訪專家請他們提出觀點。</text:p>
      <text:p text:style-name="P4">
Videos: []</text:p>
      <text:p text:style-name="P4">
Images: []</text:p>
      <text:p text:style-name="P4">
Subject: 经济纵横</text:p>
      <text:p text:style-name="P4">
Subjects: []</text:p>
      <text:p text:style-name="P4">
Keywords: ['奥巴马', '岛屿主权争端', '马英九', '专题报道：全景观看“习马会”', '专题报道：2016年台湾大选', '中国', '台湾', '中共十九大', '美国', '德中关系']</text:p>
      <text:p text:style-name="P4">
ID: 65865069</text:p>
      <!--METADATA-->
      <text:p text:style-name="P4">
<text:a xlink:type="simple" xlink:href="https://www.dw.com/zh/overlay/image/article/65865069/62004285" text:style-name="Internet_20_link" text:visited-style-name="Visited_20_Internet_20_Link">
 </text:a>
</text:p>
      <text:p text:style-name="P4">
「台美21世紀貿易倡議」在2022年6月1日正式啟動。圖為當時台灣行政院召開的相關記者會。</text:p>
      <text:p text:style-name="P4">
（德國之聲中文網）6月1日， <text:a xlink:type="simple" xlink:href="https://www.dw.com/zh/zh/台美贸易倡议签署协定-中国批美掏空一中原则/a-65803608" text:style-name="Internet_20_link" text:visited-style-name="Visited_20_Internet_20_Link">
 「台美21世紀貿易倡議」 </text:a>
在美國華府完成首批簽署，多家台媒稱之為「歷史性的一刻」；台灣總統蔡英文隔日發言表示，這是自1979年美國與中華民國（台灣）斷交、改與中國建交以來，所建立最完整、全面的貿易協定。</text:p>
      <text:p text:style-name="P4">
美國貿易代表辦公室（USTR）發言人米歇爾（Sam Michel）表示：「感謝台灣夥伴幫助我們達成這一重要里程碑，期待在更多貿易領域展開談判。」</text:p>
      <text:p text:style-name="P4">
<text:a xlink:type="simple" xlink:href="https://www.dw.com/zh/zh/台美談判21世紀貿易倡議-中國不滿/a-65674861" text:style-name="Internet_20_link" text:visited-style-name="Visited_20_Internet_20_Link">
 中國外交部則對此表達強烈反對 </text:a>
，稱美方不得與「中國台灣地區商簽具有主權意涵和官方性質」的協定，而所謂「倡議」不過是美方打著經貿合作的幌子，「對台敲骨吸髓的『指揮棒』」。</text:p>
      <text:p text:style-name="P4">
在中美角力加劇、雙方就台灣問題爭論不休之際，「台美21世紀貿易倡議」是否有助台灣擺脫對中依賴、重回經貿舞台？還是其外交成果華而不實？</text:p>
      <text:p text:style-name="P4">
DW整理出其中三大值得關注的提問：</text:p>
      <text:h text:style-name="P12" text:outline-level="3">
<text:span text:style-name="T4">
一、政治含金量大於經濟效益？</text:span>
</text:h>
      <text:p text:style-name="P4">
「台美21世紀貿易倡議」共有12項議題，6月1日簽署的第一批議題涵蓋其中5項，包含貿易便捷化、良好法制作業、服務業國內規章、反貪腐及中小企業，並未涉及「市場開放」、「關稅減免」等議題，遭外界質疑與自由貿易協定（FTA）內容落差大、效益有限。</text:p>
      <text:p text:style-name="P4">
美國聖托馬斯大學國際研究講座教授葉耀元告訴DW， <text:a xlink:type="simple" xlink:href="https://www.dw.com/zh/zh/台美21世紀貿易倡議首次會談-雙方談了什麼/a-62283581" text:style-name="Internet_20_link" text:visited-style-name="Visited_20_Internet_20_Link">
 當前的談判過程 </text:a>
是為確保「雙邊在推動自由貿易之前，可以先把相關法規談好」，因此現在就認定該倡議經濟效用不大，「似乎太快了」，應等到後期再下定論。</text:p>
      <text:p text:style-name="P4">
針對台灣受北京打壓，難以加入國際多邊貿易組織的困境，台灣行政院經貿談判辦公室2日也發表聲明指，「台美21世紀貿易倡議」可作為推動貿易協定的路徑圖， <text:a xlink:type="simple" xlink:href="https://www.dw.com/zh/zh/英國加入cptpp-下一個是台灣/a-65176941" text:style-name="Internet_20_link" text:visited-style-name="Visited_20_Internet_20_Link">
將有利台灣爭取加入「跨太平洋夥伴全面進步協定」（CPTPP） </text:a>
 。</text:p>
      <text:p text:style-name="P4">
然而，部分學者對此表達懷疑，批評是「癡人說夢」。中華經濟研究院區域發展研究中心主任劉大年上個月向台媒《太報》表示， <text:a xlink:type="simple" xlink:href="https://www.dw.com/zh/zh/澳洲总理-不太可能支持台湾加入cptpp/a-63810588" text:style-name="Internet_20_link" text:visited-style-name="Visited_20_Internet_20_Link">
有關「倡議有助台灣加入CPTPP」的說法，「恐怕有點勉強」 </text:a>
 ，因為目前美國自己都已退出，且不願重返該協定。</text:p>
      <text:p text:style-name="P4">
</text:p>
      <text:p text:style-name="P4">
台灣行政院經貿談判辦公室表示，倡議有助台灣加入CPTPP。圖為該機構總談判代表鄧振中。</text:p>
      <text:p text:style-name="P4">
<text:a xlink:type="simple" xlink:href="https://www.dw.com/zh/zh/台美貿易倡議進入尾聲-媒體為fta鋪路/a-64417376" text:style-name="Internet_20_link" text:visited-style-name="Visited_20_Internet_20_Link">
 至於這能否為台美簽署FTA鋪路 </text:a>
，劉大年也對此澆冷水，稱美國當今政策即不願和任何國家或地區簽署FTA，因此除非美國政府態度轉向，否則外界不該抱有如此期待。</text:p>
      <text:p text:style-name="P4">
中華經濟與金融協會副秘書長曾志超日前更在台灣《聯合報》發表社論痛批，美國不願付出具體行動支持台灣加入國際貿易組織，或與台灣簽署FTA，「宛如美國老大邀朋引伴開大會」卻擔心台灣嚇到來賓，因此不讓台方「從正門進去」，僅「可在邊陲地帶吆喝，過過乾癮」。</text:p>
      <text:p text:style-name="P4">
不過在政治層面，台灣政治大學東亞研究所名譽教授丁樹範認為，簽訂「台美21世紀貿易倡議」有助舒緩台灣在國際外交、經濟上遭遇的「孤立效應」。他說，「如果美國願意跟台灣簽有FTA效果的協議」，即便不是真正的FTA，也有望達到一種「示範」效果，讓其他國家考慮效法美國，與台灣簽訂類似協議。</text:p>
      <text:h text:style-name="P12" text:outline-level="3">
<text:span text:style-name="T4">
二、有助台灣降低對中國依賴？</text:span>
</text:h>
      <text:p text:style-name="P4">
在北京的強烈反對下，台灣與美國簽署貿易倡議，是否暗示要進一步遠離中國市場、在中美角力之間選邊站？葉耀元向DW分析，該倡議「某種程度一定會」幫助台灣降低對中國的經濟依賴性，只是降低幅度依貿易的品項將有所不同。</text:p>
      <text:p text:style-name="P4">
葉耀元說，中國近年來人力成本上升，加上兩岸關係緊張，以往代工組裝的優勢已逐漸減弱，因此就某些產品而言 <text:a xlink:type="simple" xlink:href="https://www.dw.com/zh/zh/台灣水果出口中國剩17-日本成最大市場/a-64122060" text:style-name="Internet_20_link" text:visited-style-name="Visited_20_Internet_20_Link">
 「兩岸的依存度本來就在逐年下降」</text:a>
，簽署台美倡議只是「加速」這件事的發生；但對於其他仍高度仰賴中國的品項，台灣則必須抉擇「到底要吃中國還是美國市場」。</text:p>
      <text:p text:style-name="P4">
以農產、水產、酒類等品項為例，近年來中國屢次以檢測不合格、註冊訊息不完整為由， <text:a xlink:type="simple" xlink:href="https://www.dw.com/zh/zh/反制佩洛西访台-中国禁止更多台湾食品进口/a-62693063" text:style-name="Internet_20_link" text:visited-style-name="Visited_20_Internet_20_Link">
 禁止台灣相關商品進口</text:a>
 ；即使北京否認， <text:a xlink:type="simple" xlink:href="https://www.dw.com/zh/zh/解讀中國禁台石斑魚兩岸關係如何影響農水產/a-62120210" text:style-name="Internet_20_link" text:visited-style-name="Visited_20_Internet_20_Link">
但外界普遍將其解讀為一種「政治手段」 </text:a>
。葉耀元告訴DW，這也顯示相較於美國市場，中國市場易受政治因素影響、存在較高的風險性；針對此類產品，台灣可以透過貿易協議，「把對中國市場的互賴性轉到美國身上」，將特定產業鏈「從中國拉出來」。</text:p>
      <ul>
        <li>
</li>
      </ul>
      <h5>
中美台政治漩涡中“躺枪”的它们</h5>
      <text:h text:style-name="P12" text:outline-level="3">
<text:span text:style-name="T4">
大陆暂停进口台湾凤梨</text:span>
</text:h>
      <text:p text:style-name="P4">
中国海关总署2021年2月26日宣布，从3月1日起暂停进口台湾凤梨。中国国台办表示，这是因为“从2020年以来多次在台湾进口的凤梨截获检疫性有害生物”，担心对大陆农业生产和生态安全造成严重威胁。据中国媒体报道，中国大陆是台湾生鲜凤梨的最主要出口地。台湾民进党立委指责北京“政治抹黑”。总统蔡英文高调表态“挺农民，一起吃凤梨”，并称台湾“所有國產的鳳梨中，約1成外銷對岸”。</text:p>
      <ul>
        <li>
</li>
      </ul>
      <h5>
中美台政治漩涡中“躺枪”的它们</h5>
      <text:h text:style-name="P12" text:outline-level="3">
<text:span text:style-name="T4">
中国大陆禁止从台湾进口肉类</text:span>
</text:h>
      <text:p text:style-name="P4">
中国大陆国台办发言人朱凤莲1月27日称，陆方严禁台湾生产或转运的肉类产品输入。台湾自1月起开放含莱克多巴胺的美猪和30月龄以上的美牛进口。朱凤莲称，大陆严禁进口含莱克多巴胺的肉类产品。此外，台湾还有高致病性禽流感等疫情，此举为防范疫情传入风险。</text:p>
      <ul>
        <li>
</li>
      </ul>
      <h5>
中美台政治漩涡中“躺枪”的它们</h5>
      <text:h text:style-name="P12" text:outline-level="3">
<text:span text:style-name="T4">
中国疫苗无法来台</text:span>
</text:h>
      <text:p text:style-name="P4">
台湾陆委会1月27日称，中国疫苗无论以捐赠、商业模式或其他方式提供，都受到相关法规限制，无法进口来台。大陆国台办发言人称，台湾不使用中国疫苗主要因政治障碍。</text:p>
      <ul>
        <li>
</li>
      </ul>
      <h5>
中美台政治漩涡中“躺枪”的它们</h5>
      <text:h text:style-name="P12" text:outline-level="3">
<text:span text:style-name="T4">
台积电断供华为</text:span>
</text:h>
      <text:p text:style-name="P4">
2020年5月15日，美国商务部规定从9月15日起，所有非美国的芯片制造商，如果没有获得美国政府颁发的许可证，不能再向华为提供使用了美国技术和设备的产品。此举导致半导体和芯片制造行业领头羊台积电从9月15日起，不再向华为及旗下公司供应芯片。</text:p>
      <ul>
        <li>
</li>
      </ul>
      <h5>
中美台政治漩涡中“躺枪”的它们</h5>
      <text:h text:style-name="P12" text:outline-level="3">
<text:span text:style-name="T4">
中国大陆抵制台湾金马奖</text:span>
</text:h>
      <text:p text:style-name="P4">
2018年第55届金马奖颁奖典礼上，一位台湾导演发表了带有台湾独立倾向的言论。担任评审团主席的巩俐因此拒绝上台颁奖，大陆获奖影人也集体缺席典礼晚宴。次年8月，大陆国家电影局正式宣布暂停中国大陆电影和人员参加第56届金马奖。2020年的第57届金马奖角逐也鲜有大陆电影的身影。</text:p>
      <ul>
        <li>
</li>
      </ul>
      <h5>
中美台政治漩涡中“躺枪”的它们</h5>
      <text:h text:style-name="P12" text:outline-level="3">
<text:span text:style-name="T4">
85°C卷入统独争议</text:span>
</text:h>
      <text:p text:style-name="P4">
台湾总统蔡英文2018年8月过境洛杉矶期间，在台湾品牌连锁咖啡店85°C分店购买咖啡，并在吉祥物抱枕上签名。85°C在中国大陆继而受到大量网友攻击，其在中国多个订餐App的订购页面也被移除。该公司不得不出面表示“坚定支持九二共识的立场从未改变”。</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以政治的角度來看，丁樹範則認為與美國簽署倡議並非「選不選邊」的問題，「而是台灣必須要這樣做」，因為不論有無簽署這份倡議，北京都將持續打壓台灣的國際地位，「反對台灣加入各種經貿組織」。「不管怎麼做，北京都會不高興，」他說。</text:p>
      <text:p text:style-name="P4">
丁樹範以「區域全面經濟夥伴協定」（RCEP）為例表示， <text:a xlink:type="simple" xlink:href="https://www.dw.com/zh/zh/rcep正式生效-中国与亚太多国调低关税/a-60307337" text:style-name="Internet_20_link" text:visited-style-name="Visited_20_Internet_20_Link">
 中國作為成員國之一 </text:a>
，堅決反對台灣加入，除非台灣「在政治上有所讓步」，意即要台灣「放棄自己的政治主體地位，完全變成另一個香港」。香港已在去年申請加入RCEP，並有望在今年年中正式獲准成為其中一員。</text:p>
      <text:h text:style-name="P12" text:outline-level="3">
<text:span text:style-name="T4">
三、協議不平等？台灣得按美國規則走？</text:span>
</text:h>
      <text:p text:style-name="P4">
台灣經貿談判辦公室總談判代表鄧振中3月接受台媒《天下》雜誌專訪，稱台美倡議如同「一套進步的貿易規範」，「讓各國可以在公平、公正的環境下自由競爭」。</text:p>
      <text:p text:style-name="P4">
然而，相較台灣，美國在商業法及貿易制度上的規定都更為複雜，因而產生台方須「按照美國規則走」、任由美方「予取予求」的部分說法。中國國台辦也曾批該協議是「披著經貿外衣做政治交易」，恐削弱台灣核心產業優勢和整體經濟競爭力。</text:p>
      <text:p text:style-name="P4">
對此，葉耀元持正面立場，認為應將此事解讀為雙方在進一步展開貿易之前，須先完成的「法規銜接」。他表示，正因為美國法規較台灣複雜，台灣某些生產鏈、生產製程並不符美國規範，「如果在產品出口之前，就已經先把這部分（法規）處理好，相對來說就可以加速（產品）出口到美國的進程。」</text:p>
      <text:p text:style-name="P4">
劉大年則表示，台灣的首要任務是把握機會，向美方提出更多符合台灣利益的需求，譬如提升供應鏈韌性、深化資訊交流等，才不會淪為該倡議幾乎完全是從美國需求出發，對台灣直接助益不大，只是美國給台灣的「安慰劑」等有關批評。</text:p>
      <text:p text:style-name="P4">
Source: <text:a xlink:type="simple" xlink:href="https://www.dw.com/zh/台美21世紀貿易倡議：被「敲骨吸髓」還是經貿轉骨？/a-65865069" text:style-name="Internet_20_link" text:visited-style-name="Visited_20_Internet_20_Link">
https://www.dw.com/zh/台美21世紀貿易倡議：被「敲骨吸髓」還是經貿轉骨？/a-65865069?maca=chi-rss-chi-all-1127-rdf</text:a>
</text:p>
      <!--NEWS-->
      <text:h text:style-name="P10" text:outline-level="1">
<text:span text:style-name="T4">
BBC纪录片：追查“痴汉”──谁在售卖性侵偷拍影片</text:span>
</text:h>
      <text:p text:style-name="P4">
Author: https://www.facebook.com/bbcworldservice/</text:p>
      <text:p text:style-name="P4">
Publisher: BBC News 中文</text:p>
      <text:p text:style-name="P4">
Published Time: 2023-06-09T08:52:07.000Z</text:p>
      <text:p text:style-name="P4">
Modified Time: 2023-06-09T08:52:07.000Z</text:p>
      <text:p text:style-name="P4">
Description: 互联网上，数以千计的东亚女性在公共场所遭性侵犯的影片正被出售。运营这些网站的幕后主谋究竟是谁？“BBC之眼”经过一年的卧底调查，带你走进这个黑暗而扭曲的世界。</text:p>
      <text:p text:style-name="P4">
Images: []</text:p>
      <text:p text:style-name="P4">
Videos: ["<text:a xlink:type="simple" xlink:href="https://www.bbc.com/ws/av-embeds/cps/zhongwen/simp/chinese-news-65854024/p0ft5zy4/zh-hans" text:style-name="Internet_20_link" text:visited-style-name="Visited_20_Internet_20_Link">
zh-hans</text:a>
"]</text:p>
      <text:p text:style-name="P4">
Tags: ['日本', '性暴力', '网络犯罪', '中國', '性', '犯罪']</text:p>
      <text:p text:style-name="P4">
Type: Article</text:p>
      <!--METADATA-->
      <text:h text:style-name="P12" text:outline-level="3">
<text:span text:style-name="T4">
BBC纪录片：追查“痴汉”──谁在售卖性侵偷拍影片</text:span>
</text:h>
      <text:p text:style-name="P4">
<text:a xlink:type="simple" xlink:href="https://www.bbc.com/ws/av-embeds/cps/zhongwen/simp/chinese-news-65854024/p0ft5zy4/zh-hans" text:style-name="Internet_20_link" text:visited-style-name="Visited_20_Internet_20_Link">
 Video-1-Link：/ws/av-embeds/cps/zhongwen/simp/chinese-news-65854024/p0ft5zy4/zh-hans </text:a>
 <text:span text:style-name="T4">
你的器材不支持播放多媒体材料</text:span>
<text:span text:style-name="T4">
BBC纪录片：追查“痴汉”──谁在售卖性侵偷拍影片</text:span>
 2023年6月9日早上8点52分</text:p>
      <text:p text:style-name="P4">
BBC国际频道调查小组“BBC之眼”揭露了一门丑恶的性侵犯生意。</text:p>
      <text:p text:style-name="P4">
地铁车厢内，一名男子从背后拍摄并跟踪一位女性，几秒钟后，他对这位女性进行猥亵。在互联网上，数以千计的东亚女性在公共场所遭性侵犯的影片正被出售，观众甚至可以在这些网站上“定制”自己想要的视频。</text:p>
      <text:p text:style-name="P4">
运营性侵犯网站的幕后主谋是一个名为“齐叔”的神秘人物。他究竟是谁？</text:p>
      <text:p text:style-name="P4">
“BBC之眼”经过长达一年的卧底调查，带你走进这个黑暗而扭曲的世界。我们将直面性侵害者，倾听反抗性暴力的女性的故事，以卧底的方式，揭露通过性暴力牟利的幕后黑手。</text:p>
      <text:p text:style-name="P4">
Source: <text:a xlink:type="simple" xlink:href="https://www.bbc.com/zhongwen/simp/chinese-news-65854024" text:style-name="Internet_20_link" text:visited-style-name="Visited_20_Internet_20_Link">
https://www.bbc.com/zhongwen/simp/chinese-news-65854024</text:a>
</text:p>
      <!--NEWS-->
      <text:h text:style-name="P10" text:outline-level="1">
<text:span text:style-name="T4">
特朗普发视频为自己喊冤</text:span>
</text:h>
      <text:p text:style-name="P4">
Author: 联合早报 (Person)</text:p>
      <text:p text:style-name="P4">
Publisher: 联合早报 (Organization)</text:p>
      <text:p text:style-name="P4">
Published Time: 2023-06-09T08:54</text:p>
      <text:p text:style-name="P4">
Modified Time: 2023-06-09T15:10</text:p>
      <text:p text:style-name="P4">
Description: 自曝因机密文件案被起诉的美国前总统特朗普发布视频，为自己喊冤。路透社报道，特朗普星期四（6月8日）晚在自己创立的社交媒体平台Truth Social发布视频说：“我是无辜的。”另据...</text:p>
      <text:p text:style-name="P4">
Videos: []</text:p>
      <text:p text:style-name="P4">
Audios: []</text:p>
      <text:p text:style-name="P4">
Images: []</text:p>
      <text:p text:style-name="P4">
Type: NewsArticle</text:p>
      <text:p text:style-name="P4">
Breadcrumbs: ['即时', '国际']</text:p>
      <text:p text:style-name="P4">
Keywords: ['美国', '特朗普', '起诉', '美国司法部']</text:p>
      <!--METADATA-->
      <text:p text:style-name="P4">
自曝 <text:a xlink:type="simple" xlink:href="https://www.zaobao.com/realtime/world/story20230609-1402586" text:style-name="Internet_20_link" text:visited-style-name="Visited_20_Internet_20_Link">
 因机密文件案被起诉 </text:a>
的美国前总统 <text:a xlink:type="simple" xlink:href="https://www.zaobao.com/keywords/te-lang-pu" text:style-name="Internet_20_link" text:visited-style-name="Visited_20_Internet_20_Link">
 特朗普 </text:a>
 发布视频，为自己喊冤。</text:p>
      <text:p text:style-name="P4">
路透社报道，特朗普星期四（6月8日）晚在自己创立的社交媒体平台Truth Social发布视频说：“我是无辜的。”</text:p>
      <text:p text:style-name="P4">
另据消息人士说，特朗普面临七项罪名指控，包括收藏机密文件和妨碍司法公正等。</text:p>
      <text:p text:style-name="P4">
特朗普早前在Truth Social贴文说：“腐败的拜登政府通知我的律师，我已被起诉，似乎与那些（机密文件）箱子骗局（Boxes Hoax）有关。”</text:p>
      <text:p text:style-name="P4">
特朗普还说，他被传唤于下星期二（13日）到迈阿密联邦法院出席聆讯。</text:p>
      <text:p text:style-name="P4">
将近一年前，美国联邦调查局（FBI）从特朗普位于佛罗里达州海湖庄园 <text:a xlink:type="simple" xlink:href="https://www.zaobao.com/realtime/world/story20220824-1306047" text:style-name="Internet_20_link" text:visited-style-name="Visited_20_Internet_20_Link">
 查获了约1万3000份政府文件</text:a>
。特朗普的一名律师当时说，所有印有机密标记的文件已全部归还给政府，但调查人员后来又在在海湖庄园搜出100份标记为机密的文件。</text:p>
      <text:p text:style-name="P4">
美国司法部长加兰去年11月1宣布委任史密斯（JackSmith）接手特朗普涉及的两起重大刑事案件，包括特朗普在2021年1月6日国会大厦骚乱事件中扮演的角色，以及他在卸任后对政府机密文件的处理。</text:p>
      <text:p text:style-name="P4">
史密斯为战争罪专家，曾任美国代理联邦检察官和纽约州检察官，为国际刑事法院负责调查科索沃战争罪行的首席检察官。</text:p>
      <text:p text:style-name="P4">
Source: <text:a xlink:type="simple" xlink:href="https://www.zaobao.com.sg/realtime/world/story20230609-1402588" text:style-name="Internet_20_link" text:visited-style-name="Visited_20_Internet_20_Link">
https://www.zaobao.com.sg/realtime/world/story20230609-1402588</text:a>
</text:p>
      <!--NEWS-->
      <text:h text:style-name="P10" text:outline-level="1">
<text:span text:style-name="T4">
布林肯结束沙国访问 致电以色列总理吁维两国方案</text:span>
</text:h>
      <text:p text:style-name="P4">
Publisher: 法新社</text:p>
      <text:p text:style-name="P4">
Published Time: 2023-06-09T09:02:07+00:00</text:p>
      <text:p text:style-name="P4">
Modified Time: 2023-06-09T08:35:01+00:00</text:p>
      <text:p text:style-name="P4">
Description: （法新社华盛顿8日电） 美国国务卿布林肯结束访问沙乌地阿拉伯的行程后，今天吁请以色列总理尼坦雅胡不要破坏巴勒斯坦人建国的愿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09T09-02-07-00-00/000000.png" xlink:type="simple" xlink:show="embed" xlink:actuate="onLoad" draw:mime-type="image/png"/>
</draw:frame>
</text:p>
      <text:p text:style-name="P4">
美国国务院发言人米勒（Matthew Miller）说，布林肯（Antony Blinken）在结束沙国行程后，与尼坦雅胡（BenjaminNetanyahu）通电话讨论「透过与地区国家关系正常化，让以色列更能融入中东」。</text:p>
      <text:p text:style-name="P4">
米勒表示，布林肯还谈及「维持今年稍早于埃及、约旦等地举行区域会谈时所做承诺的必要性，避免采取破坏（以巴）两国方案前景的举措」米勒所指今年稍早在约旦和埃及举行的会谈，以色列、巴勒斯坦和美国官员均有参与。</text:p>
      <text:p text:style-name="P4">
布林肯本周向美国主要的亲以色列团体发表谈话时指出，他将努力促成沙乌地阿拉伯承认以色列。与沙乌地关系正常化也是以色列的一个主要目标。</text:p>
      <text:p text:style-name="P4">
沙国外长费瑟（Prince Faisal binFarhan）今天与布林肯举行联合记者会时说，沙国与以色列关系正常化「符合地区利益」「带来的显着利益能嘉惠各方」。</text:p>
      <text:p text:style-name="P4">
但费瑟也说，如不为巴勒斯坦人民找到通往和平的途径、解决此一挑战，任何正常化的好处都将有限，「因此，我认为应该持续专注于寻找通往两国方案的途径，寻找给予巴勒斯坦人尊严和正义之路。」</text:p>
      <text:p text:style-name="P4">
Source: <text:a xlink:type="simple" xlink:href="https://www.rfi.fr/cn/%E5%9B%BD%E9%99%85%E6%8A%A5%E9%81%93/20230609-%E5%B8%83%E6%9E%97%E8%82%AF%E7%BB%93%E6%9D%9F%E6%B2%99%E5%9B%BD%E8%AE%BF%E9%97%AE-%E8%87%B4%E7%94%B5%E4%BB%A5%E8%89%B2%E5%88%97%E6%80%BB%E7%90%86%E5%90%81%E7%BB%B4%E4%B8%A4%E5%9B%BD%E6%96%B9%E6%A1%88" text:style-name="Internet_20_link" text:visited-style-name="Visited_20_Internet_20_Link">
https://www.rfi.fr/cn/%E5%9B%BD%E9%99%85%E6%8A%A5%E9%81%93/20230609-%E5%B8%83%E6%9E%97%E8%82%AF%E7%BB%93%E6%9D%9F%E6%B2%99%E5%9B%BD%E8%AE%BF%E9%97%AE-%E8%87%B4%E7%94%B5%E4%BB%A5%E8%89%B2%E5%88%97%E6%80%BB%E7%90%86%E5%90%81%E7%BB%B4%E4%B8%A4%E5%9B%BD%E6%96%B9%E6%A1%88</text:a>
</text:p>
      <!--NEWS-->
      <text:h text:style-name="P10" text:outline-level="1">
<text:span text:style-name="T4">
中资设法重返印度 (Free Version)</text:span>
</text:h>
      <text:p text:style-name="P4">
Authors: ['本杰明•帕金', '梅塞德丝•吕尔', '埃莉诺•奥尔科特']</text:p>
      <text:p text:style-name="P4">
Publisher: 英国《金融时报》</text:p>
      <text:p text:style-name="P4">
Time: 2023-06-09T09:08:47+00:00</text:p>
      <text:p text:style-name="P4">
Published Time: 2023-06-08T12:00:99+08:00</text:p>
      <text:p text:style-name="P4">
Modified Time: 2023-06-09T05:07:99+08:00</text:p>
      <text:p text:style-name="P4">
Description: 一些与中国有关联的科技公司找到了办法重返印度。时尚电商公司Shein重启印度业务，射击游戏《绝地求生：印度版》重新上架。</text:p>
      <text:p text:style-name="P4">
Images: ["<text:a xlink:type="simple" xlink:href="https://thumbor.ftacademy.cn/unsafe/picture/4/000171844_piclink.jpg" text:style-name="Internet_20_link" text:visited-style-name="Visited_20_Internet_20_Link">
000171844_pic...</text:a>
"]</text:p>
      <text:p text:style-name="P4">
Themes: ['印度', '关注']</text:p>
      <text:p text:style-name="P4">
Keywords: ['印度', '中印关系', '印度经济', '科技公司']</text:p>
      <text:p text:style-name="P4">
Type: Article</text:p>
      <!--METADATA-->
      <text:p text:style-name="P4">
<draw:frame draw:style-name="fr1" draw:name="Image112" text:anchor-type="as-char" svg:width="6.9236in" svg:height="4.98986in" draw:z-index="0">
<draw:image xlink:href="../Images/FT Chinese Free Version/2023-06-09T09-08-47-00-00/000171844_piclink.jpg" xlink:type="simple" xlink:show="embed" xlink:actuate="onLoad" draw:mime-type="image/jpeg"/>
</draw:frame>
</text:p>
      <text:p text:style-name="P4">
一些与中国有关联的科技公司找到了办法重返印度，这给想要在印度投资的企业带来了新的希望，即克服印中两国之间的贸易紧张、实现新的增长是可能的。</text:p>
      <text:p text:style-name="P4">
时尚电商公司Shein已找到一种另类交易结构，通过与印度最大上市公司信实工业(RelianceIndustries)合作，在印度重启业务。在印度与中国发生边境冲突导致伤亡后，印度以国家安全担忧为由封禁了数十款中国应用，Shein就是其中之一。</text:p>
      <text:p text:style-name="P4">
Source: <text:a xlink:type="simple" xlink:href="http://www.ftchinese.com/story/001099914" text:style-name="Internet_20_link" text:visited-style-name="Visited_20_Internet_20_Link">
http://www.ftchinese.com/story/001099914</text:a>
</text:p>
      <!--NEWS-->
      <text:h text:style-name="P10" text:outline-level="1">
<text:span text:style-name="T4">
拜登经济学是什么？存在哪些矛盾之处？ (Free Version)</text:span>
</text:h>
      <text:p text:style-name="P4">
Author: Greg Ip</text:p>
      <text:p text:style-name="P4">
Publisher: 华尔街日报中文网</text:p>
      <text:p text:style-name="P4">
Published Time: 2023-06-09T09:15:00.000Z</text:p>
      <text:p text:style-name="P4">
Modified Time: 2023-06-09T09:15:00.000Z</text:p>
      <text:p text:style-name="P4">
Created Time: 2023-06-09T05:00:00.000Z</text:p>
      <text:p text:style-name="P4">
Description: 与中国的竞争加强了美国总统拜登对工业政策的承诺，但他对政府干预的设想给美国经济和盟友带来风险。</text:p>
      <text:p text:style-name="P4">
Images: []</text:p>
      <text:p text:style-name="P4">
Categories: ['经济']</text:p>
      <text:p text:style-name="P4">
Keywords: SYND,LINK:EN|WP-WSJ-0000921257</text:p>
      <text:p text:style-name="P4">
Type: Article</text:p>
      <!--METADATA-->
      <text:p text:style-name="P4">
美国总统拜登(Joe Biden)的国家安全顾问沙利文(JakeSullivan)的工作通常专注于应对来自国外的威胁，比如俄罗斯对乌克兰的入侵或中国对台湾的企图。但今年4月份在布鲁金斯学会(BrookingsInstitution)的一次演讲中，他把矛头指向了他认为来自内部的一个威胁，即一种在华盛顿的精英头脑中主导了太久的想法：市场总能有效地分配资本。</text:p>
      <text:p text:style-name="P4">
Source: <text:a xlink:type="simple" xlink:href="https://cn.wsj.com/articles/%E6%8B%9C%E7%99%BB%E7%BB%8F%E6%B5%8E%E5%AD%A6%E6%98%AF%E4%BB%80%E4%B9%88-%E5%AD%98%E5%9C%A8%E5%93%AA%E4%BA%9B%E7%9F%9B%E7%9B%BE%E4%B9%8B%E5%A4%84-c8ff1013" text:style-name="Internet_20_link" text:visited-style-name="Visited_20_Internet_20_Link">
https://cn.wsj.com/articles/%E6%8B%9C%E7%99%BB%E7%BB%8F%E6%B5%8E%E5%AD%A6%E6%98%AF%E4%BB%80%E4%B9%88-%E5%AD%98%E5%9C%A8%E5%93%AA%E4%BA%9B%E7%9F%9B%E7%9B%BE%E4%B9%8B%E5%A4%84-c8ff1013</text:a>
</text:p>
      <!--NEWS-->
      <text:h text:style-name="P10" text:outline-level="1">
<text:span text:style-name="T4">
中国“汉化运动”如何影响全国穆斯林社群？</text:span>
</text:h>
      <text:p text:style-name="P4">
Author: None (Language: zh)</text:p>
      <text:p text:style-name="P4">
Publisher: None</text:p>
      <text:p text:style-name="P4">
Time: 2023-06-09T09:23:00Z</text:p>
      <text:p text:style-name="P4">
Description: 中国回族穆斯林活动家警告，北京的「伊斯兰教中国化」运动正在限制全国的宗教自由，并重新定义伊斯兰教。</text:p>
      <text:p text:style-name="P4">
Videos: []</text:p>
      <text:p text:style-name="P4">
Images: []</text:p>
      <text:p text:style-name="P4">
Subject: 时政风云</text:p>
      <text:p text:style-name="P4">
Subjects: []</text:p>
      <text:p text:style-name="P4">
Keywords: ['穆斯林']</text:p>
      <text:p text:style-name="P4">
ID: 65866865</text:p>
      <!--METADATA-->
      <text:p text:style-name="P4">
<text:a xlink:type="simple" xlink:href="https://www.dw.com/zh/overlay/image/article/65866865/62992275" text:style-name="Internet_20_link" text:visited-style-name="Visited_20_Internet_20_Link">
 </text:a>
</text:p>
      <text:p text:style-name="P4">
（德国之声中文网）中国云南省一座 <text:a xlink:type="simple" xlink:href="https://www.dw.com/zh/zh/傳抗議強拆清真寺-雲南爆警民衝突/a-65767189" text:style-name="Internet_20_link" text:visited-style-name="Visited_20_Internet_20_Link">
 清真寺的局部拆除计划上周引发警民冲突 </text:a>
 ，引起了国际社会对中国政府汉化伊斯兰教五年计划影响的关注。</text:p>
      <text:p text:style-name="P4">
网上视频显示，数十名戴着防暴盾牌和警棍的警察云南纳古镇的纳家营清真寺外推开一群愤怒的当地居民，后者向他们投掷物品。相关视频很快被中国社交媒体平台删除。当地政府于5月28日发布通知，要求参与冲突的人「立即停止一切违法和犯罪行为」。</text:p>
      <text:p text:style-name="P4">
据报道，已有多名当地居民被警方逮捕。居住在海外的回族穆斯林活动人士对德国之声表示，中国当局仍在敦促参与冲突的人自首，并誓言按原计划拆除清真寺的圆顶和尖塔。</text:p>
      <text:p text:style-name="P4">
居住在美国的知名回族活动人士马举（音译）表示：「当地居民仍然坚决抵制政府拆除清真寺重要结构的计划，当地政府没有撤回上周部署到现场协助驱散冲突的警察。」</text:p>
      <text:p text:style-name="P4">
纳家营清真寺并非第一个面临局部拆除的伊斯兰宗教场所。过去几年间，宁夏、甘肃、河南甚至北京的清真寺都发生过圆顶和尖塔被当地政府拆除的情况，并用中国式屋顶取而代之。</text:p>
      <text:p text:style-name="P4">
这是中国政府「汉化」伊斯兰教计划的一部分，该计划旨在消除宗教中的「外来影响」，同时确保宗教与中国政府规定的传统价值观相符。</text:p>
      <text:p text:style-name="P4">
曼彻斯特大学的中国政治讲师斯特劳普（DavidStroup）表示：「在习近平的许多演讲中都表明，他将外来宗教意识形态或传统视为威胁，而伊斯兰教是他非常关注的一个。」</text:p>
      <text:p text:style-name="P4">
</text:p>
      <text:p text:style-name="P4">
中国2019年通过汉化伊斯兰教5年计划，强调有必要确保伊斯兰教「与社会主义相容」</text:p>
      <text:h text:style-name="P12" text:outline-level="3">
<text:span text:style-name="T4">
中国的五年「汉化」计划</text:span>
</text:h>
      <text:p text:style-name="P4">
据中国官媒《环球时报》在2019年1月的一篇报道，中国在该年通过了一项旨在在五年内「汉化」伊斯兰教的法律，强调有必要确保伊斯兰教「与社会主义相容」。</text:p>
      <text:p text:style-name="P4">
2020年9月的一次政府会议上，中国领导人习近平重申了确保「宗教健康发展」的必要性。习近平在中国官媒新华社发表的一篇文章中表示：「要深入做好意识形态领域工作，深入开展文化润疆工程」。</text:p>
      <text:p text:style-name="P4">
2022年9月，中国政协原主席汪洋对中国伊斯兰教协会新一届领导班子成员，他们需要「深入推进中国伊斯兰教中国化」，「听党话、跟党走的政治立场任何时候不能含糊」。英国普利茅斯大学的历史与政治讲师汉娜·提克（Hannah Theaker）指出，中国一些清真寺被拆除，其他一些则被合并，这是减少清真寺总数政策的一部分。</text:p>
      <text:p text:style-name="P4">
提克表示，中国政府还关闭了许多宗教学校和机构，同时加强对宗教领袖的意识形态控制。她告诉德国之声：「这些措施伴还随着对清真寺社区和非汉族社区（特别是移民）的高度骚扰性的监视。」</text:p>
      <text:h text:style-name="P12" text:outline-level="3">
<text:span text:style-name="T4">
维族遭到同化 学者先被噤声</text:span>
</text:h>
      <text:h text:style-name="P12" text:outline-level="3">
<text:span text:style-name="T4">
强制同化</text:span>
</text:h>
      <text:p text:style-name="P4">
一些海外回族穆斯林对德国之声表示，许多中国穆斯林无法再维持符合传统伊斯兰教义的生活方式。</text:p>
      <text:p text:style-name="P4">
一位生活在马来西亚的回族穆斯林女士表示：「中国政府从破坏穆斯林宗教场所着手，迫使我们同化到他们所建立的宗教规范中。」</text:p>
      <text:p text:style-name="P4">
曼彻斯特大学的斯特劳普补充说，北京的汉化运动实质上是试图建立一个中共批准版本的伊斯兰教，使民族社群成为「党和国家价值观的载体」。</text:p>
      <text:p text:style-name="P4">
斯特劳普告诉德国之声：「我们可能会看到一个由国家批准的伊斯兰教版本，由党的要求进行监管和主导。」</text:p>
      <text:h text:style-name="P12" text:outline-level="3">
<text:span text:style-name="T4">
流亡维族人口中的再教育营</text:span>
</text:h>
      <text:h text:style-name="P12" text:outline-level="3">
<text:span text:style-name="T4">
北京推动「重新定义」伊斯兰教</text:span>
</text:h>
      <text:p text:style-name="P4">
许多活动人士认为，回族穆斯林几乎没有多少回旋余地来反抗北京对伊斯兰教的「重新定义」。马举表示，尽管当地社区有所抵制，但他们的抵抗力量通常非常薄弱，地方政府通常会暂停清真寺的拆除计划，但不会完全放弃。 ****</text:p>
      <text:p text:style-name="P4">
他说：「虽然中国政府不会完全消灭伊斯兰教，但他们会试图破坏中国穆斯林社区的社会凝聚力，就像他们对其他组织和社区所做的那样。」</text:p>
      <text:p text:style-name="P4">
斯特劳普认为，由于汉化运动在全国范围内推进地不同步，穆斯林社群很少有机会组织大规模的动员或抵抗。</text:p>
      <text:p text:style-name="P4">
他告诉德国之声：「该计划首先在宁夏、甘肃南部、云南、华东和青海启动，就像突然之间社群被汉化，没有任何事先警告或机会供他们组织抵抗。」斯特劳普认为，北京的运动可能导致伊斯兰教地下化。</text:p>
      <text:p text:style-name="P4">
他警告说：「国家将决定宗教自由的限度和应有的范围，这令人担忧，因为当局可能将任何不符合国家意识形态的东西标记为潜在的极端主义，并将不符合规定的宗教言论视为恐怖主义或伊斯兰原教旨主义的潜在温床。」</text:p>
      <text:p text:style-name="P4">
Source: <text:a xlink:type="simple" xlink:href="https://www.dw.com/zh/中国-汉化运动-如何影响全国穆斯林社群？/a-65866865" text:style-name="Internet_20_link" text:visited-style-name="Visited_20_Internet_20_Link">
https://www.dw.com/zh/中国-汉化运动-如何影响全国穆斯林社群？/a-65866865?maca=chi-rss-chi-all-1127-rdf</text:a>
</text:p>
      <!--NEWS-->
      <text:h text:style-name="P10" text:outline-level="1">
<text:span text:style-name="T4">
美与英支持新“大西洋宣言” 加强应对紧迫经济挑战</text:span>
</text:h>
      <text:p text:style-name="P4">
Author: 联合早报 (Person)</text:p>
      <text:p text:style-name="P4">
Publisher: 联合早报 (Organization)</text:p>
      <text:p text:style-name="P4">
Published Time: 2023-06-09T09:30</text:p>
      <text:p text:style-name="P4">
Modified Time: 2023-06-09T09:30</text:p>
      <text:p text:style-name="P4">
Description: 美国和英国支持一项新的“大西洋宣言”，以加强合作应对清洁能源、关键矿产和人工智能等领域的紧迫经济挑战。路透社报道，美英领导人称“大西洋宣言”（Atlantic Declaratio...</text:p>
      <text:p text:style-name="P4">
Videos: []</text:p>
      <text:p text:style-name="P4">
Audios: []</text:p>
      <text:p text:style-name="P4">
Images: []</text:p>
      <text:p text:style-name="P4">
Type: NewsArticle</text:p>
      <text:p text:style-name="P4">
Breadcrumbs: ['即时', '国际']</text:p>
      <text:p text:style-name="P4">
Keywords: ['美国', '英国', '拜登', '苏纳克']</text:p>
      <!--METADATA-->
      <text:p text:style-name="P4">
美国和英国支持一项新的“大西洋宣言”，以加强合作应对清洁能源、关键矿产和人工智能等领域的紧迫经济挑战。</text:p>
      <text:p text:style-name="P4">
路透社报道，美英领导人称“大西洋宣言”（Atlantic Declaration），为全球首个涵盖两国经济、技术、商业和贸易关系等广泛领域的合作伙伴关系。</text:p>
      <text:p text:style-name="P4">
美国总统拜登和英国首相苏纳克星期四（6月8日）在白宫的联合新闻发布会说，美国和英国将在先进技术、清洁能源和关键矿产方面开展合作，以加强两国历史悠久的安全联盟。</text:p>
      <text:p text:style-name="P4">
拜登说：“我们的经济伙伴关系是一股巨大的力量，这股力量支撑了我们一起做的每一件事情。”</text:p>
      <text:p text:style-name="P4">
苏纳克说：“我知道有些人有个疑问，脱离欧盟后的英国会是一个怎样的伙伴，我会说，请以我们所做的事来评估我们。我们一如既往地维护我们的价值观，我们是一如既往的可靠盟友，我们是一如既往具有吸引力的投资目的地。”</text:p>
      <text:p text:style-name="P4">
英国首相苏纳克办公室说，英国和美国将加强供应链、开发未来技术并投资于彼此的产业。</text:p>
      <text:p text:style-name="P4">
Source: <text:a xlink:type="simple" xlink:href="https://www.zaobao.com.sg/realtime/world/story20230609-1402602" text:style-name="Internet_20_link" text:visited-style-name="Visited_20_Internet_20_Link">
https://www.zaobao.com.sg/realtime/world/story20230609-1402602</text:a>
</text:p>
      <!--NEWS-->
      <text:h text:style-name="P10" text:outline-level="1">
<text:span text:style-name="T4">
法国持刀攻击案2命危 马克宏将探视受害者</text:span>
</text:h>
      <text:p text:style-name="P4">
Publisher: 法新社</text:p>
      <text:p text:style-name="P4">
Published Time: 2023-06-09T09:32:09+00:00</text:p>
      <text:p text:style-name="P4">
Modified Time: 2023-06-09T09:20:02+00:00</text:p>
      <text:p text:style-name="P4">
Description: （法新社法国安锡镇9日电） 法国阿尔卑斯山安锡镇发生暴徒持刀攻击事件，造成至少6人受伤，其中两名儿童仍有生命危险。法国总统府说，总统马克宏夫妇今天将探视受害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617581in" draw:z-index="0">
<draw:image xlink:href="../Images/rficn/2023-06-09T09-32-09-00-00/000000.png" xlink:type="simple" xlink:show="embed" xlink:actuate="onLoad" draw:mime-type="image/png"/>
</draw:frame>
</text:p>
      <text:p text:style-name="P4">
法国总统府说：「在昨天爆发攻击事件后，总统马克宏（EmmanuelMacron）夫妇今天将探视受害者及其家人，以及安锡镇（Annecy）上见义勇为、帮助和支持受害者的每一个人。」</text:p>
      <text:p text:style-name="P4">
在昨天发生的震惊全国的攻击事件中，一名持刀男子在宁静的湖畔小镇安锡一座公园游乐场，刺伤4名学龄前儿童和2名成人。</text:p>
      <text:p text:style-name="P4">
受害儿童年龄在22至36个月之间。</text:p>
      <text:p text:style-name="P4">
犯嫌攻击的动机仍不清楚，当地检察官说：「没有明显的恐怖主义动机。」</text:p>
      <text:p text:style-name="P4">
据称攻击者已被确认是叙利亚难民Abdalmasih H，官员说他没有受到毒品或酒精的影响。</text:p>
      <text:p text:style-name="P4">
法国总理柏纳（Elisabeth Borne）说，犯嫌「不为任何情报部门所知」，也没有「任何精神病史」。</text:p>
      <text:p text:style-name="P4">
安全部门消息人士和他的前妻告诉法新社，犯嫌年纪30出头，最近与一名瑞典人离婚。犯嫌先前在瑞典生活10年，并在今年4月获得难民身分。</text:p>
      <text:p text:style-name="P4">
至于受害者方面，法国政府发言人维宏（Olivier Veran）接受媒体访问时说：「据我所知，仍有2名儿童有生命危险。」</text:p>
      <text:p text:style-name="P4">
Source: <text:a xlink:type="simple" xlink:href="https://www.rfi.fr/cn/%E5%9B%BD%E9%99%85%E6%8A%A5%E9%81%93/20230609-%E6%B3%95%E5%9B%BD%E6%8C%81%E5%88%80%E6%94%BB%E5%87%BB%E6%A1%882%E5%91%BD%E5%8D%B1-%E9%A9%AC%E5%85%8B%E5%AE%8F%E5%B0%86%E6%8E%A2%E8%A7%86%E5%8F%97%E5%AE%B3%E8%80%85" text:style-name="Internet_20_link" text:visited-style-name="Visited_20_Internet_20_Link">
https://www.rfi.fr/cn/%E5%9B%BD%E9%99%85%E6%8A%A5%E9%81%93/20230609-%E6%B3%95%E5%9B%BD%E6%8C%81%E5%88%80%E6%94%BB%E5%87%BB%E6%A1%882%E5%91%BD%E5%8D%B1-%E9%A9%AC%E5%85%8B%E5%AE%8F%E5%B0%86%E6%8E%A2%E8%A7%86%E5%8F%97%E5%AE%B3%E8%80%85</text:a>
</text:p>
      <!--NEWS-->
      <text:h text:style-name="P10" text:outline-level="1">
<text:span text:style-name="T4">
美国东海岸继续应对来自加拿大的野火浓烟</text:span>
</text:h>
      <text:p text:style-name="P4">
Author: chinese@voanews.com (美国之音)</text:p>
      <text:p text:style-name="P4">
Publisher: 美国之音中文网 (Type: NewsMediaOrganization)</text:p>
      <text:p text:style-name="P4">
Published Time: 2023-06-09T09:40:19+08:00</text:p>
      <text:p text:style-name="P4">
Modified Time: 2023-06-09 01:40:19Z</text:p>
      <text:p text:style-name="P4">
Description: 在COVID-19大流行期间，公共卫生官员鼓励人们多去户外，如果必须与其他人在一起时则要戴口罩。</text:p>
      <text:p text:style-name="P4">
Videos: []</text:p>
      <text:p text:style-name="P4">
Images: []</text:p>
      <text:p text:style-name="P4">
Categories: ['美洲', '美国', '生态环境', '健康', '全球议题']</text:p>
      <text:p text:style-name="P4">
Type: None</text:p>
      <!--METADATA-->
      <text:p text:style-name="P4">
NoneNone</text:p>
      <text:p text:style-name="P4">
Source: <text:a xlink:type="simple" xlink:href="https://www.voachinese.com/a/us-east-coast-continues-to-grapple-with-wildfire-smoke-billowing-from-canada-20230608/7129678.html" text:style-name="Internet_20_link" text:visited-style-name="Visited_20_Internet_20_Link">
https://www.voachinese.com/a/us-east-coast-continues-to-grapple-with-wildfire-smoke-billowing-from-canada-20230608/7129678.html</text:a>
</text:p>
      <!--NEWS-->
      <text:h text:style-name="P10" text:outline-level="1">
<text:span text:style-name="T4">
前First Republic高管将出任土耳其央行行长 (Free Version)</text:span>
</text:h>
      <text:p text:style-name="P4">
Author: Jared Malsin / Chelsey Dulaney</text:p>
      <text:p text:style-name="P4">
Publisher: 华尔街日报中文网</text:p>
      <text:p text:style-name="P4">
Published Time: 2023-06-09T09:45:00.000Z</text:p>
      <text:p text:style-name="P4">
Modified Time: 2023-06-09T09:45:00.000Z</text:p>
      <text:p text:style-name="P4">
Created Time: 2023-06-09T08:38:00.000Z</text:p>
      <text:p text:style-name="P4">
Description: 土耳其总统埃尔多安任命前First Republic Bank的一位高管为土耳其央行行长，这很可能意味着该国将改变非正统经济政策；之前的政策引发了经济不稳定并促使外国投资者撤离。</text:p>
      <text:p text:style-name="P4">
Images: []</text:p>
      <text:p text:style-name="P4">
Categories: ['经济']</text:p>
      <text:p text:style-name="P4">
Keywords: SYND</text:p>
      <text:p text:style-name="P4">
Type: Article</text:p>
      <!--METADATA-->
      <text:p text:style-name="P4">
土耳其总统埃尔多安(Recep Tayyip Erdogan)任命前First RepublicBank的一位高管为土耳其央行行长，这很可能意味着该国将改变非正统经济政策；之前的政策 <text:a xlink:type="simple" xlink:href="https://cn.wsj.com/articles/CN-FIN-20230608092236" text:style-name="Internet_20_link" text:visited-style-name="Visited_20_Internet_20_Link">
 引发了经济不稳定</text:a>
 并促使外国投资者撤离。</text:p>
      <text:p text:style-name="P4">
Source: <text:a xlink:type="simple" xlink:href="https://cn.wsj.com/articles/%E5%89%8Dfirst-republic%E9%AB%98%E7%AE%A1%E5%B0%86%E5%87%BA%E4%BB%BB%E5%9C%9F%E8%80%B3%E5%85%B6%E5%A4%AE%E8%A1%8C%E8%A1%8C%E9%95%BF-8001fc" text:style-name="Internet_20_link" text:visited-style-name="Visited_20_Internet_20_Link">
https://cn.wsj.com/articles/%E5%89%8Dfirst-republic%E9%AB%98%E7%AE%A1%E5%B0%86%E5%87%BA%E4%BB%BB%E5%9C%9F%E8%80%B3%E5%85%B6%E5%A4%AE%E8%A1%8C%E8%A1%8C%E9%95%BF-8001fc</text:a>
</text:p>
      <!--NEWS-->
      <text:h text:style-name="P10" text:outline-level="1">
<text:span text:style-name="T4">
专栏 | 周嘉有话说：年年高考，今又高考</text:span>
</text:h>
      <text:p text:style-name="P4">
Author: None</text:p>
      <text:p text:style-name="P4">
Publisher: Radio Free Asia (Organization)</text:p>
      <text:p text:style-name="P4">
Published Time: 2023-06-09T09:52:22-04:00</text:p>
      <text:p text:style-name="P4">
Modified Time: 2023-06-09T09:52:22-04:00</text:p>
      <text:p text:style-name="P4">
Description: None</text:p>
      <text:p text:style-name="P4">
Videos: []</text:p>
      <text:p text:style-name="P4">
Audios: ["<text:a xlink:type="simple" xlink:href="https://www.rfa.org/mandarin/zhuanlan/5468560967098bdd8bf4/talk-060920230915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6-09T09-52-22-04-00/000000.png" xlink:type="simple" xlink:show="embed" xlink:actuate="onLoad" draw:mime-type="image/png"/>
</draw:frame>
北京，6月7日，参加2023年高考的学生在进场展开第一天考试之前，做最后的复习。 <text:a xlink:type="simple" xlink:href="https://www.rfa.org/mandarin/zhuanlan/5468560967098bdd8bf4/talk-06092023091510.html/@@images/image" text:style-name="Internet_20_link" text:visited-style-name="Visited_20_Internet_20_Link">
</text:a>
美联社  <text:a xlink:type="simple" xlink:href="https://www.rfa.org/mandarin/zhuanlan/5468560967098bdd8bf4/talk-06092023091510.html/@@stream" text:style-name="Internet_20_link" text:visited-style-name="Visited_20_Internet_20_Link">
Audio-1-Link：https://www.rfa.org/mandarin/zhuanlan/5468560967098bdd8bf4/talk-06092023091510.html/@@stream</text:a>
</text:p>
      <text:p text:style-name="P4">
如果说，人生有几个关键时刻，如同人生的十字路口，朝哪个方向走，很大程度上会决定一个人的命运，那么，高考可以算作是人生几大关键时刻之一，尤其是在中国这个特定的社会环境中。</text:p>
      <text:p text:style-name="P4">
古有科举，今有高考。自从文革结束，恢复高考以来，每年的六七月份，都是高中应届毕业和复读生，期待又焦虑的日子。十年寒窗苦，一考定乾坤。高考似乎已经成为全中国最具“仪式感”的全民参与事件之一。据说，某个城市的考生家长，送孩子去考场，特地穿上旗袍，就是盼望其子能够“旗开得胜”。就连警察也为走错考场的考生大开绿灯，用摩托车开道，将考生及时送到相应的考场。老实讲，这样的场面在美国或是其他西方国家是不可想象的。为什么中国社会如此看重高考？而高考作为一种升学机制，又有哪些应该改进和完善的地方呢？在这次的“周嘉有话说”栏目里，我和周孝正教授就来聊聊有关高考的话题。加入我们这次讨论的还有钱立峰女士。钱女士是九十年代的大学生，她毕业于江南大学经济系，获得澳门大学的MBA学位。她目前是自媒体独立作家，也是自媒体“文明客厅”的发起人之一。</text:p>
      <text:p text:style-name="P4">
Source: <text:a xlink:type="simple" xlink:href="https://www.rfa.org/mandarin/zhuanlan/5468560967098bdd8bf4/talk-06092023091510.html" text:style-name="Internet_20_link" text:visited-style-name="Visited_20_Internet_20_Link">
https://www.rfa.org/mandarin/zhuanlan/5468560967098bdd8bf4/talk-06092023091510.html</text:a>
</text:p>
      <!--NEWS-->
      <text:h text:style-name="P10" text:outline-level="1">
<text:span text:style-name="T4">
中国在古巴设窃听站展现雄心，将中美交锋推至美国家门口 (Free Version)</text:span>
</text:h>
      <text:p text:style-name="P4">
Author: Charles Hutzler / Kejal Vyas</text:p>
      <text:p text:style-name="P4">
Publisher: 华尔街日报中文网</text:p>
      <text:p text:style-name="P4">
Published Time: 2023-06-09T09:55:00.000Z</text:p>
      <text:p text:style-name="P4">
Modified Time: 2023-06-09T09:55:00.000Z</text:p>
      <text:p text:style-name="P4">
Created Time: 2023-06-09T08:02:00.000Z</text:p>
      <text:p text:style-name="P4">
Description: 中国在古巴建立窃听站的计划将对美国在中国海岸附近的侦查活动还以颜色，美国的此类活动一直是北京方面的一个痛点。</text:p>
      <text:p text:style-name="P4">
Images: []</text:p>
      <text:p text:style-name="P4">
Categories: ['国际']</text:p>
      <text:p text:style-name="P4">
Keywords: SYND,LINK:EN|WP-WSJ-0000966053</text:p>
      <text:p text:style-name="P4">
Type: Article</text:p>
      <!--METADATA-->
      <text:p text:style-name="P4">
中国 <text:a xlink:type="simple" xlink:href="https://cn.wsj.com/articles/CN-BGH-20230608201638" text:style-name="Internet_20_link" text:visited-style-name="Visited_20_Internet_20_Link">
 在古巴建立窃听站 </text:a>
的计划体现出北京方面的大国雄心，将中美日趋激烈的较量引向美国家门口。</text:p>
      <text:p text:style-name="P4">
Source: <text:a xlink:type="simple" xlink:href="https://cn.wsj.com/articles/%E5%8F%A4%E5%B7%B4%E7%AA%83%E5%90%AC%E7%AB%99%E5%B1%95%E7%8E%B0%E4%B8%AD%E5%9B%BD%E9%9B%84%E5%BF%83-%E5%9C%A8%E7%BE%8E%E5%9B%BD%E5%AE%B6%E9%97%A8%E5%8F%A3%E5%BC%80%E5%90%AF%E6%96%B0%E8%BE%83%E9%87%8F-f438dc72" text:style-name="Internet_20_link" text:visited-style-name="Visited_20_Internet_20_Link">
https://cn.wsj.com/articles/%E5%8F%A4%E5%B7%B4%E7%AA%83%E5%90%AC%E7%AB%99%E5%B1%95%E7%8E%B0%E4%B8%AD%E5%9B%BD%E9%9B%84%E5%BF%83-%E5%9C%A8%E7%BE%8E%E5%9B%BD%E5%AE%B6%E9%97%A8%E5%8F%A3%E5%BC%80%E5%90%AF%E6%96%B0%E8%BE%83%E9%87%8F-f438dc72</text:a>
</text:p>
      <!--NEWS-->
      <text:h text:style-name="P10" text:outline-level="1">
<text:span text:style-name="T4">
日本修正入管法 申请难民3次失败可驱逐出境</text:span>
</text:h>
      <text:p text:style-name="P4">
Publisher: 法新社</text:p>
      <text:p text:style-name="P4">
Published Time: 2023-06-09T10:02:07+00:00</text:p>
      <text:p text:style-name="P4">
Modified Time: 2023-06-09T09:50:01+00:00</text:p>
      <text:p text:style-name="P4">
Description: （法新社东京9日电） 尽管受到在野党与人权团体的反对，日本政府修正「出入国管理及难民认定法」今天通过生效，未来将允许政府将申请难民身分多次失败者驱逐出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09T10-02-07-00-00/000000.png" xlink:type="simple" xlink:show="embed" xlink:actuate="onLoad" draw:mime-type="image/png"/>
</draw:frame>
</text:p>
      <text:p text:style-name="P4">
在这项修正案通过前，不论申请难民身分的人是第几次申请庇护，都可以在结果出炉前留在日本境内。但现在只要申请庇护遭拒3次，「除非有合理的理由」，否则日本政府就能将他们驱逐出境。</text:p>
      <text:p text:style-name="P4">
日本法务大臣斋藤健表示，修正后的法律将「保护需要被保护的人，同时严格处置违反规定的人。」</text:p>
      <text:p text:style-name="P4">
斋藤健提到，「有很多人滥用申请庇护的体系来避免被驱逐出境」，并不是真的要逃离危险和迫害。</text:p>
      <text:p text:style-name="P4">
去年有约1万2500人在日本申请庇护，但日本仅通过202人的申请，不过基于人道主义的考量，另允许1760人留在日本。日本还以不同的援助架构，接受超过2400名逃离乌克兰的难民。</text:p>
      <text:p text:style-name="P4">
自从2021年，时年33岁的斯里兰卡女性桑达马利（Wishma Sandamali）在名古屋的拘留所过世以来，日本的移民拘留条件就不断受到检视。</text:p>
      <text:p text:style-name="P4">
桑达马利并非申请庇护的难民，据报她因遭到家暴而寻求警方保护，但之后因为签证过期而被拘留，在拘留所中过世。她的家人随后向日本政府索赔超过100万美元。</text:p>
      <text:p text:style-name="P4">
根据报导，桑达马利不断抱怨有胃痛和其他症状，活动人士称她没有获得足够的医疗照护。</text:p>
      <text:p text:style-name="P4">
桑达马利家人的律师昨天告诉法新社，修正后的法律「相当于（让日本政府）有一个开关，可以藉由驱逐那些寻求庇护的人，来将他们处决。」</text:p>
      <text:p text:style-name="P4">
他说：「日本的难民审查系统发挥不了作用」，官员会很快拒绝申请，有时候连面试的机会都没有。</text:p>
      <text:p text:style-name="P4">
Source: <text:a xlink:type="simple" xlink:href="https://www.rfi.fr/cn/%E5%9B%BD%E9%99%85%E6%8A%A5%E9%81%93/20230609-%E6%97%A5%E6%9C%AC%E4%BF%AE%E6%AD%A3%E5%85%A5%E7%AE%A1%E6%B3%95-%E7%94%B3%E8%AF%B7%E9%9A%BE%E6%B0%913%E6%AC%A1%E5%A4%B1%E8%B4%A5%E5%8F%AF%E9%A9%B1%E9%80%90%E5%87%BA%E5%A2%83" text:style-name="Internet_20_link" text:visited-style-name="Visited_20_Internet_20_Link">
https://www.rfi.fr/cn/%E5%9B%BD%E9%99%85%E6%8A%A5%E9%81%93/20230609-%E6%97%A5%E6%9C%AC%E4%BF%AE%E6%AD%A3%E5%85%A5%E7%AE%A1%E6%B3%95-%E7%94%B3%E8%AF%B7%E9%9A%BE%E6%B0%913%E6%AC%A1%E5%A4%B1%E8%B4%A5%E5%8F%AF%E9%A9%B1%E9%80%90%E5%87%BA%E5%A2%83</text:a>
</text:p>
      <!--NEWS-->
      <text:h text:style-name="P10" text:outline-level="1">
<text:span text:style-name="T4">
泽伦斯基：乌克兰南部水坝溃堤  数十万人饮用水受限</text:span>
</text:h>
      <text:p text:style-name="P4">
Publisher: 法新社</text:p>
      <text:p text:style-name="P4">
Published Time: 2023-06-09T10:02:08+00:00</text:p>
      <text:p text:style-name="P4">
Modified Time: 2023-06-09T14:35:04+00:00</text:p>
      <text:p text:style-name="P4">
Description: （法新社基辅/莫斯科9日电） 乌克兰总统泽伦斯基今天表示，在卡科夫卡水坝溃堤后遭受洪患的地区，「数十万人」的饮用水供应受限。俄罗斯地方官员则指出，水坝溃决引发的洪水造成8人丧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09T10-02-08-00-00/000000.png" xlink:type="simple" xlink:show="embed" xlink:actuate="onLoad" draw:mime-type="image/png"/>
</draw:frame>
</text:p>
      <text:p text:style-name="P4">
泽伦斯基（VolodymyrZelenskyy）在社群媒体Telegram发文说：「对于许多城镇和村庄的数十万民众来说，获取饮用水受到极大阻碍。在40多个定居点，生活受到破坏了。」</text:p>
      <text:p text:style-name="P4">
Source: <text:a xlink:type="simple" xlink:href="https://www.rfi.fr/cn/%E5%9B%BD%E9%99%85%E6%8A%A5%E9%81%93/20230609-%E6%B3%BD%E4%BC%A6%E6%96%AF%E5%9F%BA-%E4%B9%8C%E5%85%8B%E5%85%B0%E5%8D%97%E9%83%A8%E6%B0%B4%E5%9D%9D%E6%BA%83%E5%A0%A4-%E6%95%B0%E5%8D%81%E4%B8%87%E4%BA%BA%E9%A5%AE%E7%94%A8%E6%B0%B4%E5%8F%97%E9%99%90" text:style-name="Internet_20_link" text:visited-style-name="Visited_20_Internet_20_Link">
https://www.rfi.fr/cn/%E5%9B%BD%E9%99%85%E6%8A%A5%E9%81%93/20230609-%E6%B3%BD%E4%BC%A6%E6%96%AF%E5%9F%BA-%E4%B9%8C%E5%85%8B%E5%85%B0%E5%8D%97%E9%83%A8%E6%B0%B4%E5%9D%9D%E6%BA%83%E5%A0%A4-%E6%95%B0%E5%8D%81%E4%B8%87%E4%BA%BA%E9%A5%AE%E7%94%A8%E6%B0%B4%E5%8F%97%E9%99%90</text:a>
</text:p>
      <!--NEWS-->
      <text:h text:style-name="P10" text:outline-level="1">
<text:span text:style-name="T4">
美参院外委会通过“结束中国发展中国家地位”法案</text:span>
</text:h>
      <text:p text:style-name="P4">
Author: None (Language: zh)</text:p>
      <text:p text:style-name="P4">
Publisher: None</text:p>
      <text:p text:style-name="P4">
Time: 2023-06-09T10:09:00Z</text:p>
      <text:p text:style-name="P4">
Description: 美国参议院外交关系委员会全票通过“结束中国发展中国家地位”的法案。该法案要求国务卿致力于争取在美国参与的国际组织中取消中国享有的发展中国家地位。中国外交部回应称，把发达国家帽子强加给中国是美国一张牌，“醉翁之意不在酒”。</text:p>
      <text:p text:style-name="P4">
Videos: []</text:p>
      <text:p text:style-name="P4">
Images: []</text:p>
      <text:p text:style-name="P4">
Subject: 时政风云</text:p>
      <text:p text:style-name="P4">
Subjects: ['奥巴马', '希腊债务危机', '欧债危机', '岛屿主权争端', '专题报道：全景观看“习马会”', '世界银行', '中国', '世贸组织', '中共十九大', '美国']</text:p>
      <text:p text:style-name="P4">
Keywords: ['发展中国家', '中国', '美国', '参议院', '众议院', '世贸组织', '世界银行']</text:p>
      <text:p text:style-name="P4">
ID: 65867130</text:p>
      <!--METADATA-->
      <text:p text:style-name="P4">
<text:a xlink:type="simple" xlink:href="https://www.dw.com/zh/overlay/image/article/65867130/63051126" text:style-name="Internet_20_link" text:visited-style-name="Visited_20_Internet_20_Link">
 </text:a>
</text:p>
      <text:p text:style-name="P4">
中国坚称自己仍是发展中国家。</text:p>
      <text:p text:style-name="P4">
（德国之声中文网）本周四（6月8日），美国参议院外交关系委员会投票一致通过“结束中国发展中国家地位”的法案。该法案要求国务卿采取政策行动，取消中国在国际组织中“发展中国家”的地位。</text:p>
      <text:p text:style-name="P4">
今年3月底，美国众议院曾以415票赞成，0票反对的结果全数通过类似的法案。</text:p>
      <text:p text:style-name="P4">
支持法案通过的议员们认为，如果中国保持“发展中国家”地位，可以让中国在一些组织和条约中享有特权和特殊待遇。</text:p>
      <text:p text:style-name="P4">
外交关系委员会的投票结果为参议院的审议铺平了道路。目前尚不清楚参议院何时会审议相关法案。</text:p>
      <text:p text:style-name="P4">
更多阅读： <text:a xlink:type="simple" xlink:href="https://www.dw.com/zh/zh/中国超越日本-成国际开发银行第二大捐助国/a-59872290" text:style-name="Internet_20_link" text:visited-style-name="Visited_20_Internet_20_Link">
 中国超越日本 成国际开发银行第二大捐助国 </text:a>
</text:p>
      <text:p text:style-name="P4">
</text:p>
      <text:p text:style-name="P4">
中国外交部发言人汪文斌：中国是不是发展中国家，不由美国说了算</text:p>
      <text:p text:style-name="P4">
中国外交部发言人汪文斌周五在新闻例会上就美国参议院外交关系委员会通过“结束中国发展中国家地位”法案回应表示，“美国想把‘发达国家’的帽子强加给中国，不是出于对中国发展成就的赞赏肯定，而是醉翁之意不在酒，是要把剥夺中国的发展中国家地位作为遏制中国发展的一张牌。”</text:p>
      <text:p text:style-name="P4">
他说：“中国作为世界上最大发展中国家的地位，既有充分的事实依据，也有坚实的国际法基础，不是美国国会的一项法案就能够一笔勾销的。中国作为发展中国家享有的合法权利，也不是美国国会山上的政客动动嘴皮就能取消的。”</text:p>
      <text:p text:style-name="P4">
他还表示：“至于美国议员声称的‘中国利用发展中国家地位逃避国际责任’，奉劝美方大可不必担心，无论是对世界经济增长的贡献率，还是联合国会费和维和摊款缴纳额度，中国所作的贡献都远远超过绝大多数发达国家。”</text:p>
      <text:p text:style-name="P4">
汪文斌还强调，中国是不是发展中国家，不由美国说了算。美国抹杀不了中国仍是一个发展中国家的基本国情，也阻挡不了中国迈向民族复兴的坚定步伐。美方与其为如何让中国戴上“发达国家”这顶帽子伤脑筋，不如早点摘掉自己头上霸凌霸道这顶帽子。</text:p>
      <text:p text:style-name="P4">
更多阅读： <text:a xlink:type="simple" xlink:href="https://www.dw.com/zh/zh/德国自民党申请叫停中国发展援助项目/a-51568913" text:style-name="Internet_20_link" text:visited-style-name="Visited_20_Internet_20_Link">
 德国自民党申请叫停中国发展援助项目</text:a>
</text:p>
      <text:p text:style-name="P4">
对于“发展中国家”的定义并未存在明确的共识。按照世界银行依据人均国民总收入（GNI）的划分标准，GNI超过13205美元（2022年标准，每年7月1日更新）的经济体定为高收入经济体（发达国家），低于该标准的分为中等偏高收入、中等偏低收入和低收入三类，均为发展中国家。2021年，中国人均GNI是11880美元，在全世界排第68位。中国方面也以此作为依据认为中国尚未到达发达国家门槛。</text:p>
      <text:p text:style-name="P4">
另外世贸组织（WTO）一般接受任何国家声称自己是“发展中国家”的说法。所以，经济指标都已符合“发达国家”的一些国家和地区因坚称自己是“发展中国家”，而使得他们有权在世贸组织享受优惠待遇。</text:p>
      <text:p text:style-name="P4">
中国已经成为世界第二大经济体，经济体量占到全球经济总量的18.6%，仅次于美国。也正因此美国国会认为应该将中国视为“发达国家”，并得到与美国现状同等的对待。</text:p>
      <text:h text:style-name="P12" text:outline-level="3">
<text:span text:style-name="T4">
美国两党在中国议题上立场一致</text:span>
</text:h>
      <text:p text:style-name="P4">
虽然美国国会上针对很多议题常年存在对立分裂态度，但是对中国采取更加强硬立场是美国两党在国会中为数不多的态度一致的议题。路透社指出，国会议员已经提出了几十项旨在加强与中国竞争能力的法案。</text:p>
      <text:p text:style-name="P4">
昨天，参议院外交关系委员会还以口头表决方式一致通过旨在阻遏中国侵犯台湾的2023年《台湾保护与国家韧性法》（Taiwan Protection andNational Resilience Act），要求华盛顿政府为应对中国可能入侵台湾的行动制定准备方案。</text:p>
      <text:p text:style-name="P4">
（路透社等）</text:p>
      <text:p text:style-name="P4">
Source: <text:a xlink:type="simple" xlink:href="https://www.dw.com/zh/美参院外委会通过-结束中国发展中国家地位-法案/a-65867130" text:style-name="Internet_20_link" text:visited-style-name="Visited_20_Internet_20_Link">
https://www.dw.com/zh/美参院外委会通过-结束中国发展中国家地位-法案/a-65867130?maca=chi-rss-chi-all-1127-rdf</text:a>
</text:p>
      <!--NEWS-->
      <text:h text:style-name="P10" text:outline-level="1">
<text:span text:style-name="T4">
美众院议长麦卡锡：特朗普被起诉是美国“黑暗一天”</text:span>
</text:h>
      <text:p text:style-name="P4">
Author: 联合早报 (Person)</text:p>
      <text:p text:style-name="P4">
Publisher: 联合早报 (Organization)</text:p>
      <text:p text:style-name="P4">
Published Time: 2023-06-09T10:17</text:p>
      <text:p text:style-name="P4">
Modified Time: 2023-06-09T10:17</text:p>
      <text:p text:style-name="P4">
Description: 美国众议院议长麦卡锡称，前总统特朗普被起诉是美国“黑暗的一天”。路透社报道，共和党籍的麦卡锡星期四（6月8日）晚在推特上说，他和特朗普站在一起。麦卡锡还说：“众议院共和党人将追究这...</text:p>
      <text:p text:style-name="P4">
Videos: []</text:p>
      <text:p text:style-name="P4">
Audios: []</text:p>
      <text:p text:style-name="P4">
Images: []</text:p>
      <text:p text:style-name="P4">
Type: NewsArticle</text:p>
      <text:p text:style-name="P4">
Breadcrumbs: ['即时', '国际']</text:p>
      <text:p text:style-name="P4">
Keywords: ['美国众议院', '麦卡锡', '共和党', '特朗普', '起诉']</text:p>
      <!--METADATA-->
      <text:p text:style-name="P4">
美国众议院议长麦卡锡称，前总统 <text:a xlink:type="simple" xlink:href="https://www.zaobao.com.sg/realtime/world/story20230609-1402586" text:style-name="Internet_20_link" text:visited-style-name="Visited_20_Internet_20_Link">
 特朗普</text:a>
被起诉是美国“黑暗的一天”。</text:p>
      <text:p text:style-name="P4">
路透社报道，共和党籍的麦卡锡星期四（6月8日）晚在推特上说，他和特朗普站在一起。</text:p>
      <text:p text:style-name="P4">
麦卡锡还说：“众议院共和党人将追究这种武器化权力的无耻举措。”</text:p>
      <text:p text:style-name="P4">
Source: <text:a xlink:type="simple" xlink:href="https://www.zaobao.com.sg/realtime/world/story20230609-1402607" text:style-name="Internet_20_link" text:visited-style-name="Visited_20_Internet_20_Link">
https://www.zaobao.com.sg/realtime/world/story20230609-1402607</text:a>
</text:p>
      <!--NEWS-->
      <text:h text:style-name="P10" text:outline-level="1">
<text:span text:style-name="T4">
专栏 | 劳工通讯：福建晋江佳信轻工发展有限公司关厂，不付拖欠工资 (七)</text:span>
</text:h>
      <text:p text:style-name="P4">
Author: None</text:p>
      <text:p text:style-name="P4">
Publisher: Radio Free Asia (Organization)</text:p>
      <text:p text:style-name="P4">
Published Time: 2023-06-09T10:18:51-04:00</text:p>
      <text:p text:style-name="P4">
Modified Time: 2023-06-09T10:18:51-04:00</text:p>
      <text:p text:style-name="P4">
Description: None</text:p>
      <text:p text:style-name="P4">
Videos: []</text:p>
      <text:p text:style-name="P4">
Audios: ["<text:a xlink:type="simple" xlink:href="https://www.rfa.org/mandarin/zhuanlan/laogongtongxun/hdf-060920230954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45512in" draw:z-index="0">
<draw:image xlink:href="../Images/rfamandarin/2023-06-09T10-18-51-04-00/000000.png" xlink:type="simple" xlink:show="embed" xlink:actuate="onLoad" draw:mime-type="image/png"/>
</draw:frame>
 <text:a xlink:type="simple" xlink:href="https://www.rfa.org/mandarin/zhuanlan/laogongtongxun/hdf-06092023095434.html/@@images/image" text:style-name="Internet_20_link" text:visited-style-name="Visited_20_Internet_20_Link">
</text:a>
Photo: RFA  <text:a xlink:type="simple" xlink:href="https://www.rfa.org/mandarin/zhuanlan/laogongtongxun/hdf-06092023095434.html/@@stream" text:style-name="Internet_20_link" text:visited-style-name="Visited_20_Internet_20_Link">
Audio-1-Link：https://www.rfa.org/mandarin/zhuanlan/laogongtongxun/hdf-06092023095434.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092023095434.html" text:style-name="Internet_20_link" text:visited-style-name="Visited_20_Internet_20_Link">
https://www.rfa.org/mandarin/zhuanlan/laogongtongxun/hdf-06092023095434.html</text:a>
</text:p>
      <!--NEWS-->
      <text:h text:style-name="P10" text:outline-level="1">
<text:span text:style-name="T4">
在土耳其体验选战热潮 (Free Version)</text:span>
</text:h>
      <text:p text:style-name="P4">
Authors: ['为FT中文网撰稿']</text:p>
      <text:p text:style-name="P4">
Publisher: 英国《金融时报》</text:p>
      <text:p text:style-name="P4">
Time: 2023-06-09T10:19:37+00:00</text:p>
      <text:p text:style-name="P4">
Published Time: 2023-06-08T12:00:99+08:00</text:p>
      <text:p text:style-name="P4">
Modified Time: 2023-06-08T18:57:99+08:00</text:p>
      <text:p text:style-name="P4">
Description: 子川：五月启程前往土耳其的西部重镇伊兹密尔，虽然动身之前就知道土耳其即将举行大选，但我还是低估了这里选战浪潮的热度。</text:p>
      <text:p text:style-name="P4">
Images: ["<text:a xlink:type="simple" xlink:href="https://thumbor.ftacademy.cn/unsafe/picture/7/000183617_piclink.jpg" text:style-name="Internet_20_link" text:visited-style-name="Visited_20_Internet_20_Link">
000183617_pic...</text:a>
", "<text:a xlink:type="simple" xlink:href="https://thumbor.ftacademy.cn/unsafe/picture/8/000183618_piclink.jpg" text:style-name="Internet_20_link" text:visited-style-name="Visited_20_Internet_20_Link">
000183618_pic...</text:a>
", "<text:a xlink:type="simple" xlink:href="https://thumbor.ftacademy.cn/unsafe/picture/9/000183619_piclink.jpg" text:style-name="Internet_20_link" text:visited-style-name="Visited_20_Internet_20_Link">
000183619_pic...</text:a>
"]</text:p>
      <text:p text:style-name="P4">
Themes: ['旅行', '关注']</text:p>
      <text:p text:style-name="P4">
Keywords: ['旅行', '土耳其']</text:p>
      <text:p text:style-name="P4">
Type: Article</text:p>
      <!--METADATA-->
      <text:p text:style-name="P4">
来自FT中文网的温馨提示：如您对更多FT中文网的内容感兴趣，请在苹果应用商店或谷歌应用市场搜索“FT中文网”，下载FT中文网的官方应用。</text:p>
      <text:p text:style-name="P4">
第二次到土耳其旅行，是在该国发生大地震三个月之后。在五月的一个傍晚，飞机降落在爱琴海之滨的伊兹密尔。这是土耳其第三大城市，西部重镇，由于所在位置远离东部的震中，受强震的影响不大。去之前虽然知道一周后土耳其将举行大选，但还是低估了选战浪潮的热度。</text:p>
      <text:p text:style-name="P4">
当时，总统雷杰普•塔伊普•埃尔多安（Recep TayyipErdoğan）面临来自反对派的有力挑战。从伊兹密尔机场乘车到旅馆，一路上就看到大大小小的选举广告牌—建筑上、路边，比比皆是，从数量上看埃尔多安和反对派基本上平分秋色。在旅馆放下行李，去附近海滨大道找餐厅的路上，看到三五成群的当地人举着应援埃尔多安的牌子四散离去，才意识到这是刚刚参加了埃尔多安选举集会的民众。</text:p>
      <text:p text:style-name="P4">
埃尔多安与反对派人民联盟领袖凯末尔•克勒池达尔欧鲁（KemalKılıçdaroğlu）之间的竞争正呈白热化状态，几天前两人都曾经亲临伊兹密尔，出席造势集会，与支持者见面。第二天一早在旅馆房间内被一种大喇叭的喊话声吵醒，且明显不是从固定的清真寺宣礼塔发出的，因为声音忽远忽近。出门后一眼就看到印有埃尔多安头像的宣传车，原来是在巡游全市，不间断地造势，看来埃尔多安对伊兹密尔这个土耳其最世俗化的城市下了不少功夫。</text:p>
      <text:p text:style-name="P4">
走在伊兹密尔街头，会发现很多商店和餐厅墙上挂着土耳其共和国（Republic of Türkiye）国父穆斯塔法•凯末尔•阿塔图尔克（MustafaKemalAtatürk）的头像。凯末尔在奥斯曼帝国分崩离析之后，以其杰出的能力领导土耳其国民运动在安卡拉建立政府，进而解放全境，成立土耳其共和国，并在执政后展开全面改革，使土耳其成为现代化的世俗化国家。1934年，土耳其国会授予他“阿塔图尔克”为姓氏，意思就是“土耳其人之父”。</text:p>
      <text:p text:style-name="P4">
<draw:frame draw:style-name="fr1" draw:name="Image124" text:anchor-type="as-char" svg:width="6.9236in" svg:height="5.1927in" draw:z-index="0">
<draw:image xlink:href="../Images/FT Chinese Free Version/2023-06-09T10-19-37-00-00/000183617_piclink.jpg" xlink:type="simple" xlink:show="embed" xlink:actuate="onLoad" draw:mime-type="image/jpeg"/>
</draw:frame>
伊兹密尔公交车车门上方都有国父凯末尔像（摄影：子川）</text:p>
      <text:p text:style-name="P4">
在土耳其最世俗化的伊兹密尔，随处可见国父的头像也就不令人意外了。经过几天的观察，我发现，伊兹密尔几乎所有的公交车车门上方都印着凯末尔像，有点令人叹为观止。这里还有一座国父纪念馆，是凯末尔生前每次来伊兹密尔都居住的故居，举办过确定建国初期经济政策的重要会议。房子不是很大，完全保留了历史上样子，现在俨然已成为爱国主义教育基地—我看到好几个班的小学生被老师们带来参观，孩子们应该是对国父非常好奇，一直叽叽喳喳说个不停，好不热闹。</text:p>
      <text:p text:style-name="P4">
<draw:frame draw:style-name="fr1" draw:name="Image125" text:anchor-type="as-char" svg:width="6.9236in" svg:height="5.483752in" draw:z-index="0">
<draw:image xlink:href="../Images/FT Chinese Free Version/2023-06-09T10-19-37-00-00/000183618_piclink.jpg" xlink:type="simple" xlink:show="embed" xlink:actuate="onLoad" draw:mime-type="image/jpeg"/>
</draw:frame>
伊兹密尔国父纪念馆内复原了凯末尔规划土耳其前景的场面（摄影：子川）</text:p>
      <text:p text:style-name="P4">
土耳其作为横跨欧亚大陆的大国，有着源远流长的历史，在地区乃至全球范围内有深远的影响力。伊兹密尔附近的以弗所是古希腊人在爱琴海最早的定居地之一，后来成为古罗马第二大城市。这个港口城市的遗址现在是世界上最大、保存最完整的古希腊古罗马遗址之一。</text:p>
      <text:p text:style-name="P4">
亲临这座有三千多年历史的古城遗址，恐怕很难不被这里的宏大折服。遗址附近有传说中圣母玛利亚终老的故居，还有古代世界七大奇迹之一阿耳忒弥斯神庙，目前仅有一根石柱被拼接后幸存。站在这跟石柱面前，耳边是导游的讲解，闭上眼，仿佛在几千年的历史长河畔徜徉。</text:p>
      <text:p text:style-name="P4">
半年前去过伊斯坦布尔，是在市中心发生恐怖袭击后不久，我当时在仔细了解情况后决定按原计划前往。整个行程，只是在乘飞机的时候看到安检更严格了，所有人的小登机箱都被强制托运，其它似乎没有什么异样。伊斯坦布尔市中心几个区域人潮汹涌，还遇到热情指路和主动帮忙的路人。同时，里拉的贬值造成消费水平更低廉，对游客来说没有坏处。</text:p>
      <text:p text:style-name="P4">
作为曾经的东罗马帝国和奥斯曼帝国的首都，伊斯坦布尔保留了诸多辉煌的遗迹。著名的圣索菲亚大教堂诞生在公元537年，当时是拜占庭帝国的东正教教堂，随着伊斯坦布尔在历史上几经易手，奥斯曼帝国期间被改为清真寺；整整一百年前土耳其共和国成立，这里成为博物馆，不再是宗教场所。而这一切，被总统埃尔多安在2020年再次颠覆，将其恢复为圣索菲亚清真寺。</text:p>
      <text:p text:style-name="P4">
作为清真寺的圣索菲亚，门口似乎永远都在排长队，免门票费用，但进入参观必须脱鞋，所有女性必须戴头巾。看过一些2020年之前拍摄的相关纪录片，当时作为博物馆虽然需要买票，但地表不是现在的绿色地毯，而且不像现在这样仅开放地面一层，普通游客再也无缘欣赏楼上保存的艺术品和精美壁画。</text:p>
      <text:p text:style-name="P4">
<draw:frame draw:style-name="fr1" draw:name="Image126" text:anchor-type="as-char" svg:width="6.9236in" svg:height="5.1927in" draw:z-index="0">
<draw:image xlink:href="../Images/FT Chinese Free Version/2023-06-09T10-19-37-00-00/000183619_piclink.jpg" xlink:type="simple" xlink:show="embed" xlink:actuate="onLoad" draw:mime-type="image/jpeg"/>
</draw:frame>
被改回清真寺的圣索菲亚教堂内部，女性必须戴头巾（摄影：子川）</text:p>
      <text:p text:style-name="P4">
将圣索菲亚从博物馆改回清真寺只是埃尔多安诸多引发争议的举措之一。1990年代担任过伊斯坦布尔市长的埃尔多安，本世纪初联合创建了正义与发展党AKP，从2003年到2014年任土耳其总理。也是在2014年，他成为共和国第一位民选总统。经历了2016年军事政变的一场虚惊，埃尔多安在那之后通过一系列宪政改革和2018年当选连任使自己大权独揽。</text:p>
      <text:p text:style-name="P4">
这些年来，埃尔多安推行的政策愈加趋向宗教化、保守化。与此同时，他大力实施基础设施建设，为底层提供大量工作岗位，赢得了民心、尤其是东部趋向于保守的区域的民心。但同时，面临高通胀，埃尔多安不接受经济学家的建议，去提高利率、使借贷成本提高从而为通胀降温，反而不断降低利率—他认为这样做会刺激制造业和出口。目前土耳其的通货膨胀率已经高达44%，人民生活成本与日俱增。刚经历大地震不久的土耳其急需输血，埃尔多安却为了赢得选票为公务员加薪、给退休人员发钱、向普通家庭提供免费天然气，这些做法为通胀火上浇油。</text:p>
      <text:p text:style-name="P4">
在外交层面，尽管土耳其是北约成员国，埃尔多安却一直与俄罗斯保持着良好的关系，也是俄乌冲突的调节者。在芬兰、瑞典加入北约的问题上，也由于库尔德问题等争议不予放行—最终批准芬兰加入后，瑞典仍然在等待中。</text:p>
      <text:p text:style-name="P4">
埃尔多安是在两轮投票后，以总52.16%的选票赢得大选的，反对派领袖克勒池达尔欧鲁得票率为47.84%。而在我体验选战热潮的土耳其第三大城市、也是最世俗化的伊兹密尔，克勒池达尔欧鲁赢得了63.3%的压倒性胜利，埃尔多安的得票率仅为31.5%。在民众时刻怀念国父凯末尔的伊兹密尔，埃尔多安的保守派作风终究无法获得多数人的支持，贴再多的广告牌、宣传车跑得再勤也无济于事。从全国的角度来看，反对派在沿海区域大获全胜，来自内陆的选票是埃尔多安的主力拥簇。</text:p>
      <text:p text:style-name="P4">
对于埃尔多安这样的强人领袖来说，这样的结果很难令其满意。英国《经济学人》杂志在土耳其大选之前发布的一份报告认为，埃尔多安获胜将导致土耳其继续疏远欧洲和美国。这份报告成功预言了埃尔多安以微弱优势取得连任，但是他领导的正义与发展党AKP仍然是议会中席位最多的党派。挑战埃尔多安的人民联盟未能获胜，也就意味着土耳其回归正统经济路线、并寻求重建与北约等西方组织的联系化为泡影。</text:p>
      <text:p text:style-name="P4">
埃尔多安在胜选演讲中表示“只有土耳其是胜利者”，同时却不忘攻击反对派和该国LGBT社群。有媒体分析，埃尔多安的连任只会使土耳其的人权和言论自由状况继续走下坡路，在经济方面也面临严峻挑战。他就任后，土耳其里拉再次大幅贬值，1英镑目前已经可以兑换约26里拉。</text:p>
      <text:p text:style-name="P4">
普遍的看法是，土耳其通货膨胀率将长期保持在高位，造成其对投资者的吸引力维持疲软状态，经济难以复苏。无论如何，有将近一半的选民选择了埃尔多安的对手，毕竟最近几年很多百姓吃尽了高通胀的苦头。除了那些炒作金融的行家里手，外国游客也许是整件事情的最大赢家，持续贬值的里拉只会使这个旅游大国在全球旅游市场中受到更多人的青睐。这不，我就已经在计划下一次的土耳其之旅了。</text:p>
      <text:p text:style-name="P4">
（本文仅代表作者个人观点，编辑邮箱：zhen.zhu@ftchinese.com)</text:p>
      <text:p text:style-name="P4">
Source: <text:a xlink:type="simple" xlink:href="http://www.ftchinese.com/story/001099879" text:style-name="Internet_20_link" text:visited-style-name="Visited_20_Internet_20_Link">
http://www.ftchinese.com/story/001099879</text:a>
</text:p>
      <!--NEWS-->
      <text:h text:style-name="P10" text:outline-level="1">
<text:span text:style-name="T4">
被ChatGPT害惨！ 美律师闯下大祸</text:span>
</text:h>
      <text:p text:style-name="P4">
Author: None (Language: zh)</text:p>
      <text:p text:style-name="P4">
Publisher: None</text:p>
      <text:p text:style-name="P4">
Time: 2023-06-09T10:23:00Z</text:p>
      <text:p text:style-name="P4">
Description: 人工智能程序ChatGPT再次受到热议。一名美国律师在准备法庭文件时使用这款AI，结果它杜撰了根本不存在的案件和裁决，这不仅让律师尴尬到社死，并可能导致他面临法官的惩罚。</text:p>
      <text:p text:style-name="P4">
Videos: []</text:p>
      <text:p text:style-name="P4">
Images: []</text:p>
      <text:p text:style-name="P4">
Subject: 科技环境</text:p>
      <text:p text:style-name="P4">
Subjects: ['奥巴马', '美国']</text:p>
      <text:p text:style-name="P4">
Keywords: ['ChatGPT', '美国', '律师', '案件', 'AI', '法官', '航空公司', '人工智能']</text:p>
      <text:p text:style-name="P4">
ID: 65868175</text:p>
      <!--METADATA-->
      <text:p text:style-name="P4">
<text:a xlink:type="simple" xlink:href="https://www.dw.com/zh/overlay/image/article/65868175/65841290" text:style-name="Internet_20_link" text:visited-style-name="Visited_20_Internet_20_Link">
 </text:a>
</text:p>
      <text:p text:style-name="P4">
律师施瓦茨承认，他根本不知道ChatGPT会编造案例</text:p>
      <text:p text:style-name="P4">
（德国之声中文网）纽约律师史蒂文·施瓦茨(StevenSchwartz)本周向法官道歉，因为他提交的一份陈述书中利用ChatGPT协助查找撰写资料。不过ChatGPT生成了根本不存在的案件。施瓦茨承认，他根本不知道ChatGPT会编造案例和裁决。</text:p>
      <text:h text:style-name="P12" text:outline-level="3">
<text:span text:style-name="T4">
查无此案</text:span>
</text:h>
      <text:p text:style-name="P4">
他接受委托的案件是2019年搭乘哥伦比亚航空公司飞机的一名乘客。这位男子认为在飞往纽约的航班上被一个金属餐盘砸伤了腿。施瓦茨受委托进行提告。而航空公司则以过了时效性为理由要求撤告。</text:p>
      <text:p text:style-name="P4">
施瓦茨在撰写案件文件时，利用了ChatGPT收集已往发生的类似案件。他挑选了几个支持案件仍具有时效的例子作为论点。其中包括伊朗航空，中国南航和埃及航空被控的案件。但是，无论是哥伦比亚航空公司还是主审法官都无法查找到这些案件。之后，施瓦茨不得不回应承认是ChatGPT杜撰了一切。</text:p>
      <text:p text:style-name="P4">
上个月，法官表示：“法院面临着一个前所未有的情况……提交的六个案例似乎是假的司法判决。”涉事律师有可能会面临处罚。</text:p>
      <text:h text:style-name="P12" text:outline-level="3">
<text:span text:style-name="T4">
“我以为ChatGPT是一个可靠的搜索引擎”</text:span>
</text:h>
      <text:p text:style-name="P4">
本周二（6月6日），在上交到听证会的一份文件中，施瓦茨表示为自己令人深感遗憾的错误向法庭表示深深的歉意。他也提到这是自己首次使用ChatGPT，是念过大学的孩子向他推荐了这款AI。</text:p>
      <text:p text:style-name="P4">
他写道：“在进行本案的法律研究时，我以为ChatGPT是一个可靠的搜索引擎。不过现在知道这个认知是错误的。”他还补充说，自己从未想要过误导法庭。</text:p>
      <text:p text:style-name="P4">
<text:a xlink:type="simple" xlink:href="https://www.dw.com/zh/zh/与智能对话关于聊天机器人chatgpt的几件事/a-64034673" text:style-name="Internet_20_link" text:visited-style-name="Visited_20_Internet_20_Link">
 ChatGPT自去年年末一经推出</text:a>
 就因为功能强大而火爆全球， <text:a xlink:type="simple" xlink:href="https://www.dw.com/zh/zh/ai技术发展太快-各国监管部门发力狂追/a-65361642" text:style-name="Internet_20_link" text:visited-style-name="Visited_20_Internet_20_Link">
也引发了一场人工智能热 </text:a>
。各大科技公司都纷纷推出自己的AI。ChatGPT的母公司OpenAI没有立即就这起案件进行回应。《纽约时报》率先发表了相关报道。</text:p>
      <text:p text:style-name="P4">
施瓦茨说，他和所在的公司在媒体报道中被公开嘲笑。他表示：“无论是私人或是职业层面都因此深感尴尬。这些文章未来几年都会被人看到。”他补充说，这件事让他大开眼界，他愿向法庭保证，“决不会再犯这样的错误。”</text:p>
      <text:p text:style-name="P4">
<text:span text:style-name="T5">
（法新社）</text:span>
</text:p>
      <text:p text:style-name="P4">
Source: <text:a xlink:type="simple" xlink:href="https://www.dw.com/zh/被chatgpt害惨！-美律师闯下大祸/a-65868175" text:style-name="Internet_20_link" text:visited-style-name="Visited_20_Internet_20_Link">
https://www.dw.com/zh/被chatgpt害惨！-美律师闯下大祸/a-65868175?maca=chi-rss-chi-all-1127-rdf</text:a>
</text:p>
      <!--NEWS-->
      <text:h text:style-name="P10" text:outline-level="1">
<text:span text:style-name="T4">
英美发布大西洋宣言 提升两国经济伙伴关系</text:span>
</text:h>
      <text:p text:style-name="P4">
Publisher: 法新社</text:p>
      <text:p text:style-name="P4">
Published Time: 2023-06-09T10:32:07+00:00</text:p>
      <text:p text:style-name="P4">
Modified Time: 2023-06-09T10:20:02+00:00</text:p>
      <text:p text:style-name="P4">
Description: （法新社华盛顿8日电） 面对中国日益强烈的竞争，英国首相苏纳克和美国总统拜登今天宣布一项新的经济伙伴关系，可加强国防和再生能源领域的产业连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09T10-32-07-00-00/000000.png" xlink:type="simple" xlink:show="embed" xlink:actuate="onLoad" draw:mime-type="image/png"/>
</draw:frame>
</text:p>
      <text:p text:style-name="P4">
苏纳克（Rishi Sunak）在访问白宫期间与拜登（Joe Biden）发布「大西洋宣言」（AtlanticDeclaration），他还说这份宣言「为经济合作设立了新标准」。</text:p>
      <text:p text:style-name="P4">
Source: <text:a xlink:type="simple" xlink:href="https://www.rfi.fr/cn/%E5%9B%BD%E9%99%85%E6%8A%A5%E9%81%93/20230609-%E8%8B%B1%E7%BE%8E%E5%8F%91%E5%B8%83%E5%A4%A7%E8%A5%BF%E6%B4%8B%E5%AE%A3%E8%A8%80-%E6%8F%90%E5%8D%87%E4%B8%A4%E5%9B%BD%E7%BB%8F%E6%B5%8E%E4%BC%99%E4%BC%B4%E5%85%B3%E7%B3%BB" text:style-name="Internet_20_link" text:visited-style-name="Visited_20_Internet_20_Link">
https://www.rfi.fr/cn/%E5%9B%BD%E9%99%85%E6%8A%A5%E9%81%93/20230609-%E8%8B%B1%E7%BE%8E%E5%8F%91%E5%B8%83%E5%A4%A7%E8%A5%BF%E6%B4%8B%E5%AE%A3%E8%A8%80-%E6%8F%90%E5%8D%87%E4%B8%A4%E5%9B%BD%E7%BB%8F%E6%B5%8E%E4%BC%99%E4%BC%B4%E5%85%B3%E7%B3%BB</text:a>
</text:p>
      <!--NEWS-->
      <text:h text:style-name="P10" text:outline-level="1">
<text:span text:style-name="T4">
为什么我看好苹果Vision Pro</text:span>
</text:h>
      <text:p text:style-name="P4">
Creator: KEVIN ROOSE</text:p>
      <text:p text:style-name="P4">
Publisher: https://www.facebook.com/nytimeschinese</text:p>
      <text:p text:style-name="P4">
Published Time: 2023-06-09T10:35:49+08:00</text:p>
      <text:p text:style-name="P4">
Description: 人们也许觉得它太贵、太难看，我也一直对虚拟现实持怀疑态度，但苹果有把小众产品变成主流产品的成功历史，人们对新事物的接受能力也总是随着新技术出现而变化。 Jim Wilson/The New York Times 苹果在周一的全球开发者大会上推出了 Vision Pro虚拟现实头戴设备。</text:p>
      <text:p text:style-name="P4">
Images: ["<text:a xlink:type="simple" xlink:href="https://static01.nyt.com/images/2023/06/07/multimedia/06ROOSE-1-twhv/06ROOSE-1-twhv-jumbo.jpg" text:style-name="Internet_20_link" text:visited-style-name="Visited_20_Internet_20_Link">
06ROOSE-1-twh...</text:a>
"]</text:p>
      <text:p text:style-name="P4">
Category: 科技</text:p>
      <text:p text:style-name="P4">
Type: Article</text:p>
      <!--METADATA-->
      <text:p text:style-name="P4">
<draw:frame draw:style-name="fr1" draw:name="Image129" text:anchor-type="as-char" svg:width="6.9236in" svg:height="9.231467in" draw:z-index="0">
<draw:image xlink:href="../Images/cnnytimes/2023-06-09T10-35-49-08-00/06ROOSE-1-twhv-jumbo.jpg" xlink:type="simple" xlink:show="embed" xlink:actuate="onLoad" draw:mime-type="image/jpeg"/>
</draw:frame>
</text:p>
      <text:p text:style-name="P4">
我承认，苹果周一推出 <text:a xlink:type="simple" xlink:href="https://cn.nytimes.com/technology/20230607/apple-vision-pro-headset-try/" text:style-name="Internet_20_link" text:visited-style-name="Visited_20_Internet_20_Link">
 融合数码与现实世界的Vision Pro头戴设备</text:a>
时，我最初的一个想法是：哇，这东西看上去怪怪的。</text:p>
      <text:p text:style-name="P4">
这样想的不只我一人。社交媒体上对VisionPro的反应并不友好。怀疑者嘲笑该设备像滑雪板护目镜一样的外观、过高的定价（3500美元），还嘲笑苹果的高调宣传（公司称VisionPro宣告着“空间计算”时代的到来）。有人拿它与机器人WALL-E做了比较，还有人在Twitter上编了观看虚拟现实色情作品的段子。</text:p>
      <text:p text:style-name="P4">
我懂。多年来，我始终对虚拟现实持怀疑态度，我一直想知道，在头戴设备质量不断提高的情况下， <text:a xlink:type="simple" xlink:href="https://www.nytimes.com/2020/04/30/technology/virtual-reality.html" text:style-name="Internet_20_link" text:visited-style-name="Visited_20_Internet_20_Link">
 为什么这个技术还没有成为主流</text:a>
。我总是对扎克伯格宣传的元宇宙持怀疑态度，那东西带有更多的“个人征服”的感觉，而非“实际市场需求”。如果有人在周一的发布会之前问我，怎么看苹果的这个混合现实头戴设备，它是否像第一代iPhone的到来那样，标志着一个巨大的、翻天覆地的平台转变的开始，我会给予否定的回答。</text:p>
      <text:p text:style-name="P4">
但看了苹果周一的Vision Pro演示，读了试用者 <text:a xlink:type="simple" xlink:href="https://www.theverge.com/2023/6/5/23750003/apple-vision-pro-hands-on-the-best-headset-demo-ever" text:style-name="Internet_20_link" text:visited-style-name="Visited_20_Internet_20_Link">
 普遍</text:a>
 给予的 <text:a xlink:type="simple" xlink:href="https://techcrunch.com/2023/06/05/first-impressions-yes-apple-vision-pro-works-and-yes-its-good/" text:style-name="Internet_20_link" text:visited-style-name="Visited_20_Internet_20_Link">
 正面 </text:a>
 <text:a xlink:type="simple" xlink:href="https://www.wsj.com/articles/apple-vision-pro-i-tried-the-new-mixed-reality-headset-f49a8811" text:style-name="Internet_20_link" text:visited-style-name="Visited_20_Internet_20_Link">
 评价</text:a>
 后，我现在觉得这可能是件大事，甚至可能是一个革命性的新计算平台的最初迹象。</text:p>
      <text:p text:style-name="P4">
广告</text:p>
      <text:p text:style-name="P4">
有很多让VisionPro可能失败的原因。人们也许觉得它太贵、太难看、太让人与世隔绝。说服开发人员开发好的、有用的智能手机应用程序比说服他们为必须绑在用户头上的设备编写应用程序要容易得多，这类设备的用户从未真正达到过有明显意义的规模。苹果可能会发现Meta在进军基于生产力的虚拟现实（简称VR）应用程序时到目前为止已发现的东西：世界上没有多少人有兴趣在VR中读电子邮件。</text:p>
      <text:p text:style-name="P4">
但我不能排除这样一种可能性：尽管用起来有局限性——例如需要随身携带相关电池组——但Vision Pro可能会大获成功。</text:p>
      <text:p text:style-name="P4">
它贵吗？是的。但 <text:a xlink:type="simple" xlink:href="https://twitter.com/BetterCity/status/1665831710112530432" text:style-name="Internet_20_link" text:visited-style-name="Visited_20_Internet_20_Link">
 许多设备的第一代产品</text:a>
都贵。该产品名字中的“Pro”暗示，一个不太贵、更面向消费者的型号也许即将到来。</text:p>
      <text:p text:style-name="P4">
用起来令人快乐且印象深刻吗？产品的早期试用者似乎这么认为，尽管他们并没有用太长的时间，而且他们是个相当容易对新东西兴奋的群体。真正的检验将是在用户能买到设备的时候——明年年初（据苹果公司的说法），也就是人们开始将其融入日常生活的时候。</text:p>
      <text:p text:style-name="P4">
我承认，我愿意对Vision Pro持开放态度，部分原因是技术专栏作家的某种“一朝被蛇咬、十年怕井绳”。2013年，我曾在第一代Apple Watch发布前<text:a xlink:type="simple" xlink:href="https://nymag.com/intelligencer/2013/02/does-anybody-really-want-an-iwatch.html" text:style-name="Internet_20_link" text:visited-style-name="Visited_20_Internet_20_Link">
 写了一篇文章 </text:a>
，自信地宣称智能手表是个愚蠢想法。我嘲笑它们的外观，将它们斥之为昂贵的玩具，并大胆地宣称，苹果大笔投资这类产品是疯了，除了年轻、有钱的硅谷书呆子外，我无法想像谁会用它。（苹果现在是世界头号手表品牌，每年**** 估计卖出4000万块。我现在就戴着一块，我的许多朋友和亲戚也都戴着。）</text:p>
      <text:p text:style-name="P4">
显然，我对Apple Watch的预测是个极其可笑的错误。原因有以下几个。</text:p>
      <text:p text:style-name="P4">
广告</text:p>
      <text:p text:style-name="P4">
第一，我低估了苹果将小众产品变成主流产品的市场拓展能力。2013年时，市场上也有其他智能手表，但买的人都不多，所以我得出结论，买AppleWatch的人也不会多。我看着当时市场上智能手表笨重、难看的样子，认定那些愿意每天将它们戴在手腕上的人——像我这样的书呆子——形不成一个足以将产品做大的市场。</text:p>
      <text:p text:style-name="P4">
但我忽略了苹果之所以是苹果，是因为它一再证明它能全凭意志力，将书呆子喜欢的小众产品变成每个人都想要的东西。</text:p>
      <text:p text:style-name="P4">
那是对这家公司大名鼎鼎的产品开发和营销能力的见证，也是我不愿轻易排除Vision Pro成功机会的部分原因。</text:p>
      <text:p text:style-name="P4">
的确，市场上有几款不错的虚拟现实和混合现实头戴设备，甚至还有一些不错的应用程序。但这些设备不是苹果制造的，它们也不像VisionPro那样，将无缝地集成到整个苹果生态系统中来。能在将其打开的那一刻，就把iPhone上所有的通信录、iMessages，以及iOS设置集成到这个混合现实头戴设备上可能意味着一个分水岭：这是个每天实际使用的设备呢，还是用几次后就扔进贮藏室的新玩具？</text:p>
      <text:p text:style-name="P4">
2013年时，我写AppleWatch的文章犯的另一个错误是，我忘了人类行为不是固定不变的，我们对什么被视作时尚、什么是社会可接受的东西的想法总是在随着新技术的出现而变化。</text:p>
      <text:p text:style-name="P4">
我当时部分是在对一种社会规范做出反应。那时候，在开会期间或与家人共进晚餐时，时不时看手表可能被认为不礼貌。但十年后，这种行为（至少对我而言）不再被认为不合适，因为现在有AppleWatch的人这么多，许多人已围绕它形成了新的规范。</text:p>
      <text:p text:style-name="P4">
广告</text:p>
      <text:p text:style-name="P4">
我们现在的假设是，那些晚餐时看手表的人也许是在尽量避免看手机，那会更没礼貌、更打搅他人。换句话说，用的人多了，以前的禁忌就不存在了。</text:p>
      <text:p text:style-name="P4">
同样的事情也可能发生在混合现实头戴设备上。当然，今天戴上VisionPro可能会让人感到不自在。但在今后几年里，如果你有三分之一的同事戴着这个设备来参加Zoom会议，你每坐飞机时都看到有人看VR电影的话，你可能就不会觉得这个设备傻里傻气了。</text:p>
      <text:p text:style-name="P4">
苹果有在恰当的时间进入某个产品类型的本领。2007年时，iPhone并不是第一款智能手机，甚至不是第一款触摸屏智能手机。iPad也不是第一款平板电脑。但就这两类产品而言，苹果都给它们带来了以前未曾有过的兴奋和性感。苹果让其他公司先犯一些代价高昂的错误，然后集中力量打造出色产品。</text:p>
      <text:p text:style-name="P4">
同样的事情也可能发生在苹果的Vision Pro上。Meta、MagicLeap和其他公司已在虚拟现实和混合现实头戴设备的基础研究和开发上投入了数十亿美元，这些公司从早期设备（如谷歌眼镜）的失败中吸取了教训，对许多地方进行了改进，让现在的头戴设备更具吸引力。但它们还没有在商业上取得巨大成功。</text:p>
      <text:p text:style-name="P4">
这可能是因为，虚拟现实和增强现实从根本上来说不是好想法，因此这类设备的市场注定不会大。但也可能是这个市场需要苹果的到来。如果几年后，你正在用VisionPro或用直接贴在你角膜上的Apple设备阅读这篇文章的话，别说我没有事先告诉你。</text:p>
      <text:p text:style-name="P4">
Source: <text:a xlink:type="simple" xlink:href="https://cn.nytimes.com/technology/20230609/apple-mixed-reality-vision-pro/" text:style-name="Internet_20_link" text:visited-style-name="Visited_20_Internet_20_Link">
https://cn.nytimes.com/technology/20230609/apple-mixed-reality-vision-pro/</text:a>
</text:p>
      <!--NEWS-->
      <text:h text:style-name="P10" text:outline-level="1">
<text:span text:style-name="T4">
法律存灰色地带 德国担心退役飞行员与中国分享情报</text:span>
</text:h>
      <text:p text:style-name="P4">
Author: None (Language: zh)</text:p>
      <text:p text:style-name="P4">
Publisher: None</text:p>
      <text:p text:style-name="P4">
Time: 2023-06-09T10:43:00Z</text:p>
      <text:p text:style-name="P4">
Description: 德国退役空军飞行员为中国空军飞行员提供培训已有多年。德国国防部长现在希望停止这种做法。然而，由于存在法律灰色地带，德国政府阻止此类知识转让的权力有限。</text:p>
      <text:p text:style-name="P4">
Videos: []</text:p>
      <text:p text:style-name="P4">
Images: []</text:p>
      <text:p text:style-name="P4">
Subject: 时政风云</text:p>
      <text:p text:style-name="P4">
Subjects: []</text:p>
      <text:p text:style-name="P4">
Keywords: ['德中关系', '南非', '欧债危机', '欧盟', '岛屿主权争端', '专题报道：全景观看“习马会”', '德国', '中国', '留学德国', '中共十九大']</text:p>
      <text:p text:style-name="P4">
ID: 65868166</text:p>
      <!--METADATA-->
      <text:p text:style-name="P4">
<text:a xlink:type="simple" xlink:href="https://www.dw.com/zh/overlay/image/article/65868166/65852273" text:style-name="Internet_20_link" text:visited-style-name="Visited_20_Internet_20_Link">
 </text:a>
</text:p>
      <text:p text:style-name="P4">
训练中的中国空军飞行员</text:p>
      <text:p text:style-name="P4">
（德国之声中文网）德国过去曾与中国正式开展军事训练项目。军方交流技术和战术经验很常见，退役军人将其独特的技能带到私营部门也很常见。</text:p>
      <text:p text:style-name="P4">
但是，这些规范现在得到了更多的关注，因为涉及到中国。据《明镜》杂志和公共广播公司德国电视二台ZDF报道，数名德国退役空军飞行员曾拿着丰厚的报酬去中国为其飞行员提供培训。报道称，德国安全部门和情报部门认为，这些退役飞行员在中国很有可能泄露了军事专业知识、德国联邦军以及北约的秘密战术，甚至可能在那里模拟训练了进攻的场景，而这或许会对中国准备进攻台湾有帮助。</text:p>
      <text:p text:style-name="P4">
德国国防部长皮斯托里乌斯上周六在新加坡与中国国防部长李尚福会晤后表示， <text:a xlink:type="simple" xlink:href="https://www.dw.com/zh/zh/退役军官在华培训战斗机飞行员-德国防部长喊停/a-65827712" text:style-name="Internet_20_link" text:visited-style-name="Visited_20_Internet_20_Link">
 他呼吁中方停止让退役的德国战斗机飞行员为中国提供培训</text:a>
。皮斯托里乌斯说，李尚福对此的反应十分保留："他没有否认，但是从他的角度淡化了其意义。"</text:p>
      <text:p text:style-name="P4">
德国联邦议会国防委员会委员马库斯·法贝（MarcusFaber）在发给德国之声的一份声明中，呼吁"国防部现在必须尽一切可能结束这种做法"。声明说，"对于那些由于为德国国家工作而接触到与安全有关的信息的人，需要紧急收紧规则。"</text:p>
      <text:p text:style-name="P4">
</text:p>
      <text:p text:style-name="P4">
德国国防部长皮斯托里乌斯6月3日在新加坡与中国国防部长李尚福会晤</text:p>
      <text:h text:style-name="P12" text:outline-level="3">
<text:span text:style-name="T4">
法律的灰色地带</text:span>
</text:h>
      <text:p text:style-name="P4">
为中国飞行员提供培训本身并不违反德国的任何法律。这一法律灰色地带使德国政府在阻止此类知识转让方面权力有限。</text:p>
      <text:p text:style-name="P4">
德国国防部的一位发言人告诉德国之声，退役军人和退休政府工作人员基本上可以自由地利用他们的专业知识。他们必须遵守"追溯性"服务义务，报告他们的工作，并"对他或她所知道的事情保持保密"。国防部会对此进行 "利益冲突检查"，如果发现有利益冲突，可以不允许他们从事该工作。</text:p>
      <text:p text:style-name="P4">
德国国防部部担心的是，中国飞行员接受的不仅仅是基本的飞行指导，还获得了有关于北约战术和作战能力的信息。然而，目前还不清楚这是否会构成违反保密规定的行为。</text:p>
      <text:p text:style-name="P4">
《明镜》报道中提到的南非试飞学院（TFASA）在给德国之声的一份声明中，否认它危害了任何国家的国家安全。代表TFASA的一家位于伦敦的通信咨询公司说："所有的培训内容和材料都是非保密内容，都是由公开来源或客户自己提供的。"</text:p>
      <text:h text:style-name="P12" text:outline-level="3">
<text:span text:style-name="T4">
中国聘请北约退役飞行员可能要追溯到近十年前</text:span>
</text:h>
      <text:p text:style-name="P4">
观察家指出，雇用北约退役飞行员训练中国空军可能要追溯到近十年前，也就是早在欧盟将中国定性为 "制度性对手"或者美国国家安全战略称中国是有能力和愿望"重塑国际秩序 "的 "唯一竞争对手 "之前。</text:p>
      <text:p text:style-name="P4">
不过，中国在成功利用外国技术来加速国力方面有着悠久的历史。西方在学术研究、工业、技术和知识产权方面的进步在中国都有对应物。台湾国防安全研究院（INDSR）研究员苏紫云告诉德国之声，"对解放军来说，与西方退役飞行员合作使他们能够完善他们的理论，这基本上是在窃取西方国家军事演习的秘密。"</text:p>
      <text:p text:style-name="P4">
不久前，有关英美退役飞行员为中国空军提供培训的消息也见诸报端。与德国一样，英国议会现在也在考虑收紧法律，对该问题进行监管。去年，已成为澳大利亚公民的 <text:a xlink:type="simple" xlink:href="https://www.dw.com/zh/zh/路透社涉培训解放军前美军飞官-曾与飞行学校签约/a-63729234" text:style-name="Internet_20_link" text:visited-style-name="Visited_20_Internet_20_Link">
前美国海军陆战队飞行员丹尼尔·杜根 </text:a>
 （DanielDuggan）在澳大利亚被捕，可能会被引渡到美国。他被指控与TFASA签订合同在中国执行培训任务，涉嫌犯有阴谋罪、武器贩运和洗钱。</text:p>
      <text:p text:style-name="P4">
杜根否认有任何不当行为，称对他的指控是出于政治动机，因为自他的合同结束以来，美中关系正在日益恶化。</text:p>
      <text:p text:style-name="P4">
Source: <text:a xlink:type="simple" xlink:href="https://www.dw.com/zh/法律存灰色地带-德国担心退役飞行员与中国分享情报/a-65868166" text:style-name="Internet_20_link" text:visited-style-name="Visited_20_Internet_20_Link">
https://www.dw.com/zh/法律存灰色地带-德国担心退役飞行员与中国分享情报/a-65868166?maca=chi-rss-chi-all-1127-rdf</text:a>
</text:p>
      <!--NEWS-->
      <text:h text:style-name="P10" text:outline-level="1">
<text:span text:style-name="T4">
中国继续强化控制宗教，云南改造清真寺引发警民冲突</text:span>
</text:h>
      <text:p text:style-name="P4">
Creator: 王月眉</text:p>
      <text:p text:style-name="P4">
Publisher: https://www.facebook.com/nytimeschinese</text:p>
      <text:p text:style-name="P4">
Published Time: 2023-06-09T10:51:14+08:00</text:p>
      <text:p text:style-name="P4">
Description: 除了在新疆镇压维吾尔族，当局还在全国各地拆除或强行改造清真寺和教堂。对纳古镇和沙甸镇的回族居民来说，清真寺改造预示着政府将更全面地压制他们的生活方式。 Lam Yik Fei for The New York Times 2019年，中国云南一个小村里的清真寺外墙上的阿拉伯语文字。作为政府行动的一部分，云南各地的清真寺正在被关闭或被改造。</text:p>
      <text:p text:style-name="P4">
Images: ["<text:a xlink:type="simple" xlink:href="https://static01.nyt.com/images/2023/06/02/world/00china-mosques/00china-mosques-master1050.jpg" text:style-name="Internet_20_link" text:visited-style-name="Visited_20_Internet_20_Link">
00china-mosqu...</text:a>
"]</text:p>
      <text:p text:style-name="P4">
Category: 中国</text:p>
      <text:p text:style-name="P4">
Type: Article</text:p>
      <!--METADATA-->
      <text:p text:style-name="P4">
<draw:frame draw:style-name="fr1" draw:name="Image132" text:anchor-type="as-char" svg:width="6.9236in" svg:height="4.615733in" draw:z-index="0">
<draw:image xlink:href="../Images/cnnytimes/2023-06-09T10-51-14-08-00/00china-mosques-master1050.jpg" xlink:type="simple" xlink:show="embed" xlink:actuate="onLoad" draw:mime-type="image/jpeg"/>
</draw:frame>
</text:p>
      <text:p text:style-name="P4">
走在中国西南部山区的纳古镇，一个生机勃勃的穆斯林社区的迹象随处可见。扩音器里播放着中译古兰经的段落。戴着头巾的女子把闹哄哄的孩子们从学校接回家。房屋外面涂着阿拉伯文的装饰。</text:p>
      <text:p text:style-name="P4">
纳家营清真寺高耸在这一切之上。这座高达70米的白色建筑有一个翡翠色的穹顶和四个宣礼塔。几十年来，这座清真寺一直是居住在这里的回族（信奉穆斯林的少数民族）人的骄傲。</text:p>
      <text:p text:style-name="P4">
上个月，这里也成了冲突的现场。</text:p>
      <text:p text:style-name="P4">
5月27日清晨，在当局将两辆起重机开进清真寺的院子时，一群居民与数百名被派来监视拆除工程、配有防暴装备的警察发生了冲突。警察封锁了清真寺，并向抗议者喷辣椒水，居民们向警察投掷水瓶和砖头。</text:p>
      <text:p text:style-name="P4">
通过目击者在接受采访时的描述和社交媒体上发布的视频，可以了解到这些罕见的冲突，它们表明在中国共产党加强宗教控制行动中，有时可能会出现较为动荡的局面。</text:p>
      <text:p text:style-name="P4">
自从中国领导人习近平在十多年前上台以来，中共  以政治安全的名义 <text:a xlink:type="simple" xlink:href="https://cn.nytimes.com/china/20180926/china-vatican-agreement-appoint-catholic-bishops/" text:style-name="Internet_20_link" text:visited-style-name="Visited_20_Internet_20_Link">
 拆毁</text:a>
 了基督教教堂，夷平了 <text:a xlink:type="simple" xlink:href="https://cn.nytimes.com/china/20161129/china-takes-a-chain-saw-to-a-center-of-tibetan-buddhism/" text:style-name="Internet_20_link" text:visited-style-name="Visited_20_Internet_20_Link">
 藏传佛教徒的居住地</text:a>
 ，并 <text:a xlink:type="simple" xlink:href="https://www.nytimes.com/zh/2019/11/16/world/asia/xinjiang-documents-chinese.html" text:style-name="Internet_20_link" text:visited-style-name="Visited_20_Internet_20_Link">
 将维吾尔穆斯林关入拘禁营</text:a>
 。但它还打击了一些  受关注较少的群体，包括回族。回族占人口的比例不到1%，历史上与占人口多数的汉族同化良好。</text:p>
      <text:p text:style-name="P4">
中共有计划  地 <text:a xlink:type="simple" xlink:href="https://cn.nytimes.com/china/20190923/china-islam-crackdown/" text:style-name="Internet_20_link" text:visited-style-name="Visited_20_Internet_20_Link">
 关闭、拆除或强行重新设计全国各地回族聚居区的清真寺</text:a>
，将穹顶和宣礼塔等阿拉伯建筑特征斥为外国对中国伊斯兰教产生有害影响的证据。抵抗是有限的，纳古的清真寺，以及附近沙甸镇的另一座大型清真寺是中国仅存的几座大型清真寺之一。</text:p>
      <text:p text:style-name="P4">
但当地官员宣布计划拆除两座清真寺的穹顶，并以据称更“中国”的风格重建宣礼塔时，纳古人做出了反抗。</text:p>
      <text:p text:style-name="P4">
“我们把这个顶，当作我们的尊严、自由，当时是我们自由选择的，”30多岁的回民纳先生说，因为担心政府报复，他要求记者只给出他的姓。他家人和镇上的许多人一样，曾在本世纪初帮助该清真寺最近的一次翻修筹集资金，宣礼塔就是那次添加的。“现在它就是说，我的统治意义是凌驾于你的自由选择之上。”</text:p>
      <text:p text:style-name="P4">
纳古和沙甸的清真寺在中国政府与伊斯兰教时而冲突、时而共存的关系史上尤为重要。纳古和沙甸所在的云南省是中国少数民族最多的省份，而大多数人都说普通话、以穆斯林信仰著称的回族已在云南各地生活了几个世纪。纳古的清真寺始建于14世纪，带有传统的中国庭院风格。云南的穆斯林因为与东南亚的贸易而繁荣起来。</text:p>
      <text:p text:style-name="P4">
后来，掌权后的中共官员将宗教视为一股反革命势力，开始对其进行打击，尤其是在被称为“文化大革命”的（1966年至1976年）十年政治动荡时期。沙甸的穆斯林曾与政府发生对抗，1975年，军队在当地进行镇压，将镇子夷为平地，造成多达1600名平民死亡。</text:p>
      <text:p text:style-name="P4">
</text:p>
      <text:p text:style-name="P4">
云南省纳古的纳家营清真寺。  Vivian Wang/The New York Times</text:p>
      <text:p text:style-name="P4">
“文革”后，随着中国向世界开放，政府曾为那场大屠杀道歉，支持沙甸的重建，并允许当地人——其中许多人是第一次获许出国旅行——修建了现在这座阿拉伯风格的大清真寺，它是中国西南地区最大的一座清真寺。沙甸大清真寺以沙特阿拉伯麦地那的先知清真寺为蓝本，可容纳一万人，其宣礼塔在数公里外就可看到。官方曾将其作为旅游景点来宣传。</text:p>
      <text:p text:style-name="P4">
距沙甸约140公里的纳家营清真寺也在这期间变得更大、建筑风格发生了变化，成了一个阿訇宗教培训中心。当地人从20世纪80年代起给清真寺加盖穹顶、增添其他阿拉伯特征时，政府并没有干预。2018年，地方政府将其定为文物。</text:p>
      <text:p text:style-name="P4">
广告</text:p>
      <text:p text:style-name="P4">
“这些清真寺是中国政府承认他们在文化大革命期间犯了错误的象征，”在哈佛大学研究中国和伊斯兰教的学者 <text:a xlink:type="simple" xlink:href="https://wcfia.harvard.edu/people/ruslan-yusupov" text:style-name="Internet_20_link" text:visited-style-name="Visited_20_Internet_20_Link">
 鲁斯兰·尤苏波夫</text:a>
说。尤其是沙甸的清真寺，他说，它“既是关于暴力，也是关于国家支持的复苏”的提醒。</text:p>
      <text:p text:style-name="P4">
但近年来，政府对伊斯兰教的限制开始变得越来越多，尤其是在 <text:a xlink:type="simple" xlink:href="https://cn.nytimes.com/china/20140303/c03kunming/" text:style-name="Internet_20_link" text:visited-style-name="Visited_20_Internet_20_Link">
 2014年的袭击事件</text:a>
之后，那次发生在云南省省会昆明火车站的袭击平民事件导致了31人死亡。中国政府称，袭击者是 <text:a xlink:type="simple" xlink:href="https://www.wsj.com/articles/chinese-court-sentences-three-men-to-death-in-train-station-attack-1410531644" text:style-name="Internet_20_link" text:visited-style-name="Visited_20_Internet_20_Link">
 曾住在沙甸</text:a>
 的维吾尔分裂分子。</text:p>
      <text:p text:style-name="P4">
官员们不再宣传沙甸。居民说，在纳古，当局禁止女教师在学校戴头巾。官员加强了对教育的控制之后，那里的一个志愿小组不再在清真寺提供免费辅导。</text:p>
      <text:p text:style-name="P4">
2021年，一场所谓的中国化运动降临纳古，这场运动的目的是消除阿拉伯特征。为了劝说当地居民支持对清真寺进行改造，政府官员开始登门拜访，有时甚至天天来。镇上一个广告牌展示着政府改造方案的效果图：穹顶没有了，宣礼塔变成了类似佛塔的建筑。官员们最近也开始在沙甸挨家挨户地走访。</text:p>
      <text:p text:style-name="P4">
</text:p>
      <text:p text:style-name="P4">
云南省沙甸的大清真寺，在政府命令下，这座清真寺已定好将被改造。  Vivian Wang/The New York Times</text:p>
      <text:p text:style-name="P4">
“由于这些地方（在当地穆斯林的）想象中占据绝对权威地位，他们不得不把这两座清真寺留到最后处理，”尤苏波夫说。</text:p>
      <text:p text:style-name="P4">
对当地回族居民来说，清真寺改造预示着政府将更全面地压制他们的生活方式。</text:p>
      <text:p text:style-name="P4">
广告</text:p>
      <text:p text:style-name="P4">
一名也姓纳（“纳”是纳古的大姓）的30多岁女性说，她小时后经常在清真寺里玩耍和学习。曾到中国其他地方读大学的邻居和亲戚们毕业后回到纳古，因为他们喜欢这个小镇的虔诚氛围，可以在这里将穆斯林价值观传授给他们的孩子。</text:p>
      <text:p text:style-name="P4">
纳女士说，如果拆除穹顶是件孤立的事情，她倒是能接受：“我们的信仰在心中，那只是一座建筑。”但她担心政府不会就此而止，尤其是在看到当局采取了强硬手段之后。</text:p>
      <text:p text:style-name="P4">
“第一步是风貌改造，”她说。“第二步，他就让我们每家每户建筑上都有的阿拉伯文，门口也有，屋顶也有，和清真寺一样的，汉族说洋葱顶，他下一步要你自己把它们全部抹掉，不让写。”</text:p>
      <text:p text:style-name="P4">
面对反对，当局没有让步。在冲突开始几小时后，警察曾一度在正午祈祷前撤出了清真寺。但地方当局第二天发布通告谴责这场“严重妨害社会管理秩序的案件”，并承诺要“严厉打击”。那之后的几天里，当地官员已多次（包括深夜）在扩音器里大声广播这份通告。</text:p>
      <text:p text:style-name="P4">
在中国受到严格审查的社交媒体平台上，仇视伊斯兰教的评论激增，包括来自政府下属的评论员。</text:p>
      <text:p text:style-name="P4">
</text:p>
      <text:p text:style-name="P4">
一个巨型海报上展示着政府为纳古纳家营清真寺作出的重新规划。  Vivian Wang/The New York Times</text:p>
      <text:p text:style-name="P4">
纳古的居民们仍在清真寺出入，但安保措施严密，一架无人机从头顶飞过。便衣警察来到时报记者身边，用车将她送出了镇子。</text:p>
      <text:p text:style-name="P4">
沙甸当局也处于高度戒备状态，官员在火车站阻拦了时报记者，但同意将她带到大清真寺。</text:p>
      <text:p text:style-name="P4">
广告</text:p>
      <text:p text:style-name="P4">
“我们比如古兰经，他肯定在我们沙特这边传过来的，但是到我们中国后，它要做具体适应我们社会主义社会现在发展的解释。”当地的民族宗教事务局官员李恒（音）站在清真寺前的广场上说。</text:p>
      <text:p text:style-name="P4">
“政府要求提倡的这些社会主义核心价值观这些正能量的东西要和古兰经进行相融合，”他说。</text:p>
      <text:p text:style-name="P4">
</text:p>
      <text:p text:style-name="P4">
纳古一座经过改造的清真寺，其穹顶和后面一座建筑的宣礼塔已被替换为中式风格屋顶。  Vivian Wang/The New York Times</text:p>
      <text:p text:style-name="P4">
李恒坚称，官员不是在干涉宗教自由，改造方案只是在当地人同意的情况下才会进行。</text:p>
      <text:p text:style-name="P4">
他还说：“爱国才是爱教最高的信仰。”</text:p>
      <text:p text:style-name="P4">
回到纳古，起重机在冲突发生数日后仍停在清真寺的院子里。前面提到的回族居民纳先生说，拆除似乎已不可避免。但他希望能允许居民们保留一些他们不愿妥协的其他自由。就他本人而言，包括将自己的宗教信仰传授给孩子的权利。</text:p>
      <text:p text:style-name="P4">
“如果你没有能力守护你的底线的时候，那么对别人来讲你是没有底线的人，”他说，“他可以一次又一次的践踏你的底线。”</text:p>
      <text:p text:style-name="P4">
Source: <text:a xlink:type="simple" xlink:href="https://cn.nytimes.com/china/20230609/china-mosques-dome-crackdown/" text:style-name="Internet_20_link" text:visited-style-name="Visited_20_Internet_20_Link">
https://cn.nytimes.com/china/20230609/china-mosques-dome-crackdown/</text:a>
</text:p>
      <!--NEWS-->
      <text:h text:style-name="P10" text:outline-level="1">
<text:span text:style-name="T4">
中国驻韩大使批亲美政策  韩国外交部召见</text:span>
</text:h>
      <text:p text:style-name="P4">
Publisher: 法新社</text:p>
      <text:p text:style-name="P4">
Published Time: 2023-06-09T11:02:06+00:00</text:p>
      <text:p text:style-name="P4">
Modified Time: 2023-06-09T10:50:01+00:00</text:p>
      <text:p text:style-name="P4">
Description: （法新社首尔9日电） 韩国外交部今天召见中国驻韩大使邢海明，因为他昨天与韩国最大在野党党魁李在明会面时，称「赌中国输的人之后一定会后悔」，被认为是针对韩国外交政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09T11-02-06-00-00/000000.png" xlink:type="simple" xlink:show="embed" xlink:actuate="onLoad" draw:mime-type="image/png"/>
</draw:frame>
</text:p>
      <text:p text:style-name="P4">
邢海明昨天与李在明会面晚餐时提到，「在美国全力打压中国的状况下，有人赌美国会赢、中国将败北…这完全是错误的判断，没有彻底掌握历史的潮流」。</text:p>
      <text:p text:style-name="P4">
他还说：「可以确定的是，现在赌中国会输的人之后一定会后悔。」</text:p>
      <text:p text:style-name="P4">
韩国外交部今天上午召见邢海明，对于他「违背外交惯例且缺乏常识的挑衅言行」，表达强烈警告。</text:p>
      <text:p text:style-name="P4">
Source: <text:a xlink:type="simple" xlink:href="https://www.rfi.fr/cn/%E5%9B%BD%E9%99%85%E6%8A%A5%E9%81%93/20230609-%E4%B8%AD%E5%9B%BD%E9%A9%BB%E9%9F%A9%E5%A4%A7%E4%BD%BF%E6%89%B9%E4%BA%B2%E7%BE%8E%E6%94%BF%E7%AD%96-%E9%9F%A9%E5%9B%BD%E5%A4%96%E4%BA%A4%E9%83%A8%E5%8F%AC%E8%A7%81" text:style-name="Internet_20_link" text:visited-style-name="Visited_20_Internet_20_Link">
https://www.rfi.fr/cn/%E5%9B%BD%E9%99%85%E6%8A%A5%E9%81%93/20230609-%E4%B8%AD%E5%9B%BD%E9%A9%BB%E9%9F%A9%E5%A4%A7%E4%BD%BF%E6%89%B9%E4%BA%B2%E7%BE%8E%E6%94%BF%E7%AD%96-%E9%9F%A9%E5%9B%BD%E5%A4%96%E4%BA%A4%E9%83%A8%E5%8F%AC%E8%A7%81</text:a>
</text:p>
      <!--NEWS-->
      <text:h text:style-name="P10" text:outline-level="1">
<text:span text:style-name="T4">
人工智能也无法打破白领工作的“手提箱原则” (Free Version)</text:span>
</text:h>
      <text:p text:style-name="P4">
Authors: ['萨拉•奥康纳']</text:p>
      <text:p text:style-name="P4">
Publisher: 英国《金融时报》</text:p>
      <text:p text:style-name="P4">
Time: 2023-06-09T11:06:29+00:00</text:p>
      <text:p text:style-name="P4">
Published Time: 2023-06-08T12:00:99+08:00</text:p>
      <text:p text:style-name="P4">
Modified Time: 2023-06-09T07:03:99+08:00</text:p>
      <text:p text:style-name="P4">
Description: 奥康纳：无论技术如何进步，如何节省时间，人类总能为自己制造更多工作，有了人工智能也不例外。</text:p>
      <text:p text:style-name="P4">
Images: []</text:p>
      <text:p text:style-name="P4">
Themes: ['就业', '关注']</text:p>
      <text:p text:style-name="P4">
Keywords: ['就业', '人工智能', '职场']</text:p>
      <text:p text:style-name="P4">
Type: Article</text:p>
      <!--METADATA-->
      <text:p text:style-name="P4">
1984年，记者史蒂文•列维(StevenLevy)撰写了一篇关于电子表格的伟大文章，电子表格那时是一项新发明，可以为人们节省大量时间。他讲述了一个会计的故事，这个会计接到了“一项紧急任务，他坐在他的微型电脑前，用电子表格在一两个小时内完成了任务，然后就把它晾在桌子上。两天后，他才用联邦快递(FedEx)把它寄给了客户，并因加班而收获了各种各样的赞扬。”</text:p>
      <text:p text:style-name="P4">
过去几周，我会见了一些律师、会计师和顾问，他们开始在日常工作中使用生成式人工智能。他们都在谈论用人工智能为他们做技术研究或文件和条款的初稿所节省的时间。</text:p>
      <text:p text:style-name="P4">
Source: <text:a xlink:type="simple" xlink:href="http://www.ftchinese.com/story/001099915" text:style-name="Internet_20_link" text:visited-style-name="Visited_20_Internet_20_Link">
http://www.ftchinese.com/story/001099915</text:a>
</text:p>
      <!--NEWS-->
      <text:h text:style-name="P10" text:outline-level="1">
<text:span text:style-name="T4">
法庭文件揭开腐败在中国对外援助贷款中的作用 (Free Version)</text:span>
</text:h>
      <text:p text:style-name="P4">
Author: Chun Han Wong / Keith Zhai</text:p>
      <text:p text:style-name="P4">
Publisher: 华尔街日报中文网</text:p>
      <text:p text:style-name="P4">
Published Time: 2023-06-09T11:10:00.000Z</text:p>
      <text:p text:style-name="P4">
Modified Time: 2023-06-09T11:10:00.000Z</text:p>
      <text:p text:style-name="P4">
Created Time: 2023-06-09T09:50:00.000Z</text:p>
      <text:p text:style-name="P4">
Description: 原中国国有银行高管戴春宁在主导中国为发展中国家提供贷款的活动时，曾收受数百万美元回扣。</text:p>
      <text:p text:style-name="P4">
Images: []</text:p>
      <text:p text:style-name="P4">
Categories: ['国际']</text:p>
      <text:p text:style-name="P4">
Keywords: SYND,LINK:EN|WP-WSJ-0000959537</text:p>
      <text:p text:style-name="P4">
Type: Article</text:p>
      <!--METADATA-->
      <text:p text:style-name="P4">
在中国政府试图利用金融实力在发展中世界赢得影响力之际，一位名叫戴春宁的国有银行高管在十多年的时间里充当了这场行动的马前卒。</text:p>
      <text:p text:style-name="P4">
Source: <text:a xlink:type="simple" xlink:href="https://cn.wsj.com/articles/%E6%B3%95%E5%BA%AD%E6%96%87%E4%BB%B6%E6%8F%AD%E5%BC%80%E8%85%90%E8%B4%A5%E5%9C%A8%E4%B8%AD%E5%9B%BD%E5%AF%B9%E5%A4%96%E6%8F%B4%E5%8A%A9%E8%B4%B7%E6%AC%BE%E4%B8%AD%E7%9A%84%E4%BD%9C%E7%94%A8-1468c879" text:style-name="Internet_20_link" text:visited-style-name="Visited_20_Internet_20_Link">
https://cn.wsj.com/articles/%E6%B3%95%E5%BA%AD%E6%96%87%E4%BB%B6%E6%8F%AD%E5%BC%80%E8%85%90%E8%B4%A5%E5%9C%A8%E4%B8%AD%E5%9B%BD%E5%AF%B9%E5%A4%96%E6%8F%B4%E5%8A%A9%E8%B4%B7%E6%AC%BE%E4%B8%AD%E7%9A%84%E4%BD%9C%E7%94%A8-1468c879</text:a>
</text:p>
      <!--NEWS-->
      <text:h text:style-name="P10" text:outline-level="1">
<text:span text:style-name="T4">
知情者：特朗普被联邦大陪审团起诉</text:span>
</text:h>
      <text:p text:style-name="P4">
Author: 联合早报 (Person)</text:p>
      <text:p text:style-name="P4">
Publisher: 联合早报 (Organization)</text:p>
      <text:p text:style-name="P4">
Published Time: 2023-06-09T11:10</text:p>
      <text:p text:style-name="P4">
Modified Time: 2023-06-09T15:08</text:p>
      <text:p text:style-name="P4">
Description: 路透社引述一知情人士报道，美国前总统特朗普因在卸任后收藏机密政府文件和妨碍司法公正，被一联邦大陪审团起诉。要求不具名的这名知情人士说，特朗普面临七项刑事罪名。特朗普的律师特鲁斯蒂（...</text:p>
      <text:p text:style-name="P4">
Videos: []</text:p>
      <text:p text:style-name="P4">
Audios: []</text:p>
      <text:p text:style-name="P4">
Images: []</text:p>
      <text:p text:style-name="P4">
Type: NewsArticle</text:p>
      <text:p text:style-name="P4">
Breadcrumbs: ['即时', '国际']</text:p>
      <text:p text:style-name="P4">
Keywords: ['美国', '特朗普', '起诉', '妨碍司法公正']</text:p>
      <!--METADATA-->
      <text:p text:style-name="P4">
路透社引述一知情人士报道，美国前总统 <text:a xlink:type="simple" xlink:href="https://www.zaobao.com.sg/realtime/world/story20230609-1402586" text:style-name="Internet_20_link" text:visited-style-name="Visited_20_Internet_20_Link">
 特朗普</text:a>
因在卸任后收藏机密政府文件和妨碍司法公正，被一联邦大陪审团起诉。</text:p>
      <text:p text:style-name="P4">
要求不具名的这名知情人士说，特朗普面临七项刑事罪名。</text:p>
      <text:p text:style-name="P4">
特朗普的律师特鲁斯蒂（JimTrusty）告诉美国有线电视新闻网（CNN），特朗普面对的罪名包括串谋罪、妨碍司法公正罪，以及根据《间谍法》的非法保留机密文件罪等。</text:p>
      <text:p text:style-name="P4">
特鲁斯蒂预计下周二（6月13日）之前就会收到针对特朗普的起诉书。</text:p>
      <text:p text:style-name="P4">
这起由美国司法部提起的不当处理机密文件刑事案件对寻求明年再次竞选总统的特朗普来说，是又一次法律挫折。特朗普向色情片女星丹尼尔斯支付封口费的刑事案件定明年3月开审。</text:p>
      <text:p text:style-name="P4">
特朗普星期四（8日）早前在自己的社交媒体平台Truth Social自曝被政府起诉，下周二将到迈阿密联邦法院出席聆讯。</text:p>
      <text:p text:style-name="P4">
特朗普还发布视频，高呼 “我是无辜的！”</text:p>
      <text:p text:style-name="Quotations">

<text:p text:style-name="P4">
<text:a xlink:type="simple" xlink:href="https://www.facebook.com/DonaldTrump/videos/961423951675649/" text:style-name="Internet_20_link" text:visited-style-name="Visited_20_Internet_20_Link">
 </text:a>
&gt;
&gt;
 I AM AN INNOCENT MAN. THE BIDEN ADMINISTRATION IS TOTALLY CORRUPT. THIS IS&gt;
 ELECTION INTERFERENCE &amp; A CONTINUATION OF THE GREATEST WITCH HUNT OF ALL&gt;
 TIME. MAKE AMERICA GREAT AGAIN!!!&gt;
&gt;
 Posted by <text:a xlink:type="simple" xlink:href="https://www.facebook.com/DonaldTrump" text:style-name="Internet_20_link" text:visited-style-name="Visited_20_Internet_20_Link">
 Donald J. Trump </text:a>
 on&gt;
 Thursday, June 8, 2023</text:p>

</text:p>
      <text:p text:style-name="P4">
负责调查特朗普两起重大案件的特别检察官史密斯的发言人拒绝对报道置评。政府公开评论未解密的大陪审团事宜属违法行为。</text:p>
      <text:p text:style-name="P4">
Source: <text:a xlink:type="simple" xlink:href="https://www.zaobao.com.sg/realtime/world/story20230609-1402620" text:style-name="Internet_20_link" text:visited-style-name="Visited_20_Internet_20_Link">
https://www.zaobao.com.sg/realtime/world/story20230609-1402620</text:a>
</text:p>
      <!--NEWS-->
      <text:h text:style-name="P10" text:outline-level="1">
<text:span text:style-name="T4">
美媒称中国在古巴设间谍监测站 白宫：报道不准确</text:span>
</text:h>
      <text:p text:style-name="P4">
Author: chinese@voanews.com (许宁)</text:p>
      <text:p text:style-name="P4">
Publisher: 美国之音中文网 (Type: NewsMediaOrganization)</text:p>
      <text:p text:style-name="P4">
Published Time: 2023-06-09T11:10:20+08:00</text:p>
      <text:p text:style-name="P4">
Modified Time: 2023-06-09 03:32:00Z</text:p>
      <text:p text:style-name="P4">
Description: 华尔街日报星期四（6月8日）独家报道说，中国和古巴达成了秘密协议，中国将在古巴建立一处电子窃听设施。美国白宫方面称，这一报道“不准确”。</text:p>
      <text:p text:style-name="P4">
Videos: []</text:p>
      <text:p text:style-name="P4">
Images: []</text:p>
      <text:p text:style-name="P4">
Categories: ['美中关系', '美国', '军事']</text:p>
      <text:p text:style-name="P4">
Type: None</text:p>
      <!--METADATA-->
      <text:p text:style-name="P4">
NoneNone</text:p>
      <text:p text:style-name="P4">
Source: <text:a xlink:type="simple" xlink:href="https://www.voachinese.com/a/us-china-cuba-20230608/7129659.html" text:style-name="Internet_20_link" text:visited-style-name="Visited_20_Internet_20_Link">
https://www.voachinese.com/a/us-china-cuba-20230608/7129659.html</text:a>
</text:p>
      <!--NEWS-->
      <text:h text:style-name="P10" text:outline-level="1">
<text:span text:style-name="T4">
特朗普因“文件门”成美国史上首位面临联邦指控的前总统</text:span>
</text:h>
      <text:p text:style-name="P4">
Creator: ALAN FEUER,MAGGIE HABERMAN,WILLIAM K. RASHBAUM,BENJAMIN PROTESS</text:p>
      <text:p text:style-name="P4">
Publisher: https://www.facebook.com/nytimeschinese</text:p>
      <text:p text:style-name="P4">
Published Time: 2023-06-09T11:16:31+08:00</text:p>
      <text:p text:style-name="P4">
Description: 在对“文件门”进行长时间调查后，司法部对特朗普提起联邦刑事指控。据信他面临七项指控，包括违反《间谍法》故意保留国防机密。预计他将于下周二自首。 Doug Mills/The New York Times 美国前总统特朗普，摄于1月。在对他处理机密文件的方式进行长时间调查后，他将面临联邦指控。</text:p>
      <text:p text:style-name="P4">
Images: ["<text:a xlink:type="simple" xlink:href="https://static01.nyt.com/images/2023/07/01/multimedia/08trump-documents-indictment-header/08trump-documents-indictment-header-master1050.jpg" text:style-name="Internet_20_link" text:visited-style-name="Visited_20_Internet_20_Link">
08trump-docum...</text:a>
"]</text:p>
      <text:p text:style-name="P4">
Category: 美国</text:p>
      <text:p text:style-name="P4">
Type: Article</text:p>
      <!--METADATA-->
      <text:p text:style-name="P4">
<draw:frame draw:style-name="fr1" draw:name="Image138" text:anchor-type="as-char" svg:width="6.9236in" svg:height="4.615733in" draw:z-index="0">
<draw:image xlink:href="../Images/cnnytimes/2023-06-09T11-16-31-08-00/08trump-documents-indictment-header-master1050.jpg" xlink:type="simple" xlink:show="embed" xlink:actuate="onLoad" draw:mime-type="image/jpeg"/>
</draw:frame>
</text:p>
      <text:p text:style-name="P4">
多名知情人士周四表示，在对前总统特朗普处理机密文件的方式进行了长时间调查后，司法部对他提起联邦刑事指控，这在法律和政治上都是重要的一步。特朗普离任时带走了这些文件，并阻挠政府收回它们的努力。</text:p>
      <text:p text:style-name="P4">
迈阿密联邦地区法院提起的指控是美国历史上第一次有前总统面临联邦指控。这将使这个国家陷入一个非同寻常的情况。因为特朗普不仅是曾经的最高领袖，还是在2024年与拜登总统对决的大选中，共和党党内提名的领跑者，而拜登政府现在正寻求对这名潜在竞争对手定罪。</text:p>
      <text:p text:style-name="P4">
据知情人士称，特朗普被指控的罪名共有七项，包括违反《间谍法》故意保留国防机密、做出虚假陈述，以及妨碍司法公正。</text:p>
      <text:p text:style-name="P4">
据一位与其关系密切的人士以及特朗普自己在Truth Social上发布的帖文，预计特朗普将于周二在迈阿密向当局自首。</text:p>
      <text:p text:style-name="P4">
这份起诉书由特别检察官杰克·史密斯的办公室提交，大约两个月前，纽约当地检察官对特朗普提起了30多项重罪指控，那起案子与他在2016年大选前向一名色情明星支付封口费有关。</text:p>
      <text:p text:style-name="P4">
史密斯还在调查特朗普在2020年大选失利后为保住权力所做的广泛努力，以及这些努力如何导致2021年1月6日一群支持特朗普的暴徒袭击国会大厦。</text:p>
      <text:p text:style-name="P4">
机密文件案的公开资料显示，特朗普一再阻挠美国国家档案和记录管理局以及司法部收回数百份敏感政府记录的努力，这些记录由这位前总统从白宫带走，主要保存在他位于佛罗里达州马阿拉歌的私人俱乐部和住所。</text:p>
      <text:p text:style-name="P4">
虽然在特朗普手中发现的一些文件性质是已知的（例如，他曾持有朝鲜独裁者金正恩的信件），但目前尚不清楚在马阿拉歌庄园还发现了其他什么机密材料，以及他拥有这些材料对国家安全是否造成了损害。</text:p>
      <text:p text:style-name="P4">
特朗普一再将调查描述为出于政治动机的猎巫，最近几周，他的律师团队试图提出其所谓的检察官不当行为问题。</text:p>
      <text:p text:style-name="P4">
以下是你需要知道的：</text:p>
      <text:p text:style-name="P4">
•起诉书可以追溯到2021年1月特朗普任期结束时，当时这些文件（据说其中许多都来自白宫官邸）与衣服、礼物、照片和其他物品一起装箱，由行政事务管理局运往马阿拉歌庄园。</text:p>
      <text:p text:style-name="P4">
•在2021年的大部分时间里，国家档案馆一直在敦促特朗普交出他带走的材料——根据《总统档案法》，这些材料被视为政府财产——特朗普在2022年1月交出了15箱材料。结果发现，这些箱子里装有带有机密标记的高度敏感材料，促使司法部展开了调查。</text:p>
      <text:p text:style-name="P4">
• 去年8月，联邦特工突访马阿拉歌庄园，进行了一次特别搜查，发现了特朗普未能交出的材料——几个月前他曾接到传票，要求归还仍在他手中的所有机密文件。</text:p>
      <text:p text:style-name="P4">
•司法部一再质疑特朗普在收回这些文件方面的合作程度，并表示目前已经收回了100多份包含机密标记的文件，尽管特朗普的一名律师作证称，其法律团队的“勤奋搜索”没有发现任何进一步的材料。</text:p>
      <text:p text:style-name="P4">
•特朗普仍面临其他正在进行的刑事调查。其中包括史密斯对特朗普在选举失败后继续掌权努力的调查，以及这些努力如何导致2021年1月6日对国会大厦的袭击，还包括佐治亚州一名检察官对他试图扭转2020年在这个至关重要的摇摆州的选举失利的调查。特朗普将于明年3月就封口费案受审。</text:p>
      <text:p text:style-name="P4">
Source: <text:a xlink:type="simple" xlink:href="https://cn.nytimes.com/usa/20230609/justice-department-charges-trump-in-documents-case/" text:style-name="Internet_20_link" text:visited-style-name="Visited_20_Internet_20_Link">
https://cn.nytimes.com/usa/20230609/justice-department-charges-trump-in-documents-case/</text:a>
</text:p>
      <!--NEWS-->
      <text:h text:style-name="P10" text:outline-level="1">
<text:span text:style-name="T4">
消费疲软 中国经济面临通缩风险</text:span>
</text:h>
      <text:p text:style-name="P4">
Author: None (Language: zh)</text:p>
      <text:p text:style-name="P4">
Publisher: None</text:p>
      <text:p text:style-name="P4">
Time: 2023-06-09T11:25:00Z</text:p>
      <text:p text:style-name="P4">
Description: 统计数字显示，中国消费、生产部门价格大幅下滑，通货紧缩风险急剧升高。经济学家认为，应当让更多的货币流向民营企业和中等收入人群；而从长期来看，中国经济的一系列结构性问题将导致增长率徘徊在2%~3%左右。</text:p>
      <text:p text:style-name="P4">
Videos: []</text:p>
      <text:p text:style-name="P4">
Images: []</text:p>
      <text:p text:style-name="P4">
Subject: 经济纵横</text:p>
      <text:p text:style-name="P4">
Subjects: ['专题报道：中国经济何处去？']</text:p>
      <text:p text:style-name="P4">
Keywords: ['中国经济', '消费', '通货紧缩', '通缩', '物价', '滞涨']</text:p>
      <text:p text:style-name="P4">
ID: 65868466</text:p>
      <!--METADATA-->
      <text:p text:style-name="P4">
<text:a xlink:type="simple" xlink:href="https://www.dw.com/zh/overlay/image/article/65868466/63550377" text:style-name="Internet_20_link" text:visited-style-name="Visited_20_Internet_20_Link">
 </text:a>
</text:p>
      <text:p text:style-name="P4">
增发货币 能否抵御通货紧缩风险？</text:p>
      <text:p text:style-name="P4">
（德国之声中文网）根据中国国家统计局6月9日发布的最新数字，今年5月中国居民消费价格比去年同期仅上涨0.2%，仅略好于 <text:a xlink:type="simple" xlink:href="https://www.dw.com/zh/zh/4月通胀继续放缓-中国经济复苏堪忧/a-65603825" text:style-name="Internet_20_link" text:visited-style-name="Visited_20_Internet_20_Link">
 4月份的负增长0.1%</text:a>
。与此同时，中国工业生产者出厂价格比去年同期下降4.6%、比上月下滑0.9%，达到了2016年以来的最大跌幅。</text:p>
      <text:p text:style-name="P4">
分析人士指出，鉴于消费价格与生产者价格同时大幅下滑，中国经济正面临不小的 <text:a xlink:type="simple" xlink:href="https://www.dw.com/zh/zh/世界苦于通胀中国要担心通缩吗/a-65359964" text:style-name="Internet_20_link" text:visited-style-name="Visited_20_Internet_20_Link">
 通货紧缩风险</text:a>
 。</text:p>
      <text:p text:style-name="P4">
消费者尽管能够在短期内受益于下跌的物价，但是从中长期而言，通货紧缩会在宏观层面上导致 <text:a xlink:type="simple" xlink:href="https://www.dw.com/zh/zh/5月中国官方pmi不如预期-工业尤其堪忧/a-65779681" text:style-name="Internet_20_link" text:visited-style-name="Visited_20_Internet_20_Link">
 经济疲软</text:a>
，企业利润减少甚至陷入亏损，从而迫使企业减薪乃至裁员。</text:p>
      <text:p text:style-name="P4">
有鉴于此，不少经济学家都呼吁中国央行运用货币政策手段来刺激经济。分析人士估计，中国最快在下周就会降息，未来几个月内还有可能下调银行存款准备金率。</text:p>
      <text:p text:style-name="P4">
</text:p>
      <text:p text:style-name="P4">
国家统计局最新数字显示，今年5月猪肉价格下降3.2%，影响居民消费价格指数下降约0.04个百分点</text:p>
      <text:h text:style-name="P12" text:outline-level="3">
<text:span text:style-name="T4">
<text:span text:style-name="T4">
"国计"有钱、"民生"缺钱</text:span>
</text:span>
</text:h>
      <text:p text:style-name="P4">
知名经济学家、上海财经大学校长刘元春6月8日在陆家嘴论坛"浦江夜话"活动上特别强调应降低利率以减轻民营企业的融资压力。他指出，当前民营企业的借贷成本远远超过国有企业，造成大部分新增的流通货币及贷款都只在国企、政府机构、金融系统内部流通。他援引中国国家主席反复提及的"共同富裕"理念，呼吁对"占中等收入人群比例达61.1%的个体户、私营企业、中小企业，要加大对他们的直接金融扶持，普惠金融是重要手段"。刘元春指出，年收入在10万到50万元人民币之间的中等收入群体总人数达到4亿人，"以民营经济为载体的中等收入群体，具有很强的脆弱性和易变性特征。如何妥善解决他们的诉求，是推进共同富裕的政策重点之一。"</text:p>
      <text:p text:style-name="P4">
刘元春的观点也和清华大学知名学者孙立平相呼应。 <text:a xlink:type="simple" xlink:href="https://www.dw.com/zh/zh/客座评论中国经济处于通缩之谜/a-65389215" text:style-name="Internet_20_link" text:visited-style-name="Visited_20_Internet_20_Link">
 后者在今年4月表示</text:a>
，中国的货币供应量今年以来虽然在不断加大，但反而面临通货紧缩风险，其主要原因是"市场上看起来充足的货币大都流向了高端制造业、政府部门、大基建项目等'国计'，而与民众日常生活相联系的'民生'部分则没有得到足够的货币流入。"孙立平认为，要解决当前的通货紧缩问题，关键在于打通"国计"和"民生"的二元结构，至少应该将金融的重心往"民生"部分下沉，切不可盲目加大货币投放引发"滞涨"风险。</text:p>
      <text:h text:style-name="P12" text:outline-level="3">
<text:span text:style-name="T4">
<text:span text:style-name="T4">
长期结构性问题</text:span>
</text:span>
</text:h>
      <text:p text:style-name="P4">
牛津大学中国中心研究员乔治·马格努斯( <text:span text:style-name="T5">
George Magnus</text:span>
)6月9日在接受德国之声专访时则指出，中国结束"动态清零"防疫政策后，其经济复苏的力度并未达到外界的预期。"中国消费者现在尽管愿意为休闲、餐饮、旅游等小额项目多花一点钱，但是在房地产、汽车等大额项目方面并非如此。而在投资以及出口贸易方面，则都有些令人失望。"</text:p>
      <text:p text:style-name="P4">
马格努斯分析指出，中国消费者的信心不足，很有可能和房地产市场不景气有关，同时也和个人收入低迷有关。此外，经济总体债务水平过高、人口老龄化、过于依赖 <text:a xlink:type="simple" xlink:href="https://www.dw.com/zh/zh/调查结束清零后德企对华投资未见起色/a-65860474" text:style-name="Internet_20_link" text:visited-style-name="Visited_20_Internet_20_Link">
 投资</text:a>
 和 <text:a xlink:type="simple" xlink:href="https://www.dw.com/zh/zh/再度令人失望-中国5月外贸数据大幅滑落/a-65847680" text:style-name="Internet_20_link" text:visited-style-name="Visited_20_Internet_20_Link">
 出口贸易</text:a>
等结构性问题也在影响中国经济的长期增长前景，"而之前的清零式防疫则加剧了这一趋势、放大了经济的振荡。"</text:p>
      <text:p text:style-name="P4">
这位长年研究中国经济问题的专家认为，鉴于房地产行业今后一段时间都会趋于疲软，中国亟需新的经济增长引擎，"但是我一时看不到有什么可以替代房地产。所以我预测今后十年中国经济的年增长率充其量也就能维持在2%到3%的水平。而政府的经济决策依然会有不小的作用。"</text:p>
      <text:p text:style-name="P4">
Source: <text:a xlink:type="simple" xlink:href="https://www.dw.com/zh/消费疲软-中国经济面临通缩风险/a-65868466" text:style-name="Internet_20_link" text:visited-style-name="Visited_20_Internet_20_Link">
https://www.dw.com/zh/消费疲软-中国经济面临通缩风险/a-65868466?maca=chi-rss-chi-all-1127-rdf</text:a>
</text:p>
      <!--NEWS-->
      <text:h text:style-name="P10" text:outline-level="1">
<text:span text:style-name="T4">
中国央行行长易纲：预计第二季度经济同比增速较高，CPI将逐步回升 (Free Version)</text:span>
</text:h>
      <text:p text:style-name="P4">
Author: None</text:p>
      <text:p text:style-name="P4">
Publisher: 华尔街日报中文网</text:p>
      <text:p text:style-name="P4">
Published Time: 2023-06-09T11:31:00.000Z</text:p>
      <text:p text:style-name="P4">
Modified Time: 2023-06-09T11:31:00.000Z</text:p>
      <text:p text:style-name="P4">
Created Time: 2023-06-09T08:34:00.000Z</text:p>
      <text:p text:style-name="P4">
Description: 中国央行行长易纲表示，预计二季度GDP同比增速会比较高（主要是基数效应），CPI下半年有望逐步回升，到12月同比将在1%以上，下一步将加强逆周期调节。</text:p>
      <text:p text:style-name="P4">
Images: []</text:p>
      <text:p text:style-name="P4">
Categories: ['经济', '中国经济']</text:p>
      <text:p text:style-name="P4">
Keywords: SYND</text:p>
      <text:p text:style-name="P4">
Type: Article</text:p>
      <!--METADATA-->
      <text:p text:style-name="P4">
中国央行行长易纲最新表示，预计二季度GDP同比增速会比较高（主要是基数效应），CPI下半年有望逐步回升，到12月同比将在1%以上，下一步将加强逆周期调节。</text:p>
      <text:p text:style-name="P4">
Source: <text:a xlink:type="simple" xlink:href="https://cn.wsj.com/articles/%E4%B8%AD%E5%9B%BD%E5%A4%AE%E8%A1%8C%E8%A1%8C%E9%95%BF%E6%98%93%E7%BA%B2-%E9%A2%84%E8%AE%A1%E7%AC%AC%E4%BA%8C%E5%AD%A3%E5%BA%A6%E7%BB%8F%E6%B5%8E%E5%90%8C%E6%AF%94%E5%A2%9E%E9%80%9F%E8%BE%83%E9%AB%98-cpi%E5%B0%86%E9%80%90%E6%AD%A5%E5%9B%9E%E5%8D%87-60a66353" text:style-name="Internet_20_link" text:visited-style-name="Visited_20_Internet_20_Link">
https://cn.wsj.com/articles/%E4%B8%AD%E5%9B%BD%E5%A4%AE%E8%A1%8C%E8%A1%8C%E9%95%BF%E6%98%93%E7%BA%B2-%E9%A2%84%E8%AE%A1%E7%AC%AC%E4%BA%8C%E5%AD%A3%E5%BA%A6%E7%BB%8F%E6%B5%8E%E5%90%8C%E6%AF%94%E5%A2%9E%E9%80%9F%E8%BE%83%E9%AB%98-cpi%E5%B0%86%E9%80%90%E6%AD%A5%E5%9B%9E%E5%8D%87-60a66353</text:a>
</text:p>
      <!--NEWS-->
      <text:h text:style-name="P10" text:outline-level="1">
<text:span text:style-name="T4">
彭定康吁世界以香港为鉴 认清中共极权及不可信本质</text:span>
</text:h>
      <text:p text:style-name="P4">
Author: None</text:p>
      <text:p text:style-name="P4">
Publisher: Radio Free Asia (Organization)</text:p>
      <text:p text:style-name="P4">
Published Time: 2023-06-09T11:33:00-04:00</text:p>
      <text:p text:style-name="P4">
Modified Time: 2023-06-09T13:23:09-04:00</text:p>
      <text:p text:style-name="P4">
Description: None</text:p>
      <text:p text:style-name="P4">
Videos: []</text:p>
      <text:p text:style-name="P4">
Audios: ["<text:a xlink:type="simple" xlink:href="https://www.rfa.org/mandarin/yataibaodao/gangtai/ec-060920230938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5.304371in" draw:z-index="0">
<draw:image xlink:href="../Images/rfamandarin/2023-06-09T11-33-00-04-00/000000.png" xlink:type="simple" xlink:show="embed" xlink:actuate="onLoad" draw:mime-type="image/png"/>
</draw:frame>
 彭定康出版私人日记，吁世界以香港为鉴。 <text:a xlink:type="simple" xlink:href="https://www.rfa.org/mandarin/yataibaodao/gangtai/ec-06092023093820.html/@@images/image" text:style-name="Internet_20_link" text:visited-style-name="Visited_20_Internet_20_Link">
</text:a>
记者淳音摄  <text:a xlink:type="simple" xlink:href="https://www.rfa.org/mandarin/yataibaodao/gangtai/ec-06092023093820.html/@@stream" text:style-name="Internet_20_link" text:visited-style-name="Visited_20_Internet_20_Link">
Audio-1-Link：https://www.rfa.org/mandarin/yataibaodao/gangtai/ec-06092023093820.html/@@stream</text:a>
</text:p>
      <text:p text:style-name="P4">
香港末代港督彭定康以中国违背对港许下承诺为例证，向自由世界警告，中共不可信，批评中共不理解自由和法治，应认清其极权本质。有评论认为，香港经验让台湾认识自由世界和专政不相容的事实，显示外界多年对中共本质存在误判。台湾可借鉴香港检讨两岸策略﹐不要让香港的遗憾在台湾发生。</text:p>
      <text:p text:style-name="P4">
<text:a xlink:type="simple" xlink:href="https://www.rfa.org/mandarin/Xinwen/ec2-06082023090656.html" text:style-name="Internet_20_link" text:visited-style-name="Visited_20_Internet_20_Link">
 <text:span text:style-name="T4">
彭定康：中国是不守信用国家 想看到一个"没有港人的香港"</text:span>
 </text:a>
  * <text:span text:style-name="T4">
<text:a xlink:type="simple" xlink:href="https://www.rfa.org/mandarin/Xinwen/5-06062023120007.html" text:style-name="Internet_20_link" text:visited-style-name="Visited_20_Internet_20_Link">
 解构角力中共： 末代港督彭定康"香港日记"中译本出版 </text:a>
 </text:span>
</text:p>
      <text:p text:style-name="P4">
香港末代港督彭定康在香港反送中抗争4周年前夕，在台湾出版以香港主权移交为主题的著作《香港日记》中文版。在周四（6月8日）的线上分享会中，彭定康表示，想通过发表私人日记，借香港的经历告诉世界，中共对港人许下的承诺，只是为了更容易控制港人。</text:p>
      <text:p text:style-name="P4">
彭定康指出，在香港主权移交时，曾想过中国是否可信的问题，当时认为，如果中国在香港问题上出尔反尔，会失去世界的信任。但北京违反“一国两制”、“50年不变”等已写在《中英联合声明》的承诺，更把香港变成警察社会，证明中国并不守信。</text:p>
      <text:p text:style-name="P4">
彭定康："我们在思考是不是可以信任中国、是不是要真的信任中国，很不幸，答案是不能相信中国。我认为，在邓小平时期，当时的中国似乎比较容易，可是到习近平的高压时代，肯定是不会。他们违背了自己的诺言，而且不仅仅在香港问题上，而是在任何方面。"</text:p>
      <text:p text:style-name="P4">
彭定康表示，中共不懂何谓自由法治，感到一个自由的香港是对政权的威胁。（记者淳音摄）  <text:a xlink:type="simple" xlink:href="https://www.rfa.org/mandarin/yataibaodao/gangtai/ec-06092023093820.html/8d5660215fe08868793a-53f06e7e53ef4ee553c2800399996e2f60c551b5-91cd65b05b9a4e494e2d51717684672c8d28548c5e945bf97b5675653002-6df397f36444.jpg" text:style-name="Internet_20_link" text:visited-style-name="Visited_20_Internet_20_Link">
</text:a>
</text:p>
      <text:p text:style-name="P4">
<text:span text:style-name="T4">
彭定康：中共不懂何谓自由法治 感自由香港对政权威胁早已决定镇压</text:span>
</text:p>
      <text:p text:style-name="P4">
彭定康表示，回归前与北京官员交流，曾有谈到法治，对方认为中国的以法管治已是法治，遭他反驳。从他的经验可见，中共是一个从没有进行改革的极权主义政党，不了解自由社会和法治。他又特别提到，在2012年前后，准备进入习近平时代的阶段，中共已构思镇压自由的香港。</text:p>
      <text:p text:style-name="P4">
彭定康："习近平害怕中共失去控制，害怕中共对公民社会的控制力开始下滑。我认为，在那个时候，他们决定必须镇压香港。我认为，北京想看到一个没有香港人的香港。如今香港不是一个警察政权，还会是什么。所以我希望人们能从这本书中的香港挽歌吸取教训。"</text:p>
      <text:p text:style-name="P4">
他形容，台湾如旧日香港一样，是开放自由的社会，呼吁台湾人要以香港经验为借镜，看看相信中共承诺，香港最后的下场。对于两岸关系，彭定康不赞成完全脱钩，但赞成台湾面对大陆在台海不断的威胁时，需要加强区域安全的工作，保护自身的利益。</text:p>
      <text:p text:style-name="P4">
台湾智库前副执行长赖怡忠表示，台湾可以参考香港情况，重新定义中共的本质和应对策略。（记者淳音摄）  <text:a xlink:type="simple" xlink:href="https://www.rfa.org/mandarin/yataibaodao/gangtai/ec-06092023093820.html/5f6d5b9a5eb78868793a-4e2d51714e0d61c24f558c1381ea75316cd56cbb-611f81ea753199996e2f5bf9653f67435a0180c13002-6df397f36444.jpg" text:style-name="Internet_20_link" text:visited-style-name="Visited_20_Internet_20_Link">
</text:a>
</text:p>
      <text:p text:style-name="P4">
<text:span text:style-name="T4">
评论：香港经验显示外界多年对中共本质存在误判 台湾可借鉴检讨两岸政策</text:span>
</text:p>
      <text:p text:style-name="P4">
在场的前台湾智库副执行长赖怡忠表示，各界一直认为"一国两制"是中共对台湾的示范，但彭定康表示，台湾因素对中共处理香港问题影响不明显，台湾可以参考香港情况，重新定义中共的本质和应对策略。</text:p>
      <text:p text:style-name="P4">
赖怡忠："台湾内部一直都有一个声音，更紧密的经济交往，可以促进台海和平。西方国家那时也认为更紧密的经济交往，可以促进中国民主化。但现在来讲，经济没有办法让中国变得更自由化、更和平。冷战之后很多对它的期待被证明是错误。对台湾来讲，我们再看香港会给我们不少的启示，要重新去认识中国的本质，以及在两岸关系经营管理上面的更多的战略假设，同时也有重新管理的必要了。⁣"</text:p>
      <text:p text:style-name="P4">
出席同一场合的时事评论员桑普表示，香港经验让台湾认识自由世界和专政不相容的事实，又说，认识香港的历史，最重要是让香港的遗憾不要再在台湾发生。</text:p>
      <text:p text:style-name="P4">
桑普："因为英中之间，摆布了香港的前途，他也是对香港很遗憾。香港也意识到，也曾经抵抗过，但最后也是失败。台湾可以借鉴很多香港出现的问题，去叩问现在中国的因素在台湾有多少的渗透跟攻击的力量，要吸取香港上的宝贵一课，可以想出更好的方法。"</text:p>
      <text:p text:style-name="P4">
桑普表示，在反抗中共威胁上，台湾很多方面都比香港更有条件，彭定康也特别提到，台湾拥有如台积电等高科技领域的优势，认为台湾应更好发挥自己的力量。</text:p>
      <text:p text:style-name="P4">
记者：陈子非 责编：许书婷、梒青 网编：洪伟</text:p>
      <text:p text:style-name="P4">
Source: <text:a xlink:type="simple" xlink:href="https://www.rfa.org/mandarin/yataibaodao/gangtai/ec-06092023093820.html" text:style-name="Internet_20_link" text:visited-style-name="Visited_20_Internet_20_Link">
https://www.rfa.org/mandarin/yataibaodao/gangtai/ec-06092023093820.html</text:a>
</text:p>
      <!--NEWS-->
      <text:h text:style-name="P10" text:outline-level="1">
<text:span text:style-name="T4">
两轮电动车需求爆发 绿源上市进军东南亚 (Free Version)</text:span>
</text:h>
      <text:p text:style-name="P4">
Authors: ['咏竹坊']</text:p>
      <text:p text:style-name="P4">
Publisher: 英国《金融时报》</text:p>
      <text:p text:style-name="P4">
Time: 2023-06-09T11:36:15+00:00</text:p>
      <text:p text:style-name="P4">
Published Time: 2023-06-08T12:00:99+08:00</text:p>
      <text:p text:style-name="P4">
Modified Time: 2023-06-09T07:34:99+08:00</text:p>
      <text:p text:style-name="P4">
Description: 这家中国两轮电动车企业，在疫情严厉封控下，销量仍持续上升。</text:p>
      <text:p text:style-name="P4">
Images: ["<text:a xlink:type="simple" xlink:href="https://thumbor.ftacademy.cn/unsafe/picture/4/000183904_piclink.jpg" text:style-name="Internet_20_link" text:visited-style-name="Visited_20_Internet_20_Link">
000183904_pic...</text:a>
"]</text:p>
      <text:p text:style-name="P4">
Themes: ['专栏', '咏竹坊', '关注']</text:p>
      <text:p text:style-name="P4">
Keywords: ['咏竹坊', '电动车', '交通', '运输']</text:p>
      <text:p text:style-name="P4">
Type: Article</text:p>
      <!--METADATA-->
      <text:p text:style-name="P4">
<draw:frame draw:style-name="fr1" draw:name="Image147" text:anchor-type="as-char" svg:width="6.9236in" svg:height="4.874918in" draw:z-index="0">
<draw:image xlink:href="../Images/FT Chinese Free Version/2023-06-09T11-36-15-00-00/000183904_piclink.jpg" xlink:type="simple" xlink:show="embed" xlink:actuate="onLoad" draw:mime-type="image/jpeg"/>
</draw:frame>
</text:p>
      <text:p text:style-name="P4">
<text:span text:style-name="T4">
作者叶天娜，本文只代表作者本人观点。</text:span>
</text:p>
      <text:p text:style-name="P4">
国内不少大城市塞车问题严重，想在大街小巷左右穿梭，电动两轮车便大派用场。以往中国人习惯骑自行车，但随着社会进步，电动两轮车成为不少人的代步工具，在中国更是一个千亿级别的红海市场，吸引不少厂商加入竞争。</text:p>
      <text:p text:style-name="P4">
Source: <text:a xlink:type="simple" xlink:href="http://www.ftchinese.com/story/001099916" text:style-name="Internet_20_link" text:visited-style-name="Visited_20_Internet_20_Link">
http://www.ftchinese.com/story/001099916</text:a>
</text:p>
      <!--NEWS-->
      <text:h text:style-name="P10" text:outline-level="1">
<text:span text:style-name="T4">
白宫否认媒体有关中国和古巴建秘密间谍设施的报道</text:span>
</text:h>
      <text:p text:style-name="P4">
Author: None</text:p>
      <text:p text:style-name="P4">
Publisher: Radio Free Asia (Organization)</text:p>
      <text:p text:style-name="P4">
Published Time: 2023-06-09T11:38:00-04:00</text:p>
      <text:p text:style-name="P4">
Modified Time: 2023-06-09T16: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12011in" draw:z-index="0">
<draw:image xlink:href="../Images/rfamandarin/2023-06-09T11-38-00-04-00/000000.png" xlink:type="simple" xlink:show="embed" xlink:actuate="onLoad" draw:mime-type="image/png"/>
</draw:frame>
 图为美国设在古巴哈瓦那市的大使馆。 <text:a xlink:type="simple" xlink:href="https://www.rfa.org/mandarin/Xinwen/1-06092023113729.html/@@images/image" text:style-name="Internet_20_link" text:visited-style-name="Visited_20_Internet_20_Link">
</text:a>
路透社视频截图</text:p>
      <text:p text:style-name="P4">
白宫否认媒体有关中国和古巴建秘密间谍设施的报道</text:p>
      <text:p text:style-name="P4">
美国白宫国家安全委员会发言人约翰·柯比周四（6月8日）在接受美国全国广播公司（MSNBC）采访时，否认了《华尔街日报》有关中国和古巴秘密建设间谍设施的报道，认为这一报道不准确。</text:p>
      <text:p text:style-name="P4">
《华尔街日报》的这份报道引述了解此事的美国官员的说法称，北京支付了数十亿美元在古巴建设间谍基地，让中国情报机构可以监听美国东南部的电子通信。</text:p>
      <text:p text:style-name="P4">
柯比在否认了《华尔街日报》的报道后又说，美国一直对中国在世界各地的影响活动感到担忧，特别是在美国所在的半球和地区。美国政府正在非常密切地关注这个问题。</text:p>
      <text:p text:style-name="P4">
但美国有线电视新闻网（CNN）周五（6月9日）又报道说，有两名熟悉此事的美国官员称，美国在几周前知道此事，但这项设施还没有开始建设。</text:p>
      <text:p text:style-name="P4">
古巴外交部否认了《华尔街日报》的报道；中国外交部发言人汪文斌周五在记者会上对此回应说，他不了解报道所说的情况，并指责美国惯于造谣污蔑，肆意干涉他国内政。</text:p>
      <text:p text:style-name="P4">
（责编：王允）</text:p>
      <text:p text:style-name="P4">
Source: <text:a xlink:type="simple" xlink:href="https://www.rfa.org/mandarin/Xinwen/1-06092023113729.html" text:style-name="Internet_20_link" text:visited-style-name="Visited_20_Internet_20_Link">
https://www.rfa.org/mandarin/Xinwen/1-06092023113729.html</text:a>
</text:p>
      <!--NEWS-->
      <text:h text:style-name="P10" text:outline-level="1">
<text:span text:style-name="T4">
美参院外委会通过法案 取消中国发展中国家地位</text:span>
</text:h>
      <text:p text:style-name="P4">
Author: chinese@voanews.com (李逸华)</text:p>
      <text:p text:style-name="P4">
Publisher: 美国之音中文网 (Type: NewsMediaOrganization)</text:p>
      <text:p text:style-name="P4">
Published Time: 2023-06-09T11:43:28+08:00</text:p>
      <text:p text:style-name="P4">
Modified Time: 2023-06-09 03:43:28Z</text:p>
      <text:p text:style-name="P4">
Description: 美国国会参议院外交关系委员会通过法案，要求行政部门推动政策，结束中国在许多国际组织中的“发展中国家”地位。此前，众议院一致通过类似法案，将指示国务卿制定政策，取消中国在国际组织中使用的“发展中国家”标签。</text:p>
      <text:p text:style-name="P4">
Videos: []</text:p>
      <text:p text:style-name="P4">
Images: []</text:p>
      <text:p text:style-name="P4">
Categories: ['国会报道', '经济·金融·贸易', '中国', '美中关系', '美中贸易']</text:p>
      <text:p text:style-name="P4">
Type: None</text:p>
      <!--METADATA-->
      <text:p text:style-name="P4">
NoneNone</text:p>
      <text:p text:style-name="P4">
Source: <text:a xlink:type="simple" xlink:href="https://www.voachinese.com/a/us-senate-committee-passes-bill-to-end-chinas-developing-nation-status-20230608/7129729.html" text:style-name="Internet_20_link" text:visited-style-name="Visited_20_Internet_20_Link">
https://www.voachinese.com/a/us-senate-committee-passes-bill-to-end-chinas-developing-nation-status-20230608/7129729.html</text:a>
</text:p>
      <!--NEWS-->
      <text:h text:style-name="P10" text:outline-level="1">
<text:span text:style-name="T4">
中国为何"碰瓷"美国？  专家：企图印太称霸</text:span>
</text:h>
      <text:p text:style-name="P4">
Author: None</text:p>
      <text:p text:style-name="P4">
Publisher: Radio Free Asia (Organization)</text:p>
      <text:p text:style-name="P4">
Published Time: 2023-06-09T11:44:00-04:00</text:p>
      <text:p text:style-name="P4">
Modified Time: 2023-06-09T13:24:17-04:00</text:p>
      <text:p text:style-name="P4">
Description: None</text:p>
      <text:p text:style-name="P4">
Videos: []</text:p>
      <text:p text:style-name="P4">
Audios: ["<text:a xlink:type="simple" xlink:href="https://www.rfa.org/mandarin/yataibaodao/junshiwaijiao/hcm-060920231029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953152in" draw:z-index="0">
<draw:image xlink:href="../Images/rfamandarin/2023-06-09T11-44-00-04-00/000000.png" xlink:type="simple" xlink:show="embed" xlink:actuate="onLoad" draw:mime-type="image/png"/>
</draw:frame>
本台"亚洲很想聊"聚焦中共近期在台海、南海军事挑衅作为 <text:a xlink:type="simple" xlink:href="https://www.rfa.org/mandarin/yataibaodao/junshiwaijiao/hcm-06092023102924.html/@@images/image" text:style-name="Internet_20_link" text:visited-style-name="Visited_20_Internet_20_Link">
</text:a>
节目截图  <text:a xlink:type="simple" xlink:href="https://www.rfa.org/mandarin/yataibaodao/junshiwaijiao/hcm-06092023102924.html/@@stream" text:style-name="Internet_20_link" text:visited-style-name="Visited_20_Internet_20_Link">
Audio-1-Link：https://www.rfa.org/mandarin/yataibaodao/junshiwaijiao/hcm-06092023102924.html/@@stream</text:a>
</text:p>
      <text:p text:style-name="P4">
近日，中国的军机战舰连续在南海和台海与美军发生摩擦。在本台最新一期的《亚洲很想聊》节目中，有专家认为这一连串的举动就是习近平所指的"惊涛骇浪"，中国企图借此在印太称霸。</text:p>
      <text:p text:style-name="P4">
<text:a xlink:type="simple" xlink:href="https://www.rfa.org/mandarin/yataibaodao/junshiwaijiao/hcm-06062023113925.html" text:style-name="Internet_20_link" text:visited-style-name="Visited_20_Internet_20_Link">
 <text:span text:style-name="T4">
美国谴责中国军方在台海、南海挑衅 恐酿伤亡</text:span>
 </text:a>
  * <text:span text:style-name="T4">
<text:a xlink:type="simple" xlink:href="https://www.rfa.org/mandarin/yataibaodao/junshiwaijiao/hcm1-05312023095842.html" text:style-name="Internet_20_link" text:visited-style-name="Visited_20_Internet_20_Link">
 美军：中国歼-16在南海近距离挑衅美侦察机 </text:a>
 </text:span>
</text:p>
      <text:p text:style-name="P4">
美军导弹驱逐舰钟云号（USS Chung-Hoon）与加拿大皇家海军巡防舰蒙特利尔号(HMCSMontreal)3日例行性穿越台湾海峡，遭中国海军052D型驱逐舰苏州号近距离挑衅。隔一日，军事粉丝专页“TaiwanADIZ”公布一段影片，显示苏州号舰现身东部海域北纬24度22分，东经122度28分，旁边有日本海上自卫队护航驱逐舰(DE-230)神通号监控。而此前，解放军一架歼16战机也曾在南海上空，近距离逼近一架美军RC-135侦察机。</text:p>
      <text:p text:style-name="P4">
旅美时事评论人士程晓农在本台《亚洲很想聊》节目中指出，在香港01刊登的一篇标题为《我舰奉命撞击你舰》的文章中，当年苏联海军遇上美军时使用的信号旗，就是“我舰奉命撞击你舰”。“中共这次说是(中共)中央军委下令这么干的，故意制造摩擦。”程晓农推测。</text:p>
      <text:p text:style-name="P4">
旅美时事评论员程晓农形容，中共进入执政七十多年来最危险的阶段。(节目截图)  <text:a xlink:type="simple" xlink:href="https://www.rfa.org/mandarin/yataibaodao/junshiwaijiao/hcm-06092023102924.html/7a0b66c98fb2.jpg" text:style-name="Internet_20_link" text:visited-style-name="Visited_20_Internet_20_Link">
</text:a>
</text:p>
      <text:p text:style-name="P4">
<text:span text:style-name="T4">
程晓农：中国企图在台海、南海以冲突逼退美国</text:span>
</text:p>
      <text:p text:style-name="P4">
程晓农在节目中分析，此次，美国军舰在台海国际海域行使自由航行时，中国军舰故意从前方切过，制造撞舰的可能性；另一起在南海发生的军机险擦撞事件，美国坚持相关海域为公海，但是中国坚称南海为其领海，国际法对它不管用，这就是国际霸权。</text:p>
      <text:p text:style-name="P4">
程晓农：“中共故意这么做只有一个目的，想要逼退美国。用武力的冲突确认要占领的国际海域，我说了算，谁也不让。”</text:p>
      <text:p text:style-name="P4">
美国此次是与加拿大海军联合执行穿越台海任务，为何中方军舰只针对美舰而来？“这绝对有目的性，甚至是经过训练的一种准战争行为。”台湾的政大国关中心资深研究员宋国诚在节目下了这样的注解。</text:p>
      <text:p text:style-name="P4">
台湾政治大学国关中心资深研究员宋国诚称，中国的挑衅行为是"空中碰瓷"、"海上逼舰"。(节目截图)  <text:a xlink:type="simple" xlink:href="https://www.rfa.org/mandarin/yataibaodao/junshiwaijiao/hcm-06092023102924.html/5b8b570b8aa0.jpg" text:style-name="Internet_20_link" text:visited-style-name="Visited_20_Internet_20_Link">
</text:a>
</text:p>
      <text:p text:style-name="P4">
<text:span text:style-name="T4">
宋国诚：中国"碰瓷"是准战争行为</text:span>
</text:p>
      <text:p text:style-name="P4">
宋国诚进一步解释，不管是军机逼近或是海上的拦截行为，这是中国胆小鬼游戏(chicken game)的冒险行为，蓄意以自己制定的规则，否定国际秩序公认的合理规则，破坏和颠覆就是一种准战争行为。他称之为，“空中碰瓷”或是“海上逼舰”。</text:p>
      <text:p text:style-name="P4">
“这是一种勒索行为，一方面希望把美国在此区域军事存在排斥出去，好让中共能把南海宣称为它的后院，把台海宣称为它的内海，实行对亚太地区的占领和一种霸权的行为。”宋国诚说。</text:p>
      <text:p text:style-name="P4">
宋国诚认为，中国在做军事豪赌，以狂热民族主义与美国对抗，它讲求的是牺牲奉献、壮烈成仁，完全不计后果、不做理性的估算。他说，中共至今仍未读懂，美国具有毁灭中国的能力：“我觉得中共是傻了，美国现在已经完全充分准备、部署好和中共打一场世纪大战的所有的准备。过去这一年，包括滨海作战、反夺岛作战、反滩头作战都做了充分的部署。”</text:p>
      <text:p text:style-name="P4">
<text:span text:style-name="T4">
中国面临七十年来最"惊涛骇浪"时刻</text:span>
</text:p>
      <text:p text:style-name="P4">
今年五月底，中共总书记习近平出席中央国家安全委员会第一次会议提及当前国家安全问题复杂、艰难程度明显加大，国安委必须“准备经受风高浪急，甚至惊涛骇浪的重大考验”。</text:p>
      <text:p text:style-name="P4">
程晓农解读，中国国内各种问题已经行之有年，但并不到风高浪急的地步，习近平所说的“惊涛骇浪”应是指中美冷战升级到一个全面固定化的格局，就是中共退无可退。但是中国点燃美中“冷战”持续恶化，第一是军事挑衅，其次是外交对抗，第三是科技封锁。他认为，目前问题已经进入深水区，到了中国无法控制的局面。</text:p>
      <text:p text:style-name="P4">
程晓农：“共产党是点火的这一方，把麻烦挑起后不能够退缩，因为退缩会把整个共产党正当性、合法性毁掉。对中共而言，现在真的进入了执政70年来最危险的阶段。”</text:p>
      <text:p text:style-name="P4">
“现在可用八个字概括：内外交迫、江山动摇。”宋国诚指出，中国国内经济下行，四十个城市两百万家商企倒闭，青年失业居高不下，薪资下滑，外汇流失、外资撤退，国内危机多点爆发；加上外在环境持续恶化，G7广岛峰会乃至北约不仅把集体安全限定在欧洲，还慢慢要进入印太区域与美国结盟，美国与亚太国家结合所谓的“美盟”，中国面临史无前例的压力。他说，“它现在非常恐惧境外势力造成颜色革命，之前的白纸革命，习近平感受到压力立刻宣布解封。”</text:p>
      <text:p text:style-name="P4">
宋国诚表示，中共最深层的恐惧是在内外交迫下，步入当年苏联解体的后辙，这意味共产党垮台、毁灭。所以，习近平所说的惊涛骇浪不外就是内外交迫、江山动摇的危机感。</text:p>
      <text:p text:style-name="P4">
记者：黄春梅 责编：陈美华、许书婷、何平 网编：洪伟</text:p>
      <text:p text:style-name="P4">
Source: <text:a xlink:type="simple" xlink:href="https://www.rfa.org/mandarin/yataibaodao/junshiwaijiao/hcm-06092023102924.html" text:style-name="Internet_20_link" text:visited-style-name="Visited_20_Internet_20_Link">
https://www.rfa.org/mandarin/yataibaodao/junshiwaijiao/hcm-06092023102924.html</text:a>
</text:p>
      <!--NEWS-->
      <text:h text:style-name="P10" text:outline-level="1">
<text:span text:style-name="T4">
中国生产物价PPI创七年来最大跌幅   通缩风险恐加剧</text:span>
</text:h>
      <text:p text:style-name="P4">
Author: None</text:p>
      <text:p text:style-name="P4">
Publisher: Radio Free Asia (Organization)</text:p>
      <text:p text:style-name="P4">
Published Time: 2023-06-09T11:51:00-04:00</text:p>
      <text:p text:style-name="P4">
Modified Time: 2023-06-09T13:21:59-04:00</text:p>
      <text:p text:style-name="P4">
Description: None</text:p>
      <text:p text:style-name="P4">
Videos: []</text:p>
      <text:p text:style-name="P4">
Audios: ["<text:a xlink:type="simple" xlink:href="https://www.rfa.org/mandarin/yataibaodao/jingmao/gf-06092023095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6-09T11-51-00-04-00/000000.png" xlink:type="simple" xlink:show="embed" xlink:actuate="onLoad" draw:mime-type="image/png"/>
</draw:frame>
工业生产者出厂价格指数(PPI)创下七年多最大跌幅。图为中国联想公司的一条生产线。 <text:a xlink:type="simple" xlink:href="https://www.rfa.org/mandarin/yataibaodao/jingmao/gf-06092023095139.html/@@images/image" text:style-name="Internet_20_link" text:visited-style-name="Visited_20_Internet_20_Link">
</text:a>
美联社图片  <text:a xlink:type="simple" xlink:href="https://www.rfa.org/mandarin/yataibaodao/jingmao/gf-06092023095139.html/@@stream" text:style-name="Internet_20_link" text:visited-style-name="Visited_20_Internet_20_Link">
Audio-1-Link：https://www.rfa.org/mandarin/yataibaodao/jingmao/gf-06092023095139.html/@@stream</text:a>
</text:p>
      <text:p text:style-name="P4">
中国上月通胀回升，不过，工业生产者出厂价格指数(PPI)创下逾七年以来最大跌幅。有分析认为，拉动中国经济的"三头马车"乏力，中国经济实际上已步入通缩。</text:p>
      <text:p text:style-name="P4">
<text:a xlink:type="simple" xlink:href="https://www.rfa.org/mandarin/yataibaodao/jingmao/ec2-06072023111114.html" text:style-name="Internet_20_link" text:visited-style-name="Visited_20_Internet_20_Link">
 <text:span text:style-name="T4">
中国进出口数据表现差 靠贬值刺激进出口换外币失效</text:span>
 </text:a>
  * <text:span text:style-name="T4">
<text:a xlink:type="simple" xlink:href="https://www.rfa.org/mandarin/yataibaodao/jingmao/jw2-06062023132743.html" text:style-name="Internet_20_link" text:visited-style-name="Visited_20_Internet_20_Link">
 学者：中国失业统计失真 就业形势严峻 </text:a>
 </text:span>
</text:p>
      <text:p text:style-name="P4">
中国消费需求持续恢复，在市场供应稳定下，通胀连续三个月放缓后首度回升。</text:p>
      <text:p text:style-name="P4">
今年五月份中国居民消费价格指数(CPI)同比上升0.2%，和预期一致，但环比跌幅扩大至0.2%。</text:p>
      <text:p text:style-name="P4">
受惠于食品供应充裕，食品价格环比下降0.7%, 蛋类及猪肉价格下跌1.3%及2%，鲜菜跌幅3.4%。</text:p>
      <text:p text:style-name="P4">
不过，反映企业成本的工业生产者出厂价格指数连续八个月下降，同比下跌4.6%，跌幅是2016年2月以来最大。</text:p>
      <text:p text:style-name="P4">
根据中国国家统计局的说法，上月国际大宗商品价格下跌，国内外市场需求偏弱，加上高基数均影响上游生产物价表现。</text:p>
      <text:p text:style-name="P4">
台湾经济研究院研究员邱达生表示，疫情后，国际社会原本期望中国带动全球经济复苏，但事与愿违。</text:p>
      <text:p text:style-name="P4">
邱达生：“虽然说民间消费在去年比较低的基数下，有些增长。但是进口基本上从年初到现在都非常疲弱。出口方面，一月还不错，后来就慢慢整个疲软下来。整个复苏的情况并不好。”</text:p>
      <text:p text:style-name="P4">
台湾经济研究院研究员邱达生（图）表示，疫情后，国际社会本期望中国带动全球经济复苏，但事与愿违。（邱达生独家提供，拍摄日期不详）  <text:a xlink:type="simple" xlink:href="https://www.rfa.org/mandarin/yataibaodao/jingmao/gf-06092023095139.html/m0609gf-1.jpg" text:style-name="Internet_20_link" text:visited-style-name="Visited_20_Internet_20_Link">
</text:a>
</text:p>
      <text:p text:style-name="P4">
毕业于山东大学的金融学者司令说，拉动中国经济的“三头马车”，不仅出口陷于低迷，投资和消费也不容乐观。</text:p>
      <text:p text:style-name="P4">
司令：“全行业供过于求的情况下，基本上没有什么赚钱的领域可以投资。即使有，也是低水平的重复建设，也就是只有一些国企，收到财政部和国资委的指使，才会这样去做，民企基本上是不可能在这些领域投资。投资接下来的增长将会非常疲软，甚至出现负增长。靠投资拉动中国（今年）第二季度的经济增长，是不可能的，也不现实。”</text:p>
      <text:p text:style-name="P4">
中国今年首季经济曾出现起色，但司令说，赖以刺激经济的春节已过。现在是中国的消费淡季，内部需求疲软，工业产品内销受阻，供大于求的情况下，价格根本上不去。第二季经济增长前景黯淡。</text:p>
      <text:p text:style-name="P4">
司令：“人民币大幅贬值的情况下。（老百姓的）购买力还不如（把钱放）在银行里待着更好，还能够有一些利息。靠消费想要拉动中国第二季度经济增长，也不太现实。”</text:p>
      <text:p text:style-name="P4">
金融学者司令（图）认为，中国正逐步进入通缩，而且会持续恶化。（司令独家提供，拍摄日期不详）  <text:a xlink:type="simple" xlink:href="https://www.rfa.org/mandarin/yataibaodao/jingmao/gf-06092023095139.html/m0609gf-2.jpg" text:style-name="Internet_20_link" text:visited-style-name="Visited_20_Internet_20_Link">
</text:a>
</text:p>
      <text:p text:style-name="P4">
<text:span text:style-name="T4">
六大国有银行再度减息</text:span>
</text:p>
      <text:p text:style-name="P4">
6月8日，工商银行、农业银行等六大中国国有银行再度下调存款挂牌利率。有分析认为，这有助于压低负债成本，也可能促使民众减少储蓄，刺激消费，预料中小型银行后续也将跟进。</text:p>
      <text:p text:style-name="P4">
不过， 台湾经济学者邱达生对此并不乐观，尤其是疫情导致中国老百姓收入锐减。</text:p>
      <text:p text:style-name="P4">
邱达生：“即便疫情后，民间消费有一些拉抬复苏，但是力道不强。过去几年，中国的房地产市场出现很多问题。去年不管是中央还是地方开始放松管制，可是中国的房市还是有供过于求的现象。”</text:p>
      <text:p text:style-name="P4">
近期中国货币信贷增长较快，加上物价回落，引发中国经济是否进入通缩的议论。中国人民银行5月15日发布的报告显示，当前中国经济没有出现通缩，但金融学者司令估计，中国实际上已步入通缩。</text:p>
      <text:p text:style-name="P4">
司令：“支撑整个中国宏观经济的企业，包括很多五百强企业，在没有起色的情况下，只能缩减生产规模。缩减生产规模而价格又上不去的话，接下来就会造成更多人失业，老百姓的需求会进一步降低，恐怕工业生产者的产品需求会更加疲软，形成螺旋式通货紧缩。”</text:p>
      <text:p text:style-name="P4">
司令警告说，中国的通缩有可能逐步恶化，而且持续一段长时间。</text:p>
      <text:p text:style-name="P4">
记者：高锋 责编：陈美华、梒青 网编：洪伟</text:p>
      <text:p text:style-name="P4">
Source: <text:a xlink:type="simple" xlink:href="https://www.rfa.org/mandarin/yataibaodao/jingmao/gf-06092023095139.html" text:style-name="Internet_20_link" text:visited-style-name="Visited_20_Internet_20_Link">
https://www.rfa.org/mandarin/yataibaodao/jingmao/gf-06092023095139.html</text:a>
</text:p>
      <!--NEWS-->
      <text:h text:style-name="P10" text:outline-level="1">
<text:span text:style-name="T4">
中国施压欧盟　冀其取消对华企业限制</text:span>
</text:h>
      <text:p text:style-name="P4">
Author: None</text:p>
      <text:p text:style-name="P4">
Publisher: Radio Free Asia (Organization)</text:p>
      <text:p text:style-name="P4">
Published Time: 2023-06-09T11:57:00-04:00</text:p>
      <text:p text:style-name="P4">
Modified Time: 2023-06-09T12:05: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723682in" draw:z-index="0">
<draw:image xlink:href="../Images/rfamandarin/2023-06-09T11-57-00-04-00/000000.png" xlink:type="simple" xlink:show="embed" xlink:actuate="onLoad" draw:mime-type="image/png"/>
</draw:frame>
 欧盟旗帜飘扬在布鲁塞尔的欧盟总部前 <text:a xlink:type="simple" xlink:href="https://www.rfa.org/mandarin/Xinwen/2-06092023114025.html/@@images/image" text:style-name="Internet_20_link" text:visited-style-name="Visited_20_Internet_20_Link">
</text:a>
路透社资料图片</text:p>
      <text:p text:style-name="P4">
据彭博社报道，中国外交官近几周在布鲁塞尔和北京频繁与欧洲同行会面，试图说服欧盟官员取消对中国企业的贸易限制。</text:p>
      <text:p text:style-name="P4">
欧洲委员会上个月曾表示，委员会正考虑对八家中国企业采取限制措施，因为它们“直接支持俄罗斯的军事和工业复合体”。</text:p>
      <text:p text:style-name="P4">
有消息人士称，中国外交官为此事与欧盟官员会谈的过程中，曾威胁如果实施这些限制措施，将会采取报复措施。</text:p>
      <text:p text:style-name="P4">
中国外交部在回应媒体的置评请求时说，中国将“坚决维护中国企业进行正常贸易的权益”。</text:p>
      <text:p text:style-name="P4">
报道指出，中国总理李强按计划将于本月晚些时候访问德国，欧盟外交事务负责人何塞普·鲍雷尔也有可能在七月份访问中国，中欧之间在限制对华企业上的新一轮交锋给这些访问带来了新的复杂性。</text:p>
      <text:p text:style-name="P4">
中国驻欧盟大使傅聪上个月在中国驻欧盟使馆网站的一个采访中曾表示，希望欧盟提供证据，证明中国企业绕过欧洲对俄罗斯的制裁措施支援了俄罗斯，如果欧盟在没有证据的前提下制裁中国企业，中国必定会报复。</text:p>
      <text:p text:style-name="P4">
（责编：王允）</text:p>
      <text:p text:style-name="P4">
Source: <text:a xlink:type="simple" xlink:href="https://www.rfa.org/mandarin/Xinwen/2-06092023114025.html" text:style-name="Internet_20_link" text:visited-style-name="Visited_20_Internet_20_Link">
https://www.rfa.org/mandarin/Xinwen/2-06092023114025.html</text:a>
</text:p>
      <!--NEWS-->
      <text:h text:style-name="P10" text:outline-level="1">
<text:span text:style-name="T4">
澳加日新英美六国联合声明：反对经济胁迫和非市场做法</text:span>
</text:h>
      <text:p text:style-name="P4">
Author: None</text:p>
      <text:p text:style-name="P4">
Publisher: Radio Free Asia (Organization)</text:p>
      <text:p text:style-name="P4">
Published Time: 2023-06-09T11:59:08-04:00</text:p>
      <text:p text:style-name="P4">
Modified Time: 2023-06-09T11:59: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88615in" draw:z-index="0">
<draw:image xlink:href="../Images/rfamandarin/2023-06-09T11-59-08-04-00/000000.png" xlink:type="simple" xlink:show="embed" xlink:actuate="onLoad" draw:mime-type="image/png"/>
</draw:frame>
美国贸易代表办公室周五（6月9日）发出了澳加日新英美六国的联合声明美国贸易代表办公室周五（6月9日）发出了澳加日新英美六国的联合声明 <text:a xlink:type="simple" xlink:href="https://www.rfa.org/mandarin/Xinwen/3-06092023115806.html/@@images/image" text:style-name="Internet_20_link" text:visited-style-name="Visited_20_Internet_20_Link">
</text:a>
美国贸易代表办公室官网截图</text:p>
      <text:p text:style-name="P4">
美国贸易代表办公室周五（6月9日）发出了澳加日新英美六国的联合声明，反对牵涉贸易的经济胁迫和非市场做法。</text:p>
      <text:p text:style-name="P4">
声明说，使用牵涉贸易的经济压力和非市场导向的政策和做法威胁和破坏了基于规则的多边贸易体系，并损害国家之间的关系；这些做法同样也威胁着这些国家公民的生计，损害工人和企业，并可能破坏全球安全与稳定。</text:p>
      <text:p text:style-name="P4">
这些具体的做法包括：促进过剩产能的产业政策和做法；广泛补贴；国有或国有控股企业的歧视性和反竞争行为；任意或不合理地应用法规；强制技术转让；政府赞助的窃取商业机密；政府干预或指导商业决策；以及监管和市场透明度不足等。</text:p>
      <text:p text:style-name="P4">
这六国政府还特别反对使用与贸易和投资有关的措施或威胁，对外国政府施加压力、诱导或影响其做出或不做出决策或行动，以实现战略政治或政策目标，或阻止或干预外国政府行使其合法主权权利或选择。</text:p>
      <text:p text:style-name="P4">
声明还对在全球供应链中使用强迫劳动，包括政府赞助的强迫劳动，表示严重关切，并表示在全球贸易体系中不应容忍这样的做法。</text:p>
      <text:p text:style-name="P4">
声明敦促所有政府避免使用牵涉贸易的经济压力和非市场政策和做法，并支持基于开放、市场导向政策和原则的自由和公平贸易。</text:p>
      <text:p text:style-name="P4">
（责编：王允）</text:p>
      <text:p text:style-name="P4">
Source: <text:a xlink:type="simple" xlink:href="https://www.rfa.org/mandarin/Xinwen/3-06092023115806.html" text:style-name="Internet_20_link" text:visited-style-name="Visited_20_Internet_20_Link">
https://www.rfa.org/mandarin/Xinwen/3-06092023115806.html</text:a>
</text:p>
      <!--NEWS-->
      <text:h text:style-name="P10" text:outline-level="1">
<text:span text:style-name="T4">
网暴猛烈　三部门强调应当从重处罚</text:span>
</text:h>
      <text:p text:style-name="P4">
Author: None</text:p>
      <text:p text:style-name="P4">
Publisher: Radio Free Asia (Organization)</text:p>
      <text:p text:style-name="P4">
Published Time: 2023-06-09T12:04:00-04:00</text:p>
      <text:p text:style-name="P4">
Modified Time: 2023-06-09T12:05: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88615in" draw:z-index="0">
<draw:image xlink:href="../Images/rfamandarin/2023-06-09T12-04-00-04-00/000000.png" xlink:type="simple" xlink:show="embed" xlink:actuate="onLoad" draw:mime-type="image/png"/>
</draw:frame>
中国最高法院、最高检察院和公安部近日起草了《关于依法惩治网络暴力违法犯罪的指导意见（征求意见稿）》，向社会公开征求意见。 <text:a xlink:type="simple" xlink:href="https://www.rfa.org/mandarin/Xinwen/4-06092023120038.html/@@images/image" text:style-name="Internet_20_link" text:visited-style-name="Visited_20_Internet_20_Link">
</text:a>
网络截图</text:p>
      <text:p text:style-name="P4">
近年来中国社媒上的网暴现象日益突出。两周前武汉一小学生在校内被老师开车撞死，其母亲去学校讨说法，疑遭网暴而坠楼自尽，让网暴现象再次引起民众的关注。</text:p>
      <text:p text:style-name="P4">
据澎湃新闻网报道，为惩治网络暴力违法犯罪活动，中国最高法院、最高检察院和公安部近日起草了《关于依法惩治网络暴力违法犯罪的指导意见（征求意见稿）》，向社会公开征求意见。</text:p>
      <text:p text:style-name="P4">
指导意见指出，实施网络暴力违法犯罪，具有针对未成年人、残疾人实施的，或组织“水军”“打手”实施等等情形之一的，应当从重处罚。</text:p>
      <text:p text:style-name="P4">
指导意见还就对网络诽谤、网络侮辱、侵犯公民个人信息等行为准确适用法律作出了规定，比如：在信息网络上采取肆意谩骂、恶毒攻击、披露隐私等方式，公然侮辱他人，情节严重，符合刑法第二百四十六条规定的，以侮辱罪定罪处罚。</text:p>
      <text:p text:style-name="P4">
（责编：王允）</text:p>
      <text:p text:style-name="P4">
Source: <text:a xlink:type="simple" xlink:href="https://www.rfa.org/mandarin/Xinwen/4-06092023120038.html" text:style-name="Internet_20_link" text:visited-style-name="Visited_20_Internet_20_Link">
https://www.rfa.org/mandarin/Xinwen/4-06092023120038.html</text:a>
</text:p>
      <!--NEWS-->
      <text:h text:style-name="P10" text:outline-level="1">
<text:span text:style-name="T4">
欧盟各国就移民和难民问题达成初步协议</text:span>
</text:h>
      <text:p text:style-name="P4">
Author: 联合早报 (Person)</text:p>
      <text:p text:style-name="P4">
Publisher: 联合早报 (Organization)</text:p>
      <text:p text:style-name="P4">
Published Time: 2023-06-09T12:13</text:p>
      <text:p text:style-name="P4">
Modified Time: 2023-06-09T16:42</text:p>
      <text:p text:style-name="P4">
Description: 欧盟27国的内政部长星期四（6月8日）经过12小时的谈判，敲定了这项协议，希望终结自2015年，超过100万人横跨地中海涌入欧洲的难民潮，其中大部分难民是为了逃离叙利亚内战。</text:p>
      <text:p text:style-name="P4">
Videos: []</text:p>
      <text:p text:style-name="P4">
Audios: []</text:p>
      <text:p text:style-name="P4">
Images: []</text:p>
      <text:p text:style-name="P4">
Type: NewsArticle</text:p>
      <text:p text:style-name="P4">
Breadcrumbs: ['即时', '国际']</text:p>
      <text:p text:style-name="P4">
Keywords: ['欧盟', '移民', '难民']</text:p>
      <!--METADATA-->
      <text:p text:style-name="P4">
欧盟终于就如何分担照顾移民和难民的责任达成一项初步协议，为拖延多年的这个棘手问题制定一套应对方案。</text:p>
      <text:p text:style-name="P4">
综合彭博社和路透社报道，欧盟27国的内政部长星期四（6月8日）经过12小时的谈判，敲定了这项协议，希望终结自2015年，超过100万人横跨地中海涌入欧洲的难民潮，其中大部分难民是为了逃离<text:a xlink:type="simple" xlink:href="https://www.zaobao.com.sg/news/world/story20230508-1392286" text:style-name="Internet_20_link" text:visited-style-name="Visited_20_Internet_20_Link">
 叙利亚 </text:a>
 内战。</text:p>
      <text:p text:style-name="P4">
瑞典移民部长斯泰纳加德说，欧盟部长就庇护措施达成一致，同意允许各国自行决定是否允许庇护申请者入境，并确保各国可以按照一套程序遣返不符合入境条件者。</text:p>
      <text:p text:style-name="P4">
欧盟内政部长也同意为最易受到移民潮冲击的成员国提供支持。</text:p>
      <text:p text:style-name="P4">
根据星期四达成的临时协议，不同意接受合格移民的国家必须为欧盟接收的每个难民提供2万欧元（约2万7000新元）捐款。在欧盟27国中，两国投反对票、四国弃权。</text:p>
      <text:p text:style-name="P4">
斯泰纳加德说，这项协议是“以欧洲价值观和国际法为基础” ，德国内长费瑟尔称协议为“历史性”。</text:p>
      <text:p text:style-name="P4">
欧盟内政事务专员约翰逊在新闻发布会上说，欧盟各国“在建立信任方面取得巨大的进步。”</text:p>
      <text:p text:style-name="P4">
Source: <text:a xlink:type="simple" xlink:href="https://www.zaobao.com.sg/realtime/world/story20230609-1402626" text:style-name="Internet_20_link" text:visited-style-name="Visited_20_Internet_20_Link">
https://www.zaobao.com.sg/realtime/world/story20230609-1402626</text:a>
</text:p>
      <!--NEWS-->
      <text:h text:style-name="P10" text:outline-level="1">
<text:span text:style-name="T4">
发布“白纸运动”视频 新疆女大学生被判“宣扬极端主义罪”</text:span>
</text:h>
      <text:p text:style-name="P4">
Author: None</text:p>
      <text:p text:style-name="P4">
Publisher: Radio Free Asia (Organization)</text:p>
      <text:p text:style-name="P4">
Published Time: 2023-06-09T12:21:00-04:00</text:p>
      <text:p text:style-name="P4">
Modified Time: 2023-06-09T16:16: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5.371374in" draw:z-index="0">
<draw:image xlink:href="../Images/rfamandarin/2023-06-09T12-21-00-04-00/000000.png" xlink:type="simple" xlink:show="embed" xlink:actuate="onLoad" draw:mime-type="image/png"/>
</draw:frame>
 19岁新疆女大学生卡米莱·瓦依提（KamileWayit）去年12月在寒假返回新疆後遭帶走。 卡吾薩爾瓦伊提提供/RFA资料</text:p>
      <text:p text:style-name="P4">
19岁新疆女大学生卡米莱·瓦依提（KamileWayit）因在微信上发布白纸运动视频而于去年底被中国警方抓捕，最近传出消息，她于今年3月25日被判犯有“宣扬极端主义罪”，但刑期尚不清楚，这一罪名最高可判5年。据英国卫报网站报道，这一消息是中国外交部发言人上周向《经济学人》杂志证实的。</text:p>
      <text:p text:style-name="P4">
本台获得中国外交部给《经济学人》的答复，其中还提到，瓦依提目前正在服刑，各项合法权利得到保障。</text:p>
      <text:p text:style-name="P4">
但有知情人匿名向本台透露，瓦依提目前没有律师，而她的健康状况让人担忧。她从2017年开始就有持续做噩梦的状况，因为精神健康问题，她不得不在高中休学一年。另外，瓦依提的视力也有严重问题，本打算今年夏天在北京做手术，现在不得不拖延。</text:p>
      <text:p text:style-name="P4">
美国国务院就此事回复本台，称对中国政府继续关押瓦依提表示关切。美国呼吁中国确保尊重她的人权和基本自由，包括所有公正审判的保障，并立即无条件释放所有不当拘留的人士。</text:p>
      <text:p text:style-name="P4">
身在美国的维吾尔族人权活动家玛雅·米塔利波娃（MayaMitalipova）告诉本台，她为瓦依提的遭遇感到伤心，她要求中国政府立即释放瓦依提；她和成千上万的维吾尔族人一样是无辜的。米塔利波娃说，她将与美国国务院的官员见面，施压中国政府释放瓦依提。</text:p>
      <text:p text:style-name="P4">
（责编：王允；记者唐家婕对报道有贡献）</text:p>
      <text:p text:style-name="P4">
Source: <text:a xlink:type="simple" xlink:href="https://www.rfa.org/mandarin/Xinwen/5-06092023121938.html" text:style-name="Internet_20_link" text:visited-style-name="Visited_20_Internet_20_Link">
https://www.rfa.org/mandarin/Xinwen/5-06092023121938.html</text:a>
</text:p>
      <!--NEWS-->
      <text:h text:style-name="P10" text:outline-level="1">
<text:span text:style-name="T4">
艾尔段任命土耳其央行首位女总裁 出身华尔街</text:span>
</text:h>
      <text:p text:style-name="P4">
Publisher: 法新社</text:p>
      <text:p text:style-name="P4">
Published Time: 2023-06-09T12:32:07+00:00</text:p>
      <text:p text:style-name="P4">
Modified Time: 2023-06-09T12:20:05+00:00</text:p>
      <text:p text:style-name="P4">
Description: （法新社伊斯坦堡9日电） 土耳其总统艾尔段今天任命前美国金融圈高层艾尔康（Hafize Gaye Erkan）出任中央银行总裁。她将要对付土耳其居世界高位的通膨率，并且是土国首位女性央行总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6-09T12-32-07-00-00/000000.png" xlink:type="simple" xlink:show="embed" xlink:actuate="onLoad" draw:mime-type="image/png"/>
</draw:frame>
</text:p>
      <text:p text:style-name="P4">
法新社报导，艾尔康曾任美国加州地方银行第一共和银行（First Republic Bank）的共同执行长，以及美国高盛集团（GoldmanSachs）的董事总经理。</text:p>
      <text:p text:style-name="P4">
已展开第3届总统任期的艾尔段（Recep Tayyip Erdogan）3日公布新内阁名单，其中任命前华尔街主要券商美林公司（MerrillLynch）的经济学家希姆谢克（Mehmet Simsek）出任新一任财政部长。</text:p>
      <text:p text:style-name="P4">
希姆谢克在正义发展党（AKP）过去执政期间曾任财政部长及副总理。他反对艾尔段透过降息来力抗通膨的非常规政策，并以此闻名。</text:p>
      <text:p text:style-name="P4">
土耳其官方公报今天公布人事令后，艾尔康正式接棒前任央行总裁考哲欧鲁（Sahap Kavcioglu）的职位。</text:p>
      <text:p text:style-name="P4">
土耳其央行在考哲欧鲁的领导下，将政策利率从2021年的19%降至目前的8.5%。</text:p>
      <text:p text:style-name="P4">
土耳其今年5月的通膨率也是16个月来首次降至40%以下。</text:p>
      <text:p text:style-name="P4">
Source: <text:a xlink:type="simple" xlink:href="https://www.rfi.fr/cn/%E5%9B%BD%E9%99%85%E6%8A%A5%E9%81%93/20230609-%E8%89%BE%E5%B0%94%E6%AE%B5%E4%BB%BB%E5%91%BD%E5%9C%9F%E8%80%B3%E5%85%B6%E5%A4%AE%E8%A1%8C%E9%A6%96%E4%BD%8D%E5%A5%B3%E6%80%BB%E8%A3%81-%E5%87%BA%E8%BA%AB%E5%8D%8E%E5%B0%94%E8%A1%97" text:style-name="Internet_20_link" text:visited-style-name="Visited_20_Internet_20_Link">
https://www.rfi.fr/cn/%E5%9B%BD%E9%99%85%E6%8A%A5%E9%81%93/20230609-%E8%89%BE%E5%B0%94%E6%AE%B5%E4%BB%BB%E5%91%BD%E5%9C%9F%E8%80%B3%E5%85%B6%E5%A4%AE%E8%A1%8C%E9%A6%96%E4%BD%8D%E5%A5%B3%E6%80%BB%E8%A3%81-%E5%87%BA%E8%BA%AB%E5%8D%8E%E5%B0%94%E8%A1%97</text:a>
</text:p>
      <!--NEWS-->
      <text:h text:style-name="P10" text:outline-level="1">
<text:span text:style-name="T4">
天天踢正步 香港青少年遭遇“去极端化”</text:span>
</text:h>
      <text:p text:style-name="P4">
Author: None</text:p>
      <text:p text:style-name="P4">
Publisher: Radio Free Asia (Organization)</text:p>
      <text:p text:style-name="P4">
Published Time: 2023-06-09T12:35:00-04:00</text:p>
      <text:p text:style-name="P4">
Modified Time: 2023-06-09T12:36: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12011in" draw:z-index="0">
<draw:image xlink:href="../Images/rfamandarin/2023-06-09T12-35-00-04-00/000000.png" xlink:type="simple" xlink:show="embed" xlink:actuate="onLoad" draw:mime-type="image/png"/>
</draw:frame>
 图为香港惩教学院举办中式步操课程。 <text:a xlink:type="simple" xlink:href="https://www.rfa.org/mandarin/Xinwen/6-06092023122240.html/@@images/image" text:style-name="Internet_20_link" text:visited-style-name="Visited_20_Internet_20_Link">
</text:a>
特区政府新闻处数据图片</text:p>
      <text:p text:style-name="P4">
美国《华尔街日报》近日发表报道，揭露因参加2019年香港反送中运动而被捕的青少年在当地的青少年监舍中遭受了香港政府“去极端化”措施。</text:p>
      <text:p text:style-name="P4">
这些青少年在这样的设施里每天被强迫走正步，并被强迫参与亲中国宣传讲座和心理咨询，这些设施里还有密切的监视和惩罚系统，包括单独关押。有消息显示，到今年4月30日为止，共有871名青少年囚犯参与了该计划，其中约70%与2019年的抗议活动有关。其中一些人年仅14岁。</text:p>
      <text:p text:style-name="P4">
香港官员拒绝提供有关去极端化的任何具体细节。而据一名前狱警的说法，这个计划最终目标是在囚犯中制造一种绝望感，阻止这些年轻的前抗议者继续从事社会活动。</text:p>
      <text:p text:style-name="P4">
香港纠正罪犯服务署（CSD）的负责人黄国兴则在2月份声称，这个计划可以帮助这些青少年纠正错误的价值观。”在CSD的2021年年度报告中，该计划被称为以“脱离激进思想、灌输正确价值观”为重点的有针对性的康复计划。黄国兴还在回复香港立法会议员的质询时表示，该计划取得了“理想的结果”，因为“参与者对过去的非法行为深感懊悔”。</text:p>
      <text:p text:style-name="P4">
但研究去极端化计划的人表示，去极端化的概念已经被威权主义国家所利用。这篇报道则指出，对年轻被拘留者的这些做法是香港对任何挑战当局、倡导民主或批评中国的政治言论进行更广泛压制的一部分。</text:p>
      <text:p text:style-name="P4">
（责编：王允）</text:p>
      <text:p text:style-name="P4">
Source: <text:a xlink:type="simple" xlink:href="https://www.rfa.org/mandarin/Xinwen/6-06092023122240.html" text:style-name="Internet_20_link" text:visited-style-name="Visited_20_Internet_20_Link">
https://www.rfa.org/mandarin/Xinwen/6-06092023122240.html</text:a>
</text:p>
      <!--NEWS-->
      <text:h text:style-name="P10" text:outline-level="1">
<text:span text:style-name="T4">
反送中运动四周年:    海外港人街头抗争以外的深耕细作</text:span>
</text:h>
      <text:p text:style-name="P4">
Author: None</text:p>
      <text:p text:style-name="P4">
Publisher: Radio Free Asia (Organization)</text:p>
      <text:p text:style-name="P4">
Published Time: 2023-06-09T12:45:00-04:00</text:p>
      <text:p text:style-name="P4">
Modified Time: 2023-06-09T15:41:15-04:00</text:p>
      <text:p text:style-name="P4">
Description: None</text:p>
      <text:p text:style-name="P4">
Videos: []</text:p>
      <text:p text:style-name="P4">
Audios: ["<text:a xlink:type="simple" xlink:href="https://www.rfa.org/mandarin/yataibaodao/gangtai/al-060920231005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634345in" draw:z-index="0">
<draw:image xlink:href="../Images/rfamandarin/2023-06-09T12-45-00-04-00/000000.png" xlink:type="simple" xlink:show="embed" xlink:actuate="onLoad" draw:mime-type="image/png"/>
</draw:frame>
 2019年6月12日，大批香港示威者包围立法会，遭港警以催泪瓦斯、橡胶子弹武力镇压。 <text:a xlink:type="simple" xlink:href="https://www.rfa.org/mandarin/yataibaodao/gangtai/al-06092023100550.html/@@images/image" text:style-name="Internet_20_link" text:visited-style-name="Visited_20_Internet_20_Link">
</text:a>
（路透社图）  <text:a xlink:type="simple" xlink:href="https://www.rfa.org/mandarin/yataibaodao/gangtai/al-06092023100550.html/@@stream" text:style-name="Internet_20_link" text:visited-style-name="Visited_20_Internet_20_Link">
Audio-1-Link：https://www.rfa.org/mandarin/yataibaodao/gangtai/al-06092023100550.html/@@stream</text:a>
</text:p>
      <text:p text:style-name="P4">
四年前爆发的香港反送中运动使香港发生翻天覆地的变化。四年过去，港人虽然流散四海，但仍将在反送中运动纪念日"如水再聚"，在全球各地举办一系列纪念活动。除了集会游行之外，海外港人如何在当地深耕细作？又面对什么困难？</text:p>
      <ul>
        <li>
<text:span text:style-name="T4">
<text:a xlink:type="simple" xlink:href="https://www.rfa.org/mandarin/Xinwen/3-05222023112228.html" text:style-name="Internet_20_link" text:visited-style-name="Visited_20_Internet_20_Link">
 香港立法会议员：约150反送中运动被捕者获不起诉 </text:a>
 </text:span>
  * <text:span text:style-name="T4">
<text:a xlink:type="simple" xlink:href="https://www.rfa.org/mandarin/Xinwen/6-06122020132059.html" text:style-name="Internet_20_link" text:visited-style-name="Visited_20_Internet_20_Link">
 香港反送中运动一周年 百人同唱荣光多人被捕 </text:a>
 </text:span>
  * <text:span text:style-name="T4">
<text:a xlink:type="simple" xlink:href="https://www.rfa.org/mandarin/Xinwen/5-06222019174524.html" text:style-name="Internet_20_link" text:visited-style-name="Visited_20_Internet_20_Link">
 “反送中”抗议后 港人询问移民台湾人数大增 </text:a>
 </text:span>
  * <text:span text:style-name="T4">
<text:a xlink:type="simple" xlink:href="https://www.rfa.org/mandarin/Xinwen/3-02242023095419.html" text:style-name="Internet_20_link" text:visited-style-name="Visited_20_Internet_20_Link">
 香港惩教署：涉反送中及国安法在囚者年增26% </text:a>
 </text:span>
</li>
      </ul>
      <text:p text:style-name="P4">
4年前的6月9日，超过100万香港人走上街头，反对港府强推《逃犯条例》修订草案。港府无视民意，拒绝撤回法案后，大批示威者在6月12日包围香港立法会，遭港警以催泪瓦斯、橡胶子弹武力镇压。而612这一天，也成为香港反送中运动标志性的一天。</text:p>
      <text:p text:style-name="P4">
4年过去，香港已变得面目全非，港人也被迫流散四海。然而他们将在未来几天，在全球各地以游行集会、艺术展览等不同方式，纪念港人永志不忘的这一天。纪念活动遍布英美澳加、日台等地；单在有最多香港移民的英国，至少12个城市都将有纪念集会。</text:p>
      <text:p text:style-name="P4">
<text:span text:style-name="T4">
游行集会以外 她们以文化艺术连结港人和当地人</text:span>
</text:p>
      <text:p text:style-name="P4">
港人“如水再聚 ” 纪念这一天，在游行集会以外，不少海外港人一直在世界不同角落，在日常生活中默默耕耘。</text:p>
      <text:p text:style-name="P4">
“Hong KongMarch，中文就是‘香港三月文化节’，就是希望在我们三个筹委的政治性工作以外，可以做一些有关香港文化，和香港人身份认同的活动。”流亡英国的前香港区议员刘珈汶，在台大香港研究社一个讨论会上，分享在英国举办“香港三月文化节”的经验。她和香港前立法会议员罗冠聪，以及前香港众志副主席郑家朗组成筹委会，和英国各地港人组织举办一连串文化和艺术活动。透过香港音乐、电影、美食等方式，连结在英港人和当地民众。</text:p>
      <text:p text:style-name="P4">
流亡英国的前香港区议员刘珈汶，为英国“香港三月文化节”筹委，以一连串文化和艺术活动，连结在英港人和当地民众。 （刘珈汶提供）  <text:a xlink:type="simple" xlink:href="https://www.rfa.org/mandarin/yataibaodao/gangtai/al-06092023100550.html/m0609al-2.jpg" text:style-name="Internet_20_link" text:visited-style-name="Visited_20_Internet_20_Link">
</text:a>
</text:p>
      <text:p text:style-name="P4">
同场的香港社工许丽明，在英国雪菲尔市（Sheffield）成立了港人组织“Re-Water”。除了充满政治色彩的示威抗议、网上联署等行动外，她们也会举办亲子工作坊，和参与者一同制作代表香港抗争运动的“连猪”、“连狗”，也会在农历新年举行市集，向当地人介绍“农历新年”和“中国新年”有何不同。</text:p>
      <text:p text:style-name="P4">
香港社工许丽明在英国雪菲尔市（Sheffield）成立港人组织“Re-Water”。除了充满政治色彩的示威抗议、网上联署行动外，她们也会举办亲子工作坊等文化活动。 （许丽明提供）  <text:a xlink:type="simple" xlink:href="https://www.rfa.org/mandarin/yataibaodao/gangtai/al-06092023100550.html/m0609al-3.jpg" text:style-name="Internet_20_link" text:visited-style-name="Visited_20_Internet_20_Link">
</text:a>
</text:p>
      <text:p text:style-name="P4">
对于有声音质疑，海外港人举办这些文化活动，是否只顾吃喝玩乐，而忘记抗争？许丽明认为，生活和政治密不可分，不少在英港人家长希望通过这些活动，让下一代认识并传承香港文化，记住香港人的抗争史。</text:p>
      <text:p text:style-name="P4">
<text:span text:style-name="T4">
在海外传承和推广香港文化</text:span>
</text:p>
      <text:p text:style-name="P4">
许丽明说：“我们经常说，生活即政治。之前在伦敦，有61个香港人组织开了一个会，大家有一个清楚的共识，就是两样一起做。生活议题和政治议题并行，让人可以选择。重点就是，我们不是出去游行就能赢，我们一定要承传我们自己的历史。无论是我们的生活经验还是我们的信念，我们的任何事，其实都是要靠生活细节去保存，再经过自己的思考，然后参与实质的抗争。”</text:p>
      <text:p text:style-name="P4">
许丽明在英国雪菲尔市（Sheffield）成立的港人组织“Re-Water”，在农历新年期间举行活动，向当地人介绍“农历新年”和“中国新年”有何不同。（“Re-Water”脸书图）  <text:a xlink:type="simple" xlink:href="https://www.rfa.org/mandarin/yataibaodao/gangtai/al-06092023100550.html/m0609al-5.jpg" text:style-name="Internet_20_link" text:visited-style-name="Visited_20_Internet_20_Link">
 </text:a>
</text:p>
      <text:p text:style-name="P4">
刘珈汶解释，在英国的现实环境下，必须先以文化活动吸引本地人，再由浅入深解释香港政治情况，才能让他们认识香港社群。</text:p>
      <text:p text:style-name="P4">
刘珈汶：“因为英国本身已经是民主和政治都已很成熟的一个国家，所以这一代的英国人未必很关心政治，投票意欲甚至可能比台湾人和香港人更低，如果我们直接向他们推广政治议题，其实是不会有人理会。所以为何‘香港三月文化节’要刻意包装到很消闲、很文化，就是希望用这个包装，让本地人和非香港人更容易接受。”</text:p>
      <text:p text:style-name="P4">
<text:a xlink:type="simple" xlink:href="https://www.rfa.org/mandarin/yataibaodao/gangtai/al-06092023100550.html/m0609al-4.jpg" text:style-name="Internet_20_link" text:visited-style-name="Visited_20_Internet_20_Link">
 </text:a>
“香港三月文化节”以不同方式，连结在英港人和当地民众。 （“香港三月文化节”脸书图）  <text:a xlink:type="simple" xlink:href="https://www.rfa.org/mandarin/yataibaodao/gangtai/al-06092023100550.html/m0609al-4.jpg" text:style-name="Internet_20_link" text:visited-style-name="Visited_20_Internet_20_Link">
</text:a>
</text:p>
      <text:p text:style-name="P4">
<text:span text:style-name="T4">
被时代拆散的香港人 隔阂有待弥合</text:span>
</text:p>
      <text:p text:style-name="P4">
不过各地港人举办活动，也面对不同程度的困难。有在台港人组织的代表反映，由于居留身份问题，不少在台港人自身已面对很多困扰，因此离心力强，难以凝聚。部分人预感到自己几年后或无法在台定居而必须回港，因此也会忧虑政治风险，而对在台港人的活动却步。在台港人组织必须控制活动的风险，以尽量让更多港人可以安全参与。</text:p>
      <text:p text:style-name="P4">
许丽明表示，不少移居英国的港人找到工作后，逐步在当地建立自己的生活圈子；而疫情结束后，政治风险较低的香港移民回港探亲更容易，因而更加自我保护，使她们举办活动愈来愈困难。</text:p>
      <text:p text:style-name="P4">
不过刘珈汶认为，最大的问题，是离散港人和留下来的港人之间，因为互相不理解而形成的隔阂：“可能仍在香港的香港人，会觉得离开的香港人已经不会再理会香港的一切；海外的香港人可能又会觉得留在香港的香港人是屈服了。我认为这个最大的误解，其实是需要时间和沟通去化解，这确实是一个问题。”</text:p>
      <text:p text:style-name="P4">
她认为随着港府不断收窄自由，留下的港人接收资讯将愈来愈困难，海外港人和留下的港人之间的鸿沟也会逐步浮现，这也是港府希望达到的“分化港人”目标。她正和其他港人筹划下一个行动，希望尝试化解港人之间的误解。</text:p>
      <text:p text:style-name="P4">
香港反送中运动4周年，全球各地港人将举办游行集会、艺术展览等不同纪念活动。 （BHK宣传图）  <text:a xlink:type="simple" xlink:href="https://www.rfa.org/mandarin/yataibaodao/gangtai/al-06092023100550.html/m0609al-6-1.jpg" text:style-name="Internet_20_link" text:visited-style-name="Visited_20_Internet_20_Link">
</text:a>
  <text:span text:style-name="T4">
一切都是为了回家</text:span>
</text:p>
      <text:p text:style-name="P4">
而无论是游行集会、国际倡议，还是文化艺术活动，她们都是为了同一个目标。</text:p>
      <text:p text:style-name="P4">
刘珈汶说：“每一件我们做的事，都是为了可以回家。如果我们香港人的身份无法从中国或亚洲中突出，那其实我们做的每一件事都不会有用。所以我们希望从不同层面突出香港人的身份认同，就是希望能在国际舞台和不同国家的社会得到认可。”</text:p>
      <text:p text:style-name="P4">
许丽明和刘珈汶都认为，海外港人能在不同地方的社区扎根，同时在国际社会建立对香港人的认识和认同，日后香港重光，流散港人可以回家，她们在海外建立起的一切都不会白费。</text:p>
      <text:p text:style-name="P4">
记者：吕熙（伦敦）责编：梒青 网编：何足</text:p>
      <text:p text:style-name="P4">
Source: <text:a xlink:type="simple" xlink:href="https://www.rfa.org/mandarin/yataibaodao/gangtai/al-06092023100550.html" text:style-name="Internet_20_link" text:visited-style-name="Visited_20_Internet_20_Link">
https://www.rfa.org/mandarin/yataibaodao/gangtai/al-06092023100550.html</text:a>
</text:p>
      <!--NEWS-->
      <text:h text:style-name="P10" text:outline-level="1">
<text:span text:style-name="T4">
梅西狂潮来了  迈阿密国际队IG粉丝数暴增逾5倍</text:span>
</text:h>
      <text:p text:style-name="P4">
Publisher: 法新社</text:p>
      <text:p text:style-name="P4">
Published Time: 2023-06-09T13:02:07+00:00</text:p>
      <text:p text:style-name="P4">
Modified Time: 2023-06-09T12:50:02+00:00</text:p>
      <text:p text:style-name="P4">
Description: （法新社迈阿密9日电） 阿根廷足球巨星梅西将转战美国职业足球大联盟MLS迈阿密国际队，虽然合约尚未签订，但球迷对梅西转会已产生浓厚兴趣，迈阿密国际队的社群媒体Instagram粉丝数已暴增逾5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617581in" draw:z-index="0">
<draw:image xlink:href="../Images/rficn/2023-06-09T13-02-07-00-00/000000.png" xlink:type="simple" xlink:show="embed" xlink:actuate="onLoad" draw:mime-type="image/png"/>
</draw:frame>
</text:p>
      <text:p text:style-name="P4">
梅西（Lionel Messi）7日透露将转战迈阿密国际队（Inter Miami CF）后，这支球队的IG粉丝追踪数迄今已暴增超过5倍。</text:p>
      <text:p text:style-name="P4">
迈阿密国际队IG帐号7日早上约有90万粉丝，这项数据早已在梅西可能到来的传闻中增长。</text:p>
      <text:p text:style-name="P4">
梅西转会消息传出后不到24小时，粉丝数一路飙升到570万，目前更是有600多万粉丝追踪。</text:p>
      <text:p text:style-name="P4">
这个数字是职业美式足球联盟NFL超级杯冠军堪萨斯酋长队（Kansas City Chiefs）的2倍多，甚至超过达拉斯牛仔队（DallasCowboys）的450万粉丝数。</text:p>
      <text:p text:style-name="P4">
事实上，迈阿密国际队的IG粉丝比职业美式足球联盟、美国职棒大联盟MLB和北美职业冰球联盟NHL的任何一支球队都还多，并高于75%以上的美国职篮NBA球队。</text:p>
      <text:p text:style-name="P4">
梅西转战迈阿密国际队的消息，也大大影响美国职业足球大联盟比赛的门票市场。</text:p>
      <text:p text:style-name="P4">
迈阿密国际队主场比赛的门票平均购买价格从31美元暴增到152美元，而客场比赛的平均购买价格从94美元上扬到207美元。</text:p>
      <text:p text:style-name="P4">
迈阿密国际队8月20日对上夏洛特足球俱乐部队（Charlotte FC）的比赛，门票平均售价从18美元飙升到169美元。</text:p>
      <text:p text:style-name="P4">
这些数据肯定会使美国职业足球大联盟各球队考虑，把梅西参加的比赛转移到更大型的体育场举行。（译者：林沂锋/核稿：陈彦钧）</text:p>
      <text:p text:style-name="P4">
Source: <text:a xlink:type="simple" xlink:href="https://www.rfi.fr/cn/%E8%BF%90%E5%8A%A8%E5%A4%A9%E5%9C%B0/20230609-%E6%A2%85%E8%A5%BF%E7%8B%82%E6%BD%AE%E6%9D%A5%E4%BA%86-%E8%BF%88%E9%98%BF%E5%AF%86%E5%9B%BD%E9%99%85%E9%98%9Fig%E7%B2%89%E4%B8%9D%E6%95%B0%E6%9A%B4%E5%A2%9E%E9%80%BE5%E5%80%8D" text:style-name="Internet_20_link" text:visited-style-name="Visited_20_Internet_20_Link">
https://www.rfi.fr/cn/%E8%BF%90%E5%8A%A8%E5%A4%A9%E5%9C%B0/20230609-%E6%A2%85%E8%A5%BF%E7%8B%82%E6%BD%AE%E6%9D%A5%E4%BA%86-%E8%BF%88%E9%98%BF%E5%AF%86%E5%9B%BD%E9%99%85%E9%98%9Fig%E7%B2%89%E4%B8%9D%E6%95%B0%E6%9A%B4%E5%A2%9E%E9%80%BE5%E5%80%8D</text:a>
</text:p>
      <!--NEWS-->
      <text:h text:style-name="P10" text:outline-level="1">
<text:span text:style-name="T4">
台灣外長據報將訪歐 或與捷克總統同台</text:span>
</text:h>
      <text:p text:style-name="P4">
Author: None (Language: zh)</text:p>
      <text:p text:style-name="P4">
Publisher: None</text:p>
      <text:p text:style-name="P4">
Time: 2023-06-09T13:03:00Z</text:p>
      <text:p text:style-name="P4">
Description: 路透社引述匿名消息獨家報導，台灣外交部長吳釗燮下週將赴歐訪問，並突破性地與捷克總統同台出席外交活動，若成真料將再次引發中國不滿。捷克外交部則强調，捷克官員不會偏離既有的對台政策。</text:p>
      <text:p text:style-name="P4">
Videos: []</text:p>
      <text:p text:style-name="P4">
Images: []</text:p>
      <text:p text:style-name="P4">
Subject: 时政风云</text:p>
      <text:p text:style-name="P4">
Subjects: ['捷克', '希腊债务危机', '欧债危机', '欧盟', '乌克兰', '岛屿主权争端', '马英九', '专题报道：全景观看“习马会”', '诺贝尔奖', '欧洲难民危机']</text:p>
      <text:p text:style-name="P4">
Keywords: ['捷克', '欧盟', '台湾', '岛屿主权争议', '台海局势']</text:p>
      <text:p text:style-name="P4">
ID: 65864520</text:p>
      <!--METADATA-->
      <text:p text:style-name="P4">
<text:a xlink:type="simple" xlink:href="https://www.dw.com/zh/overlay/image/article/65864520/62988476" text:style-name="Internet_20_link" text:visited-style-name="Visited_20_Internet_20_Link">
 </text:a>
</text:p>
      <text:p text:style-name="P4">
台灣外交部長吳釗燮2022年曾接受DW專訪</text:p>
      <text:p text:style-name="P4">
（德國之聲中文網）路透社週四（6月8日）引述4位知情人士說法報導，台灣外交部長吳釗燮下週將赴歐進行未事先宣布的訪問，還將與捷克總統一起出席一場突破性的外交活動。</text:p>
      <text:p text:style-name="P4">
根據路透社，其中2名匿名知情人士表示，吳釗燮將出席6月14日在布拉格舉行的安全會議，並在捷克總統帕維爾（PetrPavel）為該活動揭幕後發表談話。其中一位知情人士稱，歐洲領導人通常不會與台灣高級官員同台，因此此次的安排非常不尋常。</text:p>
      <text:p text:style-name="P4">
台灣中央社指，此會議是捷克智庫「歐洲價值安全政策中心」（European Values Center for SecurityPolicy）舉辦的「2023歐洲價值高峰會」（European Values Summit2023），吳釗燮去年曾以視訊在該峰會致詞。今年議程中，緊接在帕維爾後致詞的「特別貴賓」尚未公布。</text:p>
      <text:p text:style-name="P4">
</text:p>
      <text:p text:style-name="P4">
捷克總統帕維爾（資料照）</text:p>
      <text:p text:style-name="P4">
法新社則援引會議組織者消息稱，吳釗燮將在會議上發言，但是並未明確指出具體的形式。</text:p>
      <text:p text:style-name="P4">
路透社的其他2位消息人士稱，吳釗燮還將訪問歐盟總部布魯塞爾，但拒絕透露細節。</text:p>
      <text:p text:style-name="P4">
台灣外交部發言人劉永健在報導刊出後同日向台灣中央社表示，對吳釗燮訪歐的報導沒有評論。</text:p>
      <text:p text:style-name="P4">
負責歐盟外交事務的「歐洲對外事務部」拒絕就吳釗燮訪問布魯塞爾的報導置評，僅稱：「我們無權就第三方的訪問和活動進行溝通討論」。</text:p>
      <text:p text:style-name="P4">
捷克外交部則確認了吳釗燮即將到訪，並强調捷克官員不會偏離既有的對台政策。</text:p>
      <text:h text:style-name="P12" text:outline-level="3">
<text:span text:style-name="T4">
北京：歐洲應當恪守一中原則</text:span>
</text:h>
      <text:p text:style-name="P4">
中國外交部發言人汪文斌6月9日在例行記者會上就吳釗燮即將訪歐的消息表示，歐洲應當“恪守在一個中國原則上對中方所作的莊重承諾，不爲‘台獨’勢力張目、不以任何名義同台灣地區進行官方往來。”“我們也正告台灣民進黨當局，任何分裂行徑和‘挾洋自重’圖謀都注定以失敗告終。”</text:p>
      <text:p text:style-name="P4">
2021年，吳釗燮曾訪問捷克、斯洛伐克，期間他在斯國首都布拉迪斯拉發（Bratislava）的一場智庫活動上發表演講，並會見布拉格市長賀瑞普（ZdenekHrib）等當地官員。此外，吳釗燮在該次歐陸之旅中，也低調訪問過布魯塞爾。</text:p>
      <text:p text:style-name="P4">
2019年，他也曾訪歐，並在丹麥的「哥本哈根民主峰會」（Copenhagen Democracy Summit）上發表演說。</text:p>
      <text:h text:style-name="P12" text:outline-level="3">
<text:span text:style-name="T4">
中、東歐與台親近</text:span>
</text:h>
      <text:p text:style-name="P4">
台灣在歐洲雖僅有梵蒂岡一個邦交國，但卻與多個歐洲國家保持廣泛的非正式關係，近年——尤其在俄羅斯入侵烏克蘭後——中、東歐國家也積極表達支持台灣。</text:p>
      <text:p text:style-name="P4">
今年1月， <text:a xlink:type="simple" xlink:href="https://www.dw.com/zh/zh/捷克新總統帕維爾台灣總統主動邀請通話/a-64587924" text:style-name="Internet_20_link" text:visited-style-name="Visited_20_Internet_20_Link">
 帕維爾在當選捷克總統後不久，即與台灣總統蔡英文通話</text:a>
 ，令中國頗為光火。3月， <text:a xlink:type="simple" xlink:href="https://www.dw.com/zh/zh/赴台立法院演说-捷克议长与台湾同舟共济/a-65133024" text:style-name="Internet_20_link" text:visited-style-name="Visited_20_Internet_20_Link">
捷克眾議院議長艾達莫娃（Markéta Pekarová Adamová），率領超過150人的大型訪問團來台</text:a>
，還赴台灣立法院演說，稱與台灣同舟共濟，是首位在台灣立法院演說的非邦交國女性國會議長。</text:p>
      <text:p text:style-name="P4">
2021年，台灣與立陶宛互設辦事處一事亦激怒中國， <text:a xlink:type="simple" xlink:href="https://www.dw.com/zh/zh/与中国陷外交争端立陶宛将向欧盟求援/a-60148747" text:style-name="Internet_20_link" text:visited-style-name="Visited_20_Internet_20_Link">
 北京因此降低與立陶宛的外交關係</text:a>
、祭出大規模經濟制裁。歐盟為防中國等國家再以經濟手段脅迫、干預歐盟成員國的政治決策，本月稍早開始商議推出一套 <text:a xlink:type="simple" xlink:href="https://www.dw.com/zh/zh/欧盟出台反制工具-对外来经济胁迫说不/a-65849853" text:style-name="Internet_20_link" text:visited-style-name="Visited_20_Internet_20_Link">
 經濟反制工具</text:a>
 。外界認為，此事與立陶宛事件有一定關聯。</text:p>
      <text:h text:style-name="P12" text:outline-level="3">
<text:span text:style-name="T4">
專訪台灣外長吳釗燮：相信民主國家都反對北京挑釁</text:span>
</text:h>
      <text:p text:style-name="P4">
<text:span text:style-name="T5">
（綜合報導）</text:span>
</text:p>
      <text:p text:style-name="P4">
Source: <text:a xlink:type="simple" xlink:href="https://www.dw.com/zh/台灣外長據報將訪歐-或與捷克總統同台/a-65864520" text:style-name="Internet_20_link" text:visited-style-name="Visited_20_Internet_20_Link">
https://www.dw.com/zh/台灣外長據報將訪歐-或與捷克總統同台/a-65864520?maca=chi-rss-chi-all-1127-rdf</text:a>
</text:p>
      <!--NEWS-->
      <text:h text:style-name="P10" text:outline-level="1">
<text:span text:style-name="T4">
在俄罗斯占领的赫尔松，洪水援助迟迟未到：居民</text:span>
</text:h>
      <text:p text:style-name="P4">
Author: 美联社</text:p>
      <text:p text:style-name="P4">
Publisher: Al Jazeera</text:p>
      <text:p text:style-name="P4">
Published Time: 2023-06-09T13:13:16</text:p>
      <text:p text:style-name="P4">
Modified Time: 2023-06-09T13:13:16</text:p>
      <text:p text:style-name="P4">
Description: 几天来，一名乌克兰少年一直在阁楼上等待，就在她所在的被洪水淹没小镇的街道上，与她 83 岁的祖父和另外两位老人一起原地踏步，并希望获得帮助，以逃避灾难性大坝坍塌带来的洪水。</text:p>
      <text:p text:style-name="P4">
Images: ["<text:a xlink:type="simple" xlink:href="https://chinese.aljazeera.net/wp-content/uploads/2023/06/1-1686315809.png" text:style-name="Internet_20_link" text:visited-style-name="Visited_20_Internet_20_Link">
1-1686315809.png</text:a>
", "<text:a xlink:type="simple" xlink:href="https://chinese.aljazeera.net/wp-content/uploads/2023/06/1-1686315932.jpg" text:style-name="Internet_20_link" text:visited-style-name="Visited_20_Internet_20_Link">
1-1686315932.jpg</text:a>
", "<text:a xlink:type="simple" xlink:href="https://chinese.aljazeera.net/wp-content/uploads/2023/06/1-1686315976.png" text:style-name="Internet_20_link" text:visited-style-name="Visited_20_Internet_20_Link">
1-1686315976.png</text:a>
", "<text:a xlink:type="simple" xlink:href="https://chinese.aljazeera.net/wp-content/uploads/2023/06/1-1686316054.png" text:style-name="Internet_20_link" text:visited-style-name="Visited_20_Internet_20_Link">
1-1686316054.png</text:a>
", "<text:a xlink:type="simple" xlink:href="https://chinese.aljazeera.net/wp-content/uploads/2023/06/1-1686316161.png" text:style-name="Internet_20_link" text:visited-style-name="Visited_20_Internet_20_Link">
1-168631616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87" text:anchor-type="as-char" svg:width="6.9236in" svg:height="4.612736in" draw:z-index="0">
<draw:image xlink:href="../Images/Aljazeera Chinese/2023-06-09T13-13-16/1-1686315809.png" xlink:type="simple" xlink:show="embed" xlink:actuate="onLoad" draw:mime-type="image/png"/>
</draw:frame>
卡霍夫卡大坝倒塌后，乌克兰赫尔松的街道被洪水淹没（美联社）</text:p>
      <text:p text:style-name="P4">
几天来，一名乌克兰少年一直在阁楼上等待，就在她所在的被洪水淹没小镇的街道上，与她 83岁的祖父和另外两位老人一起原地踏步，并希望获得帮助，以逃避灾难性大坝坍塌带来的洪水。</text:p>
      <text:p text:style-name="P4">
但根据被困人员和他们绝望的乌克兰救援人员的说法，奥列什基的救援进展缓慢，这是一个俄罗斯占领的城镇，与赫尔松市隔着第聂伯河，战前人口为 24000人，他们表示，俄罗斯军队正在夺取救援人员的船只，据说，士兵只会帮助持有俄罗斯护照的人。</text:p>
      <text:p text:style-name="P4">
一名志愿者雅罗斯拉夫·瓦西里耶夫表示，“俄罗斯士兵站在检查站，阻止（救援人员）接近受灾最严重的地区并带走船只，”并补充说，“他们害怕破坏者，他们怀疑每个人。”</text:p>
      <text:p text:style-name="P4">
因此，19 岁的叶克塔丽娜·巴特和她的三位老人只是等待，还有数千人被认为被洪水困在了赫尔松地区 600 平方公里（230平方英里）的洪水中，官员们表示，大约三分之二的洪水区域位于俄罗斯占领的领土内。</text:p>
      <text:p text:style-name="P4">
阁楼上的那些人没有电，没有自来水，也没有食物，叶克塔丽娜·巴特的手机也没电了。</text:p>
      <text:p text:style-name="P4">
叶克塔丽娜·巴特在简短的电话采访中表示，“我们担心没有人会知道我们的死讯，”她的声音颤抖着。</text:p>
      <text:p text:style-name="P4">
叶克塔丽娜·巴特表示，“我们周围的一切都被淹没了，”她并表示，“还是没救了。”她补充说，她中风的祖父快没药了，和她在一起的一位妇女是邻居的祖母，她无法独自行动。</text:p>
      <text:p text:style-name="P4">
其他人则被拒之门外。</text:p>
      <text:p text:style-name="P4">
<draw:frame draw:style-name="fr1" draw:name="Image188" text:anchor-type="as-char" svg:width="6.9236in" svg:height="3.826739in" draw:z-index="0">
<draw:image xlink:href="../Images/Aljazeera Chinese/2023-06-09T13-13-16/1-1686315932.jpg" xlink:type="simple" xlink:show="embed" xlink:actuate="onLoad" draw:mime-type="image/jpeg"/>
</draw:frame>
 赫尔松洪水：乌克兰总统泽连斯基访问受灾地区</text:p>
      <text:p text:style-name="P4">
维多利亚·米罗诺娃-巴卡表示，她一直在德国与困在洪水地区的亲属保持联系。</text:p>
      <text:p text:style-name="P4">
维多利亚·米罗诺娃-巴卡告诉美联社说，“我的亲戚说，俄罗斯士兵今天要乘船来我家，但他们说他们只会带走那些持有俄罗斯护照的人，”她的祖母、姑姑和其他十几个人正在一栋两层楼的阁楼上避难。</text:p>
      <text:p text:style-name="P4">
俄罗斯占领的乌克兰的生活细节往往不清楚，美联社无法独立核实扣押船只的报道或只有俄罗斯人被疏散的报道，但该说法与俄罗斯独立媒体的报道一致。</text:p>
      <text:p text:style-name="P4">
这与大坝坍塌淹没的乌克兰控制领土形成鲜明对比，那里的当局积极疏散了平民并运来了应急物资，周四，乌克兰总统泽连斯基前往该地区评估损失，克里姆林宫发言人德米特里·佩斯科夫告诉记者说，俄罗斯总统弗拉基米尔·普京“目前没有计划”访问受影响的莫斯科占领区。</text:p>
      <text:p text:style-name="P4">
<draw:frame draw:style-name="fr1" draw:name="Image189" text:anchor-type="as-char" svg:width="6.9236in" svg:height="4.837528in" draw:z-index="0">
<draw:image xlink:href="../Images/Aljazeera Chinese/2023-06-09T13-13-16/1-1686315976.png" xlink:type="simple" xlink:show="embed" xlink:actuate="onLoad" draw:mime-type="image/png"/>
</draw:frame>
卡霍夫卡大坝决堤后，乌克兰救援人员从洪水泛滥的地区疏散居民（路透）</text:p>
      <text:p text:style-name="P4">
自去年年初俄罗斯入侵乌克兰以来，该地区遭受了巨大的苦难，有时甚至会遭受无情的大炮和导弹袭击。</text:p>
      <text:p text:style-name="P4">
最近的一场灾难始于周二，当时，位于奥列什基上游约 80 公里（50 英里）处的卡霍夫卡水电站大坝倒塌，使洪水沿着第聂伯河流下并穿过战争前线。</text:p>
      <text:p text:style-name="P4">
官员们表示，已经从河流两岸的数十个被淹没的城镇和村庄疏散了 6000 多人，但对于这个曾经有数万人居住的地区来说，这场灾难的真正规模仍不明朗。</text:p>
      <text:p text:style-name="P4">
至少有 14 人在洪水中丧生，许多人无家可归，数万人没有饮用水。</text:p>
      <text:p text:style-name="P4">
洪水毁坏了庄稼，转移了地雷，造成了广泛的环境破坏，并为长期电力短缺埋下了伏笔。</text:p>
      <text:p text:style-name="P4">
乌克兰称俄罗斯用炸药炸毁了大坝，而俄罗斯指责乌克兰用导弹袭击摧毁了大坝。</text:p>
      <text:p text:style-name="P4">
周三，美联社的一支无人机飞越了大坝残骸，没有发现任何典型的轰炸痕迹或弹片伤痕，大坝本身的大部分现在都被淹没了，美联社的图像提供了有限的快照，因此，很难排除任何情况，大坝也因俄罗斯人的疏忽而削弱，几周来，河水一直在冲刷它，自2022 年 2 月入侵以来，它一直处于俄罗斯的控制之下。</text:p>
      <text:p text:style-name="P4">
<draw:frame draw:style-name="fr1" draw:name="Image190" text:anchor-type="as-char" svg:width="6.9236in" svg:height="3.875418in" draw:z-index="0">
<draw:image xlink:href="../Images/Aljazeera Chinese/2023-06-09T13-13-16/1-1686316054.png" xlink:type="simple" xlink:show="embed" xlink:actuate="onLoad" draw:mime-type="image/png"/>
</draw:frame>
 在这张从俄罗斯控制的赫尔松地区政府于 2023 年6 月 7 日周三发布的视频中拍摄的讲义照片中，卡霍夫卡大坝倒塌后，新卡霍夫卡的中央广场被淹没（美联社）</text:p>
      <text:p text:style-name="P4">
使悲剧雪上加霜的是，俄罗斯一直在炮击受洪水袭击的地区，包括前线城市赫尔松，周四，俄罗斯的炮击声在赫尔松的一个广场不远处回响，紧急救援人员和志愿者正在那里分发援助物资，据乌克兰官员称，该市的一些疏散点遭到袭击，造成9 人受伤。</text:p>
      <text:p text:style-name="P4">
洪水不可逆转地改变了下游的景观，并改变了这场持续 15 个月的战争态势。</text:p>
      <text:p text:style-name="P4">
奥列什基市长耶夫亨·雷舒克表示，到周四下午水位开始下降，但该市大约 90% 的地区仍被洪水淹没。</text:p>
      <text:p text:style-name="P4">
雷舒克在俄罗斯军队试图强迫他合作后逃离，但他仍与城市内外的人们保持密切联系。</text:p>
      <text:p text:style-name="P4">
俄罗斯表示正在帮助该地区的平民，莫斯科任命的地区州长弗拉基米尔·萨尔多声称至少有 4000人已从洪水区撤离，他分享了一段视频，显示为撤离人员准备的避难所里的空床。</text:p>
      <text:p text:style-name="P4">
雷舒克驳斥了这种说法。</text:p>
      <text:p text:style-name="P4">
雷舒克表示，一些试图离开水灾区的人被俄罗斯士兵强行赶回，他们指责他们是“侍者”——等待乌克兰夺回该地区控制权的人。</text:p>
      <text:p text:style-name="P4">
他并补充说，其他人打电话给俄罗斯控制的紧急服务部门，被告知他们必须等待帮助。</text:p>
      <text:p text:style-name="P4">
雷舒克表示，“就是这样，”他并补充说，“昨天，一些俄罗斯人早上来了，把几个人从屋顶上带下来，拍了一段视频，然后离开了，这就是他们今天所做的一切。”</text:p>
      <text:p text:style-name="P4">
帮助措施已经分散了。</text:p>
      <text:p text:style-name="P4">
<draw:frame draw:style-name="fr1" draw:name="Image191" text:anchor-type="as-char" svg:width="6.9236in" svg:height="6.9236in" draw:z-index="0">
<draw:image xlink:href="../Images/Aljazeera Chinese/2023-06-09T13-13-16/1-1686316161.png" xlink:type="simple" xlink:show="embed" xlink:actuate="onLoad" draw:mime-type="image/png"/>
</draw:frame>
 俄乌战争  卡霍夫卡大坝爆炸  卡霍夫卡大坝倒塌引发洪水后，约有 42000 人处于危险之中，水库的水为南部的克里米亚半岛以及上游的扎波罗热核电站提供淡水（半岛电视台）</text:p>
      <text:p text:style-name="P4">
例如，乌克兰军方的镜头显示，他们的部队从一架无人机上向一个男孩和他的母亲和姐姐被困在奥列什基附近他们家的阁楼里扔了一瓶水，据国家警察报道，乌克兰士兵后来将这家人和他们的宠物疏散到赫尔松市。</text:p>
      <text:p text:style-name="P4">
在加密应用程序 Telegram上交流的志愿者组织大部分帮助，这些群组中每隔几分钟就会出现一次关于被困人员的信息，这些人员通常被困在他们的屋顶上，大多数是被困者亲戚在计较安全的地方发送的消息。</text:p>
      <text:p text:style-name="P4">
只有这些志愿者团体中的一个有一张地图，上面显示了 1000 多个寻找和营救人员的请求，其中大部分是在奥列什基和附近的 Hola Prystan 镇。</text:p>
      <text:p text:style-name="P4">
一名帮助其中一个团体的妇女与一名美联社记者分享了一条信息，由于害怕俄罗斯占领者的报复，她要求匿名。</text:p>
      <text:p text:style-name="P4">
消息中谈及，“我们正在寻找一个名叫谢尔希·博尔佐夫的人，”并补充说，“他被找到了，但不幸的是，他遇难了，我们向亲属表示哀悼。”</text:p>
      <text:p text:style-name="P4">
Source: <text:a xlink:type="simple" xlink:href="https://chinese.aljazeera.net/news/war-in-ukraine/2023/6/9/%e5%9c%a8%e4%bf%84%e7%bd%97%e6%96%af%e5%8d%a0%e9%a2%86%e7%9a%84%e8%b5%ab%e5%b0%94%e6%9d%be%e6%b4%aa%e6%b0%b4%e6%8f%b4%e5%8a%a9%e8%bf%9f%e8%bf%9f%e6%9c%aa%e5%88%b0%e5%b1%85%e6%b0%91" text:style-name="Internet_20_link" text:visited-style-name="Visited_20_Internet_20_Link">
https://chinese.aljazeera.net/news/war-in-ukraine/2023/6/9/%e5%9c%a8%e4%bf%84%e7%bd%97%e6%96%af%e5%8d%a0%e9%a2%86%e7%9a%84%e8%b5%ab%e5%b0%94%e6%9d%be%e6%b4%aa%e6%b0%b4%e6%8f%b4%e5%8a%a9%e8%bf%9f%e8%bf%9f%e6%9c%aa%e5%88%b0%e5%b1%85%e6%b0%91</text:a>
</text:p>
      <!--NEWS-->
      <text:h text:style-name="P10" text:outline-level="1">
<text:span text:style-name="T4">
日本呼吁东京家庭和工业 夏季节省用电</text:span>
</text:h>
      <text:p text:style-name="P4">
Author: 联合早报 (Person)</text:p>
      <text:p text:style-name="P4">
Publisher: 联合早报 (Organization)</text:p>
      <text:p text:style-name="P4">
Published Time: 2023-06-09T13:38</text:p>
      <text:p text:style-name="P4">
Modified Time: 2023-06-09T13:38</text:p>
      <text:p text:style-name="P4">
Description: 日本政府星期五（6月9日）呼吁东京地区的家庭和工业，7月和8月节省用电，以确保夏季用电高峰期的供电维持稳定，但没有设定任何数字目标。路透社报道，去年夏天日本政府要求全国范围节电，根...</text:p>
      <text:p text:style-name="P4">
Videos: []</text:p>
      <text:p text:style-name="P4">
Audios: []</text:p>
      <text:p text:style-name="P4">
Images: []</text:p>
      <text:p text:style-name="P4">
Type: NewsArticle</text:p>
      <text:p text:style-name="P4">
Breadcrumbs: ['即时', '国际']</text:p>
      <text:p text:style-name="P4">
Keywords: ['日本', '东京', '东京电力公司', '电力']</text:p>
      <!--METADATA-->
      <text:p text:style-name="P4">
日本政府星期五（6月9日）呼吁东京地区的家庭和工业，7月和8月节省用电，以确保夏季用电高峰期的供电维持稳定，但没有设定任何数字目标。</text:p>
      <text:p text:style-name="P4">
路透社报道，去年夏天日本政府要求全国范围节电，根据日本工业部5月份的预测，今年夏天大部分地区的用电需求预计不会比去年夏天来得紧张。</text:p>
      <text:p text:style-name="P4">
不过，工业部还是决定要求由东京电力公司供电的东京首都圈，确保下来两个月的用电量维持在“合理范围”，因为电力储备比率预计将低于5%，接近稳定供应所需的3%比率。</text:p>
      <text:p text:style-name="P4">
如果出现十年一遇的热浪情况，估计东京首都圈7月份和8月份的电力储备比率分别为3.1% 和4.8%，其他地区这两个月的电力储备比率估计将在5%以上。</text:p>
      <text:p text:style-name="P4">
3%以下的电力储备比率将面临缺电或停电的风险。</text:p>
      <text:p text:style-name="P4">
Source: <text:a xlink:type="simple" xlink:href="https://www.zaobao.com.sg/realtime/world/story20230609-1402645" text:style-name="Internet_20_link" text:visited-style-name="Visited_20_Internet_20_Link">
https://www.zaobao.com.sg/realtime/world/story20230609-1402645</text:a>
</text:p>
      <!--NEWS-->
      <text:h text:style-name="P10" text:outline-level="1">
<text:span text:style-name="T4">
长平观察:  国企领导“牵手门”和富得发愁的“油三代”</text:span>
</text:h>
      <text:p text:style-name="P4">
Author: None (Language: zh)</text:p>
      <text:p text:style-name="P4">
Publisher: None</text:p>
      <text:p text:style-name="P4">
Time: 2023-06-09T13:51:00Z</text:p>
      <text:p text:style-name="P4">
Description: 一段街拍视频摇身一变成为反腐教材，举国上下齐心协力“打小三”。时评作家长平认为，这场舆论中最有价值的讨论，是对“‘油三代’血液里流淌的石油情怀”的揭底。</text:p>
      <text:p text:style-name="P4">
Videos: []</text:p>
      <text:p text:style-name="P4">
Images: []</text:p>
      <text:p text:style-name="P4">
Subject: 时政风云</text:p>
      <text:p text:style-name="P4">
Subjects: []</text:p>
      <text:p text:style-name="P4">
Keywords: ['六四事件', '专题报道：六四30周年', '周永康']</text:p>
      <text:p text:style-name="P4">
ID: 65871174</text:p>
      <!--METADATA-->
      <text:p text:style-name="P4">
<text:a xlink:type="simple" xlink:href="https://www.dw.com/zh/overlay/image/article/65871174/65871774" text:style-name="Internet_20_link" text:visited-style-name="Visited_20_Internet_20_Link">
 </text:a>
</text:p>
      <text:p text:style-name="P4">
中石油一家全资子公司的党委书记、总经理胡继勇与一名年轻女子牵手逛街的视频迅速发酵（资料图片）</text:p>
      <text:p text:style-name="P4">
（德国之声中文网）成都是好地方。近几日，这句话在中国舆论场别有意味。 <text:a xlink:type="simple" xlink:href="https://www.dw.com/zh/zh/国企领导牵手门为何发酵如此快/a-65859788" text:style-name="Internet_20_link" text:visited-style-name="Visited_20_Internet_20_Link">
 一段成都时尚街区太古里街拍视频火遍社交媒体。</text:a>
视频长度只有十余秒，却讲述了一个欲说还休的情爱故事：一名身着粉红T恤的中年男子与一名身着粉红花裙的年轻女子牵手逛街，男子似乎故意脱手，女子慎怨着坚持挽上。</text:p>
      <text:p text:style-name="P4">
现实超越想象。就在视频发布的当天，浪漫街拍摇身一变成为反腐教材。中石油北京项目管理公司微信公众号发布情况通报称，涉事人员（男子）胡继勇被免去寰球项目管理公司执行董事、党委书记、总经理职务，并接受公司纪委核查。涉事女子董小姐也被网民挖出，是胡继勇的下属，一名技术部员工。</text:p>
      <text:p text:style-name="P4">
董小姐虽然是国企一名“普通员工”，却一直在社交媒体炫富，捎带暗示自己的地下情。比如一则信息称：“5.20秀不了恩爱，所以提前一天发个五个月43万的账单吧。”她接着补充说：“恋爱不一定开心，但每个月花个八九万是挺开心的。”显然，这些令人乍舌的消费和炫富仍然不能令她开心，还是要出来秀秀恩爱。</text:p>
      <text:p text:style-name="P4">
结果，最开心的是“吃瓜群众”。没有什么比看着权势者出丑更让普通民众高兴的事了。一个国企垄断集团的中高层干部，是最合适的围观对象。再大一点的“瓜”， <text:a xlink:type="simple" xlink:href="https://www.dw.com/zh/zh/长平观察张高丽在哪里/a-60006252" text:style-name="Internet_20_link" text:visited-style-name="Visited_20_Internet_20_Link">
比如前政治局常委张高丽性侵网球名将彭帅 </text:a>
，当局不让看，很多人看到了也不敢转发。</text:p>
      <text:p text:style-name="P4">
</text:p>
      <text:p text:style-name="P4">
本文作者、时评作家长平</text:p>
      <text:p text:style-name="P4">
对当局来说，这是一个送上门来的“腐败案例”，正好显示一下反腐行动的雷厉风行。尽管“与多名女性发生或保持不正当性关系”已成为网友口中的“我党的优良传统”。但是，与此同时，习近平要求“发挥妇女在社会生活和家庭生活中的独特作用，发挥妇女在弘扬中华民族家庭美德、树立良好家风方面的独特作用”。在被党允许的范围内“打小三”更是上下齐心、利国利民的丰功伟业。董小姐的无聊炫富让人既愤怒又不齿，但也有网民围观她的身材，感慨“哪个干部禁得住这种诱惑！”</text:p>
      <text:h text:style-name="P12" text:outline-level="3">
<text:span text:style-name="T4">
“‘油三代’血液里流淌的石油情怀”</text:span>
</text:h>
      <text:p text:style-name="P4">
网民发现，董小姐的富有并不仅仅是因为当“小三”——仅仅靠当“小三”发财致富的女人到底有几个？她来自“新中国”的“石油世家”，是“油腻腻的三代石油人的故事”主角之一。锦衣玉食之中，她也有自己的焦虑。她在社交媒体上写道：“同学聚会让我更认识到自己是被怎样羡慕的。一切不费吹灰之力，以别人奋斗的终点为起点。我突然明白近日焦虑的主因不是会被国企拴住不得自由，而是不论我如何努力都不能与父辈一样优秀的无力感”，“被高山阴影笼罩的一切都黯然失色”。</text:p>
      <text:p text:style-name="P4">
这引出了这场舆论中最有价值的讨论，那就是对媒体中常常以“忠诚与奉献”话语模式报道的“三代国企人”故事的揭底。不仅有三代石油人，还有三代铁路人，三代供水人，三代电力人，三代烟草人，三代银行人，三代邮政人，三代税务人，四代税务人……例如，“三代烟草人的传承与守望”、“‘油三代’血液里流淌的石油情怀”……</text:p>
      <text:p text:style-name="P4">
一代一代地占据高收入垄断行业位置，还要包装成“感动中国”的爱国主义教育。有多少底层家庭的子女，都想要帮董小姐分担一些“高山阴影”啊！</text:p>
      <text:p text:style-name="P4">
</text:p>
      <text:p text:style-name="P4">
时评作家长平认为，这场舆论中最有价值的讨论，是对“‘油三代’血液里流淌的石油情怀”的揭底</text:p>
      <text:p text:style-name="P4">
网民们想起了“两代快递人”的故事：北漂骑手钱灏奋斗20年，供养儿子钱坤大学毕业，但工作难找，最后父子二人成了同事，一起做骑手送外卖。个人奋斗与结构化的社会不公相比，有如鸡蛋撞高墙。</text:p>
      <text:h text:style-name="P12" text:outline-level="3">
<text:span text:style-name="T4">
“和我在成都街头/天安门广场走一走”</text:span>
</text:h>
      <text:p text:style-name="P4">
被这场舆论狂欢所掩盖的，是人人噤声的“六四”三十四周年纪念。在今天的成都太古里，大概不会有人会想起来，在1990年4月的崔健成都演唱会上，崔健高喊“希望我们上次听到的枪声真的是最后一枪！”</text:p>
      <text:p text:style-name="P4">
<text:span text:style-name="T4">
延申阅读——<text:a xlink:type="simple" xlink:href="https://www.dw.com/zh/zh/长平观察屠杀发生不止一次/a-65819533" text:style-name="Internet_20_link" text:visited-style-name="Visited_20_Internet_20_Link">
 长平观察：屠杀发生不止一次 </text:a>
 </text:span>
</text:p>
      <text:p text:style-name="P4">
一位更应该登上所有媒体头条的女子，却悄无声息地消失了——2023年6月3日，北京发生了和“四通桥抗议”同样勇敢的抗议行动：一名女子在“鸟巢”（国家体育场）外塔上挥舞绘有美国国旗的标语并抛洒传单，呼吁“我们应该忠于的是正确的价值观，而不是忠于哪个政党”。</text:p>
      <text:p text:style-name="P4">
另一位女子也应该长时间居于热搜榜首，她就是知名博主编程随想（阮晓寰）的妻子贝女士。阮晓寰先生因为发表一系列批评中共政权的文章，2023年2月被当局以煽动颠覆国家政权罪一审判刑七年。原本定于在5月22日前完成的二审延期。<text:a xlink:type="simple" xlink:href="https://www.dw.com/zh/zh/编程随想妻子贝女士希望二审公正公开/a-65719245" text:style-name="Internet_20_link" text:visited-style-name="Visited_20_Internet_20_Link">
 贝女士为丈夫奔走呼告，并通过推特账号发布信息，希望得到网民的关注与声援。</text:a>
5月30日，贝女士与外界失联。6月7日，她的推特账号 @ruanxiaohu32309 被注销。有报道称，她曾被警方带走，受警方控制。</text:p>
      <text:p text:style-name="P4">
北京歌手赵雷的一首《成都》曾风行网络。有网民称，本周国企领导“牵手门”视频，终于为这首好听的歌曲配上了最佳画面。因此，这首歌曲再次流行起来。歌中唱道：“和我在成都的街头走一走/直到所有的灯都熄灭了也不停留/你会挽着我的衣袖/我会把手揣进裤兜/走到玉林路的尽头/坐在小酒馆的门口……”</text:p>
      <text:p text:style-name="P4">
中国民众听不到的是Youtube博主@木白狂想曲 在今年“六四”前夕发布的改编歌曲《北京》，歌中用同样的旋律唱道：“和我在天安门广场走一走/直到民主和自由熄灭了还想挽留/和我在天安门广场走一走/直到硝烟和火花送你去彼岸漂流/你说热血不会白流/未来终究有人奋斗/主席不过装扮小丑/谎言也会害怕白昼……”</text:p>
      <text:p text:style-name="P4">
<text:span text:style-name="T5">
作者长平是中国资深媒体人、时事评论作家，六四记忆 · 人权博物馆总策展人，现居德国。</text:span>
</text:p>
      <text:p text:style-name="P4">
<text:span text:style-name="T5">
德国之声致力于为您提供客观中立的新闻报导，以及展现多种角度的评论分析。文中评论及分析仅代表作者或专家个人立场。</text:span>
</text:p>
      <text:p text:style-name="P4">
Source: <text:a xlink:type="simple" xlink:href="https://www.dw.com/zh/长平观察-国企领导-牵手门-和富得发愁的-油三代/a-65871174" text:style-name="Internet_20_link" text:visited-style-name="Visited_20_Internet_20_Link">
https://www.dw.com/zh/长平观察-国企领导-牵手门-和富得发愁的-油三代/a-65871174?maca=chi-rss-chi-all-1127-rdf</text:a>
</text:p>
      <!--NEWS-->
      <text:h text:style-name="P10" text:outline-level="1">
<text:span text:style-name="T4">
中国「反战文」引热议 台湾学者:  爱国主义不敌对现状不满</text:span>
</text:h>
      <text:p text:style-name="P4">
Author: None (Language: zh)</text:p>
      <text:p text:style-name="P4">
Publisher: None</text:p>
      <text:p text:style-name="P4">
Time: 2023-06-09T13:52:00Z</text:p>
      <text:p text:style-name="P4">
Description: 中国网络上日前出现「不愿为国而战」的帖子称，绝不上战场也不让孩子去，引发中国网民热议。台湾学者王信贤撰文指出，中国的「爱国主义」已不敌民众的生计考量及对现状的不满。</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海局势', '反战', '武统', '台湾', '战狼', '爱国主义']</text:p>
      <text:p text:style-name="P4">
ID: 65871690</text:p>
      <!--METADATA-->
      <text:p text:style-name="P4">
<text:a xlink:type="simple" xlink:href="https://www.dw.com/zh/overlay/image/article/65871690/61842420" text:style-name="Internet_20_link" text:visited-style-name="Visited_20_Internet_20_Link">
 </text:a>
</text:p>
      <text:p text:style-name="P4">
（德国之声中文网）台湾政大东亚研究所特聘教授王信贤在陆委会5月份的「大陆与两岸情势简报」撰文指出，近期中国网络上出现一波「不愿为国而战」的论战，主张不愿上战场的主要理由为「对社会不平等的不满」以及「不愿为那些既得利益者而战」，是否代表官方所带动的「爱国主义」逐渐「不敌一般民众的生计考量与对现状的不满」，值得进一步观察。</text:p>
      <text:p text:style-name="P4">
中国社群网路日前曾出现表达「不愿为国而战」的热门帖子，内容写道「如果发生战争，我是不会去的，也不会让我的孩子去。」。发帖人表示：「我是生长在社会底层的人，和平时期没人记得我们，有难时候才想起我们。说什么国家有难，人人有责，发福利时候，享受国家待遇时候，都没有给同等待遇，爱谁去谁去，反正我不去，也不让我的孩子去。」</text:p>
      <text:p text:style-name="P4">
这则帖子在中国社群网络引发热议，并引起不少网民的共鸣，有人支持发帖人的底层不参战观点，有人认为必须先加强社会福利才谈是否参战，也有一派人表示「为祖国而战」是中国人的优秀品质，「若有战，召必回」；主流观点则普遍认为，「爱国情怀消退的危险信号值得每一个人警惕」。中国网上有帖子分析称，造成这种现象的原因是人民对自私自利富人的痛恨，以及官员贪腐不作为和执法人员滥权。</text:p>
      <text:p text:style-name="P4">
王信贤在其题为「 <text:a xlink:type="simple" xlink:href="https://ws.mac.gov.tw/Download.ashx" text:style-name="Internet_20_link" text:visited-style-name="Visited_20_Internet_20_Link">
 近期中国大陆民众政治信任及舆论观察</text:a>
」的文章中写道，近期中国大陆社会出现质疑城管、 <text:a xlink:type="simple" xlink:href="https://www.dw.com/zh/zh/长平观察比城管更厉害的农管来了/a-65536214" text:style-name="Internet_20_link" text:visited-style-name="Visited_20_Internet_20_Link">
 农管执法</text:a>
、公权力扩张、退休金锐减等舆论，对政府信任度下降。他观察指出：「由于党中央高度集权决策，使民众对施政不满的矛头直接指向党中央的情况日益增加。」</text:p>
      <text:p text:style-name="P4">
文章也分析称，根据过去的国际机构调查，中国民众的社会安全感较高，但近年来随着经济下行、失业率攀升、疫情防控乱象以及防疫政策从「清零」大转弯，使得民众的社会安全感急剧下降。在社会心理的焦躁浮动、冲突不断之下，「爱国主义」甚至不敌现实。</text:p>
      <text:p text:style-name="P4">
作者也指出，中国政府对于稍有不利的言论极其敏感进而「无限上纲」，例如 笑果文化脱口秀演员李昊石（House）因提及「 <text:a xlink:type="simple" xlink:href="https://www.dw.com/zh/zh/长平观察两条感觉受到侮辱的野狗/a-65730016" text:style-name="Internet_20_link" text:visited-style-name="Visited_20_Internet_20_Link">
 作风优良，能打胜仗</text:a>
 」 <text:a xlink:type="simple" xlink:href="https://www.dw.com/zh/zh/被指冒犯解放军-脱口秀演员被警方立案调查/a-65638312" text:style-name="Internet_20_link" text:visited-style-name="Visited_20_Internet_20_Link">
 被指冒犯解放军遭到调查</text:a>
，官媒也大加挞伐。王信贤认为，当前中国大陆的社会事件虽不至对中共统治造成立即而明显的挑战，但将对民众的政治信任造成冲击，也为未来的社会治理埋下不可预期的伏笔。</text:p>
      <text:h text:style-name="P12" text:outline-level="3">
<text:span text:style-name="T4">
DW Conflict Zone：如果北京攻台，欧盟的计划是什么？</text:span>
</text:h>
      <text:h text:style-name="P12" text:outline-level="3">
<text:span text:style-name="T4">
为「武统台湾」言论降温？</text:span>
</text:h>
      <text:p text:style-name="P4">
近年来台海局势不断升温，北京当局虽声称将尽最大努力争取和平统一，但不愿放弃武统选项。中国军机及军舰频繁在台湾海峡活动。美国中情局（CIA）等多方担忧中国武力攻台。台湾国防部表示，周四（6月8日）侦获歼-11、歼-16战斗机、轰-6轰炸机、运油-20及预警等各型机共计37架次解放军军机，进入台湾西南与东南防空识别区，台湾国军启动防御系统应对。这是中国近期最新一次大规模的军机扰台行动。</text:p>
      <text:p text:style-name="P4">
虽然中国网上「不愿为国而战」的帖子并未指明是因何而战，但台湾媒体和分析人士立即联想到台海战争，并评价称中国网上的「反战文」揭露中国人民真实心声。</text:p>
      <text:p text:style-name="P4">
台湾中央社五月初曾引述「日经亚洲」前中国分社社长中泽克二撰文指出，中国网路正出现引人瞩目的现象，即关于中国武力统一台湾的各方辩论禁令似乎被解除；一种不同于目前风向甚至禁忌的观点已被允许流传，亦即现在决定强行统一台湾是不切实际的，甚至是危险的。</text:p>
      <text:p text:style-name="P4">
文章分析认为，相关讨论一直存在于中国网络上，没有被中国审查机构删除，清楚表明中国当局接受了这个谨慎立场。「可以肯定地说，中国领导高层打算让它流传，至少在一定程度上传播。」</text:p>
      <text:p text:style-name="P4">
中央社引述日经亚洲称，虽然中国当局不排除武统台湾，但中国的军事和安全专家从过往经验知道这么做会非常困难，因此有必要暂时平息因战狼宣传而激起的舆论热潮。</text:p>
      <text:p text:style-name="P4">
（综合报道）</text:p>
      <text:p text:style-name="P4">
Source: <text:a xlink:type="simple" xlink:href="https://www.dw.com/zh/中国「反战文」引热议-台湾学者-爱国主义不敌对现状不满/a-65871690" text:style-name="Internet_20_link" text:visited-style-name="Visited_20_Internet_20_Link">
https://www.dw.com/zh/中国「反战文」引热议-台湾学者-爱国主义不敌对现状不满/a-65871690?maca=chi-rss-chi-all-1127-rdf</text:a>
</text:p>
      <!--NEWS-->
      <text:h text:style-name="P10" text:outline-level="1">
<text:span text:style-name="T4">
沙特称与美中的关系非零和 专家：需警惕中国扩大中东军事存在</text:span>
</text:h>
      <text:p text:style-name="P4">
Author: chinese@voanews.com (薛小山)</text:p>
      <text:p text:style-name="P4">
Publisher: 美国之音中文网 (Type: NewsMediaOrganization)</text:p>
      <text:p text:style-name="P4">
Published Time: 2023-06-09T13:56:13+08:00</text:p>
      <text:p text:style-name="P4">
Modified Time: 2023-06-09 05:56:13Z</text:p>
      <text:p text:style-name="P4">
Description: 沙特阿拉伯外交大臣在美国国务卿布林肯本周到访该国时表示，沙特仍然与美国保持强健的安全伙伴关系，但与中国的合作可能也会加强。军事专家认为，随着伊朗构成的安全威胁不断提升以及美国的焦点转向印太地区，中东国家可能会随之调整安全架构和外交政策。虽然中国在中东的影响力会集中在能源、经济和外交领域，但美国也需谨防中国未来在军事安全领域扩大足迹。</text:p>
      <text:p text:style-name="P4">
Videos: []</text:p>
      <text:p text:style-name="P4">
Images: []</text:p>
      <text:p text:style-name="P4">
Categories: ['军事', '美国', '中东']</text:p>
      <text:p text:style-name="P4">
Type: None</text:p>
      <!--METADATA-->
      <text:p text:style-name="P4">
NoneNone</text:p>
      <text:p text:style-name="P4">
Source: <text:a xlink:type="simple" xlink:href="https://www.voachinese.com/a/will-china-expand-military-presence-in-the-middle-east/7129277.html" text:style-name="Internet_20_link" text:visited-style-name="Visited_20_Internet_20_Link">
https://www.voachinese.com/a/will-china-expand-military-presence-in-the-middle-east/7129277.html</text:a>
</text:p>
      <!--NEWS-->
      <text:h text:style-name="P10" text:outline-level="1">
<text:span text:style-name="T4">
战场照片出现乌克兰新坦克 分析称基辅反攻行动已启动</text:span>
</text:h>
      <text:p text:style-name="P4">
Author: 联合早报 (Person)</text:p>
      <text:p text:style-name="P4">
Publisher: 联合早报 (Organization)</text:p>
      <text:p text:style-name="P4">
Published Time: 2023-06-09T13:59</text:p>
      <text:p text:style-name="P4">
Modified Time: 2023-06-09T14:57</text:p>
      <text:p text:style-name="P4">
Description: 俄罗斯军事博客发布的照片显示，德国豹式主战坦克和美国布拉德利战车向乌克兰南部的托克马克镇挺进，军事分析师相信等待已久的乌克兰反攻已经展开。彭博社报道，在线开源情报团体Osint D...</text:p>
      <text:p text:style-name="P4">
Videos: []</text:p>
      <text:p text:style-name="P4">
Audios: []</text:p>
      <text:p text:style-name="P4">
Images: []</text:p>
      <text:p text:style-name="P4">
Type: NewsArticle</text:p>
      <text:p text:style-name="P4">
Breadcrumbs: ['即时', '国际']</text:p>
      <text:p text:style-name="P4">
Keywords: ['俄乌战争', '乌克兰', '坦克']</text:p>
      <!--METADATA-->
      <text:p text:style-name="P4">
俄罗斯军事博客发布的照片显示，德国 <text:a xlink:type="simple" xlink:href="https://www.zaobao.com.sg/realtime/world/story20230514-1394627" text:style-name="Internet_20_link" text:visited-style-name="Visited_20_Internet_20_Link">
 豹式主战坦克</text:a>
 和美国 <text:a xlink:type="simple" xlink:href="https://www.zaobao.com.sg/realtime/world/story20230405-1379636" text:style-name="Internet_20_link" text:visited-style-name="Visited_20_Internet_20_Link">
 布拉德利战车</text:a>
向乌克兰南部的托克马克镇挺进，军事分析师相信等待已久的乌克兰反攻已经展开。</text:p>
      <text:p text:style-name="P4">
彭博社报道，在线开源情报团体Osint Defender对俄罗斯军事博客发布的照片进行了地理定位，并检查了任何可能被篡改的迹象，指照片看起来可信。</text:p>
      <text:p text:style-name="P4">
美国三名高官和军事分析员也说，乌军星期四（6月8日）出动了西方提供的先进坦克与战车，这显示乌军终于发起各方期待已久的反攻。</text:p>
      <text:p text:style-name="P4">
乌军当天在扎波罗热南部地区展开重大进攻，并在东部和南部多个地点对俄军发动攻势，但没有迹象显示乌军的行动取得突破。</text:p>
      <text:p text:style-name="P4">
分析员认为，反攻行动不太可能是单一的大规模进攻，可能是在数周内对不同地点展开不同规模和强度的攻势，而乌军在初期阶段的折损可能最大。</text:p>
      <text:p text:style-name="P4">
另外，美国官员透露，五角大楼最快可能星期五（9日）宣布一项针对乌克兰的长期 <text:a xlink:type="simple" xlink:href="https://www.zaobao.com.sg/news/world/story20230602-1400720" text:style-name="Internet_20_link" text:visited-style-name="Visited_20_Internet_20_Link">
 武器援助计划</text:a>
，包括价值超过20亿美元（约27亿新元）的防空弹药。</text:p>
      <text:p text:style-name="P4">
Source: <text:a xlink:type="simple" xlink:href="https://www.zaobao.com.sg/realtime/world/story20230609-1402647" text:style-name="Internet_20_link" text:visited-style-name="Visited_20_Internet_20_Link">
https://www.zaobao.com.sg/realtime/world/story20230609-1402647</text:a>
</text:p>
      <!--NEWS-->
      <text:h text:style-name="P10" text:outline-level="1">
<text:span text:style-name="T4">
韩国召见中国驻韩大使抗议其"挑衅行为"</text:span>
</text:h>
      <text:p text:style-name="P4">
Author: None (Language: zh)</text:p>
      <text:p text:style-name="P4">
Publisher: None</text:p>
      <text:p text:style-name="P4">
Time: 2023-06-09T14:02:00Z</text:p>
      <text:p text:style-name="P4">
Description: 韩国本周五（6月9日）召见中国驻韩大使邢海明，就其对韩美关系的评论提出抗议。邢海明周四在与韩国最大在野党民主党党魁李在明会面时说，美国正竭力打压中国，有的人赌美国赢、中国输，这显然是误判，没看清历史大势。</text:p>
      <text:p text:style-name="P4">
Videos: []</text:p>
      <text:p text:style-name="P4">
Images: []</text:p>
      <text:p text:style-name="P4">
Subject: 时政风云</text:p>
      <text:p text:style-name="P4">
Subjects: ['德中关系', '韩国', '奥巴马', '岛屿主权争端', '专题报道：全景观看“习马会”', '中国', '中共十九大', '美国', '朝鲜']</text:p>
      <text:p text:style-name="P4">
Keywords: ['张虎镇', '韩国', '邢海明', '中国驻韩国大使', '李在明', '美国', '中国', '尹锡悦']</text:p>
      <text:p text:style-name="P4">
ID: 65871711</text:p>
      <!--METADATA-->
      <text:p text:style-name="P4">
<text:a xlink:type="simple" xlink:href="https://www.dw.com/zh/overlay/image/article/65871711/65872086" text:style-name="Internet_20_link" text:visited-style-name="Visited_20_Internet_20_Link">
 </text:a>
</text:p>
      <text:p text:style-name="P4">
中国驻韩国大使邢海明</text:p>
      <text:p text:style-name="P4">
（德国之声中文网）据法新社报道，韩国外交部第一次官（副部长）张虎镇（Chang Ho-jin）本周五召见了中国驻韩国大使邢海明，对其"违反外交礼仪、荒谬的挑衅行为表示强烈遗憾"。在韩国外交部的一项声明中，张虎镇警告说，中国驻韩国大使用"不准确的事实"批评东道国的政策是"不能容忍的"，这些言论可能被视为"对韩国国内政治的干涉"。</text:p>
      <text:p text:style-name="P4">
本周四，邢海明与韩国最大在野党共同民主党党魁李在明（Lee Jae-Myung）会面时指责首尔受到美国的影响，不尊重包括台湾问题在内的北京的核心关切。</text:p>
      <text:p text:style-name="P4">
</text:p>
      <text:p text:style-name="P4">
韩国最大在野党共同民主党党首李在明（Lee Jae-Myung）</text:p>
      <text:h text:style-name="P12" text:outline-level="3">
<text:span text:style-name="T4">
邢海明：赌美国赢、中国输显然是误判</text:span>
</text:h>
      <text:p text:style-name="P4">
据中国驻韩国大使馆网站消息，邢海明在与李在明会面时强调，当前中韩关系遇到不小的困难，"其中责任不在中方"，"中国一贯尊重韩国的核心关切，韩国也应尊重中国的核心关切。台湾问题是中国核心利益中的核心，关乎到中韩关系的基础。希望韩方能够恪守承诺，切实尊重中方在台湾等问题上的核心关切。"</text:p>
      <text:p text:style-name="P4">
邢海明还强调，"当前国际形势复杂演变，中韩关系还面临着外部因素的挑战。希望韩方在处理对华关系时，能够摆脱外部因素的干扰。美国正竭力打压中国，有的人赌美国赢、中国输，这显然是误判，没看清历史大势......现在赌中国输的人今后一定会后悔。"</text:p>
      <text:p text:style-name="P4">
今年4月26日， <text:a xlink:type="simple" xlink:href="https://www.dw.com/zh/zh/中國不滿美韓聯合聲明-向韓國提出交涉/a-65435099" text:style-name="Internet_20_link" text:visited-style-name="Visited_20_Internet_20_Link">
 韩国总统尹锡悦访问美国 </text:a>
并与拜登总统举行了会谈。此前不久，尹锡悦公开发表了有关台湾问题的言论，引发中国强烈不满。他在4月19日接受路透社专访时表示，"台海紧张局势因试图用武力改变现状而造成，韩国和国际社会一道反对这种改变"。尹锡悦还说，台湾问题不仅是中国（大陆）和台湾之间的问题，还和朝鲜问题一样是全球问题。</text:p>
      <text:p text:style-name="P4">
北京对尹锡悦的上述表态表示强烈不满和抗议。中国外交部发言人汪文斌对此表示，"台湾问题纯属中国内政......不容他人置喙。"首尔则谴责中国外交部发言人的上述评论是"严重外交失礼"。韩国副外长张虎镇当时也召见中国驻韩大使邢海明并提出强烈抗议。</text:p>
      <text:h text:style-name="P12" text:outline-level="3">
<text:span text:style-name="T4">
韩中贸易逆差持续扩大</text:span>
</text:h>
      <text:p text:style-name="P4">
据中国驻韩国大使馆网站消息，邢海明在与李在明会面时还表示，韩国近期重视的对华贸易逆差问题"有全球经济形势不佳、半导体进入下行周期因素等客观原因，更主要的是有些人试图推动'去中国化'所导致""，并称"中韩已形成你中有我、我中有你，产供链高度融合、密不可分的经济格局。中国巨大市场摆在那儿，对外开放的大门始终敞开"，相信"只要韩方坚定对华合作信心，顺应中国市场和产业结构变化，及时制定并调整对华投资策略，就一定能继续分享中国经济增长的红利"。</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自2022年10月起，韩国对华贸易出现罕见的连续7个月逆差，且规模持续扩大。今年年一季度，韩国半导体对华出口同比锐减44.5%，显著拖累韩国对华出口。</text:p>
      <text:p text:style-name="P4">
韩国方面分析认为，韩国对华贸易收支可能在2023年出现两国建交31年来首次全年逆差。</text:p>
      <text:p text:style-name="P4">
韩国贸易协会6月5日发布的一份资料显示，去年韩国对中国出口减少4.4%，而对中国以外的市场出口则增加9.6%，今年第一季度，韩国对华出口减少29.8%，对除华市场的出口降幅则相对较小，为6.8%。韩国贸易协会分析称，对韩国而言，考虑到对华出口长期不振的可能性，有必要开拓中国以外的全球市场。</text:p>
      <text:p text:style-name="P4">
Source: <text:a xlink:type="simple" xlink:href="https://www.dw.com/zh/韩国召见中国驻韩大使抗议其-挑衅行为/a-65871711" text:style-name="Internet_20_link" text:visited-style-name="Visited_20_Internet_20_Link">
https://www.dw.com/zh/韩国召见中国驻韩大使抗议其-挑衅行为/a-65871711?maca=chi-rss-chi-all-1127-rdf</text:a>
</text:p>
      <!--NEWS-->
      <text:h text:style-name="P10" text:outline-level="1">
<text:span text:style-name="T4">
梅西转会迈阿密国际队 NBA热火球员很兴奋</text:span>
</text:h>
      <text:p text:style-name="P4">
Publisher: 法新社</text:p>
      <text:p text:style-name="P4">
Published Time: 2023-06-09T14:02:08+00:00</text:p>
      <text:p text:style-name="P4">
Modified Time: 2023-06-09T13:35:02+00:00</text:p>
      <text:p text:style-name="P4">
Description: （法新社迈阿密8日电） 阿根廷足球巨星梅西将转战美国职业足球大联盟MLS迈阿密国际队，这对美国职篮NBA迈阿密热火队球员来说是则兴奋的消息，热火当家球星「士官长」巴特勒很期待看到梅西踢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6-09T14-02-08-00-00/000000.png" xlink:type="simple" xlink:show="embed" xlink:actuate="onLoad" draw:mime-type="image/png"/>
</draw:frame>
</text:p>
      <text:p text:style-name="P4">
梅西（Lionel Messi）昨天透露，他将加入迈阿密国际队（Inter Miami CF），球队老板之一是英国前足球名将贝克汉（DavidBeckham）。</text:p>
      <text:p text:style-name="P4">
巴特勒（Jimmy Butler）今天表示：「他是能踢出精彩比赛的最伟大球员之一。我很兴奋迈阿密市能够拥有一位如此优秀的球员。」巴特勒还说：「既然他来了，我想全世界所有足球迷都会来这里并有机会观看他的比赛。我很高兴他来了。」</text:p>
      <text:p text:style-name="P4">
热火后卫劳瑞（Kyle Lowry）则表示，去年世界杯足球赛期间自己穿着梅西的球衣。梅西带领他的祖国阿根廷赢得去年世足冠军。劳瑞笑着说：「老兄，他赚了很多钱啊。这会很棒…我是梅西的粉丝。」</text:p>
      <text:p text:style-name="P4">
热火正与丹佛金块进行NBA总冠军赛，目前金块队在总冠军系列赛取得2比1领先。</text:p>
      <text:p text:style-name="P4">
Source: <text:a xlink:type="simple" xlink:href="https://www.rfi.fr/cn/%E8%BF%90%E5%8A%A8%E5%A4%A9%E5%9C%B0/20230609-%E6%A2%85%E8%A5%BF%E8%BD%AC%E4%BC%9A%E8%BF%88%E9%98%BF%E5%AF%86%E5%9B%BD%E9%99%85%E9%98%9F-nba%E7%83%AD%E7%81%AB%E7%90%83%E5%91%98%E5%BE%88%E5%85%B4%E5%A5%8B" text:style-name="Internet_20_link" text:visited-style-name="Visited_20_Internet_20_Link">
https://www.rfi.fr/cn/%E8%BF%90%E5%8A%A8%E5%A4%A9%E5%9C%B0/20230609-%E6%A2%85%E8%A5%BF%E8%BD%AC%E4%BC%9A%E8%BF%88%E9%98%BF%E5%AF%86%E5%9B%BD%E9%99%85%E9%98%9F-nba%E7%83%AD%E7%81%AB%E7%90%83%E5%91%98%E5%BE%88%E5%85%B4%E5%A5%8B</text:a>
</text:p>
      <!--NEWS-->
      <text:h text:style-name="P10" text:outline-level="1">
<text:span text:style-name="T4">
德语媒体：德国企业为北京“武统”未雨绸缪</text:span>
</text:h>
      <text:p text:style-name="P4">
Author: None (Language: zh)</text:p>
      <text:p text:style-name="P4">
Publisher: None</text:p>
      <text:p text:style-name="P4">
Time: 2023-06-09T14:04:00Z</text:p>
      <text:p text:style-name="P4">
Description: 在中国的德国商会最新做出的一项调查显示，在华德国企业的乐观情绪正在消退。德国媒体关注，在地缘政治紧张加剧的背景下，很多德国企业已经开始为应对北京“武统”台湾的极端场景做准备，未雨绸缪。</text:p>
      <text:p text:style-name="P4">
Videos: []</text:p>
      <text:p text:style-name="P4">
Images: []</text:p>
      <text:p text:style-name="P4">
Subject: 评论分析</text:p>
      <text:p text:style-name="P4">
Subjects: ['岛屿主权争端', '马英九', '专题报道：全景观看“习马会”', '专题报道：2016年台湾大选', '中国', '台湾', '中共十九大', '德中关系']</text:p>
      <text:p text:style-name="P4">
Keywords: ['德国商会', '中国', '在华企业', '信心', '乐观情绪', '清零政策', '消费', '台湾', '地缘政治']</text:p>
      <text:p text:style-name="P4">
ID: 65871883</text:p>
      <!--METADATA-->
      <text:p text:style-name="P4">
<text:a xlink:type="simple" xlink:href="https://www.dw.com/zh/overlay/image/article/65871883/64935764" text:style-name="Internet_20_link" text:visited-style-name="Visited_20_Internet_20_Link">
 </text:a>
</text:p>
      <text:p text:style-name="P4">
一些观察人士认为，中国武力攻打台湾和美国做出干预都只是时间问题。</text:p>
      <text:p text:style-name="P4">
（德国之声中文网）中国去年年底宣布 <text:a xlink:type="simple" xlink:href="https://www.dw.com/zh/zh/德语媒体清零令外企叫苦不迭/a-62207086" text:style-name="Internet_20_link" text:visited-style-name="Visited_20_Internet_20_Link">
 结束“清零政策”</text:a>
的时候，德国企业对今年的发展充满了期待。因为影响生产和贸易的（防疫）阻碍已被消除，旅行变得顺畅，除此之外，中国消费者手中的积蓄可以制造起新一波消费浪潮。</text:p>
      <text:p text:style-name="P4">
然而在中国的德国商会（AHK）最新做出的一项调查显示， <text:a xlink:type="simple" xlink:href="https://www.dw.com/zh/zh/调查结束清零后德企对华投资未见起色/a-65860474" text:style-name="Internet_20_link" text:visited-style-name="Visited_20_Internet_20_Link">
 德国在华企业的乐观情绪正在消退</text:a>
。超过一半的受访企业认为，同严重受到新冠防疫措施束缚的2022年相比，今年的不会有所好转，生意有可能停滞不前，甚至比去年还不如。</text:p>
      <text:p text:style-name="P4">
《南德意志报》发表的文章写道：“曾经稳如泰山的中国出口业正在遭受全球需求减弱的影响。根据中国海关总署最新发布的数据，5月份中国出口令人惊讶地同比下降了7.5%，进口下降了4.5%。必须要提醒的是，去年同一时期中国的经济大都市上海正处于封城阶段，当时的经济数据已经跌入谷底。”</text:p>
      <text:p text:style-name="P4">
文章写道：“这些都为国家和党领导人习近平提振经济的努力增加了压力。德国工商大会北京代表处首席代表晏思(JensHildebrandt)指出：‘需要采取有针对性的措施来刺激消费者的信心。’到目前为止，北京方面一直避免采取较大规模的刺激经济增长的方式。荣鼎集团发表的一份报告指出，这也和地方财政吃紧不无关系。防疫时期消耗的大量财政，再加上缺乏税收收入，很多地方的财政已经消耗殆尽，同时又积累了巨大的地方债务。因此，这些省份迫切需要来自国外的新资金，他们派遣官员和代表团前往海外，以吸引新的投资者。”</text:p>
      <text:p text:style-name="P4">
更多阅读： <text:a xlink:type="simple" xlink:href="https://www.dw.com/zh/zh/调查德国对华投资不造成依赖/a-65389145" text:style-name="Internet_20_link" text:visited-style-name="Visited_20_Internet_20_Link">
 调查：德国对华投资不造成依赖 </text:a>
</text:p>
      <text:p text:style-name="P4">
另外由于地缘政治紧张局势的加剧，也让德国企业开始另作打算。文章引述德国工商大会北京代表处首席代表晏思的观察说：“德国企业正在部门拆解供应链。那些依赖庞大的中国国内市场的企业，如德国汽车制造商，尽可能在中国采购所有的零部件。而那些依靠中国的零部件在其它地方开展业务的企业则在寻找中国之外的供应商。……另外，将中国作为其它市场的出口点，现在‘由于成本和地缘政治的原因，已不再具吸引力。所以德国新的企业大都不再考虑进入中国市场。”</text:p>
      <text:p text:style-name="P4">
文章写道：“德国工商大会（DIHK）对外经济事务负责人特莱尔（VolkerTreier）认为，作为企业确保竞争力的国际驻地，中国对德国企业越来越失去吸引力。‘形成最大差距的是美国，那里的差不多所有情况都是美好的。’特莱尔说。不过，他认为今年德国对中国出口有望增长5%。他说：‘所以中国可能可以帮助德国避免陷入经济衰退。’”</text:p>
      <text:h text:style-name="P12" text:outline-level="3">
<text:span text:style-name="T4">
中美军舰相遇台湾海峡</text:span>
</text:h>
      <text:p text:style-name="P4">
《世界报》发表文章指出在地缘政治日趋紧张的今天，德国企业正在积极地重塑在中国的业务。文章写道：“一些观察人士认为，中国武力攻打台湾和 <text:a xlink:type="simple" xlink:href="https://www.dw.com/zh/zh/德语媒体如果中国对台湾动武美国会采取直接军事干预/a-64730574" text:style-name="Internet_20_link" text:visited-style-name="Visited_20_Internet_20_Link">
 美国做出干预</text:a>
都只是时间问题。也许这种预测被夸大了，而且低估了中国对政治和经济稳定的兴趣，但是企业显然正在为这种场景做准备，虽然他们不喜欢谈论这个问题。”</text:p>
      <text:p text:style-name="P4">
文章指出，这些企业采取的方式包括，“给在中国的子公司重新定位，使其能够自力更生。这其中就包括现在就对中国的子公司进行调整，使其能自我融资，例如利用自身的盈利而不是指望德国母公司的<text:a xlink:type="simple" xlink:href="" text:style-name="Internet_20_link" text:visited-style-name="Visited_20_Internet_20_Link">
 投资 </text:a>
 。”</text:p>
      <text:p text:style-name="P4">
“以此来确保在中国的子公司的独立性，一旦极端场景发生，子公司可以从母公司剥离，而且双方都能继续存活。当然，这种情况下，无论对于企业所有者还是相关经济体来说，都是极其痛苦的。”</text:p>
      <text:p text:style-name="P4">
文章引述德国商会新近公布的调查中的内容指出，“德国公司正在通过使其中国业务更加本地化来应对不断上升的地缘政治紧张局势。超过27%的公司已经启动了相应的措施。例如，他们已经加快了将研发工作转移到中国，以便在当地发展。”</text:p>
      <text:h text:style-name="P12" text:outline-level="3">
<text:span text:style-name="T4">
北京将如何解决台湾问题</text:span>
</text:h>
      <text:p text:style-name="P4">
<text:span text:style-name="T5">
摘编自其他媒体的内容，不代表德国之声的立场或观点。</text:span>
</text:p>
      <text:p text:style-name="P4">
Source: <text:a xlink:type="simple" xlink:href="https://www.dw.com/zh/德语媒体：德国企业为北京-武统-未雨绸缪/a-65871883" text:style-name="Internet_20_link" text:visited-style-name="Visited_20_Internet_20_Link">
https://www.dw.com/zh/德语媒体：德国企业为北京-武统-未雨绸缪/a-65871883?maca=chi-rss-chi-all-1127-rdf</text:a>
</text:p>
      <!--NEWS-->
      <text:h text:style-name="P10" text:outline-level="1">
<text:span text:style-name="T4">
特朗普因不当处理机密文件被联邦大陪审团起诉</text:span>
</text:h>
      <text:p text:style-name="P4">
Author: chinese@voanews.com (杨安)</text:p>
      <text:p text:style-name="P4">
Publisher: 美国之音中文网 (Type: NewsMediaOrganization)</text:p>
      <text:p text:style-name="P4">
Published Time: 2023-06-09T14:11:40+08:00</text:p>
      <text:p text:style-name="P4">
Modified Time: 2023-06-09 09:54:19Z</text:p>
      <text:p text:style-name="P4">
Description: 《路透社》报道，据知情人士透露，美国前总统唐纳德·特朗普（Donald Trump）因不当处理机密文件以及妨碍司法公正，遭联邦大陪审团起诉。</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trump-faces-us-criminal-charges-20230609/7129779.html" text:style-name="Internet_20_link" text:visited-style-name="Visited_20_Internet_20_Link">
https://www.voachinese.com/a/trump-faces-us-criminal-charges-20230609/7129779.html</text:a>
</text:p>
      <!--NEWS-->
      <text:h text:style-name="P10" text:outline-level="1">
<text:span text:style-name="T4">
联准会暂停升息希望再起 亚股大多收红</text:span>
</text:h>
      <text:p text:style-name="P4">
Publisher: 法新社</text:p>
      <text:p text:style-name="P4">
Published Time: 2023-06-09T14:32:06+00:00</text:p>
      <text:p text:style-name="P4">
Modified Time: 2023-06-09T14:05:02+00:00</text:p>
      <text:p text:style-name="P4">
Description: （法新社香港9日电） 由于新数据显示美国劳动市场进一步紧缩，使得投资人再度看好美国联邦准备理事会（Fed）下周会议将暂停调高利率，亚洲股市今天大多数应声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6-09T14-32-06-00-00/000000.png" xlink:type="simple" xlink:show="embed" xlink:actuate="onLoad" draw:mime-type="image/png"/>
</draw:frame>
</text:p>
      <text:p text:style-name="P4">
市场人士预期美国央行本月会议将暂停升息，促使本月股市大多时候走扬，利多还包括美国朝野化解提高政府债务上限僵局。外界预期若成真，将是联准会去年展开升息循环后首度停手。</text:p>
      <text:p text:style-name="P4">
不过，加拿大和澳洲央行本周双双意外升息，打击市场信心。交易商担忧，联准会无论如何也会跟进。</text:p>
      <text:p text:style-name="P4">
所幸昨天公布的美国上周初次申请失业给付人数增至2021年10月以来新高，且较分析师预期高许多，使得投资人更加相信联准会在7月前会暂停升息。</text:p>
      <text:p text:style-name="P4">
上周公布的重要美国5月非农业就业数据，被解读为劳动市场一方面够强健，足以暗示美国经济处于良好状态；另方面也够疲软，足以让联准会暂缓升息。</text:p>
      <text:p text:style-name="P4">
美国股市3大指数昨天收盘全数走扬，其中标普500指数更是进入牛市。亚洲股市今天接棒上涨。</text:p>
      <text:p text:style-name="P4">
东京股市劲扬2.0%，香港和上海股市皆收高0.5%，雪梨、首尔、台北和雅加达股市也全数收红。但威灵顿、曼谷和马尼拉股市收黑。新加坡股市则收在平盘。</text:p>
      <text:p text:style-name="P4">
Source: <text:a xlink:type="simple" xlink:href="https://www.rfi.fr/cn/%E8%B4%A2%E7%BB%8F%E5%BF%AB%E8%AE%AF/20230609-%E8%81%94%E5%87%86%E4%BC%9A%E6%9A%82%E5%81%9C%E5%8D%87%E6%81%AF%E5%B8%8C%E6%9C%9B%E5%86%8D%E8%B5%B7-%E4%BA%9A%E8%82%A1%E5%A4%A7%E5%A4%9A%E6%94%B6%E7%BA%A2" text:style-name="Internet_20_link" text:visited-style-name="Visited_20_Internet_20_Link">
https://www.rfi.fr/cn/%E8%B4%A2%E7%BB%8F%E5%BF%AB%E8%AE%AF/20230609-%E8%81%94%E5%87%86%E4%BC%9A%E6%9A%82%E5%81%9C%E5%8D%87%E6%81%AF%E5%B8%8C%E6%9C%9B%E5%86%8D%E8%B5%B7-%E4%BA%9A%E8%82%A1%E5%A4%A7%E5%A4%9A%E6%94%B6%E7%BA%A2</text:a>
</text:p>
      <!--NEWS-->
      <text:h text:style-name="P10" text:outline-level="1">
<text:span text:style-name="T4">
乌克兰：卡科夫卡水坝溃堤后 至少有5死13人失踪</text:span>
</text:h>
      <text:p text:style-name="P4">
Publisher: 法新社</text:p>
      <text:p text:style-name="P4">
Published Time: 2023-06-09T15:02:08+00:00</text:p>
      <text:p text:style-name="P4">
Modified Time: 2023-06-09T14:35:02+00:00</text:p>
      <text:p text:style-name="P4">
Description: （法新社基辅/莫斯科9日电） 乌克兰内政部长克利孟科（Igor Klymenko）今天在社群媒体发文表示，卡科夫卡水坝（Kakhovk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09T15-02-08-00-00/000000.png" xlink:type="simple" xlink:show="embed" xlink:actuate="onLoad" draw:mime-type="image/png"/>
</draw:frame>
</text:p>
      <text:p text:style-name="P4">
俄罗斯设立在赫松（Kherson）地区的当局今天则通报，卡科夫卡水坝溃决引发的洪水造成至少8人死亡。</text:p>
      <text:p text:style-name="P4">
莫斯科当局扶植的赫松州占领区行政首长萨尔多（Vladimir Saldo）在社群媒体指出：「不幸的是，出现伤亡…死亡数已经增加到8人。」</text:p>
      <text:p text:style-name="P4">
他还说，洪水淹没17个定居点的2万2273间民房，水势可能会持续上升长达10天时间。</text:p>
      <text:p text:style-name="P4">
Source: <text:a xlink:type="simple" xlink:href="https://www.rfi.fr/cn/%E5%9B%BD%E9%99%85%E6%8A%A5%E9%81%93/20230609-%E4%B9%8C%E5%85%8B%E5%85%B0-%E5%8D%A1%E7%A7%91%E5%A4%AB%E5%8D%A1%E6%B0%B4%E5%9D%9D%E6%BA%83%E5%A0%A4%E5%90%8E-%E8%87%B3%E5%B0%91%E6%9C%895%E6%AD%BB13%E4%BA%BA%E5%A4%B1%E8%B8%AA" text:style-name="Internet_20_link" text:visited-style-name="Visited_20_Internet_20_Link">
https://www.rfi.fr/cn/%E5%9B%BD%E9%99%85%E6%8A%A5%E9%81%93/20230609-%E4%B9%8C%E5%85%8B%E5%85%B0-%E5%8D%A1%E7%A7%91%E5%A4%AB%E5%8D%A1%E6%B0%B4%E5%9D%9D%E6%BA%83%E5%A0%A4%E5%90%8E-%E8%87%B3%E5%B0%91%E6%9C%895%E6%AD%BB13%E4%BA%BA%E5%A4%B1%E8%B8%AA</text:a>
</text:p>
      <!--NEWS-->
      <text:h text:style-name="P10" text:outline-level="1">
<text:span text:style-name="T4">
马来西亚7月1日起解除鸡肉出口禁令</text:span>
</text:h>
      <text:p text:style-name="P4">
Author: 联合早报 (Person)</text:p>
      <text:p text:style-name="P4">
Publisher: 联合早报 (Organization)</text:p>
      <text:p text:style-name="P4">
Published Time: 2023-06-09T15:04</text:p>
      <text:p text:style-name="P4">
Modified Time: 2023-06-09T15:04</text:p>
      <text:p text:style-name="P4">
Description: 马来西亚将从7月1日起解除鸡肉出口禁令。《海峡时报》引述《星报》报道，马来西亚农业及食品安全部长莫哈末沙布星期四（6月8日）宣布这项决定时说，政府也将从7月1日起，让鸡蛋和鸡肉价格...</text:p>
      <text:p text:style-name="P4">
Videos: []</text:p>
      <text:p text:style-name="P4">
Audios: []</text:p>
      <text:p text:style-name="P4">
Images: []</text:p>
      <text:p text:style-name="P4">
Type: NewsArticle</text:p>
      <text:p text:style-name="P4">
Breadcrumbs: ['即时', '国际']</text:p>
      <text:p text:style-name="P4">
Keywords: ['马来西亚', '鸡肉', '出口']</text:p>
      <!--METADATA-->
      <text:p text:style-name="P4">
马来西亚将从7月1日起解除鸡肉出口禁令。</text:p>
      <text:p text:style-name="P4">
《海峡时报》引述《星报》报道，马来西亚农业及食品安全部长莫哈末沙布星期四（6月8日）宣布这项决定时说，政府也将从7月1日起，让鸡蛋和鸡肉价格自由浮动。</text:p>
      <text:p text:style-name="P4">
莫哈末沙布说，取消鸡肉出口禁令意味着鸡农可以从出口市场赚取收入，这还能促进现金流入。</text:p>
      <text:p text:style-name="P4">
受冠病大流行和乌克兰战争影响，家禽饲料成本上升，马来西亚家禽业者过去两年持续承受压力。</text:p>
      <text:p text:style-name="P4">
马来西亚政府去年为家禽业者提供的补贴拨款达3亿6950令吉（约1亿零800万新元）。</text:p>
      <text:p text:style-name="P4">
Source: <text:a xlink:type="simple" xlink:href="https://www.zaobao.com.sg/realtime/world/story20230609-1402755" text:style-name="Internet_20_link" text:visited-style-name="Visited_20_Internet_20_Link">
https://www.zaobao.com.sg/realtime/world/story20230609-1402755</text:a>
</text:p>
      <!--NEWS-->
      <text:h text:style-name="P10" text:outline-level="1">
<text:span text:style-name="T4">
专栏 | 财经时时听：跨国巨头高管密集中国行，和中国领导人唱什么双簧？</text:span>
</text:h>
      <text:p text:style-name="P4">
Author: None</text:p>
      <text:p text:style-name="P4">
Publisher: Radio Free Asia (Organization)</text:p>
      <text:p text:style-name="P4">
Published Time: 2023-06-09T15:04:44-04:00</text:p>
      <text:p text:style-name="P4">
Modified Time: 2023-06-09T15:04:44-04:00</text:p>
      <text:p text:style-name="P4">
Description: None</text:p>
      <text:p text:style-name="P4">
Videos: []</text:p>
      <text:p text:style-name="P4">
Audios: ["<text:a xlink:type="simple" xlink:href="https://www.rfa.org/mandarin/zhuanlan/jingmaorediansaomiao/econ-06092023100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6-09T15-04-44-04-00/000000.png" xlink:type="simple" xlink:show="embed" xlink:actuate="onLoad" draw:mime-type="image/png"/>
</draw:frame>
中国外长秦刚5月30日在北京高调接见特斯拉首席执行官马斯克 <text:a xlink:type="simple" xlink:href="https://www.rfa.org/mandarin/zhuanlan/jingmaorediansaomiao/econ-06092023100829.html/@@images/image" text:style-name="Internet_20_link" text:visited-style-name="Visited_20_Internet_20_Link">
</text:a>
美联社图片  <text:a xlink:type="simple" xlink:href="https://www.rfa.org/mandarin/zhuanlan/jingmaorediansaomiao/econ-06092023100829.html/@@stream" text:style-name="Internet_20_link" text:visited-style-name="Visited_20_Internet_20_Link">
Audio-1-Link：https://www.rfa.org/mandarin/zhuanlan/jingmaorediansaomiao/econ-06092023100829.html/@@stream</text:a>
</text:p>
      <text:p text:style-name="P4">
听众朋友好，欢迎收听自由亚洲电台的财经时时听，我是饶怡明。</text:p>
      <text:p text:style-name="P4">
随着特斯拉首席执行官马斯克再度踏上中国土地，近期外国企业高管访问中国非常密集，引发关注。这些巨头的高管们不约而同表达一个信号，那就是：非常看好中国市场，将继续开拓在华业务。众所周知，由于美中关系紧张，加上中国严格清零政策，近年外商对华投资已经持续大幅放缓。今年以来，中国政府一方面宣称欢迎外资，一方面通过反间谍法修正案，限制外国公司获取中国资讯，再次引发了外资在中国开展业务的担忧。这些巨头高管看到了什么机会？中国政府对外资的反复的态度应该如何解读？过去几年外国对中国投资呈现的分化说明了什么现象？本期节目将对以上话题进行探讨。参加讨论的嘉宾是旅美经济学家秦鹏。</text:p>
      <text:p text:style-name="P4">
<text:span text:style-name="T4">
外企高管看好中国市场？</text:span>
</text:p>
      <text:p text:style-name="P4">
五月底，时隔三年后，全球电动车企巨头特斯拉首席执行官马斯克再度到访其最大生产中心-中国。马斯克此行受到中国官方高规格的接待。据称，马斯克表示，特斯拉愿意继续拓展在华业务，并反对美中经济脱钩，他还说，美中两国利益交融，如同连体婴般密不可分。</text:p>
      <text:p text:style-name="P4">
马斯克是自从中国去年12月调整和放松疫情政策后，首批重返中国的美国企业高管之一。今年3月北京举办中国发展高层论坛，当时苹果公司的首席执行官库克出席该论坛。辉瑞和保洁的首席执行官也出席了该会。</text:p>
      <text:p text:style-name="P4">
另外，摩根大通第十九届全球中国峰会5月31号在上海开幕。包括摩根大通、星巴克、福特等多家跨国企业高管参加。</text:p>
      <text:p text:style-name="P4">
这些国际巨头高管们不约而同都表示，将持续看好中国市场，甚至增加在华投资，并称美中经济脱钩是不现实的。</text:p>
      <text:p text:style-name="P4">
6月5号，中国商务部市场体系建设司长周强表示，今年中国将持续扩大市场准入，进一步取消或放宽准入限制。同时开展投资中国年招商引资活动，吸引外资。</text:p>
      <text:p text:style-name="P4">
<text:span text:style-name="T4">
招商还是打压？中国政府表里不一</text:span>
</text:p>
      <text:p text:style-name="P4">
虽然中国官方不断宣称降低门槛，吸引外资，但是却表里不一，说一套做一套。</text:p>
      <text:p text:style-name="P4">
近期中国有关部门将外国在华的顾问和咨询工作作为打击对象，突击搜查、拘留和逮捕有关人员的做法，再度引发人们在中国开展业务的担忧。</text:p>
      <text:p text:style-name="P4">
日本的安斯泰来制药、德勤、美思明智集团、贝恩公司、以及凯盛荣英等知名企业今年以来密集受到打压。上述的几家国际资讯公司帮助外国企业在投资某家中国公司之前评估投资风险。</text:p>
      <text:p text:style-name="P4">
全国人大常委会在四月通过了反间谍法修订案，加剧了人们的不安，因为该法扩大了对间谍行为的定义。外国企业在华部门的员工可能因为正常的商业活动，比如收集竞争对手、市场和行业的信息，被当成间谍而获罪。预计该法今年7月1号生效。</text:p>
      <text:p text:style-name="P4">
<text:span text:style-name="T4">
外国对华投资呈现分化趋势</text:span>
</text:p>
      <text:p text:style-name="P4">
随着中国政府扩大反间谍法，外商投资的前景更加黯淡。鉴于美国拜登政府准备在美国对华投资方面实施新的限制，与美日益紧张的关系也可能会限制外商投资。</text:p>
      <text:p text:style-name="P4">
英国广播公司BBC报道称，中国的国际收支数据显示，2022年中国的外商直接投资同比锐减43%，至1903亿美元，显著低于2021年的3340亿美元以及2020年的2531亿美元，为2017年以来最低水平。国际收支是各个经济体追踪外商直接投资的常用指标。</text:p>
      <text:p text:style-name="P4">
根据经济合作与发展组织的数据，七国集团经济体，包括美、日、英、法、德、加拿大和意大利2021年对华投资总额仅为163亿美元，低于2020年的247亿美元，以及2014年的353亿美元的峰值。</text:p>
      <text:p text:style-name="P4">
BBC报道还称，外国企业在中国的利润堪忧。中国统计局数据显示，1-2月规模以上工业企业实现利润总额8872亿元人民币，同比大幅下降23%，其中外商以及港澳台商投资企业降幅35.7%，下降幅度最大。</text:p>
      <text:p text:style-name="P4">
中国美国商会主席华刚林表示，中小美资企业的全球抗风险能力相对较弱，因此不少在疫情期间已经关闭在中国业务。再加上今年严格封控，无法进入中国实地考察，新近或扩大生产投资的决策都更加困难，少有新企业进入中国。</text:p>
      <text:p text:style-name="P4">
以上是本期的财经时时听，感谢您的收听。我是饶怡明。如果您对本节目有什么意见和建议，欢迎写信到 <text:a xlink:type="simple" xlink:href="mailto:fankui@rfa.org" text:style-name="Internet_20_link" text:visited-style-name="Visited_20_Internet_20_Link">
 fankui@rfa.org</text:a>
 .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6092023100829.html" text:style-name="Internet_20_link" text:visited-style-name="Visited_20_Internet_20_Link">
https://www.rfa.org/mandarin/zhuanlan/jingmaorediansaomiao/econ-06092023100829.html</text:a>
</text:p>
      <!--NEWS-->
      <text:h text:style-name="P10" text:outline-level="1">
<text:span text:style-name="T4">
美股早盘走高 延续先前涨势</text:span>
</text:h>
      <text:p text:style-name="P4">
Publisher: 法新社</text:p>
      <text:p text:style-name="P4">
Published Time: 2023-06-09T15:32:07+00:00</text:p>
      <text:p text:style-name="P4">
Modified Time: 2023-06-09T15:05:02+00:00</text:p>
      <text:p text:style-name="P4">
Description: （法新社纽约9日电） 美国最近度过债务上限危机后，缓解了对于经济将急剧下行的忧虑，美股主要指数今天早盘走高，延续先前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617581in" draw:z-index="0">
<draw:image xlink:href="../Images/rficn/2023-06-09T15-32-07-00-00/000000.png" xlink:type="simple" xlink:show="embed" xlink:actuate="onLoad" draw:mime-type="image/png"/>
</draw:frame>
</text:p>
      <text:p text:style-name="P4">
道琼工业指数上扬108.34点，或0.32%，来到33941.95点。</text:p>
      <text:p text:style-name="P4">
标准普尔500指数上涨27.54点，或0.64%，来到4321.47点。</text:p>
      <text:p text:style-name="P4">
那斯达克综合指数扬升86.53点，或0.65%，来到13325.05点。</text:p>
      <text:p text:style-name="P4">
Source: <text:a xlink:type="simple" xlink:href="https://www.rfi.fr/cn/%E8%B4%A2%E7%BB%8F%E5%BF%AB%E8%AE%AF/20230609-%E7%BE%8E%E8%82%A1%E6%97%A9%E7%9B%98%E8%B5%B0%E9%AB%98-%E5%BB%B6%E7%BB%AD%E5%85%88%E5%89%8D%E6%B6%A8%E5%8A%BF" text:style-name="Internet_20_link" text:visited-style-name="Visited_20_Internet_20_Link">
https://www.rfi.fr/cn/%E8%B4%A2%E7%BB%8F%E5%BF%AB%E8%AE%AF/20230609-%E7%BE%8E%E8%82%A1%E6%97%A9%E7%9B%98%E8%B5%B0%E9%AB%98-%E5%BB%B6%E7%BB%AD%E5%85%88%E5%89%8D%E6%B6%A8%E5%8A%BF</text:a>
</text:p>
      <!--NEWS-->
      <text:h text:style-name="P10" text:outline-level="1">
<text:span text:style-name="T4">
结束中国发展中国家地位　美国务卿访华前景莫测</text:span>
</text:h>
      <text:p text:style-name="P4">
Author: None</text:p>
      <text:p text:style-name="P4">
Publisher: Radio Free Asia (Organization)</text:p>
      <text:p text:style-name="P4">
Published Time: 2023-06-09T15:35:00-04:00</text:p>
      <text:p text:style-name="P4">
Modified Time: 2023-06-09T16:57:35-04:00</text:p>
      <text:p text:style-name="P4">
Description: None</text:p>
      <text:p text:style-name="P4">
Videos: []</text:p>
      <text:p text:style-name="P4">
Audios: ["<text:a xlink:type="simple" xlink:href="https://www.rfa.org/mandarin/yataibaodao/junshiwaijiao/kw-06092023103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533841in" draw:z-index="0">
<draw:image xlink:href="../Images/rfamandarin/2023-06-09T15-35-00-04-00/000000.png" xlink:type="simple" xlink:show="embed" xlink:actuate="onLoad" draw:mime-type="image/png"/>
</draw:frame>
 美中两国国旗 <text:a xlink:type="simple" xlink:href="https://www.rfa.org/mandarin/yataibaodao/junshiwaijiao/kw-06092023103927.html/@@images/image" text:style-name="Internet_20_link" text:visited-style-name="Visited_20_Internet_20_Link">
</text:a>
路透社图片  <text:a xlink:type="simple" xlink:href="https://www.rfa.org/mandarin/yataibaodao/junshiwaijiao/kw-06092023103927.html/@@stream" text:style-name="Internet_20_link" text:visited-style-name="Visited_20_Internet_20_Link">
Audio-1-Link：https://www.rfa.org/mandarin/yataibaodao/junshiwaijiao/kw-06092023103927.html/@@stream</text:a>
</text:p>
      <text:p text:style-name="P4">
美国国会参议院外交关系委员会日前一致通过法案，要求结束中国的发展中国家地位。此举引发中方不满的同时，将如何改变中国在国际组织中的地位？而在美国国务卿布林肯据报最快下周访华之际，美中关系又将面临怎样的挑战？</text:p>
      <text:p text:style-name="P4">
<text:a xlink:type="simple" xlink:href="https://www.rfa.org/mandarin/yataibaodao/junshiwaijiao/jw-03312023125839.html" text:style-name="Internet_20_link" text:visited-style-name="Visited_20_Internet_20_Link">
 <text:span text:style-name="T4">
美国蓄力组合拳：剥夺中国发展中国家地位和最惠国待遇</text:span>
 </text:a>
  * <text:span text:style-name="T4">
<text:a xlink:type="simple" xlink:href="https://www.rfa.org/mandarin/yataibaodao/junshiwaijiao/jw-05122023094956.html" text:style-name="Internet_20_link" text:visited-style-name="Visited_20_Internet_20_Link">
 开豪车领救济 中国为何不愿成为"发达国家"？ </text:a>
 </text:span>
  * <text:span text:style-name="T4">
<text:a xlink:type="simple" xlink:href="https://www.rfa.org/mandarin/Xinwen/5-03282023114327.html" text:style-name="Internet_20_link" text:visited-style-name="Visited_20_Internet_20_Link">
 “中国不是发展中国家” 美众议院无异议通过法案 </text:a>
 </text:span>
</text:p>
      <text:p text:style-name="P4">
这项名为《结束中国的发展中国家地位法案》（Ending China’s Developing Nation StatusAct）6月8日在美国参议院外委员会获得一致通过。法案要求美国行政部门推动政策，在未来的条约和国际组织中，反对给予中国“发展中国家”地位的待遇。法案还指示美国国务卿，透过现有条约和组织中的改变机制，寻求将中国的地位改为“发达国家”。</text:p>
      <text:p text:style-name="P4">
中国外交部发言人汪文斌周五（9日）在例行记者会上表达了不满，批评“美国想把发达国家的帽子强加给中国”，要把剥夺中国发展中国家地位作为“遏制中国发展的一张牌”。他还表示：“中国是不是发展中国家，不由美国说了算。”</text:p>
      <text:p text:style-name="P4">
中国外交部发言人汪文斌2023年6月9日在例行记者会上对美国参议院外委会一致通过《结束中国的发展中国家地位法案》表示不满（中国外交部官网截图）  <text:a xlink:type="simple" xlink:href="https://www.rfa.org/mandarin/yataibaodao/junshiwaijiao/kw-06092023103927.html/kw0609e.jpg" text:style-name="Internet_20_link" text:visited-style-name="Visited_20_Internet_20_Link">
</text:a>
</text:p>
      <text:p text:style-name="P4">
支持上述法案的美国参议员们认为，中国作为全球第二大经济体，不论是从经济还是军事规模上很明显都不再是发展中国家，但中方却长期利用这一身份在多边协议中获得不公平的优势。继续将中国定义为“发展中国家”，只会变相削弱中国共产党对美国构成威胁的事实。</text:p>
      <text:p text:style-name="P4">
实际上，美国众议院早在今年三月底已一致通过了相类似的《中国不是发展中国家法案》（PRC is Not A Developing CountryAct）。而这次参议院外委会的议案通过后，下一步就等参议院全体审议。</text:p>
      <text:p text:style-name="P4">
<text:span text:style-name="T4">
布林肯将如何处理中国"发展中国家"地位？</text:span>
</text:p>
      <text:p text:style-name="P4">
美国非政府组织华盛顿信息与战略研究所所长李恒青预计，该法案会顺利通过并由总统拜登签字生效，接下来美国国务院将会采取相应行动，寻求在重要政府性国际组织中改变中国“发展中国家”的地位，而这将首先涉及中国的会费和相应责任问题。</text:p>
      <text:p text:style-name="P4">
“中国用发展中国家（地位），它交的会费、承担的责任是发展中国家承担的责任，所以就低了很多……。中国作为第二大经济体，必须按照其经济收入来进行(贡献)分配。中国现在(GDP)只比美国低一点，就应该分担更多的国际责任。”李恒青说。</text:p>
      <text:p text:style-name="P4">
李恒青认为，除政府性组织中对中国的特殊支持项目未来可能都会被取消外，美国国务院下属的美国国际开发署（USAID）也会采取行动：“我所知道，USAID每年都会给中国的农业很多资助，都是免费的，其中最大的一项就是农业。一旦它变成发达国家(地位)以后，这些就不会再给了，而且还会要求它（中国）做出奉献，要给其它国家出钱。”</text:p>
      <text:p text:style-name="P4">
中国以前曾以“发展中国家”身份加入世界贸易组织（WTO），享受各种优惠待遇。但世贸组织并没有具体框架来界定“发达国家”或“发展中国家”。对此李恒青认为，由于中国并没有完全履行其入世承诺，导致目前的世贸组织已经名存实亡。美国最新的印太经济框架就是针对中国，并且实际上已经取代了世贸组织。</text:p>
      <text:p text:style-name="P4">
对于所谓“发达国家”和“发展中国家”的标准，国际社会目前并没有具体的定义和统一的共识。旅美经济学者夏业良认为，中国一方面花上万亿元对外大撒币，一方面国内贫富两极分化严重，经济处于严重扭曲状态，而当局即使有钱也不会用在老百姓身上，因此国际社会没有必要继续向以往那样向中国提供资助。</text:p>
      <text:p text:style-name="P4">
但他也指出：“有一点还是应该让国际社会清楚，中国不是真正意义上的发达国家，它还有几亿的贫困地区和贫困的老百姓。”</text:p>
      <text:p text:style-name="P4">
 据报将在近期访华的美国国务卿布林肯（美联社图片）</text:p>
      <text:p text:style-name="P4">
<text:span text:style-name="T4">
布林肯预计最快下周访华 美中关系"斗而不破"？</text:span>
</text:p>
      <text:p text:style-name="P4">
据美国“政客”新闻网（Politico）援引知情人士披露，美国国务卿布林肯（AntonyBlinken）计划最快于下周前往北京。这将标志着自2018年时任国务卿蓬佩奥（MikePompeo）访华以来，美国官员对中国的最高级别访问。据悉，美国国务院仍在确定布林肯的访华细节，目前美中双方都尚未证实这一消息。</text:p>
      <text:p text:style-name="P4">
李恒青认为，中方错误以为美国这种做法是想讨好北京：“美国之所以还想继续建立沟通管道，是希望不擦枪走火。因为这个是有自信的，就像冷战当中美苏对抗，美国最终胜利了。”他指出，拜登政府的基本策略就是两国关系“斗而不破”：“一直斗下去但不破裂，现在就希望达到这个目的，但这是中国所不希望看到的。”</text:p>
      <text:p text:style-name="P4">
<text:span text:style-name="T4">
"不寻求其它国家选边站" 美国降低应对中国门槛</text:span>
</text:p>
      <text:p text:style-name="P4">
本周四，布林肯在与沙特外长费萨尔在联合记者会上回答提问时表示，美国不要求其他国家在美中之间选边站。对此，中国外交部发言人汪文斌的回应则是，中方更关心美国是怎么做的。</text:p>
      <text:p text:style-name="P4">
对此，美国南卡罗莱纳大学艾肯商学院教授谢田说：“当然，布林肯这样说的话是给美国的外交伙伴减少一些压力，不要让他们感觉好像是在被叛美国或离开美国。”</text:p>
      <text:p text:style-name="P4">
经济学者夏业良则认为，虽然美国没有要求各国站队，但是面对俄乌战争和台海问题，很多国家也在自然而然地在选边站：“中国（如果）打台湾的话，世界会怎么看？我觉得绝大多数国家都是反对武力攻打台湾的。这也是一种自然形成的，你说不是站队，它也是站队。”</text:p>
      <text:p text:style-name="P4">
记者：凯迪 责编：何平 网编：洪伟</text:p>
      <text:p text:style-name="P4">
Source: <text:a xlink:type="simple" xlink:href="https://www.rfa.org/mandarin/yataibaodao/junshiwaijiao/kw-06092023103927.html" text:style-name="Internet_20_link" text:visited-style-name="Visited_20_Internet_20_Link">
https://www.rfa.org/mandarin/yataibaodao/junshiwaijiao/kw-06092023103927.html</text:a>
</text:p>
      <!--NEWS-->
      <text:h text:style-name="P10" text:outline-level="1">
<text:span text:style-name="T4">
中共多年来是否变过？　八九一代看六四屠杀与动态清零</text:span>
</text:h>
      <text:p text:style-name="P4">
Author: None</text:p>
      <text:p text:style-name="P4">
Publisher: Radio Free Asia (Organization)</text:p>
      <text:p text:style-name="P4">
Published Time: 2023-06-09T15:37:00-04:00</text:p>
      <text:p text:style-name="P4">
Modified Time: 2023-06-09T16:41:40-04:00</text:p>
      <text:p text:style-name="P4">
Description: None</text:p>
      <text:p text:style-name="P4">
Videos: []</text:p>
      <text:p text:style-name="P4">
Audios: ["<text:a xlink:type="simple" xlink:href="https://www.rfa.org/mandarin/yataibaodao/zhengzhi/sc-060920231006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897317in" draw:z-index="0">
<draw:image xlink:href="../Images/rfamandarin/2023-06-09T15-37-00-04-00/000000.png" xlink:type="simple" xlink:show="embed" xlink:actuate="onLoad" draw:mime-type="image/png"/>
</draw:frame>
(图左1989年5月4日，清华大学游行队伍。（六四档案图）)(图右)2022年11月15日北京市朝阳区的居民，在人民日报署名仲音的评论文章反常地不再提“动态清零”后的隔日，依旧大排长龙等待核酸检测。(路透社资料图片) <text:a xlink:type="simple" xlink:href="https://www.rfa.org/mandarin/yataibaodao/zhengzhi/sc-06092023100612.html/@@images/image" text:style-name="Internet_20_link" text:visited-style-name="Visited_20_Internet_20_Link">
</text:a>
Photo: RFA  <text:a xlink:type="simple" xlink:href="https://www.rfa.org/mandarin/yataibaodao/zhengzhi/sc-06092023100612.html/@@stream" text:style-name="Internet_20_link" text:visited-style-name="Visited_20_Internet_20_Link">
Audio-1-Link：https://www.rfa.org/mandarin/yataibaodao/zhengzhi/sc-06092023100612.html/@@stream</text:a>
</text:p>
      <text:p text:style-name="P4">
近日，多位八九民主运动的亲历者接受本台采访，讲述了他们眼中的白纸运动，以及在他们看来，为什么中共会作出六四屠杀和动态清零这样的决策。</text:p>
      <ul>
        <li>
<text:span text:style-name="T4">
<text:a xlink:type="simple" xlink:href="https://www.rfa.org/mandarin/yataibaodao/huanjing/jw-05242023102047.html" text:style-name="Internet_20_link" text:visited-style-name="Visited_20_Internet_20_Link">
 钟南山警告第二轮疫情来临 你准备好了吗? </text:a>
 </text:span>
  * <text:span text:style-name="T4">
<text:a xlink:type="simple" xlink:href="https://www.rfa.org/mandarin/yataibaodao/huanjing/bx2-01252023105618.html" text:style-name="Internet_20_link" text:visited-style-name="Visited_20_Internet_20_Link">
 "动态清零"清空地方政府口袋 多地再现取暖难 </text:a>
 </text:span>
  * <text:span text:style-name="T4">
<text:a xlink:type="simple" xlink:href="https://www.rfa.org/mandarin/Xinwen/8-01042023145220.html" text:style-name="Internet_20_link" text:visited-style-name="Visited_20_Internet_20_Link">
 世卫：中国数据显示未出现新变异株 但低报死亡人数 </text:a>
 </text:span>
  * <text:span text:style-name="T4">
<text:a xlink:type="simple" xlink:href="https://www.rfa.org/mandarin/yataibaodao/gangtai/ec-06062022074350.html" text:style-name="Internet_20_link" text:visited-style-name="Visited_20_Internet_20_Link">
 六四悼念全球遍地开花 令中国形象更负面 </text:a>
 </text:span>
  * <text:span text:style-name="T4">
<text:a xlink:type="simple" xlink:href="https://www.rfa.org/mandarin/ytbdzhuantixilie/jiandang-bainian/wy1-06302021102023.html" text:style-name="Internet_20_link" text:visited-style-name="Visited_20_Internet_20_Link">
 【建党百年特别节目】中共统治的本质是“极权主义”吗？（上） </text:a>
 </text:span>
  * <text:span text:style-name="T4">
<text:a xlink:type="simple" xlink:href="https://www.rfa.org/mandarin/ytbdzhuantixilie/wodeliusi/if-05232019131826.html" text:style-name="Internet_20_link" text:visited-style-name="Visited_20_Internet_20_Link">
 【我的六四】八九民运中，北京人从傲慢变得可爱 </text:a>
 </text:span>
</li>
      </ul>
      <text:p text:style-name="P4">
<text:span text:style-name="T4">
王军涛：中共对白纸运动的镇压 会诞生一批职业活动家</text:span>
</text:p>
      <text:p text:style-name="P4">
<text:span text:style-name="T4">
 目前担任中国民主党全国委员会主席的王军涛。(独立中文笔会)  <text:a xlink:type="simple" xlink:href="https://www.rfa.org/mandarin/yataibaodao/zhengzhi/sc-06092023100612.html/738b519b6d9b_72ec7acb4e2d65877b144f1a.jpg" text:style-name="Internet_20_link" text:visited-style-name="Visited_20_Internet_20_Link">
</text:a>
</text:span>
</text:p>
      <text:p text:style-name="P4">
目前担任中国民主党全国委员会主席的王军涛，曾参加了1976年和1989年中国的民主运动。去年白纸运动在中国发生后，他也在美国进行了白纸运动的海外响应活动。</text:p>
      <text:p text:style-name="P4">
在接受记者采访时，他谈到了在他心目中，中共在镇压八九民主运动和白纸运动方面的相同点：“其实在任何极权体制下的反抗运动，也许他们的诉求、方式不一样，但最后的结果都是一样的。就是当你和极权政治博弈之后，极权体制或者把你吸纳到极权政治中间，或者进行排斥、进行镇压。白纸运动也罢，六四也罢，实际上共产党最后都采取了镇压的方式。”</text:p>
      <text:p text:style-name="P4">
去年11—12月，中国许多地方发生了民众抗议当局动态清零政策的白纸运动，并有人喊出了“习近平下台，共产党下台”的口号。在这之后，尽管中国当局放开了严酷的新冠疫情管控措施，但也对不少白纸运动参与者进行了追查和抓捕。王军涛认为，中共的这种抓捕会制造出一批活动家：“实际上中国很多访民被关了几次之后，成了社会活动家，这也是因为共产党的抓捕。我觉得共产党对白纸运动的镇压，会诞生一批职业性的社会活动家和政治活动家跟它作对，这跟六四和其他被它镇压的运动一样。”</text:p>
      <text:p text:style-name="P4">
王军涛也表示，虽然八九民主运动的社会基础比白纸运动更为复杂和广泛，但两场运动总体上都是当时不满的人民通过运动找到了自己的宣泄口。他说：“如果你仔细看，白纸革命有很多人激愤已久，很多事情让他们走上街头，在一刹那让他们找到了共同点。照理说白纸革命是一个没有诉求的革命。一个没有诉求的运动，为什么大家都在一起，因为正是所有有诉求的人行动起来了。”</text:p>
      <text:p text:style-name="P4">
<text:span text:style-name="T4">
方政：独裁政权特点是简单粗暴</text:span>
</text:p>
      <text:p text:style-name="P4">
<text:span text:style-name="T4">
 在六四屠杀中被解放军坦克碾压失掉双腿的方政（CK摄/RFA资料）  </text:span>
</text:p>
      <text:p text:style-name="P4">
曾在六四屠杀中被坦克碾断双腿的方政现居美国加州湾区，目前担任民间团体中国民主教育基金会会长。他认为，一直以来，无论是在1989年，还是在最近，中共的领导人实际上都有着最基本的共同点：“他们认为权力、统治力、政权是最重要的。比如说六四的时候用军队镇压，就是它认为这种方式能使它的政权稳定、保住它的政权，所以它这样。白纸运动（之后中共）做了很多调整，和调整完之后的镇压，也都是为了它的政权。”</text:p>
      <text:p text:style-name="P4">
他认为，独裁政权与民主国家政府相比，特点是简单、粗暴，运行轨迹没有很多科学性。他说道：“独裁就是简单粗暴的活，民主是相对很技术的范畴。共产党的政权之所以反民主、反人性，其实就是简单粗暴，只要考虑自己一小撮统治集团。”</text:p>
      <text:p text:style-name="P4">
方政表示，在这种简单、粗暴的独裁政治逻辑下，极端的动态清零政策和对白纸运动的镇压，尽管会给民众造成伤害，但是在中共看来，“对于民众利益的损失、自由的剥夺、生命的侵害，这些都不在它的考虑范围内。同样六四镇压也是，杀几个人也不在他们的考虑范围内。这是统治政权恣意妄为的权力的傲慢。”</text:p>
      <text:p text:style-name="P4">
<text:span text:style-name="T4">
封从德：中共一直以来没有实质性的变化</text:span>
</text:p>
      <text:p text:style-name="P4">
<text:span text:style-name="T4">
 现居加州湾区的八九学运领袖封从德。(RFA资料）  <text:a xlink:type="simple" xlink:href="https://www.rfa.org/mandarin/yataibaodao/zhengzhi/sc-06092023100612.html/97513b2d-2386-44f9-96bf-d5c10ad2d040.jpeg" text:style-name="Internet_20_link" text:visited-style-name="Visited_20_Internet_20_Link">
</text:a>
</text:span>
</text:p>
      <text:p text:style-name="P4">
在现居加州湾区的八九学运领袖封从德看来，中共高层在进行发动六四屠杀和动态清零的决策时，过程有一些不同：“动态清零的话，现在从有限的了解看，基本上是习近平一个人的独裁，但是六四屠杀可能是中共的所谓‘八老’的一个集体的决定。除了赵紫阳和另外一两个常委反对以外，中共幕后垂帘听政的老人，可能是决定屠杀的主力。”</text:p>
      <text:p text:style-name="P4">
“八老”是指在1980、90年代期间，包括邓小平在内的一批中共元老。这些人虽然大多数没有正式的职务，但对当时的中共政治决策有不小的影响。</text:p>
      <text:p text:style-name="P4">
封从德认为，中共高层在六四屠杀和动态清零中的决策过程虽有不同，但也只是稍微有点区别，两者的共同特点要大得多：“共同点就是一党独裁。一党独裁到习近平这里可能是更独裁，变成了个人独裁。邓小平多少还要听‘八老’的意见，整个六四的过程有高层分裂的情况。习近平的政敌基本上清除干净了，最后就是习近平的个人独裁。但是根本上没有区别，都是独裁专制体制造成的一种灾难。”</text:p>
      <text:p text:style-name="P4">
封从德表示，尽管中共的手法和面对的国际局势方面有所变化，但从毛泽东到习近平时期的中共，“实质性的变化在我看来是没有的，专制独裁极权体制根本没有变化，根本的核心价值、核心利益还是一致的，就是保持政权。”</text:p>
      <text:p text:style-name="P4">
记者：孙诚 责编：梒青 网编：何足</text:p>
      <text:p text:style-name="P4">
Source: <text:a xlink:type="simple" xlink:href="https://www.rfa.org/mandarin/yataibaodao/zhengzhi/sc-06092023100612.html" text:style-name="Internet_20_link" text:visited-style-name="Visited_20_Internet_20_Link">
https://www.rfa.org/mandarin/yataibaodao/zhengzhi/sc-06092023100612.html</text:a>
</text:p>
      <!--NEWS-->
      <text:h text:style-name="P10" text:outline-level="1">
<text:span text:style-name="T4">
印尼喀拉喀托之子火山上午喷发两次</text:span>
</text:h>
      <text:p text:style-name="P4">
Author: 联合早报 (Person)</text:p>
      <text:p text:style-name="P4">
Publisher: 联合早报 (Organization)</text:p>
      <text:p text:style-name="P4">
Published Time: 2023-06-09T15:44</text:p>
      <text:p text:style-name="P4">
Modified Time: 2023-06-09T16:39</text:p>
      <text:p text:style-name="P4">
Description: 印度尼西亚喀拉喀托之子火山星期五（6月9日）上午喷发了两次，强烈的对流活动形成了大量的火山云。路透社报道，喀拉喀托之子火山（Anak Krakatau）于当地时间早上7时46分（新...</text:p>
      <text:p text:style-name="P4">
Videos: []</text:p>
      <text:p text:style-name="P4">
Audios: []</text:p>
      <text:p text:style-name="P4">
Images: []</text:p>
      <text:p text:style-name="P4">
Type: NewsArticle</text:p>
      <text:p text:style-name="P4">
Breadcrumbs: ['即时', '国际']</text:p>
      <text:p text:style-name="P4">
Keywords: ['火山爆发', '印度尼西亚']</text:p>
      <!--METADATA-->
      <text:p text:style-name="P4">
印度尼西亚喀拉喀托之子火山星期五（6月9日）上午喷发了两次，强烈的对流活动形成了大量的火山云。</text:p>
      <text:p text:style-name="P4">
路透社报道，喀拉喀托之子火山（AnakKrakatau）于当地时间早上7时46分（新加坡时间早上8时46分）喷发，62分钟后又喷发一次。印尼地震机构发布的缩时摄影图片显示火山爆发形成的火山云不断扩大，并飘向西南方。</text:p>
      <text:p text:style-name="P4">
157米高的喀拉喀托之子火山坐落在苏门答腊岛和爪哇岛之间的巽他海峡，自今年3月以来已经喷发十多次。距离这座火山最近的村庄仅在16.5公里外。</text:p>
      <text:p text:style-name="P4">
当局暂时未有损毁或伤亡报告。</text:p>
      <text:p text:style-name="P4">
Source: <text:a xlink:type="simple" xlink:href="https://www.zaobao.com.sg/realtime/world/story20230609-1402772" text:style-name="Internet_20_link" text:visited-style-name="Visited_20_Internet_20_Link">
https://www.zaobao.com.sg/realtime/world/story20230609-1402772</text:a>
</text:p>
      <!--NEWS-->
      <text:h text:style-name="P10" text:outline-level="1">
<text:span text:style-name="T4">
面对"惊涛骇浪"习近平要建"新安全格局" 他在怕什么？（戴忠仁/程晓农/宋国诚）| 亚洲很想聊</text:span>
</text:h>
      <text:p text:style-name="P4">
Author: None</text:p>
      <text:p text:style-name="P4">
Publisher: Radio Free Asia (Organization)</text:p>
      <text:p text:style-name="P4">
Published Time: 2023-06-09T15:55:00-04:00</text:p>
      <text:p text:style-name="P4">
Modified Time: 2023-06-09T13:17: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88615in" draw:z-index="0">
<draw:image xlink:href="../Images/rfamandarin/2023-06-09T15-55-00-04-00/000000.png" xlink:type="simple" xlink:show="embed" xlink:actuate="onLoad" draw:mime-type="image/png"/>
</draw:frame>
 <text:a xlink:type="simple" xlink:href="https://www.rfa.org/mandarin/duomeiti/yazhou-henxiangliao/yz-06092023122909.html/@@images/image" text:style-name="Internet_20_link" text:visited-style-name="Visited_20_Internet_20_Link">
</text:a>
 自由亚洲电台制图</text:p>
      <text:p text:style-name="P4">
习近平最近警示，中国要以 #新安全格局 保障 #新发展格局，强调"准备经受 #风高浪急 甚至 #惊涛骇浪 的重大考验"，习近平到底在害怕什么？在本期节目中台湾政大国关中心资深研究员 #宋国诚分析，中国内外交迫、江山动摇，面临十二大政治经济危机，极可能多点爆发，中共最深层的恐惧是步入当年苏联解体的后辙。这意味共产党垮台、消灭。经济学家 #程晓农认为，习近平所说的“惊涛骇浪”指中美冷战升级到一个全面固定化的格局，中共退无可退。中国自己点燃中美“冷战”持续恶化，第一是军事挑衅，其次是外交对抗，第三是科技封锁。他认为目前已经进入“深水区”，到了中国无法控制的局面。</text:p>
      <text:p text:style-name="P4">
Source: <text:a xlink:type="simple" xlink:href="https://www.rfa.org/mandarin/duomeiti/yazhou-henxiangliao/yz-06092023122909.html" text:style-name="Internet_20_link" text:visited-style-name="Visited_20_Internet_20_Link">
https://www.rfa.org/mandarin/duomeiti/yazhou-henxiangliao/yz-06092023122909.html</text:a>
</text:p>
      <!--NEWS-->
      <text:h text:style-name="P10" text:outline-level="1">
<text:span text:style-name="T4">
韩国召见中国驻韩大使 抗议其就韩国政策发表的言论</text:span>
</text:h>
      <text:p text:style-name="P4">
Author: chinese@voanews.com (金谷)</text:p>
      <text:p text:style-name="P4">
Publisher: 美国之音中文网 (Type: NewsMediaOrganization)</text:p>
      <text:p text:style-name="P4">
Published Time: 2023-06-09T16:08:49+08:00</text:p>
      <text:p text:style-name="P4">
Modified Time: 2023-06-09 09:41:40Z</text:p>
      <text:p text:style-name="P4">
Description: 韩国周五召见中国大使提出抗议，称邢海明警告首尔不要在中美竞争中“下错赌注”的言论是“挑衅性的”，可能是干涉韩国的内政。</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envoy-in-south-korea-warns-of-wrong-bets-over-sino-u-s-rivalry-20230609/7129813.html" text:style-name="Internet_20_link" text:visited-style-name="Visited_20_Internet_20_Link">
https://www.voachinese.com/a/china-envoy-in-south-korea-warns-of-wrong-bets-over-sino-u-s-rivalry-20230609/7129813.html</text:a>
</text:p>
      <!--NEWS-->
      <text:h text:style-name="P10" text:outline-level="1">
<text:span text:style-name="T4">
又有两名“老虎”被双开</text:span>
</text:h>
      <text:p text:style-name="P4">
Author: None</text:p>
      <text:p text:style-name="P4">
Publisher: Radio Free Asia (Organization)</text:p>
      <text:p text:style-name="P4">
Published Time: 2023-06-09T16:27:17-04:00</text:p>
      <text:p text:style-name="P4">
Modified Time: 2023-06-09T16:27: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372463in" draw:z-index="0">
<draw:image xlink:href="../Images/rfamandarin/2023-06-09T16-27-17-04-00/000000.png" xlink:type="simple" xlink:show="embed" xlink:actuate="onLoad" draw:mime-type="image/png"/>
</draw:frame>
中国人民银行原党委委员、副行长范一飞(图右)、贵州省政协原党组副书记、副主席周建琨。 <text:a xlink:type="simple" xlink:href="https://www.rfa.org/mandarin/Xinwen/7-06092023162001.html/@@images/image" text:style-name="Internet_20_link" text:visited-style-name="Visited_20_Internet_20_Link">
</text:a>
网]络图/RFA组图</text:p>
      <text:p text:style-name="P4">
据中国共产党中央纪委国家监委网站周五（6月9日）的消息，中国人民银行原党委委员、副行长范一飞，和贵州省政协原党组副书记、副主席周建琨因严重违纪违法近日被开除党籍和公职。</text:p>
      <text:p text:style-name="P4">
网站通报，今年59岁的范一飞在金融系统任职长达40年，2015年开始，他担任中国人民银行党委委员、副行长。范一飞被指控“靠金融吃金融”、“以钱生钱”，长期以“投资”为名大搞权钱交易，利用职务便利为他人在贷款融资、企业经营等方面谋利，并非法收受巨额财物。范一飞是去年至11月初接受中央纪委国家监委审查调查的第26名中管干部，也是中共二十大后被打下的“首虎”。</text:p>
      <text:p text:style-name="P4">
63岁的周建琨长期在贵州工作，2017年起，周建琨任贵州省政协副主席、党组成员，并在2020年再度当选省政协副主席。周建琨被指控违规持有非上市公司股份，搞权色交易；大搞权力寻租和家族式腐败，大肆收钱敛财，利用职务便利为他人在企业经营、项目承揽等方面谋利，并非法收受巨额财物。</text:p>
      <text:p text:style-name="P4">
目前，两人皆因涉嫌犯罪问题被移送检察机关依法审查起诉，所涉财物一并移送。</text:p>
      <text:p text:style-name="P4">
（责编：王允）</text:p>
      <text:p text:style-name="P4">
Source: <text:a xlink:type="simple" xlink:href="https://www.rfa.org/mandarin/Xinwen/7-06092023162001.html" text:style-name="Internet_20_link" text:visited-style-name="Visited_20_Internet_20_Link">
https://www.rfa.org/mandarin/Xinwen/7-06092023162001.html</text:a>
</text:p>
      <!--NEWS-->
      <text:h text:style-name="P10" text:outline-level="1">
<text:span text:style-name="T4">
韩国外交部召见中国驻韩大使　指其言论是挑衅</text:span>
</text:h>
      <text:p text:style-name="P4">
Author: None</text:p>
      <text:p text:style-name="P4">
Publisher: Radio Free Asia (Organization)</text:p>
      <text:p text:style-name="P4">
Published Time: 2023-06-09T16:30:00-04:00</text:p>
      <text:p text:style-name="P4">
Modified Time: 2023-06-09T16:57: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88615in" draw:z-index="0">
<draw:image xlink:href="../Images/rfamandarin/2023-06-09T16-30-00-04-00/000000.png" xlink:type="simple" xlink:show="embed" xlink:actuate="onLoad" draw:mime-type="image/png"/>
</draw:frame>
 中国驻韩国大使邢海明 <text:a xlink:type="simple" xlink:href="https://www.rfa.org/mandarin/Xinwen/8-06092023162831.html/@@images/image" text:style-name="Internet_20_link" text:visited-style-name="Visited_20_Internet_20_Link">
</text:a>
维基百科</text:p>
      <text:p text:style-name="P4">
据韩联社报道，韩国外交部周五（6月9日）召见了中国驻韩国大使邢海明，抗议其前一日对韩美关系的评论构成对韩国的挑衅。</text:p>
      <text:p text:style-name="P4">
邢海明周四（6月8日）与韩国最大在野党共同民主党党魁李在明会面时说，当前国际形势复杂演变，中韩关系还面临着外部因素的挑战。希望韩方在处理对华关系时，能够摆脱外部因素的干扰。美国正竭力打压中国，有的人赌美国赢、中国输，这显然是误判，没看清历史大势。</text:p>
      <text:p text:style-name="P4">
韩国外交部第一次官（副部长）张虎镇就此在周五会见邢海明时说，邢海明的说法具有“不合理的挑衅性”，并警告说，他的言论可能被视为对韩国国内政治的干涉，违反《维也纳公约》。</text:p>
      <text:p text:style-name="P4">
中国外交部发言人汪文斌则在周五的记者会上就此表示，当前中韩关系面临困难和挑战，责任不在中方。邢海明大使同韩国政府、政党和社会各界广泛接触，就双边关系和共同关心的问题交换意见，介绍中方立场关切，是其职责所在。希望韩国有关方面正确看待，把关注点放到如何正视问题、实现中韩关系的稳定和发展上来。</text:p>
      <text:p text:style-name="P4">
（责编：王允）</text:p>
      <text:p text:style-name="P4">
Source: <text:a xlink:type="simple" xlink:href="https://www.rfa.org/mandarin/Xinwen/8-06092023162831.html" text:style-name="Internet_20_link" text:visited-style-name="Visited_20_Internet_20_Link">
https://www.rfa.org/mandarin/Xinwen/8-06092023162831.html</text:a>
</text:p>
      <!--NEWS-->
      <text:h text:style-name="P10" text:outline-level="1">
<text:span text:style-name="T4">
中国盯上苹果的“隔空投送”</text:span>
</text:h>
      <text:p text:style-name="P4">
Author: None</text:p>
      <text:p text:style-name="P4">
Publisher: Radio Free Asia (Organization)</text:p>
      <text:p text:style-name="P4">
Published Time: 2023-06-09T16:33:00-04:00</text:p>
      <text:p text:style-name="P4">
Modified Time: 2023-06-09T16:38: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4.612011in" draw:z-index="0">
<draw:image xlink:href="../Images/rfamandarin/2023-06-09T16-33-00-04-00/000000.png" xlink:type="simple" xlink:show="embed" xlink:actuate="onLoad" draw:mime-type="image/png"/>
</draw:frame>
苹果公司总裁库克在2019年残障奥运期间，利用苹果手机的“隔空投送”（airdrop）功能与人交换自拍相片。 路透社资料图片</text:p>
      <text:p text:style-name="P4">
据美国《华尔街日报》报道，中国政府正对苹果公司手机上的“隔空投送”（AirDrop）服务施加更加严格的控制。</text:p>
      <text:p text:style-name="P4">
中国国家网信办近日发布的一项草案规定，将对可用来在无需联网情况下向附近的多个设备即时发送文件、图像和其他数据的无线技术进行安全整治，但文件并没有点名苹果的“隔空投送”和中国的相似产品。草案还规定，近距离自组网信息服务提供商必须保存有关记录，发现任何违法或不良信息须向网信办等有关主管部门报告。</text:p>
      <text:p text:style-name="P4">
这些草案目前还在公开征求意见，截止时间是7月6日，但何时生效尚不清楚。</text:p>
      <text:p text:style-name="P4">
而本周苹果刚刚推出一项与“隔空投送”相关的功能，即NameDrop，它将允许苹果设备放在一起时即可交换联系方式。</text:p>
      <text:p text:style-name="P4">
去年底在反对习近平连任和反对中国共产党的社会行动中，中国青年曾广泛使用苹果的“隔空投送”功能互通信息，为此，苹果公司受到中国政府的压力，曾一度在中国限制“隔空投送”功能，引起外界广泛关注。</text:p>
      <text:p text:style-name="P4">
（责编：王允）</text:p>
      <text:p text:style-name="P4">
Source: <text:a xlink:type="simple" xlink:href="https://www.rfa.org/mandarin/Xinwen/9-06092023163227.html" text:style-name="Internet_20_link" text:visited-style-name="Visited_20_Internet_20_Link">
https://www.rfa.org/mandarin/Xinwen/9-06092023163227.html</text:a>
</text:p>
      <!--NEWS-->
      <text:h text:style-name="P10" text:outline-level="1">
<text:span text:style-name="T4">
“反战文”飘扬中国网络　为“武统台湾”降温？</text:span>
</text:h>
      <text:p text:style-name="P4">
Author: None</text:p>
      <text:p text:style-name="P4">
Publisher: Radio Free Asia (Organization)</text:p>
      <text:p text:style-name="P4">
Published Time: 2023-06-09T16:36:00-04:00</text:p>
      <text:p text:style-name="P4">
Modified Time: 2023-06-09T17:1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4.600844in" draw:z-index="0">
<draw:image xlink:href="../Images/rfamandarin/2023-06-09T16-36-00-04-00/000000.png" xlink:type="simple" xlink:show="embed" xlink:actuate="onLoad" draw:mime-type="image/png"/>
</draw:frame>
 参加职业招聘会的中国大学生 法新社资料图片</text:p>
      <text:p text:style-name="P4">
据德国之声报道，台湾政大东亚研究所特聘教授王信贤在台湾陆委会5月份的简报中撰文指出，中国网络上近来流传一些“反战文”，主张不愿为国而战，原因包括对社会不平等不满、不愿为既得利益者而战等等。</text:p>
      <text:p text:style-name="P4">
王信贤分析说，中国大陆舆情现在对政府信任度下降，经济下行、失业率攀升、疫情防控乱象等等因素使得公众的社会安全感下滑，在这种不安定的社会心理下，谈爱国主义不容易被民众认可，也为未来的社会治理埋下不可预期的伏笔。</text:p>
      <text:p text:style-name="P4">
报道指出，反战文虽然并没有指明是什么战争，但台湾媒体和分析人士立即联想到台湾战争。台湾中央社此前曾引述专家的分析指出，有关反战的文章一直存在于中国网络上，但一直没有被删除，这表明中国政府在一定程度上接受了这样的观点，即武力统一台湾不切实际，甚至是危险的。</text:p>
      <text:p text:style-name="P4">
（责编：王允）</text:p>
      <text:p text:style-name="P4">
Source: <text:a xlink:type="simple" xlink:href="https://www.rfa.org/mandarin/Xinwen/10-06092023163423.html" text:style-name="Internet_20_link" text:visited-style-name="Visited_20_Internet_20_Link">
https://www.rfa.org/mandarin/Xinwen/10-06092023163423.html</text:a>
</text:p>
      <!--NEWS-->
      <text:h text:style-name="P10" text:outline-level="1">
<text:span text:style-name="T4">
专栏 | 周末茶馆：为何惊险走线(1): 68岁退休教授</text:span>
</text:h>
      <text:p text:style-name="P4">
Author: None</text:p>
      <text:p text:style-name="P4">
Publisher: Radio Free Asia (Organization)</text:p>
      <text:p text:style-name="P4">
Published Time: 2023-06-09T16:42:00-04:00</text:p>
      <text:p text:style-name="P4">
Modified Time: 2023-06-09T16:55:09-04:00</text:p>
      <text:p text:style-name="P4">
Description: None</text:p>
      <text:p text:style-name="P4">
Videos: []</text:p>
      <text:p text:style-name="P4">
Audios: ["<text:a xlink:type="simple" xlink:href="https://www.rfa.org/mandarin/zhuanlan/teahouse/tea-06092023100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5.1927in" draw:z-index="0">
<draw:image xlink:href="../Images/rfamandarin/2023-06-09T16-42-00-04-00/000000.png" xlink:type="simple" xlink:show="embed" xlink:actuate="onLoad" draw:mime-type="image/png"/>
</draw:frame>
 走线中的章教授抵达墨西哥边境塔帕 <text:a xlink:type="simple" xlink:href="https://www.rfa.org/mandarin/zhuanlan/teahouse/tea-06092023100930.html/@@images/image" text:style-name="Internet_20_link" text:visited-style-name="Visited_20_Internet_20_Link">
</text:a>
章教授提供  <text:a xlink:type="simple" xlink:href="https://www.rfa.org/mandarin/zhuanlan/teahouse/tea-06092023100930.html/@@stream" text:style-name="Internet_20_link" text:visited-style-name="Visited_20_Internet_20_Link">
Audio-1-Link：https://www.rfa.org/mandarin/zhuanlan/teahouse/tea-06092023100930.html/@@stream</text:a>
</text:p>
      <text:p text:style-name="P4">
今天的《周末茶馆》节目我们关注来自中国的走线润美潮。中国人所说的“走线”，是指从中美洲经巴拿马等国偷越美国南部边境而非法进入美国。</text:p>
      <text:p text:style-name="P4">
<text:a xlink:type="simple" xlink:href="https://www.cbp.gov/newsroom/stats/nationwide-encounters" text:style-name="Internet_20_link" text:visited-style-name="Visited_20_Internet_20_Link">
 美国海关和边境保护局 </text:a>
数据显示，从今年初开始，在美国西南边境因偷越边境被拘留的中国人人数大幅增加,从去年的每月几十、几百人，增加到每月数千人。最多的今年4月份有3210人，大约是去年4月的20倍。</text:p>
      <text:p text:style-name="P4">
为什么越来越多人中国人铤而走险、走线来到美国？我们《周末茶馆》节目采访了几位来自中国的走线客，通过他们的故事透视这一波中国走线潮的根源。</text:p>
      <text:p text:style-name="P4">
走线，对于年轻人都很危险了，而章教授已经68岁，他花了40多天，途经近10个国家，翻山越海，于5月28日凌晨偷越美国和墨西哥的边境进入美国。</text:p>
      <text:p text:style-name="P4">
这一切到底是为什么？68岁高龄的章教授走线这一路经历了多少风雨？他又怎样看待中国这一波走线潮的根源？今天的节目请听我们对章教授的采访。详细情况请点击本网页音频连接。</text:p>
      <text:p text:style-name="P4">
 走线中的章教授抵达危地马拉。 (章教授提供)  <text:a xlink:type="simple" xlink:href="https://www.rfa.org/mandarin/zhuanlan/teahouse/tea-06092023100930.html/52308fbe537157309a6c62c9.jpg" text:style-name="Internet_20_link" text:visited-style-name="Visited_20_Internet_20_Link">
</text:a>
</text:p>
      <text:p text:style-name="P4">
中国去年12月取消新冠疫情封控措施之后，润潮再起。润是英文Run、即“跑”这个词的谐音，是指一些中国人想方设法离开中国、到国外寻求更好的生活地点。而走线涉及徒步穿过中美洲的热带雨林、非法入境，无疑是最危险的方式。</text:p>
      <text:p text:style-name="P4">
章教授透露，5月底抵达美国后，他已开始参与美国的基督教聚会活动，并与在美国生活多年的大学同学会面。那么，这位大学同学看待章教授走线到美国的事情？在这次节目的最后，您会听到章教授这位大学同学的看法。</text:p>
      <text:p text:style-name="P4">
走线是一个非常具有争议性的话题。关于走线本身，网络舆论褒贬不一，有人羡慕有人痛恨。</text:p>
      <text:p text:style-name="P4">
《周末茶馆》节目会继续播出中国走线人的故事系列，透视中国这一波走线潮的根源。</text:p>
      <text:p text:style-name="P4">
详细情况请点击本网页《周末茶馆》节目的音频文件链接。</text:p>
      <text:p text:style-name="P4">
《周末茶馆》主持人小安的社交媒体：</text:p>
      <text:p text:style-name="P4">
推特账号：https://twitter.com/XIAOAN000</text:p>
      <text:p text:style-name="P4">
脸书账号： <text:a xlink:type="simple" xlink:href="https://www.facebook.com/pei.an.58" text:style-name="Internet_20_link" text:visited-style-name="Visited_20_Internet_20_Link">
 https://www.facebook.com/pei.an.58</text:a>
</text:p>
      <text:p text:style-name="P4">
声明：自由亚洲电台播出的被采访者的观点并不一定代表自由亚洲电台的立场。</text:p>
      <text:p text:style-name="P4">
Source: <text:a xlink:type="simple" xlink:href="https://www.rfa.org/mandarin/zhuanlan/teahouse/tea-06092023100930.html" text:style-name="Internet_20_link" text:visited-style-name="Visited_20_Internet_20_Link">
https://www.rfa.org/mandarin/zhuanlan/teahouse/tea-06092023100930.html</text:a>
</text:p>
      <!--NEWS-->
      <text:h text:style-name="P10" text:outline-level="1">
<text:span text:style-name="T4">
专栏 | 夜话中南海：六四镇压时消极抗命的几位武警总部及二十八军首长</text:span>
</text:h>
      <text:p text:style-name="P4">
Author: None</text:p>
      <text:p text:style-name="P4">
Publisher: Radio Free Asia (Organization)</text:p>
      <text:p text:style-name="P4">
Published Time: 2023-06-09T16:50:00-04:00</text:p>
      <text:p text:style-name="P4">
Modified Time: 2023-06-09T17:18:36-04:00</text:p>
      <text:p text:style-name="P4">
Description: None</text:p>
      <text:p text:style-name="P4">
Videos: []</text:p>
      <text:p text:style-name="P4">
Audios: ["<text:a xlink:type="simple" xlink:href="https://www.rfa.org/mandarin/zhuanlan/yehuazhongnanhai/gx-060920231006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88615in" draw:z-index="0">
<draw:image xlink:href="../Images/rfamandarin/2023-06-09T16-50-00-04-00/000000.png" xlink:type="simple" xlink:show="embed" xlink:actuate="onLoad" draw:mime-type="image/png"/>
</draw:frame>
 三十八军的前任军长，时任武装警察部队司令员的李连秀。<text:a xlink:type="simple" xlink:href="https://www.rfa.org/mandarin/zhuanlan/yehuazhongnanhai/gx-06092023100653.html/@@images/image" text:style-name="Internet_20_link" text:visited-style-name="Visited_20_Internet_20_Link">
 </text:a>
百度  <text:a xlink:type="simple" xlink:href="https://www.rfa.org/mandarin/zhuanlan/yehuazhongnanhai/gx-06092023100653.html/@@stream" text:style-name="Internet_20_link" text:visited-style-name="Visited_20_Internet_20_Link">
Audio-1-Link：https://www.rfa.org/mandarin/zhuanlan/yehuazhongnanhai/gx-06092023100653.html/@@stream</text:a>
</text:p>
      <text:p text:style-name="P4">
我们本专栏的上篇文章《对六四镇压的不同态度导致了三任三十八军军长的不同命运》中已经介绍完了34年前对进京执行镇压任务抗命不从的时任三十八军军长徐勤先的感人事迹，以及接替徐勤先职务后成为中共六四镇压“功臣”的张美远日后如何又成为中共党内斗争的牺牲品。现在继续向读者和听众们介绍当时那支三十八军的前任军长，时任武装警察部队司令员的李连秀及其武警总部内的主要搭档们对六四镇压命令执行不力而被罢官免职的那段往事。</text:p>
      <text:p text:style-name="P4">
这里强调是当年的三八军，是因为这支所谓“万岁军”从1985年之前的三十八军到1985年之后的三十八集团军的原番号已经不复存在。习近平在2017年的“军改”内容之一就是把此前的18个集团军改成13个，宣布在这次军级单位调整组建中，以陆军第三十八集团军为基础，调整组建为陆军第八十二集团军。军部驻地河北省保定市。</text:p>
      <text:p text:style-name="P4">
截止1989年进京执行武装镇压任务之时，这个当年的中共解放军陆军第三十八集团军编制为五个师（坦克师、机械化师、摩步师、步兵师、炮兵师），三个旅（导弹旅、高炮旅、工兵旅），另加直升机陆航团，以及防化团、工兵团、通讯团、电子对抗分队等保障部队，编员8.6万人，属重装集团军。其中的坦克师、机械化师、步兵师等，都是被张美远率领整建制进京执行镇压任务。</text:p>
      <text:p text:style-name="P4">
当年被张美远取代的徐勤先将军是1987年开始担任军长职务的，取代的是李际均。而再往前，李际均则是在1984年接替了李连秀的军长职务。</text:p>
      <text:p text:style-name="P4">
这个李连秀和我们本专栏上一篇文章中介绍的徐勤先以及时任三十八军政治委员王福义一样，都是在中共建政之前从“参加革命”之初即入伍三十八军，中共建政之初奉命入朝作战时，李连秀的职务已经是三十八军三三七团团长，当时曾经受到彭德怀的表彰。</text:p>
      <text:p text:style-name="P4">
李连秀晋升为三十八军军长职务是1978年5月，1984年10月被升任武警部队司令员，官至副大军区级。当时的武警还是国务院领导，武警总部的级别被规定为相当于军队副大军区级。1989年六四镇压之前，李连秀已经被授予了武警中将警衔。</text:p>
      <text:p text:style-name="P4">
笔者二十多年前撰写《乔石传》的过程中，先后采访到一些“体制内”的知情人士，包括当时任职于公安部和武警部队北京总队的人士，根据他们的回忆，1989年6月3日夜晚至6月4日白天的持续镇压过程中,开枪的是开进城里的解放军“戒严部队”,而不是北京武警部队属下的武装警察。</text:p>
      <text:p text:style-name="P4">
当时,自李鹏的“戒严令”发布以后,李连秀主持的武警总部即命令下属的北京市武警总队,将其支队以上的战备值班电话全部换成录音电话。可见,当时武警总部的领导人即已经预做了不当“替罪羊”的充分准备。</text:p>
      <text:p text:style-name="P4">
1989年6月3日,北京市武警总队接到行动命令,要求不惜一切代价,配合进城执行戒严任务的解放军部队,在6月4日清晨完成天安门广场清场任务。命令中并提到了“可以采取任何手段”的字样。</text:p>
      <text:p text:style-name="P4">
但是,这一命令传达下去以后,即遭到基层指挥官的质询，认为命令太不具体。要求上级明确是不是要带枪执行任务。因为在此之前,北京市武警部队在执行对付学潮任务时,还没有荷枪实弹的先例。</text:p>
      <text:p text:style-name="P4">
北京市武警部队按照当时的命令程序,将下级指挥官的质询反馈到北京市委,得到的回答更是模棱两可:按你们理解的执行。</text:p>
      <text:p text:style-name="P4">
于是,北京市武警部队所属部队在6月3日至6月4日的突击天安门任务中，都没有带致命武器，只是持有警棍和盾牌。</text:p>
      <text:p text:style-name="P4">
事后,虽然在清查和搜捕“动、暴乱分子”的过程中,武警部队和公安系统还是扮演了重要角色,但江泽民和李鹏等人,都对武警部队及公安系统在武装镇压的当天的消极表现非常不满。当时的三十八军，虽然因为镇压有功而受到嘉奖，但还是在内部强烈质疑武警部队未能为“正规军”进城担任“开路先锋”。</text:p>
      <text:p text:style-name="P4">
“六四”事件之前,武警部队名义上是由国务院领导,实际上是由当时的乔石以中央政法委书记名义控制的。胡耀邦担任总书记期间,因为党内外关于司法独立的呼声甚高,胡耀邦本人也倡导党政分开。所以,为了理顺关系,使乔石对政法系统的领导在政府系统内名正言顺,1986年4月还安排了乔石在国务院内兼任副总理。</text:p>
      <text:p text:style-name="P4">
另外,从中共公开的宣传材料中也可以证实武警在六四镇压之前的归属问题。1984年中共政权宣布任命武警总部司令员和政委时,说的是“国务院决定”。但1990年2月江泽民对武警总部领导人进行全面清洗时,已经改称是“国务院和中央军委发布命令”。</text:p>
      <text:p text:style-name="P4">
六四镇压之前，武警总部司令员李连秀的政治搭档，武警总部政委张秀夫是乔石家乡浙江省上调的地方公安干部,原任浙江省政法委书记;副司令员范志伦1985年以前是南京军区副参谋长;副政委兼政治部主任张海天1985年以前是39军副政委。</text:p>
      <text:p text:style-name="P4">
中共当时出版的《戒严一日》一书(后来此书又被限令收回)中透露:“六四”镇压过程中,武警部队接到的命令是为进城的戒严部队开道。1989年6月3日晚上,武警派出的前导部队以电棍为武器,以玻璃钢盾牌为掩护,虽然确实遭到了市民砖头瓦块的阻击,但在不带一枪一弹的情况下还是成功地突进天安门广场。虽然在突进的过程中部分官兵被砖头瓦块击伤,但这支突击队无一死亡。所以,武警先头部队不开枪可以进入广场,后续的野战部队反而要借坦克砸压和和机枪扫射进城。这个事实对比肯定令中共政权,尤其是中共军方十分尴尬。</text:p>
      <text:p text:style-name="P4">
笔者在《乔石传》一书中对上述内容有所披露。日后又不断有知情者向笔者介绍了更多的相关内容。十几年前，一位神秘人士通过我们共同的一位朋友告诉笔者说，他知道李连秀将军在六四事件中的更多事情，详情见网上已经出现的独立评论人士草庵居士的相关文章，内容出入不大。</text:p>
      <text:p text:style-name="P4">
这位草庵居士的相关文章中说：1989年“六四”之前，北京公安部及国安部基本处于瘫痪状态，时任武警总部司令的李连秀中将当时虽未明确表态反对武力镇压，但其暧昧态度早已显露无遗。李连秀是四野部队在当时的最资深的代言人和最有威信的四野老军头，当时又掌管全国武警，军中威望较高。在当时危机时刻，邓小平及杨尚昆对其没敢轻举妄动。</text:p>
      <text:p text:style-name="P4">
草庵居士披露，他的一位在总参二部工作的好友因出身于三十八军，当时曾奉军委最高密命带数人前往武警总部担任机要联络要职，监视武警司令李连秀，如遇李连秀抗命，可“先斩后奏”。</text:p>
      <text:p text:style-name="P4">
草庵居士在他的文章中说：“六四”前夕，38军军长徐勤先在北京治病期间拜会老上司、也就是一手提拔他的前三十八军军长李连秀。会面中，李连秀明确告诫徐勤先在动兵之前一定要手续齐全，不可轻举妄动，暗示北京邓小平违背规定，私自用兵“违法、违纪”，并同时通报了军中其他将领的反对意见及赵紫阳不同意动用武力镇压等内幕……。</text:p>
      <text:p text:style-name="P4">
如上草庵居士的文章内容是否完全属实另论，而江泽民上台之后即对武警总部进行政治大清洗则是不争的事实。我们前面介绍的以李连秀为首的“立场暧昧，表现消极”的4名时任武警总部领导全部被新任总书记江泽民下令免职。江泽民在1989年底接替了邓小平的军委主席职务之后，随即在次年，即1990年初发布的对武警总部干部的任免令中,要求李连秀等被免职者在三日之内不带一兵一卒,回原任职单位报到。但是,他们的原任职单位已经没有他们的位置,所以,这四名干部等于自此被结束了政治生命。当时,除李连秀年龄稍大外,另外三人都只有五十多岁。这种处理方式,本身就是给在任政法委书记乔石难堪。不久,又免去了乔石的亲信,时任公安部长王芳的实权职务。</text:p>
      <text:p text:style-name="P4">
事后,外界是看到江泽民把自己在上海的亲信巴忠炎提升为武警部队司令,却没有注意到同时提升的一个副司令和一个副政委的特殊背景。</text:p>
      <text:p text:style-name="P4">
“六四”镇压之前,武警总部的参谋长王文理是从北京卫戍区平调过来的,此人过去长期担任叶剑英秘书,与叶家关系极深。“六四”后,江泽民把武警部队的司令、副司令,政委、副政委全部撤光,而参谋长王文理不但没撤,反而被江泽民一纸命令,提升为第一副司令员。此举不但成功地笼络了对杨家将反感的叶家势力,同时也给众多元老的秘书、子女们很大的安慰。</text:p>
      <text:p text:style-name="P4">
同时,江泽民还把原武警总部后勤部的第二政委徐桂宝,直接提升成武警副政委。而此人的背景是前李先念办公室秘书。</text:p>
      <text:p text:style-name="P4">
李连秀被罢官免职之后，因为无处可去而被北京军区干休所收留，当了近30年的“离休干部”之后，于2019年11月10日在北京逝世，享年96岁。一年零两个月后，他的老下级徐勤先在河北石家庄逝世。</text:p>
      <text:p text:style-name="P4">
除了这位李连秀将军和他在当年的武警总部的几位搭档因为执行镇压任务不力而被免官，当时的中共野战军系统里对执行镇压任务“态度不坚决，立志不坚定”的至少还有二十八军的主要军政负责人。</text:p>
      <text:p text:style-name="P4">
我们本专栏上篇文章中引述了刘亚洲的一段话：京津地区是政治文化中心。北京地区的老百姓都是很关心政治的。军队不是生活在真空中，也很关心政治，人人都是小政治家。但是，一到关键时刻，越是京畿的部队越不能用。六四"时典型的例子是北京军区的三十八军和二十八军……。</text:p>
      <text:p text:style-name="P4">
这个二十八军的建制早在1998年即已经被撤消。有意思的是，如果站在维护中共政权的立场上评判，那么这个曾经的二十八军可谓是中共解放军的奇耻大辱。1949年4至5月，这部队受命发起金门战役，造成当年国共内战之后中共解放军最大的失利之一。登上大金门的9,000余官兵全军覆没。</text:p>
      <text:p text:style-name="P4">
1969年11月该军换防至山西侯马，隶属北京军区。1985年军改后，被改制为陆军第二十八集团军。</text:p>
      <text:p text:style-name="P4">
据维基百科记载：1989年 <text:a xlink:type="simple" xlink:href="https://zh.wikipedia.org/wiki/%E5%85%AD%E5%9B%9B%E4%BA%8B%E4%BB%B6" text:style-name="Internet_20_link" text:visited-style-name="Visited_20_Internet_20_Link">
 六四事件</text:a>
前夕，陆军第二十八集团军奉命进入 <text:a xlink:type="simple" xlink:href="https://zh.wikipedia.org/wiki/%E5%8C%97%E4%BA%AC" text:style-name="Internet_20_link" text:visited-style-name="Visited_20_Internet_20_Link">
 北京 </text:a>
执行戒严任务，在 <text:a xlink:type="simple" xlink:href="https://zh.wikipedia.org/wiki/%E6%9C%A8%E6%A8%A8%E5%9C%B0" text:style-name="Internet_20_link" text:visited-style-name="Visited_20_Internet_20_Link">
 木樨地 </text:a>
与示威群众发生冲突。该集团军也是 <text:a xlink:type="simple" xlink:href="https://zh.wikipedia.org/wiki/%E5%85%AD%E5%9B%9B%E6%B8%85%E5%9C%BA" text:style-name="Internet_20_link" text:visited-style-name="Visited_20_Internet_20_Link">
 六四清场</text:a>
中解放军损失装备与人员最多的集团军，共损失76辆车辆，包括34辆 <text:a xlink:type="simple" xlink:href="https://zh.wikipedia.org/wiki/%E8%A3%85%E7%94%B2%E8%BF%90%E5%85%B5%E8%BD%A6" text:style-name="Internet_20_link" text:visited-style-name="Visited_20_Internet_20_Link">
 装甲运兵车</text:a>
。6月4日下午5点第28集团军全部撤走。第28集团军成为六四镇压过程中唯一一支成建制没有抵达指定位置的戒严部队。但也被有良知者赞之为“唯一没有沾血的部队”。</text:p>
      <text:p text:style-name="P4">
事后，集团军经历了长达六个月的整顿， <text:a xlink:type="simple" xlink:href="https://zh.wikipedia.org/wiki/%E5%85%AD%E5%9B%9B%E4%BA%8B%E4%BB%B6" text:style-name="Internet_20_link" text:visited-style-name="Visited_20_Internet_20_Link">
 六四事件</text:a>
 前夕任军长的 <text:a xlink:type="simple" xlink:href="https://zh.wikipedia.org/w/index.php" text:style-name="Internet_20_link" text:visited-style-name="Visited_20_Internet_20_Link">
何燕然</text:a>
少将被军法处置，政治委员 <text:a xlink:type="simple" xlink:href="https://zh.wikipedia.org/wiki/%E5%BC%A0%E6%98%8E%E6%98%A5" text:style-name="Internet_20_link" text:visited-style-name="Visited_20_Internet_20_Link">
 张明春</text:a>
 少将则被降级调任 <text:a xlink:type="simple" xlink:href="https://zh.wikipedia.org/wiki/%E5%90%89%E6%9E%97%E7%9C%81%E5%86%9B%E5%8C%BA" text:style-name="Internet_20_link" text:visited-style-name="Visited_20_Internet_20_Link">
 吉林省军区</text:a>
副政治委员，参谋长 <text:a xlink:type="simple" xlink:href="https://zh.wikipedia.org/wiki/%E9%82%B1%E9%87%91%E5%87%AF" text:style-name="Internet_20_link" text:visited-style-name="Visited_20_Internet_20_Link">
 邱金凯 </text:a>
大校则被降级调往 <text:a xlink:type="simple" xlink:href="https://zh.wikipedia.org/wiki/%E8%B4%B5%E5%B7%9E%E7%9C%81%E5%86%9B%E5%8C%BA" text:style-name="Internet_20_link" text:visited-style-name="Visited_20_Internet_20_Link">
 贵州省军区</text:a>
。</text:p>
      <text:p text:style-name="P4">
而按照刘亚洲的说法是：二十八军是6月4日早晨向天安门广场开进的。前一夜惊涛骇浪，许多部队已经攻进去了。群众在木樨地把二十八军拦住。二十八军军长何燕然在装甲车上手搭凉棚往前一看，说了一句话："遍地青纱帐。"什么意思呢，你看老百姓多得跟青纱帐一样。这不是把自己当鬼子了吗？...政委还来了一句："十万青年十万军。"两个人还在那里做诗。刘华清副主席叫空军王海司令员派直升机向他们喊话："前进前进！不顾一切前进！"何燕然根本不听，还对政委讲，将来上军事法庭，你去还是我去呀。后来刘副主席非常生气，说了四个字：龟不出头。</text:p>
      <text:p text:style-name="P4">
和维基百科相关词条的不同说法是：何燕然当时并未被军法处置，而是只是被降级至安徽省军区副司令员。</text:p>
      <text:p text:style-name="P4">
不过，从公开资料中可以查找到张春明已经于1994年6月29日去世，去世时只有56岁。而何燕然则是“去向不明”。</text:p>
      <text:p text:style-name="P4">
那场惨烈的六四镇压转眼已经过去了34年。我们在怀念真正的英雄，对武装镇压抗命不从的徐勤先将军的同时，也应该对其他那些也曾经拒绝让自己手上染血的武警和部队官兵们表示敬意。</text:p>
      <text:p text:style-name="P4">
(本期节目由高新主持及播讲）</text:p>
      <text:p text:style-name="P4">
(文章只代表特约评论员个人的立场和观点）</text:p>
      <text:p text:style-name="P4">
Source: <text:a xlink:type="simple" xlink:href="https://www.rfa.org/mandarin/zhuanlan/yehuazhongnanhai/gx-06092023100653.html" text:style-name="Internet_20_link" text:visited-style-name="Visited_20_Internet_20_Link">
https://www.rfa.org/mandarin/zhuanlan/yehuazhongnanhai/gx-06092023100653.html</text:a>
</text:p>
      <!--NEWS-->
      <text:h text:style-name="P10" text:outline-level="1">
<text:span text:style-name="T4">
专栏 | 西藏纵览：西藏矿井事故失踪的矿工下落不明；为建大坝牧民被迫搬迁</text:span>
</text:h>
      <text:p text:style-name="P4">
Author: None</text:p>
      <text:p text:style-name="P4">
Publisher: Radio Free Asia (Organization)</text:p>
      <text:p text:style-name="P4">
Published Time: 2023-06-09T16:59:37-04:00</text:p>
      <text:p text:style-name="P4">
Modified Time: 2023-06-09T16:59:37-04:00</text:p>
      <text:p text:style-name="P4">
Description: None</text:p>
      <text:p text:style-name="P4">
Videos: []</text:p>
      <text:p text:style-name="P4">
Audios: ["<text:a xlink:type="simple" xlink:href="https://www.rfa.org/mandarin/zhuanlan/xizangzonglan/tibet-060920231010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88615in" draw:z-index="0">
<draw:image xlink:href="../Images/rfamandarin/2023-06-09T16-59-37-04-00/000000.png" xlink:type="simple" xlink:show="embed" xlink:actuate="onLoad" draw:mime-type="image/png"/>
</draw:frame>
中国当局已下令居住在中国西部同仁市的藏人腾出土地建设水电大坝，迫使他们离开谋生所需的农田。 <text:a xlink:type="simple" xlink:href="https://www.rfa.org/mandarin/zhuanlan/xizangzonglan/tibet-06092023101022.html/@@images/image" text:style-name="Internet_20_link" text:visited-style-name="Visited_20_Internet_20_Link">
</text:a>
西藏之声官网截图  <text:a xlink:type="simple" xlink:href="https://www.rfa.org/mandarin/zhuanlan/xizangzonglan/tibet-06092023101022.html/@@stream" text:style-name="Internet_20_link" text:visited-style-name="Visited_20_Internet_20_Link">
Audio-1-Link：https://www.rfa.org/mandarin/zhuanlan/xizangzonglan/tibet-06092023101022.html/@@stream</text:a>
</text:p>
      <text:p text:style-name="P4">
听众朋友大家好，我是陈爱祯，西藏纵览邀请您与我一同纵览西藏。西藏矿井吊笼事故后失踪的六名矿工至今下落不明。据了解，近年来青藏高原的采矿活动急剧增加，随之而来的是污染和退化，并导致牲口死亡。而服刑两年后健康状况不佳的藏族僧人索南嘉措近日出狱，他因向达赖喇嘛“寄钱供养”而遭监禁。此外，中国西部藏人被勒令腾出土地建设水电大坝，该项目的第一阶段预计于6月初启动。另据报道，中国当局提高尼泊尔外国游客获得西藏旅游签证的难度，新规则要求面对面面谈和指纹识别。本期节目中，我们就一同来了解这些情况，相关人士的谈话由安克录音。</text:p>
      <text:p text:style-name="P4">
搜救人员正在寻找 6 名工人，他们在西藏一家中资铜矿巨龙铜多金属矿露天采场排水巷道相关竖井工程施工过程中，在发生的一起吊笼坠落事故中失踪，导致生产被迫停止。</text:p>
      <text:p text:style-name="P4">
5月14日，事故发生在西藏巨龙铜业有限公司位于拉萨市墨竹工卡县甲玛乡驱龙矿区的铜多金属矿。中国紫金矿业集团有限公司拥有该子公司 50.1% 的股份。</text:p>
      <text:p text:style-name="P4">
6名失踪矿工在紫金矿业集团旗下西藏巨龙铜业分包的福建兴万祥建设集团有限公司工作，负责项目建设。他们的姓名和种族身份尚未公布。</text:p>
      <text:p text:style-name="P4">
紫金矿业集团五月十五日在向香港证券交易所提交的一份声明中表示，事故发生后，巨龙铜业启动了应急救援计划，并向相关政府部门报告了这一事件。</text:p>
      <text:p text:style-name="P4">
该公司称，巨龙铜业已停产并正在调查这起事件，该事件“导致兴万祥六名员工失联”。</text:p>
      <text:p text:style-name="P4">
声明称：“公司将继续关注该事件，并及时履行信息披露义务。”</text:p>
      <text:p text:style-name="P4">
紫金矿业集团没有发布任何更新，也没有回应提供更多信息的尝试。</text:p>
      <text:p text:style-name="P4">
印度达兰萨拉西藏政策研究所研究员顿珠旺姆说，紫金矿业集团在西藏拥有三个地点，这三个地点产生了公司近一半的收入。</text:p>
      <text:p text:style-name="P4">
自 2006 年以来，随着格尔木-拉萨铁路线的开通以及中国政府的计划和推动，青藏高原的采矿和矿产勘探急剧增加。</text:p>
      <text:p text:style-name="P4">
随之而来的是污染的增加与​​牧场的破坏，促使藏人抗议对环境和当地牲畜造成的伤害。</text:p>
      <text:p text:style-name="P4">
一位来自该地区现在流亡海外的藏人说，中国政府早在 1980 年代就开始在墨竹工卡县 （Meldrogunkar ）的甲玛乡（ Gyama Valley）开展采矿活动，并开发了黄金和铜等有价值的资源，用于生产有利于中国经济的产品。这位不愿透露身份的消息人士并说，</text:p>
      <text:p text:style-name="P4">
“但这是以环境退化和在那里放牧的西藏游牧民的搬迁为代价的。强迫游牧民定居是中国共产党多年来在西藏推行的一项政策”。</text:p>
      <text:p text:style-name="P4">
该人士还说，采矿活动的增加还造成了环境污染与水源污染，并导致喝水的动物死亡。这位藏人同时指出，</text:p>
      <text:p text:style-name="P4">
“多年来，该地区的藏人一直在抗议，许多人被拘留，也有许多人被监禁”。</text:p>
      <text:p text:style-name="P4">
2013 年 3 月，在甲玛铜金矿的作业现场发生了灾难性山体滑坡，造成 83人死亡，其中大部分是中国农民工，这引起了人们对西藏采矿和工业化造成的损失的关注。</text:p>
      <text:p text:style-name="P4">
此外，据西藏知情人士透露，一名因向达赖喇嘛及其寺院住持“寄钱供养”而服刑的藏传佛教僧侣已获释并返回寺院。</text:p>
      <text:p text:style-name="P4">
索南嘉措于 2021 年 4 月 3 日在成都度假时被当局逮捕。消息人士称，在服完两年徒刑后，他于五月二十三日从中国西南部四川省成都市附近的绵阳监狱获释。</text:p>
      <text:p text:style-name="P4">
他们还说，五月二十五日，索南嘉措因在狱中遭受酷刑与虐待，身体状况不佳，回到了四川阿坝县的格尔登寺。</text:p>
      <text:p text:style-name="P4">
中国当局逮捕了索南嘉措、他的姐姐次仁拉姆和另一名格尔登寺僧人让琼格顿，因为他们涉嫌通过寺院管理洛桑托美向流亡在印度达兰萨拉的藏传佛教精神领袖达赖喇嘛和格尔登仁波切寄钱供养。</text:p>
      <text:p text:style-name="P4">
中国当局认为藏人与其他流亡藏人联系是违法的，并且对与达赖喇嘛的任何联系都特别敏感。北京当局认为达赖喇嘛是分裂主义者，企图通过推动西藏独立来破坏中国的主权。</text:p>
      <text:p text:style-name="P4">
这三人被判处不同的刑期，不过次仁拉姆今年 4 月获释。一位出于安全原因拒绝透露姓名的消息人士称，次仁拉姆出院后因身体虚弱而在成都一家医院寻求治疗。</text:p>
      <text:p text:style-name="P4">
让琼格顿在 2022 年 7月被判三年半刑期后仍在服刑中，他还强烈反对中国政府的“爱国主义教育”运动。一位了解情况的消息人士此前告诉自由亚洲电台，在该运动中，中国和其信任的西藏官员强迫佛教僧尼接受西藏与中国统一的概念。</text:p>
      <text:p text:style-name="P4">
索南嘉措年轻时出家，在格尔登寺学佛，获得格西学位，是佛教哲学的高级学位。他曾担任过格尔登寺的主管及宗教管理委员会副主任，并成为格尔登寺其他人的导师。索南嘉措担任格尔登寺负责人期间，该寺曾面临过有关政治的困扰，但是在他的带领下，该寺成功度过了那些艰难的日子，僧人们并没有受到太多的苦难。</text:p>
      <text:p text:style-name="P4">
中国牢牢控制着动荡不安的西藏自治区，限制藏人的政治活动以及和平表达作为佛教徒的文化和宗教认同。藏人经常抱怨当局的歧视和侵犯人权行为，以及他们所说的旨在消除他们的民族和文化认同的政策。</text:p>
      <text:p text:style-name="P4">
另据两名了解情况的藏人说，中国当局已下令居住在中国西部同仁市的藏人腾出土地建设水电大坝，迫使他们离开谋生所需的农田。</text:p>
      <text:p text:style-name="P4">
距同仁市约一小时车程的岭雅村当局于 5 月 23 日发布命令，要求该地区的七个村庄搬迁，以便中国政府可以在通知发布之日起 10天后开始第一阶段建设，一位来自同仁现在流亡海外不愿透露姓名的藏人说，</text:p>
      <text:p text:style-name="P4">
“被中国政府没收的土地是农田，这是攸关藏人的生计，当局已警告藏人不要表现出任何形式的谴责。”</text:p>
      <text:p text:style-name="P4">
同仁位于中国青海省黄南藏族自治州。</text:p>
      <text:p text:style-name="P4">
中国政府在这些地区的基础设施和开发项目导致与藏人的频繁对峙，他们指责中国公司和地方官员不当夺取土地并扰乱当地人民的生活。许多事件导致暴力镇压、抗议组织者被拘留，并对当地民众施加巨大压力，要求他们服从政府的意愿。</text:p>
      <text:p text:style-name="P4">
知情人士表示，地方当局将完成检查土地授权文件、进行测量并确保居民在通知日期后 10 天内离开该地区的所有基本要求。</text:p>
      <text:p text:style-name="P4">
另一名流亡藏人表示，当局已经开始没收土地，但他们还没有讨论对被迫迁移的居民的补偿问题。这位出于同样原因拒绝透露姓名的藏人说，</text:p>
      <text:p text:style-name="P4">
“在中国当局发出的关于征地的通知中，它提到了那些需要腾出大坝建设区域的人必须准备离开，他们不得在该地区进行任何其他建设，如果人们不遵守要求，那么他们将不会得到补偿。”</text:p>
      <text:p text:style-name="P4">
另据在尼泊尔首都经营的两家旅行社称，中国当局对希望通过邻国尼泊尔造访西藏的外国游客实施了更严格的签证规定和条件。</text:p>
      <text:p text:style-name="P4">
中国政府经常阻止外国记者、非政府组织工作人员、外交官和外国藏族公民进入西藏。国际游客必须获得西藏入境许可才能进入西藏，尽管获得许可通常不是一个复杂的过程。</text:p>
      <text:p text:style-name="P4">
许多外国游客在尼泊尔获得旅行许可，这是那些计划访问西藏的人的共同起点。</text:p>
      <text:p text:style-name="P4">
凡是想从尼泊尔进入西藏的人必须先组团，才能获得中国驻尼泊尔首都加德满都大使馆签发的中国团体签证。获得团体签证后，即可领取西藏旅游局签发的《西藏旅游证》，按预定行程安排旅游。</text:p>
      <text:p text:style-name="P4">
旅行社表示，根据新程序，计划从尼泊尔进入西藏的外国游客必须在完成签证申请前一周抵达尼泊尔，签证将只发给至少四人的团体。独立月刊《西藏评论》关于新程序的另一份报告称，至少需要五个人。</text:p>
      <text:p text:style-name="P4">
旅行社说，签证申请人必须亲自到加德满都的中国驻尼泊尔大使馆面谈并提供指纹。背景调查五天后，为获得批准的游客发放中国团体签证。</text:p>
      <text:p text:style-name="P4">
总部位于加德满都的泰美尔旅行社（ Thamel Tours and Travels）表示，个人游客必须提供更详细的个人信息，例如他们就读的学校，并指明他们打算在西藏游览的地方。</text:p>
      <text:p text:style-name="P4">
加德满都的另一家旅行社告诉自由亚洲电台，只有一名通过该机构申请签证的外国申请人在新程序下被拒绝。</text:p>
      <text:p text:style-name="P4">
此前，外国游客无需亲自到中国驻尼泊尔大使馆办理入藏签证，旅行社安排团体签证，申请后两天内签发。《西藏评论》称，签发的签证可能只允许一名前往西藏的外国游客，因为名单上的申请人没有经过单独核实。</text:p>
      <text:p text:style-name="P4">
在该地区因新冠病毒疫情而关闭三年后，中国当局于今年 4 月重新向外国游客开放了西藏自治区。</text:p>
      <text:p text:style-name="P4">
3 月 31 日，中国文化和旅游部发布公告，敦促中国旅行社遵守新规定，并通过团体监管严格监督旅游活动，以在新冠病毒疫情之后促进该国的旅游业。</text:p>
      <text:p text:style-name="P4">
撰稿、主持、制作：陈爱祯</text:p>
      <text:p text:style-name="P4">
Source: <text:a xlink:type="simple" xlink:href="https://www.rfa.org/mandarin/zhuanlan/xizangzonglan/tibet-06092023101022.html" text:style-name="Internet_20_link" text:visited-style-name="Visited_20_Internet_20_Link">
https://www.rfa.org/mandarin/zhuanlan/xizangzonglan/tibet-06092023101022.html</text:a>
</text:p>
      <!--NEWS-->
      <text:h text:style-name="P10" text:outline-level="1">
<text:span text:style-name="T4">
专栏 | 解读新疆：维吾尔学生自杀新细节曝光；一工人因宗教朝圣在狱中死亡</text:span>
</text:h>
      <text:p text:style-name="P4">
Author: None</text:p>
      <text:p text:style-name="P4">
Publisher: Radio Free Asia (Organization)</text:p>
      <text:p text:style-name="P4">
Published Time: 2023-06-09T17:00:04-04:00</text:p>
      <text:p text:style-name="P4">
Modified Time: 2023-06-09T17:00:04-04:00</text:p>
      <text:p text:style-name="P4">
Description: None</text:p>
      <text:p text:style-name="P4">
Videos: []</text:p>
      <text:p text:style-name="P4">
Audios: ["<text:a xlink:type="simple" xlink:href="https://www.rfa.org/mandarin/zhuanlan/jieduxinjiang/xinjiang-060920231011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4.612011in" draw:z-index="0">
<draw:image xlink:href="../Images/rfamandarin/2023-06-09T17-00-04-04-00/000000.png" xlink:type="simple" xlink:show="embed" xlink:actuate="onLoad" draw:mime-type="image/png"/>
</draw:frame>
 位于乌鲁木齐达坂城区的第三拘留中心，警卫站在入口处。美联社  <text:a xlink:type="simple" xlink:href="https://www.rfa.org/mandarin/zhuanlan/jieduxinjiang/xinjiang-06092023101135.html/@@stream" text:style-name="Internet_20_link" text:visited-style-name="Visited_20_Internet_20_Link">
Audio-1-Link：https://www.rfa.org/mandarin/zhuanlan/jieduxinjiang/xinjiang-06092023101135.html/@@stream</text:a>
</text:p>
      <text:p text:style-name="P4">
听众朋友大家好，我是陈爱祯，欢迎您与我一起解读新疆。近日维吾尔族学生麦尔耶姆. 伊斯马伊力自杀的新细节曝光。据了解，麦尔耶姆.伊斯马伊力五年前自杀时是新疆大学法学院的一名学生，死前对父亲被拘留和母亲遭警方审问感到心烦意乱。而喀什地区监狱将维吾尔族摩托车修理工买买吐尔逊.买提尼亚孜的尸体交还其家人，他于2017年因多年前进行的宗教朝圣而入狱。此外，抗议者扰乱大众汽车股东大会，因该公司涉嫌强迫维吾尔人劳动。活动人士在场内外高呼口号、扔蛋糕表达不满，本期节目中，我们就一起来进一步了解情况。</text:p>
      <text:p text:style-name="P4">
来自新疆沙雅县阿克力克村的 22 岁维吾尔人麦尔耶姆. 伊斯马伊力，对她的父亲被拘留感到悲痛欲绝，她的父亲是一名中共干部，也是该村的人大代表。</text:p>
      <text:p text:style-name="P4">
2017 年，中国当局以“威胁国家安全”为由判处她父亲 9 年徒刑。</text:p>
      <text:p text:style-name="P4">
麦尔耶姆和她的父亲伊斯马伊力.米吉提（ Ismayil Mijit）是警方记录中列出的数十万维吾尔人之一，这些记录是更大的文件和记录缓存的一部分，称为新疆警察档案。</text:p>
      <text:p text:style-name="P4">
这些文件于 2022 年 5 月发布，由第三方从机密的内部警察网络获得。他们提供了有关北京在中国西北部新疆地区拘禁多达 200万维吾尔人和其他突厥少数民族的内部信息。</text:p>
      <text:p text:style-name="P4">
麦尔耶姆于 2013 年开始学习法律，于 2017 年 12 月 19 日在乌鲁木齐新疆大学的学生宿舍上吊自杀。</text:p>
      <text:p text:style-name="P4">
警方的档案显示，麦尔耶姆的父亲在同年稍早时候被捕，以及她痛苦的母亲（一位退休的村书记）不断受到警方审讯，是导致她自杀的因素。档案还透露，她的父亲死于狱中。</text:p>
      <text:p text:style-name="P4">
2017 年，中国当局加大了对新疆维吾尔族和其他穆斯林突厥少数民族的镇压力度，并开始将他们关押在监狱或“再教育营”中。</text:p>
      <text:p text:style-name="P4">
虽然他们针对维吾尔知识分子、著名商人和穆斯林神职人员进行更广泛的抹杀维吾尔文化的努力，但他们也逮捕了涉嫌非法宗教活动和其他被视为违反国家安全与地区稳定的违法行为的普通人。</text:p>
      <text:p text:style-name="P4">
档案显示，新疆大学的两名警官王伟和奥麦尔江.马木提记录了有关麦尔耶姆的信息，并将其转发给有关当局。</text:p>
      <text:p text:style-name="P4">
自由亚洲电台对 麦尔耶姆和她父亲之死的调查，获得了有关这场悲剧的新信息。</text:p>
      <text:p text:style-name="P4">
一名新疆大学警官证实，麦尔耶姆五年前已经死亡，但该事件属于敏感案件，他无法讨论。另一名警官表示，短时间内无法全面了解 麦尔耶姆及其家人的情况。</text:p>
      <text:p text:style-name="P4">
自由亚洲电台还联系了警官奥麦尔江.马木提（Ömerjan Mamut），他被指派监视 麦尔耶姆宿舍附近的情况。马木提报告说，除了麦尔耶姆的死亡外，警方在那段时间没有观察到新疆大学有任何异常情况。</text:p>
      <text:p text:style-name="P4">
但马木提拒绝回答自由亚洲电台的问题，并指出了一项禁止披露此类信息的具体指令，他说，</text:p>
      <text:p text:style-name="P4">
“我不能讨论。 如果有人打电话询问，我们被禁止在电话中谈论它。”</text:p>
      <text:p text:style-name="P4">
自由亚洲电台联系了另一名不愿透露姓名的警官，因为他无权与媒体交谈，他说麦尔耶姆在假期中使用了她父亲的手机，并在手机上观看了被视为“非法信息”的内容。</text:p>
      <text:p text:style-name="P4">
这名警官说，当局因此审问了麦尔耶姆的父亲，他为了保护女儿而对事件负责。</text:p>
      <text:p text:style-name="P4">
警官说，因此，当局指控麦尔耶姆的父亲“威胁国家安全”，并判处他九年徒刑。</text:p>
      <text:p text:style-name="P4">
沙雅县古勒巴格镇派出所的一名警官说，麦尔耶姆 的父亲于 2022 年 6 月死于狱中，他因“观看非法内容”而被捕，并补充说，</text:p>
      <text:p text:style-name="P4">
“他因病在监狱中去世了”。这名警官并表示尸体已移交给家人。</text:p>
      <text:p text:style-name="P4">
他说，他负责监督五名关键人物，包括麦尔耶姆的母亲，并可以随时召集他们到他的办公室。该警官还监视与他们亲近的人的来往，他说，</text:p>
      <text:p text:style-name="P4">
“我们会注意他们与其他人的谈话以及他们的日常活动。 如果他们想离开村子，他们需要从办公室获得通行证。”</text:p>
      <text:p text:style-name="P4">
此外，知情人士表示，一名维吾尔族摩托车修理工因出国进行宗教朝圣，自 2017 年以来被关押在新疆监狱并死于狱中，他的遗体已于 4 月下旬送回他的家人。</text:p>
      <text:p text:style-name="P4">
买买吐尔逊.买提尼亚孜是喀什地区巴楚县（Maralbeshi ）的居民，他于 2017 年初因多年前完成前往沙特阿拉伯麦加的穆斯林朝圣而入狱。</text:p>
      <text:p text:style-name="P4">
据负责将他的遗体运送给家人的当地居民委员会成员说，买提尼亚孜在 4 月份去世时年龄在 55-60 岁之间。</text:p>
      <text:p text:style-name="P4">
虽然他的刑期不得而知，但买提尼亚孜被拘留是在 2017年开始对维吾尔人进行更大规模镇压期间发生的，当时中国当局在“再教育”营地和监狱中任意拘留普通和显赫的维吾尔人。</text:p>
      <text:p text:style-name="P4">
相关研究表明，在 4 月下旬开斋节假期之前从巴楚县的监狱释放囚犯尸体，自由亚洲电台获悉，当局在大约 40 天前将买提尼亚孜的尸体运出，居委会委员说，</text:p>
      <text:p text:style-name="P4">
“他在狱中因糖尿病去世了。 他在监狱服刑的原因是因为他去朝圣了。”</text:p>
      <text:p text:style-name="P4">
巴楚县的一位消息人士说，监狱当局大约在开斋节前一周，将囚犯的尸体转移到巴楚县各个乡镇的派出所，包括色力布亚镇（Seriqbuya），这标志着伊斯兰斋月的结束。</text:p>
      <text:p text:style-name="P4">
自由亚洲电台联系到的居委会工作人员说，她大约40天前拜访了买提尼亚孜的家人，并监督他的葬礼。</text:p>
      <text:p text:style-name="P4">
目击者说，尸体的运送在色力布亚镇引起了轰动。</text:p>
      <text:p text:style-name="P4">
一位店主说，警车突然出现，被指派维持安全的武装人员没有对他们的出现做出任何解释，催促困惑的当地商人清理街道并回去他们的商店。店主说，</text:p>
      <text:p text:style-name="P4">
“他们告诉我们不要待在外面。 到处都有警车警告我们不要聚集在人群中，要进去店内。”</text:p>
      <text:p text:style-name="P4">
第二天，居民们得知警方已将买提尼亚孜的遗体转移到居住在该地区的一个家庭。</text:p>
      <text:p text:style-name="P4">
巴楚县的一名警官说，当局在开斋节前分发了几具囚犯的尸体， 但他不知道数量、来源或死因。</text:p>
      <text:p text:style-name="P4">
此外，近期活动人士在大众汽车股东大会内外进行了扔蛋糕和假扮中国国家主席习近平的抗议活动，抗议这家在新疆设有合资工厂的德国汽车制造商涉嫌使用维吾尔人强迫劳动。</text:p>
      <text:p text:style-name="P4">
大厅外，活动人士戴着习近平的大头面具和大众汽车公司首席执行官奥利弗布鲁姆的平面纸面具，手挽着手站着。习近平的人像拿着一个金属环，上面系着一条链子，链子通向两个戴着手铐的人，他们代表身穿蓝色劳工制服的维吾尔族工人。</text:p>
      <text:p text:style-name="P4">
站在他们身后的是世界维吾尔代表大会的活动人士举着大标语，上面写着：“集中营、强迫劳动、家庭分离：下萨克森州的大众汽车大股东不能对针对维吾尔人的罪行保持沉默”，下萨克森州是大众汽车总部所在地。</text:p>
      <text:p text:style-name="P4">
另一个标语说，“对维吾尔人的种族灭绝！大众必须从东突厥斯坦撤出！”，东突厥斯坦是维吾尔人对他们在新疆的家园的称呼。</text:p>
      <text:p text:style-name="P4">
据路透社报道，在股东聚集的展厅内，其他抗议者——包括一名赤裸上身、背上涂有“脏钱”的妇女——对高管高声呼叫，并挥舞着写有“结束维吾尔强迫劳动”的横幅。其他活动家表达了对气候变化的担忧。</text:p>
      <text:p text:style-name="P4">
视频显示，有一名活动家趁机向公司高管扔了一块蛋糕，其中一位正在讲台上发言。</text:p>
      <text:p text:style-name="P4">
会议中断后，安保人员护送活动人士离开礼堂。</text:p>
      <text:p text:style-name="P4">
活动人士对大众汽车与其中国合作伙伴上汽集团在新疆维吾尔自治区首府乌鲁木齐的合资感到不满。</text:p>
      <text:p text:style-name="P4">
中国政府因严重侵犯以穆斯林为主的维吾尔人的权利（包括强迫劳动）而受到国际社会的严厉批评。</text:p>
      <text:p text:style-name="P4">
美国政府和包括德国联邦议院在内的几个西方议会已宣布，这些侵权行为构成种族灭绝或危害人类罪。</text:p>
      <text:p text:style-name="P4">
大众汽车为其工厂辩护，称这是中国典型的合资企业，工人们现在正在对组装好的车辆进行质量检查，没有虐待工人的迹象。</text:p>
      <text:p text:style-name="P4">
世界维吾尔代表大会柏林办事处主任库尔班在股东大会上宣读了一份声明，向企业高管讲述了中国通过侵入性监视、再教育营的监禁和其他侵犯人权的方式消灭新疆的维吾尔族人口，而外界没有人注意到这一点。</text:p>
      <text:p text:style-name="P4">
大众汽车发言人后来通过电子邮件告诉自由亚洲电台，该公司坚决反对与其在全球范围内的业务活动相关的强迫劳动和童工，并且没有证据表明乌鲁木齐工厂或供应链中存在强迫劳动。</text:p>
      <text:p text:style-name="P4">
声明中说：“尽管在中国的合资工厂，合资企业对员工负有责任，所有合作伙伴都同意必须尊重和保护基本价值观与权利。确保所有员工的良好工作条件是重中之重。”</text:p>
      <text:p text:style-name="P4">
撰稿、主持、制作：陈爱祯</text:p>
      <text:p text:style-name="P4">
Source: <text:a xlink:type="simple" xlink:href="https://www.rfa.org/mandarin/zhuanlan/jieduxinjiang/xinjiang-06092023101135.html" text:style-name="Internet_20_link" text:visited-style-name="Visited_20_Internet_20_Link">
https://www.rfa.org/mandarin/zhuanlan/jieduxinjiang/xinjiang-06092023101135.html</text:a>
</text:p>
      <!--NEWS-->
      <text:h text:style-name="P10" text:outline-level="1">
<text:span text:style-name="T4">
《亚太报道》2023年6月9日音频</text:span>
</text:h>
      <text:p text:style-name="P4">
Author: None</text:p>
      <text:p text:style-name="P4">
Publisher: Radio Free Asia (Organization)</text:p>
      <text:p text:style-name="P4">
Published Time: 2023-06-09T17:00:32-04:00</text:p>
      <text:p text:style-name="P4">
Modified Time: 2023-06-09T17:00:32-04:00</text:p>
      <text:p text:style-name="P4">
Description: None</text:p>
      <text:p text:style-name="P4">
Videos: []</text:p>
      <text:p text:style-name="P4">
Audios: ["<text:a xlink:type="simple" xlink:href="https://www.rfa.org/mandarin/apr-audio/yp-06092023124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3.88615in" draw:z-index="0">
<draw:image xlink:href="../Images/rfamandarin/2023-06-09T17-00-32-04-00/000000.png" xlink:type="simple" xlink:show="embed" xlink:actuate="onLoad" draw:mime-type="image/png"/>
</draw:frame>
 <text:a xlink:type="simple" xlink:href="https://www.rfa.org/mandarin/apr-audio/yp-06092023124626.html/@@images/image" text:style-name="Internet_20_link" text:visited-style-name="Visited_20_Internet_20_Link">
</text:a>
 自由亚洲电台制图  <text:a xlink:type="simple" xlink:href="https://www.rfa.org/mandarin/apr-audio/yp-06092023124626.html/@@stream" text:style-name="Internet_20_link" text:visited-style-name="Visited_20_Internet_20_Link">
Audio-1-Link：https://www.rfa.org/mandarin/apr-audio/yp-06092023124626.html/@@stream </text:a>
</text:p>
      <text:p text:style-name="P4">
此次节目的主要内容：</text:p>
      <text:p text:style-name="P4">
1. 各地高考陆续结束，城市与农村考生人数两极分化；</text:p>
      <text:p text:style-name="P4">
2. 中国生产物价指数创七年最大跌幅，通缩风险加剧；</text:p>
      <text:p text:style-name="P4">
3. 布林肯预计访华，美国参院外委会通过取消中国发展中国家地位法案；</text:p>
      <text:p text:style-name="P4">
4. 中国为何连续与美军"碰瓷"？专家给出答案；</text:p>
      <text:p text:style-name="P4">
5. 香港"反送中运动"四周年，海外港人筹备全球纪念活动。</text:p>
      <text:p text:style-name="P4">
Source: <text:a xlink:type="simple" xlink:href="https://www.rfa.org/mandarin/apr-audio/yp-06092023124626.html" text:style-name="Internet_20_link" text:visited-style-name="Visited_20_Internet_20_Link">
https://www.rfa.org/mandarin/apr-audio/yp-06092023124626.html</text:a>
</text:p>
      <!--NEWS-->
      <text:h text:style-name="P10" text:outline-level="1">
<text:span text:style-name="T4">
事实查核｜美国经济制裁影响了全世界一半人口？</text:span>
</text:h>
      <text:p text:style-name="P4">
Author: 作者：沈轲，发自华盛顿</text:p>
      <text:p text:style-name="P4">
Publisher: Radio Free Asia (Organization)</text:p>
      <text:p text:style-name="P4">
Published Time: 2023-06-09T17:16:30-04:00</text:p>
      <text:p text:style-name="P4">
Modified Time: 2023-06-09T17:16:30-04:00</text:p>
      <text:p text:style-name="P4">
Description: 作者：沈轲，发自华盛顿</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629306in" draw:z-index="0">
<draw:image xlink:href="../Images/rfamandarin/2023-06-09T17-16-30-04-00/000000.png" xlink:type="simple" xlink:show="embed" xlink:actuate="onLoad" draw:mime-type="image/png"/>
</draw:frame>
 <text:a xlink:type="simple" xlink:href="https://www.rfa.org/mandarin/shishi-hecha/hc-06092023170554.html/@@images/image" text:style-name="Internet_20_link" text:visited-style-name="Visited_20_Internet_20_Link">
</text:a>
 Photo: RFA</text:p>
      <text:p text:style-name="P4">
<text:span text:style-name="T4">
标签：夸大误导</text:span>
</text:p>
      <text:p text:style-name="P4">
<text:span text:style-name="T4">
一分钟完读</text:span>
</text:p>
      <text:p text:style-name="P4">
五月下旬在日本广岛举行的七大工业国(G7)高峰会在一份声明中提及，各国关切中国在贸易领域对其它国家的"经济胁迫"。中国外交部回应中反指中国才是美国经济胁迫的受害者，尤其是美国施加的经济制裁“影响了近一半世界人口”。</text:p>
      <text:p text:style-name="P4">
亚洲事实核查实验室发现，中国官方声明中所提到的数字夸大了事实。尽管当前美国的制裁范围广泛，但受其影响的人数远远没有达到全球人口的一半。</text:p>
      <text:p text:style-name="P4">
<text:span text:style-name="T4">
深度解析</text:span>
</text:p>
      <text:p text:style-name="P4">
G7峰会后，各国领导人于5月20日发布了一份联合公报，其中指出所有成员国将协调行动，遏制中国潜在的“经济胁迫”。</text:p>
      <text:p text:style-name="P4">
G7倡议遏制中国“经济胁迫”的说法稍早已先传出，因此，在公报公布前，中国外交部发言人汪文斌在5月12日的新闻发布会上先回应了相关问题。他说美国实际上才是真正的经济胁迫实施者。汪文斌引述媒体报道指出，“美国已对世界上近40个国家实施过单边经济制裁，全球近一半人口受到影响”。</text:p>
      <text:p text:style-name="P4">
<text:span text:style-name="T4">
美国实施了哪些制裁？</text:span>
</text:p>
      <text:p text:style-name="P4">
美国制裁可分为两大类：全面制裁和针对特定对象的制裁。</text:p>
      <text:p text:style-name="P4">
彼得森国际经济研究所资深研究员加里·赫夫鲍尔(GaryHufbauer)告诉亚洲事实核查实验室：“‘全面’制裁通常指的是中断贸易流动（进口和出口）和资金流动的措施，可能包括冻结和没收资产。”这是大多数人印象中典型的经济制裁，即对某个国家实施广泛的贸易禁令。例如美国对古巴持续实施的制裁。它也可以针对一个国家经济的关键部门或产品，例如美国在2014年克里米亚被克里姆林宫吞并后对俄罗斯能源部门实施的限制措施。</text:p>
      <text:p text:style-name="P4">
2014年，乌克兰抗议者呼吁对俄罗斯实施制裁。图片来源：AP/Yves Logghe  <text:a xlink:type="simple" xlink:href="https://www.rfa.org/mandarin/shishi-hecha/hc-06092023170554.html/1.jpg" text:style-name="Internet_20_link" text:visited-style-name="Visited_20_Internet_20_Link">
</text:a>
  赫夫鲍尔解释，相比之下，针对性制裁的目标是“特定个人或公司，通常禁止与这些实体进行贸易或金融交易”。近期遭美国制裁的著名例子包括打压言论自由的香港特首林郑月娥；或者下令入侵乌克兰的俄罗斯总统普京。</text:p>
      <text:p text:style-name="P4">
林郑月娥是特定受到美国制裁的公众政治人物。图片来源：AP  <text:a xlink:type="simple" xlink:href="https://www.rfa.org/mandarin/shishi-hecha/hc-06092023170554.html/2.jpg" text:style-name="Internet_20_link" text:visited-style-name="Visited_20_Internet_20_Link">
</text:a>
</text:p>
      <text:p text:style-name="P4">
弗拉基米尔·普京是特定受到美国制裁的公众政治人物。图片来源：AP  <text:a xlink:type="simple" xlink:href="https://www.rfa.org/mandarin/shishi-hecha/hc-06092023170554.html/3.jpg" text:style-name="Internet_20_link" text:visited-style-name="Visited_20_Internet_20_Link">
</text:a>
</text:p>
      <text:p text:style-name="P4">
<text:span text:style-name="T4">
美国的制裁对哪些人产生影响？</text:span>
</text:p>
      <text:p text:style-name="P4">
一个国家如果只受到针对部分人和机构的针对性的制裁，而不是被全面制裁的情况下，普通民众很少遭受广泛的苦难。</text:p>
      <text:p text:style-name="P4">
“指名制裁几名沙特和中国官员，对他们国家大部分人民几乎没有影响。”普林斯顿大学威尔逊公共与国际事务学院的高级政治学家大卫·鲍德温告诉亚洲事实核查实验室：“通常有针对性的制裁意在传递一种信息，而不是为了产生具体的经济效应。”</text:p>
      <text:p text:style-name="P4">
全面制裁则不然。美国对一个国家的通常引发高通货膨胀，并通过强烈阻碍外国投资使受制裁的经济体与全球供应链隔离。因此认为全面制裁影响了受制裁国的全国人口，应是合理的。德马雷举例，1990年海湾战争后美国对伊拉克的制裁，以及新冠疫情爆发时对伊朗的制裁，都造成医药用品与医疗仪器的严重短缺.</text:p>
      <text:p text:style-name="P4">
赫夫鲍尔说：“对于(朝鲜、古巴或伊朗)的全面制裁，肯定会恶化普通人的生活条件，因此对普通人的影响是沉重的。”</text:p>
      <text:p text:style-name="P4">
<text:span text:style-name="T4">
美国制裁影响了近一半的世界人口吗？</text:span>
</text:p>
      <text:p text:style-name="P4">
根据美国工业和安全局发布的 <text:a xlink:type="simple" xlink:href="https://www.bis.doc.gov/index.php/documents/regulation-docs/420-part-746-embargoes-and-other-special-controls/file" text:style-name="Internet_20_link" text:visited-style-name="Visited_20_Internet_20_Link">
 禁运执法指南</text:a>
 与财政部外国资产控制办公室发布的<text:a xlink:type="simple" xlink:href="https://ofac.treasury.gov/sanctions-programs-and-country-information" text:style-name="Internet_20_link" text:visited-style-name="Visited_20_Internet_20_Link">
 具体国家制裁信息 </text:a>
 ，以目前为止，全世界六个国家受到不同程度的全面制裁，即古巴、伊朗、朝鲜、叙利亚、俄罗斯和白俄罗斯。 <text:a xlink:type="simple" xlink:href="https://www.worldometers.info/world-population/population-by-country/" text:style-name="Internet_20_link" text:visited-style-name="Visited_20_Internet_20_Link">
据Worldometer2023年6月世界各 </text:a>
 国人口统计，前六国总人口约为293,982,000人， <text:a xlink:type="simple" xlink:href="https://www.worldometers.info/world-population/population-by-country/" text:style-name="Internet_20_link" text:visited-style-name="Visited_20_Internet_20_Link">
仅占全球估计超过80亿人口的不到5% </text:a>
 。</text:p>
      <text:p text:style-name="P4">
即使加上有针对性的制裁，德马雷指出：“截至2022年，华盛顿实施了约70个制裁计划，针对超过9,000个个人、公司和经济部门。”外国资产办公室维护的有针对性制裁数据库的简略统计数据证实了德马雷提到的9000多个目标。截至2023年6月6日，总计有5353个实体（企业和公司）、4540个个人、740艘船和377架飞机列入名单。</text:p>
      <text:p text:style-name="P4">
整体制裁和针对性制裁两相加总后，受影响者虽然些并非小数字，但也远未达到全球一半的程度。</text:p>
      <text:p text:style-name="P4">
赫夫鲍尔表示：“‘全球一半的人口’是一种严重夸大。目前唯一受到全面制裁的主要国家是俄罗斯，与之相比，对中国的制裁相对较轻。粗略估计，目前大约有10%的世界人口受到实质性制裁的影响。”</text:p>
      <text:p text:style-name="P4">
<text:span text:style-name="T4">
结论</text:span>
</text:p>
      <text:p text:style-name="P4">
亚洲事实核查实验室发现，声称当前的美国制裁影响了全球一半的人口是一种夸大，很可能是出于政治目的。虽然当前的制裁确实广泛，并作为美国外交政策的工具，但直接受制裁或受影响的人数远远不及全球一半的人口。</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092023170554.html" text:style-name="Internet_20_link" text:visited-style-name="Visited_20_Internet_20_Link">
https://www.rfa.org/mandarin/shishi-hecha/hc-06092023170554.html</text:a>
</text:p>
      <!--NEWS-->
      <text:h text:style-name="P10" text:outline-level="1">
<text:span text:style-name="T4">
乔科维奇击败艾卡拉兹 晋级法网冠军赛</text:span>
</text:h>
      <text:p text:style-name="P4">
Publisher: 法新社</text:p>
      <text:p text:style-name="P4">
Published Time: 2023-06-09T17:32:07+00:00</text:p>
      <text:p text:style-name="P4">
Modified Time: 2023-06-09T17:05:02+00:00</text:p>
      <text:p text:style-name="P4">
Description: （法新社巴黎9日电） 塞尔维亚网球名将乔科维奇（Novak Djokovic）今天在法国网球公开赛男单四强赛，以3比1击败世界排名第一的西班牙好手艾卡拉兹（Carlo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617581in" draw:z-index="0">
<draw:image xlink:href="../Images/rficn/2023-06-09T17-32-07-00-00/000000.png" xlink:type="simple" xlink:show="embed" xlink:actuate="onLoad" draw:mime-type="image/png"/>
</draw:frame>
</text:p>
      <text:p text:style-name="P4">
乔科维奇今天以6-2、5-7、6-1、6-1打败因抽筋行动受阻的艾卡拉兹。</text:p>
      <text:p text:style-name="P4">
乔科维奇将在法网决赛对上挪威好手路德（Casper Ruud）或德国名将兹韦列夫（Alexander Zverev）的胜方。</text:p>
      <text:p text:style-name="P4">
乔科维奇目前与西班牙「蛮牛」纳达尔（Rafa Nadal）共同保持大满贯赛22冠纪录，本届目标是朝破纪录的第23座男单大满贯冠军迈进。</text:p>
      <text:p text:style-name="P4">
目前年仅20岁的艾卡拉兹，去年在美国网球公开赛男单夺冠，拿下生涯首座大满贯赛金杯。</text:p>
      <text:p text:style-name="P4">
艾卡拉兹外号「小蛮牛」，被誉为纳达尔的接班人。他去年美网封王后，成为1973年世界职业网球协会（ATP）排名创立以来最年轻的世界球王。</text:p>
      <text:p text:style-name="P4">
Source: <text:a xlink:type="simple" xlink:href="https://www.rfi.fr/cn/%E8%BF%90%E5%8A%A8%E5%A4%A9%E5%9C%B0/20230609-%E4%B9%94%E7%A7%91%E7%BB%B4%E5%A5%87%E5%87%BB%E8%B4%A5%E8%89%BE%E5%8D%A1%E6%8B%89%E5%85%B9-%E6%99%8B%E7%BA%A7%E6%B3%95%E7%BD%91%E5%86%A0%E5%86%9B%E8%B5%9B" text:style-name="Internet_20_link" text:visited-style-name="Visited_20_Internet_20_Link">
https://www.rfi.fr/cn/%E8%BF%90%E5%8A%A8%E5%A4%A9%E5%9C%B0/20230609-%E4%B9%94%E7%A7%91%E7%BB%B4%E5%A5%87%E5%87%BB%E8%B4%A5%E8%89%BE%E5%8D%A1%E6%8B%89%E5%85%B9-%E6%99%8B%E7%BA%A7%E6%B3%95%E7%BD%91%E5%86%A0%E5%86%9B%E8%B5%9B</text:a>
</text:p>
      <!--NEWS-->
      <text:h text:style-name="P10" text:outline-level="1">
<text:span text:style-name="T4">
观望联准会利率政策走向 欧股收黑</text:span>
</text:h>
      <text:p text:style-name="P4">
Publisher: 法新社</text:p>
      <text:p text:style-name="P4">
Published Time: 2023-06-09T18:02:07+00:00</text:p>
      <text:p text:style-name="P4">
Modified Time: 2023-06-09T17:35:02+00:00</text:p>
      <text:p text:style-name="P4">
Description: （法新社伦敦9日电） 投资人等待美国联邦准备理事会（Fed）下周利率决策出炉，欧洲股市今天收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3.617581in" draw:z-index="0">
<draw:image xlink:href="../Images/rficn/2023-06-09T18-02-07-00-00/000000.png" xlink:type="simple" xlink:show="embed" xlink:actuate="onLoad" draw:mime-type="image/png"/>
</draw:frame>
</text:p>
      <text:p text:style-name="P4">
伦敦FTSE 100指数下跌37.38点或0.49%，收在7562.36点。</text:p>
      <text:p text:style-name="P4">
法兰克福DAX指数下跌40.12点或0.25%，收在15949.84点。</text:p>
      <text:p text:style-name="P4">
巴黎CAC 40指数下跌9.01点或0.12%，收在7213.14点。（译者：徐睿承）</text:p>
      <text:p text:style-name="P4">
Source: <text:a xlink:type="simple" xlink:href="https://www.rfi.fr/cn/%E8%B4%A2%E7%BB%8F%E5%BF%AB%E8%AE%AF/20230609-%E8%A7%82%E6%9C%9B%E8%81%94%E5%87%86%E4%BC%9A%E5%88%A9%E7%8E%87%E6%94%BF%E7%AD%96%E8%B5%B0%E5%90%91-%E6%AC%A7%E8%82%A1%E6%94%B6%E9%BB%91" text:style-name="Internet_20_link" text:visited-style-name="Visited_20_Internet_20_Link">
https://www.rfi.fr/cn/%E8%B4%A2%E7%BB%8F%E5%BF%AB%E8%AE%AF/20230609-%E8%A7%82%E6%9C%9B%E8%81%94%E5%87%86%E4%BC%9A%E5%88%A9%E7%8E%87%E6%94%BF%E7%AD%96%E8%B5%B0%E5%90%91-%E6%AC%A7%E8%82%A1%E6%94%B6%E9%BB%91</text:a>
</text:p>
      <!--NEWS-->
      <text:h text:style-name="P10" text:outline-level="1">
<text:span text:style-name="T4">
中国人权律师常玮平 因“颠覆国家罪”遭中共判刑3年半</text:span>
</text:h>
      <text:p text:style-name="P4">
Author: chinese@voanews.com (金谷)</text:p>
      <text:p text:style-name="P4">
Publisher: 美国之音中文网 (Type: NewsMediaOrganization)</text:p>
      <text:p text:style-name="P4">
Published Time: 2023-06-09T18:03:51+08:00</text:p>
      <text:p text:style-name="P4">
Modified Time: 2023-06-09 10:03:51Z</text:p>
      <text:p text:style-name="P4">
Description: 中国人权律师常玮平，周四(6月8日)被中共当局以颠覆国家政权罪判处有期徒刑3年6个月，刑期至2024年7月。他的家人表示，这是对中国国家主席习近平领导下陷入困境的公民社会之最新打击。</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human-rights-lawyer-chang-weiping-jailed-for-3-5-years-by-china-for-state-subversion-20230609/7129878.html" text:style-name="Internet_20_link" text:visited-style-name="Visited_20_Internet_20_Link">
https://www.voachinese.com/a/human-rights-lawyer-chang-weiping-jailed-for-3-5-years-by-china-for-state-subversion-20230609/7129878.html</text:a>
</text:p>
      <!--NEWS-->
      <text:h text:style-name="P10" text:outline-level="1">
<text:span text:style-name="T4">
马国将继续补贴肉鸡及鸡蛋</text:span>
</text:h>
      <text:p text:style-name="P4">
Author: 联合早报 (Person)</text:p>
      <text:p text:style-name="P4">
Publisher: 联合早报 (Organization)</text:p>
      <text:p text:style-name="P4">
Published Time: 2023-06-09T18:23</text:p>
      <text:p text:style-name="P4">
Modified Time: 2023-06-09T18:23</text:p>
      <text:p text:style-name="P4">
Description: 马来西亚政府决定在7月1日后，继续对当地的肉鸡和鸡蛋发放补贴。马国农业及粮食安全部长莫哈末沙布星期三（6月7日）在国会书面回答议员提问时说，肉鸡和鸡蛋补贴将在6月30日结束，7月1...</text:p>
      <text:p text:style-name="P4">
Videos: []</text:p>
      <text:p text:style-name="P4">
Audios: []</text:p>
      <text:p text:style-name="P4">
Images: []</text:p>
      <text:p text:style-name="P4">
Type: NewsArticle</text:p>
      <text:p text:style-name="P4">
Breadcrumbs: ['即时', '国际']</text:p>
      <text:p text:style-name="P4">
Keywords: ['马来西亚', '肉鸡', '鸡蛋', '安华', '补贴']</text:p>
      <!--METADATA-->
      <text:p text:style-name="P4">
马来西亚政府决定在7月1日后，继续对当地的肉鸡和鸡蛋发放补贴。</text:p>
      <text:p text:style-name="P4">
马国农业及粮食安全部长莫哈末沙布星期三（6月7日）在国会书面回答议员提问时说，肉鸡和鸡蛋补贴将在6月30日结束，7月1日起肉鸡和鸡蛋价格将自由浮动，肉鸡出口限制也将全面取消。</text:p>
      <text:p text:style-name="P4">
但据《星报》报道，农业及粮食安全部和国内贸易及生活费部星期五（9日）发表联合声明，指政府将继续对肉鸡和鸡蛋发放补贴，以保障人民的福祉。</text:p>
      <text:p text:style-name="P4">
声明说，政府考虑了多个因素，包括养鸡和鸡蛋行业的可持续发展及人民的福祉后，首相安华同意农业及粮食安全部和国内贸易及生活费部的建议，即在2023年7月1日后继续对鸡肉和鸡蛋实行补贴及价格管控。</text:p>
      <text:p text:style-name="P4">
不过，声明没有提到政府是否撤回全面取消活肉鸡出口限制的决定。</text:p>
      <text:p text:style-name="P4">
Source: <text:a xlink:type="simple" xlink:href="https://www.zaobao.com.sg/realtime/world/story20230609-1402821" text:style-name="Internet_20_link" text:visited-style-name="Visited_20_Internet_20_Link">
https://www.zaobao.com.sg/realtime/world/story20230609-1402821</text:a>
</text:p>
      <!--NEWS-->
      <text:h text:style-name="P10" text:outline-level="1">
<text:span text:style-name="T4">
周五美市盘前退低 重点谈电子签名软件商DocuSign终于止亏</text:span>
</text:h>
      <text:p text:style-name="P4">
Author: 李可爱 (Person)</text:p>
      <text:p text:style-name="P4">
Publisher: 联合早报 (Organization)</text:p>
      <text:p text:style-name="P4">
Published Time: 2023-06-09T19:39</text:p>
      <text:p text:style-name="P4">
Modified Time: 2023-06-09T20:10</text:p>
      <text:p text:style-name="P4">
Description: 星期五（6月9日）重点：美国华尔街股市主要股指期货星期五（6月9日）退低，走势欠缺方向。7时截稿时，标准与普尔500指数期货微跌4.00点或0.09％，报4289.90点；纳斯达克...</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h text:style-name="P13" text:outline-level="4">
<text:span text:style-name="T4">
星期五（6月9日）重点：</text:span>
</text:h>
      <ul>
        <li>
美国华尔街股市主要股指期货星期五（6月9日）退低，走势欠缺方向。7时截稿时，标准与普尔500指数期货微跌4.00点或0.09％，报4289.90点；纳斯达克100指数期货也几乎持平，只下跌0.70点或0.01％，报12618.00点；道琼斯指数期货则退低63.50点，报33770.10点。   * 下星期通胀数据和美联储政策会议决策将陆续出炉。在这多事之秋，投资者大多数选择持观望态度，隔夜（星期四）全场交易趋向淡静。不过在科技股反弹的带动下，美国股市主要股指隔夜仍收高。   * 标准与普尔500指数隔夜上升26.41点，闭市报4293.93点。重量级的道琼斯指数也升高168.59点，闭市报33833.61点。以科技股为主的纳斯达克100指数则显著起1.27％或181.26点，以14484.54点收市。</li>
      </ul>
      <text:h text:style-name="P13" text:outline-level="4">
<text:span text:style-name="T4">
盘前交易重点：</text:span>
</text:h>
      <ul>
        <li>
通用汽车（General Motors）股价在今晚盘前交易中上涨3.5％，截稿时报37.10美元。通用汽车隔夜宣布，旗下电动车将能够在2024年开始使用特斯拉（Tesla）的充电网络。通用汽车是继福特汽车（Ford Motor）在5月份宣布类似协议之后，另一家与特斯拉合作的汽车制造商。   * 美国豪华电动车制造商Lucid Group中国业务负责人朱江表示，集团正准备进军全球最大的汽车市场中国。Lucid Group股价在今晚盘前上升0.11美元，截稿时报6.39美元。   * 根据市场消息，电动车巨头特斯拉正在与西班牙巴伦西亚地区政府领导人就发展工厂进行磋商。根据知情人士称，这将会是总投资超过45亿欧元（约48亿3000万美元）的大计划。特斯拉股价在今晚盘前上升10.65美元，截稿时报245.51美元。   * 星期五下文我们来看看电子签名软件商DocuSign业绩走出疫情。今晚盘前该股起4.16美元，截稿时报62.64美元。   * 盘前活跃股按序：特斯拉（Tesla）、Carvana Co、Palantir Technologies、英伟达（Nvidia）和苹果（Apple）。截稿时，除了苹果股价微跌之外，其他四只活跃股的股价全部上升。</li>
      </ul>
      <text:p text:style-name="P4">
<draw:frame draw:style-name="fr1" draw:name="Image258" text:anchor-type="as-char" svg:width="6.9236in" svg:height="4.696007in" draw:z-index="0">
<draw:image xlink:href="../Images/zaobao world/2023-06-09T19-39/000000.png" xlink:type="simple" xlink:show="embed" xlink:actuate="onLoad" draw:mime-type="image/png"/>
</draw:frame>
截至4月30日，DocuSign总共拥有超过10亿用户，其中140万个是付费用户。（照片来源：Docusign）</text:p>
      <text:p text:style-name="P4">
<text:span text:style-name="T4">
DocuSign（纳斯达克证券交易所代码：DOCU）</text:span>
</text:p>
      <text:p text:style-name="P4">
电子签名软件商DocuSign隔夜公布的第一财季业绩超标，带动股价在盘后上涨超过5％。不仅如此，DocuSign也宣布已经在第一季度聘请多位首席执行级别的高级管理人员，这让市场人士开始觉得这家在疫情期间突起的软件公司，似乎也开始适应了后疫情时代。</text:p>
      <text:p text:style-name="P4">
根据DocuSign截至于今年4月底的第一季度业绩报告，集团的营业额同比增长12％至6亿6100万美元，调整后的每股盈利是0.72美元。而Refinitiv搜集到的分析师平均预测则是营业额6亿4200万美元，每股盈利0.56美元。以这两个上下线指标来看，Docusign是双双超标。</text:p>
      <text:p text:style-name="P4">
在营业额方面，Docusign从订户月费取得的营业额同比增长12％至6亿3900万美元，“专业服务和其他”类别取得的营业额则同比增长14％至2200万美元。</text:p>
      <text:p text:style-name="P4">
DocuSign这个季度终于止亏了。它的季度净利是53万9000美元，即每股收支平衡。而去年同期净亏损是2740万美元，即每股亏损0.14美元。</text:p>
      <text:p text:style-name="P4">
DocuSign说，截至4月30日，它总共拥有超过10亿用户，其中140万个是付费用户。该公司也在业绩发布会上强调旗下业务的国际化，并指出服务遍及180多个国家，国际市场取得的营业额也同比增长17％。</text:p>
      <text:p text:style-name="P4">
对于当前的第二财季，DocuSign预计营业额会介于6亿7500万美元至6亿7900万美元。这个预测比Refinitiv分析师的平均预测，即6亿6700万美元来得高。对于整个财年，DocuSign预计营业额会是在27亿1000万美元至27亿3000万美元的区域。这个预测也比分析师平均预测的27亿美元出色。</text:p>
      <text:p text:style-name="P4">
在Tipranks的12名分析师当中，有三名给予DocuSign股“买进”的评级，六名给予“持守”的评级，三名给予“卖出”的评级，一年期限平均目标价是63.50美元。</text:p>
      <text:p text:style-name="P4">
Source: <text:a xlink:type="simple" xlink:href="https://www.zaobao.com.sg/realtime/world/story20230609-1402834" text:style-name="Internet_20_link" text:visited-style-name="Visited_20_Internet_20_Link">
https://www.zaobao.com.sg/realtime/world/story20230609-1402834</text:a>
</text:p>
      <!--NEWS-->
      <text:h text:style-name="P10" text:outline-level="1">
<text:span text:style-name="T4">
标准与普尔500指数终脱离熊市 美市牛市来了吗？</text:span>
</text:h>
      <text:p text:style-name="P4">
Author: 李可爱 (Person)</text:p>
      <text:p text:style-name="P4">
Publisher: 联合早报 (Organization)</text:p>
      <text:p text:style-name="P4">
Published Time: 2023-06-09T21:55</text:p>
      <text:p text:style-name="P4">
Modified Time: 2023-06-09T21:59</text:p>
      <text:p text:style-name="P4">
Description: 普遍反映股市整体走势的标准与普尔500指数，终于在隔夜（星期四）上涨了26.41点或0.6％，闭市报4293.93点，到达自去年8月16日以来的最高收盘水平，脱离了自1948年以来...</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美国股市', '美市', '财经即时']</text:p>
      <!--METADATA-->
      <text:p text:style-name="P4">
普遍反映股市整体走势的标准与普尔500指数，终于在隔夜（星期四）上涨了26.41点或0.6％，闭市报4293.93点，到达自去年8月16日以来的最高收盘水平，脱离了自1948年以来持续最久的熊市区域。</text:p>
      <text:p text:style-name="P4">
根据道琼斯市场数据（Dow Jones MarketData）的统计数据显示，标准与普尔500指数总共处在熊市区域248个交易日，是股市自1948年5月15日结束484个交易日的熊市以来，另一个第二“长”的熊市。</text:p>
      <text:p text:style-name="P4">
如果不包括这次的熊市在内，过去一般熊市平均持续142个交易日。而从熊市的最低点到完全撤离熊市，则平均需要164个交易日。虽已脱离熊市，标准与普尔500指数仍比它在2022年1月3日创下的纪录收盘水平，即4796.56点低了10.5％。</text:p>
      <text:p text:style-name="P4">
对于熊市和牛市的区别，市场人士普遍使用的标准是从近期低点上涨20％，就是标志着牛市的开始。相反的，如果指标下跌20％则意味着熊市的开始。换言之，股市不是处在牛市，就是处在熊市中，间中没有灰色地带。股市每次都需要再向相反方向移动10％或20％，才能改变所处的状态。对于目前这个转折点，许多市场人士都不敢断言美市牛市即将开始。</text:p>
      <text:p text:style-name="P4">
法国外贸银行（Natixis）亚太区高级经济学师吴卓殷在接受《联合早报》专访时就说：“宏观层面来看，目前断定美国资产价格重回牛市，仍言之尚早。近期全球央行有意加大升息步伐，虽然美国通胀开始受控，但如果数据不如预期，美联储仍有机会在6月暂停升息后，选择在年内再升息25基点。”</text:p>
      <text:p text:style-name="P4">
<draw:frame draw:style-name="fr1" draw:name="Image259" text:anchor-type="as-char" svg:width="6.677796in" svg:height="10.0in" draw:z-index="0">
<draw:image xlink:href="../Images/zaobao world/2023-06-09T21-55/000000.png" xlink:type="simple" xlink:show="embed" xlink:actuate="onLoad" draw:mime-type="image/png"/>
</draw:frame>
吴卓殷：未来数月利率上行，或任何单一企业盈利不如预期的消息，都有让美股调整机会加大的风险。（受访者提供）</text:p>
      <text:p text:style-name="P4">
吴卓殷说：“再加上美股上行走势主要是由少部分的大型科企带动，与其他企业分化情况越趋明显。因此，未来数月利率上行，或任何单一企业盈利不如预期的消息，都有让美股调整机会加大的风险。”</text:p>
      <text:p text:style-name="P4">
华侨银行投资策略常务董事华素梅农（VasuMenon）受访时也说：“目前尚不确定标准与普尔500指数脱离自1948年以来最长的熊市，是否意味着新的、可持续牛市已经开始。尽管该指数今年至今上涨了约12％，投资者对美国的乐观情绪也开始爆发，但是股市的总回报的很大一部分是由英伟达（NVIDIA）、谷歌母公司Alphabet和苹果公司（Apple）等少数大型科技公司，即人工智能的热潮所带动。”</text:p>
      <text:p text:style-name="P4">
<draw:frame draw:style-name="fr1" draw:name="Image260" text:anchor-type="as-char" svg:width="6.9236in" svg:height="8.585264in" draw:z-index="0">
<draw:image xlink:href="../Images/zaobao world/2023-06-09T21-55/000001.png" xlink:type="simple" xlink:show="embed" xlink:actuate="onLoad" draw:mime-type="image/png"/>
</draw:frame>
 华素梅农认为，人工智能的热潮可能还会持续一段时间。（受访者提供）</text:p>
      <text:p text:style-name="P4">
因此，华素梅农认为，标准与普尔500指数能否进一步走高将取决于科技股的表现。科技股的牛市是否可持续，还有待观察。根据过往经验，较低利率和美国债券收益率很可能对科技股有利。而且人工智能的热潮，也可能还会持续一段时间。然而，投资者还是要谨慎。</text:p>
      <text:p text:style-name="P4">
在线交易和投资银行Saxo大中华区财富管理主管石健明受访时也说：“尽管我们已经‘技术上’脱离了熊市，但实际数据却叙述了不同的故事。经济数据和我们的观点是，虽然不否认市场目前的势头，但是美国市场接下来除了可能继续上涨的趋势，也可能是横盘走势，毕竟未来的宏观环境已变得更有挑战。”</text:p>
      <text:p text:style-name="P4">
<draw:frame draw:style-name="fr1" draw:name="Image261" text:anchor-type="as-char" svg:width="6.9236in" svg:height="4.615733in" draw:z-index="0">
<draw:image xlink:href="../Images/zaobao world/2023-06-09T21-55/000002.png" xlink:type="simple" xlink:show="embed" xlink:actuate="onLoad" draw:mime-type="image/png"/>
</draw:frame>
石健明：标准与普尔500指数今年的11.8％的回弹幅度中，有80％以上是因为七只股票，包括：MetaPlatforms、苹果、亚马逊、微软、Alphabet、特斯拉和英伟达。 （受访者提供）</text:p>
      <text:p text:style-name="P4">
石健明说：“从过去经验来看，标准与普尔500指数在过去26个熊市（1929年至2023年）里，每当脱离熊市后会在一年平均上涨9.7％。但我们也要提醒投资者，每个市场周期是不同的。在当前的市场周期里，市场反弹的幅度非常狭窄，因为标准与普尔500指数今年11.8％的回弹幅度中，有80％以上是因为七只股票，包括：MetaPlatforms、苹果、亚马逊、微软、Alphabet、特斯拉和英伟达。再加上美国大盘估值仍处在2022年以来的最高水平，投资者将重点放在更具防御性的投资组合，谨慎管理投资组合的下行风险可能会更受益。”</text:p>
      <text:p text:style-name="P4">
不过，老虎证券新加坡（Tiger BrokersSingapore）首席投资官陈希扬在回答《联合早报》询问时则表示，全球央行最糟糕的紧缩周期几乎已过去。全球市场也从1948年以来最长的熊市中反弹。人们在2022年看到的股市大波动现在已正常化。</text:p>
      <text:p text:style-name="P4">
陈希扬说：“在全球增长可能放缓的情况下，能源和大宗商品价格也开始向下调整。虽然收益率曲线倒挂显示中期衰退可能即将来临，但是从美国强劲的就业市场来看，美联储应该会为经济设计‘软着陆’。”</text:p>
      <text:p text:style-name="P4">
最近，美国债务上限危机在最后时刻获得化解，但是美国银行业至少已有三家银行倒闭形成危机，陈希扬认为这没那么容易解决。</text:p>
      <text:p text:style-name="P4">
<draw:frame draw:style-name="fr1" draw:name="Image262" text:anchor-type="as-char" svg:width="6.9236in" svg:height="3.894525in" draw:z-index="0">
<draw:image xlink:href="../Images/zaobao world/2023-06-09T21-55/000003.png" xlink:type="simple" xlink:show="embed" xlink:actuate="onLoad" draw:mime-type="image/png"/>
</draw:frame>
陈希扬：从美国强劲的就业市场来看，美联储应该会为经济设计‘软着陆’。（受访者提供）</text:p>
      <text:p text:style-name="P4">
他说：“虽然美国银行体系出现系统性风险的可能性不大，但美国房地产行业预料会继续对中小银行构成风险。换言之，我们继续在价值和质量风险中看到机会，为经济周期的尾声带来更具韧性的表现。总体而言，考虑到‘软着陆’情景、利率触顶和流动性等因素，似乎对风险资产有利。”</text:p>
      <text:p text:style-name="P4">
无论如何，目前美市回弹确实是集中在少数科技股。它们的反弹是否会扩大到更广泛的美国股市，还有待观察。市场要看到的是更明确的通货膨胀、利率和经济走势。只要这些问题不明朗，唯一可确定的是，市场波动会持续，投资者还是谨慎行事为妙。</text:p>
      <text:p text:style-name="P4">
Source: <text:a xlink:type="simple" xlink:href="https://www.zaobao.com.sg/realtime/world/story20230609-1402867" text:style-name="Internet_20_link" text:visited-style-name="Visited_20_Internet_20_Link">
https://www.zaobao.com.sg/realtime/world/story20230609-1402867</text:a>
</text:p>
      <!--NEWS-->
      <text:h text:style-name="P10" text:outline-level="1">
<text:span text:style-name="T4">
中国企业面临通缩重压，内外需求熄火 强复苏已成镜中花</text:span>
</text:h>
      <text:p text:style-name="P4">
Author: chinese@voanews.com (木风)</text:p>
      <text:p text:style-name="P4">
Publisher: 美国之音中文网 (Type: NewsMediaOrganization)</text:p>
      <text:p text:style-name="P4">
Published Time: 2023-06-09T21:56:15+08:00</text:p>
      <text:p text:style-name="P4">
Modified Time: 2023-06-09 13:56:15Z</text:p>
      <text:p text:style-name="P4">
Description: 中国官方数据显示，五月份中国工厂批发价格大幅下跌，跌幅创七年来新高，也超过了大多数分析师的预测。这一变化反映了中国需求疲软已经影响到制造业的发展，给脆弱的经济复苏投上了新的阴影。</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factory-deflation-steepens-as-demand-wanes-/7129948.html" text:style-name="Internet_20_link" text:visited-style-name="Visited_20_Internet_20_Link">
https://www.voachinese.com/a/china-s-factory-deflation-steepens-as-demand-wanes-/7129948.html</text:a>
</text:p>
      <!--NEWS-->
      <text:h text:style-name="P10" text:outline-level="1">
<text:span text:style-name="T4">
捷克外长证实台湾外长吴钊燮将访布拉格，北京警告欧洲遵守“一中”承诺</text:span>
</text:h>
      <text:p text:style-name="P4">
Author: chinese@voanews.com (松仁)</text:p>
      <text:p text:style-name="P4">
Publisher: 美国之音中文网 (Type: NewsMediaOrganization)</text:p>
      <text:p text:style-name="P4">
Published Time: 2023-06-09T21:59:26+08:00</text:p>
      <text:p text:style-name="P4">
Modified Time: 2023-06-09 13:59:26Z</text:p>
      <text:p text:style-name="P4">
Description: 捷克共和国外长扬·利帕夫斯基（Jan Lipavsky）星期五（6月9日）证实，台湾外长吴钊燮下周将访问布拉格，但是捷克共和国不大可能改变目前对台湾的政策。</text:p>
      <text:p text:style-name="P4">
Videos: []</text:p>
      <text:p text:style-name="P4">
Images: []</text:p>
      <text:p text:style-name="P4">
Categories: ['台湾', '欧洲']</text:p>
      <text:p text:style-name="P4">
Type: None</text:p>
      <!--METADATA-->
      <text:p text:style-name="P4">
NoneNone</text:p>
      <text:p text:style-name="P4">
Source: <text:a xlink:type="simple" xlink:href="https://www.voachinese.com/a/czech-minister-confirms-taiwan-foreign-minister-wu-to-visit-prague-next-week-20230609/7130037.html" text:style-name="Internet_20_link" text:visited-style-name="Visited_20_Internet_20_Link">
https://www.voachinese.com/a/czech-minister-confirms-taiwan-foreign-minister-wu-to-visit-prague-next-week-20230609/7130037.html</text:a>
</text:p>
      <!--NEWS-->
      <text:h text:style-name="P10" text:outline-level="1">
<text:span text:style-name="T4">
冰岛将从8月1日起暂停驻俄大使馆业务</text:span>
</text:h>
      <text:p text:style-name="P4">
Author: 联合早报 (Person)</text:p>
      <text:p text:style-name="P4">
Publisher: 联合早报 (Organization)</text:p>
      <text:p text:style-name="P4">
Published Time: 2023-06-09T22:08</text:p>
      <text:p text:style-name="P4">
Modified Time: 2023-06-09T22:08</text:p>
      <text:p text:style-name="P4">
Description: 冰岛将从8月1日起，暂停在莫斯科大使馆的业务。路透社报道，冰岛外交部星期五（6月9日）发声明称，政府除了决定暂停驻俄使馆业务，还要求俄罗斯缩减在冰岛首都雷克雅未克（Reykjavi...</text:p>
      <text:p text:style-name="P4">
Videos: []</text:p>
      <text:p text:style-name="P4">
Audios: []</text:p>
      <text:p text:style-name="P4">
Images: []</text:p>
      <text:p text:style-name="P4">
Type: NewsArticle</text:p>
      <text:p text:style-name="P4">
Breadcrumbs: ['即时', '国际']</text:p>
      <text:p text:style-name="P4">
Keywords: ['冰岛', '俄罗斯', '大使馆', '外交']</text:p>
      <!--METADATA-->
      <text:p text:style-name="P4">
冰岛将从8月1日起，暂停在莫斯科大使馆的业务。</text:p>
      <text:p text:style-name="P4">
路透社报道，冰岛外交部星期五（6月9日）发声明称，政府除了决定暂停驻俄使馆业务，还要求俄罗斯缩减在冰岛首都雷克雅未克（Reykjavik）的外交活动。</text:p>
      <text:p text:style-name="P4">
冰岛外交部说，决定暂停使馆业务是因为两国之间的商业、文化和政治关系正处于“历史最低”水平。</text:p>
      <text:p text:style-name="P4">
外交部长吉尔法多蒂尔（Thordis Gylfadottir）说：“目前的情况根本无法让冰岛的小型外交机构在俄罗斯设立的使馆中运行。”</text:p>
      <text:p text:style-name="P4">
冰岛外交部说，两国之间的外交关系并没有被切断，称双边关系一旦恢复正常，将重新开放大使馆。</text:p>
      <text:p text:style-name="P4">
Source: <text:a xlink:type="simple" xlink:href="https://www.zaobao.com.sg/realtime/world/story20230609-1402870" text:style-name="Internet_20_link" text:visited-style-name="Visited_20_Internet_20_Link">
https://www.zaobao.com.sg/realtime/world/story20230609-1402870</text:a>
</text:p>
      <!--NEWS-->
      <text:h text:style-name="P10" text:outline-level="1">
<text:span text:style-name="T4">
纽时：美间谍卫星在乌克兰水坝倒塌前探测到爆炸</text:span>
</text:h>
      <text:p text:style-name="P4">
Author: 联合早报 (Person)</text:p>
      <text:p text:style-name="P4">
Publisher: 联合早报 (Organization)</text:p>
      <text:p text:style-name="P4">
Published Time: 2023-06-09T22:43</text:p>
      <text:p text:style-name="P4">
Modified Time: 2023-06-09T23:03</text:p>
      <text:p text:style-name="P4">
Description: 《纽约时报》引述一名美国官员消息称，美国间谍卫星在乌克兰南部赫尔松水坝倒塌前，探测到与爆炸相符的热信号。位于赫尔松州港口城市新卡霍夫卡（Nova Kakhovka）水坝星期二（6月...</text:p>
      <text:p text:style-name="P4">
Videos: []</text:p>
      <text:p text:style-name="P4">
Audios: []</text:p>
      <text:p text:style-name="P4">
Images: []</text:p>
      <text:p text:style-name="P4">
Type: NewsArticle</text:p>
      <text:p text:style-name="P4">
Breadcrumbs: ['即时', '国际']</text:p>
      <text:p text:style-name="P4">
Keywords: ['俄乌战争', '水坝', '爆炸', '乌克兰危机', '美国']</text:p>
      <!--METADATA-->
      <text:p text:style-name="P4">
《纽约时报》引述一名美国官员消息称，美国间谍卫星在乌克兰南部赫尔松水坝倒塌前，探测到与爆炸相符的热信号。</text:p>
      <text:p text:style-name="P4">
位于赫尔松州港口城市新卡霍夫卡（Nova Kakhovka） <text:a xlink:type="simple" xlink:href="https://www.zaobao.com/realtime/world/story20230606-1401606" text:style-name="Internet_20_link" text:visited-style-name="Visited_20_Internet_20_Link">
 水坝星期二（6月6日）突遭破坏引发决堤</text:a>
 ，周围的一些村庄被淹没。</text:p>
      <text:p text:style-name="P4">
路透社星期五（9日）引述纽时报道称，这名不具名的情报人员怀疑，俄罗斯是炸毁水坝的幕后黑手，但美国情报机构尚未掌握确凿证据，证实这一指控。</text:p>
      <text:p text:style-name="P4">
同日，乌克兰安全局（SBU）说，他们截获了一通来自俄罗斯的电话，可证实莫斯科是这起水坝爆炸案的幕后黑手。</text:p>
      <text:p text:style-name="P4">
SBU在即时通信平台Telegram发布了一段约一分半钟的对话音频片段，音频中有两名男子正在用俄语讨论灾难的后果。但这段音频无法被独立核实。莫斯科尚未对此说法置评。</text:p>
      <text:p text:style-name="P4">
SBU说，截获的信息证实，新卡霍夫卡水坝是由敌方一个破坏小组炸毁的，“侵略者想通过炸毁水坝来讹诈乌克兰，并在乌克兰南部上演了一场人为灾难”。</text:p>
      <text:p text:style-name="P4">
另一方面，驻乌克兰赫尔松省的亲俄官员萨尔多（Vladimir Saldo）则说，水坝决堤导致俄控地区有八人死亡，超过5800人被紧急疏散。</text:p>
      <text:p text:style-name="P4">
萨尔多说，新卡霍夫卡城区的水位已较星期二的峰值下降了2.5米，但在第聂伯河口乌控的赫尔松市对面的奥列什基（Oleshky）和霍拉普里斯坦（HolaPrystan），水位仍处于“最高点”，预计洪水不会在未来10天减弱。</text:p>
      <text:p text:style-name="P4">
Source: <text:a xlink:type="simple" xlink:href="https://www.zaobao.com.sg/realtime/world/story20230609-1402880" text:style-name="Internet_20_link" text:visited-style-name="Visited_20_Internet_20_Link">
https://www.zaobao.com.sg/realtime/world/story20230609-1402880</text:a>
</text:p>
      <!--NEWS-->
      <text:h text:style-name="P10" text:outline-level="1">
<text:span text:style-name="T4">
白宫：俄罗斯接收数百架伊朗无人机</text:span>
</text:h>
      <text:p text:style-name="P4">
Author: 联合早报 (Person)</text:p>
      <text:p text:style-name="P4">
Publisher: 联合早报 (Organization)</text:p>
      <text:p text:style-name="P4">
Published Time: 2023-06-09T23:13</text:p>
      <text:p text:style-name="P4">
Modified Time: 2023-06-09T23:23</text:p>
      <text:p text:style-name="P4">
Description: 白宫星期五（6月9日）说，俄罗斯正在加深与伊朗的国防合作，并已收到伊朗制造的数百架无人机，准备用于攻打乌克兰。白宫国家安全委员会发言人柯比发表声明说，俄罗斯近几个星期一直在使用伊朗...</text:p>
      <text:p text:style-name="P4">
Videos: []</text:p>
      <text:p text:style-name="P4">
Audios: []</text:p>
      <text:p text:style-name="P4">
Images: []</text:p>
      <text:p text:style-name="P4">
Type: NewsArticle</text:p>
      <text:p text:style-name="P4">
Breadcrumbs: ['即时', '国际']</text:p>
      <text:p text:style-name="P4">
Keywords: ['俄乌战争', '俄罗斯', '乌克兰', '伊朗', '无人机', '美国']</text:p>
      <!--METADATA-->
      <text:p text:style-name="P4">
白宫星期五（6月9日）说，俄罗斯正在加深与伊朗的国防合作，并已收到伊朗制造的数百架无人机，准备用于攻打乌克兰。</text:p>
      <text:p text:style-name="P4">
白宫国家安全委员会发言人柯比发表声明说，俄罗斯近几个星期一直在使用伊朗的无人机袭击基辅，使乌克兰人民恐慌，“俄罗斯与伊朗的军事伙伴关系似乎正在加深”。</text:p>
      <text:p text:style-name="P4">
柯比表示，美国密切关注俄罗斯与伊朗的合作，以及在俄罗斯境内生产伊朗无人机。</text:p>
      <text:p text:style-name="P4">
柯比说，美国掌握的情报显示，俄罗斯正从伊朗获取建造无人机制造厂所需的材料，这座设在俄罗斯阿拉布加经济特区的工厂，将在明年初全面投入运作。</text:p>
      <text:p text:style-name="P4">
柯比指出，俄罗斯与伊朗之间的支持是双向的，伊朗为俄罗斯提供无人机，俄罗斯则向伊朗提供前所未有的防务合作，包括导弹和电子设备。</text:p>
      <text:p text:style-name="P4">
他说，俄伊的合作，危害到乌克兰、伊朗的邻国和国际社会，并说美国将继续揭露和破坏这些活动，包括公开相关的信息。</text:p>
      <text:p text:style-name="P4">
Source: <text:a xlink:type="simple" xlink:href="https://www.zaobao.com.sg/realtime/world/story20230609-1402883" text:style-name="Internet_20_link" text:visited-style-name="Visited_20_Internet_20_Link">
https://www.zaobao.com.sg/realtime/world/story20230609-1402883</text:a>
</text:p>
      <!--NEWS-->
      <text:h text:style-name="P10" text:outline-level="1">
<text:span text:style-name="T4">
不求北京求鬼神，中国失业者生计无着 烧香拜佛盼好运</text:span>
</text:h>
      <text:p text:style-name="P4">
Author: chinese@voanews.com (木风)</text:p>
      <text:p text:style-name="P4">
Publisher: 美国之音中文网 (Type: NewsMediaOrganization)</text:p>
      <text:p text:style-name="P4">
Published Time: 2023-06-09T23:43:08+08:00</text:p>
      <text:p text:style-name="P4">
Modified Time: 2023-06-09 17:06:47Z</text:p>
      <text:p text:style-name="P4">
Description: 自从北京放弃动态清零政策重启疫后经济复苏以来，越来越多的经济数据显示，驱动中国经济增长的三大动力: 投资、消费和出口一一熄火，中国官媒曾经大力鼓吹的“强复苏”已经梦碎。</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people-in-china-are-so-worried-about-the-economy-they-re-asking-for-divine-intervention--20230609/7129960.html" text:style-name="Internet_20_link" text:visited-style-name="Visited_20_Internet_20_Link">
https://www.voachinese.com/a/people-in-china-are-so-worried-about-the-economy-they-re-asking-for-divine-intervention--20230609/7129960.html</text:a>
</text:p>
      <!--NEWS-->
      <text:h text:style-name="P10" text:outline-level="1">
<text:span text:style-name="T4">
加拿大野火烟尘飘散至挪威</text:span>
</text:h>
      <text:p text:style-name="P4">
Publisher: 法新社</text:p>
      <text:p text:style-name="P4">
Published Time: 2023-06-09T3:02:08+00:00</text:p>
      <text:p text:style-name="P4">
Modified Time: 2023-06-09T13:50:02+00:00</text:p>
      <text:p text:style-name="P4">
Description: （法新社奥斯陆9日电） 北欧国家挪威的气候与环境研究所今天表示，北美国家加拿大野火产生的烟尘，本周已可侦测到飘散至数千公里外的挪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617581in" draw:z-index="0">
<draw:image xlink:href="../Images/rficn/2023-06-09T3-02-08-00-00/000000.png" xlink:type="simple" xlink:show="embed" xlink:actuate="onLoad" draw:mime-type="image/png"/>
</draw:frame>
</text:p>
      <text:p text:style-name="P4">
挪威气候与环境研究所（Climate and Environmental Research Institute，NILU）研究员伊凡杰利欧（NikolaosEvangeliou）告诉法新社，5日起已可在挪威侦测到浓度「非常微弱的」烟雾微粒，尤其是在南部的柏肯内斯（Birkenes）观测站。</text:p>
      <text:p text:style-name="P4">
伊凡杰利欧表示，侦测到的数据依据野火强度、风向和降雨情况而有所变化。「我们并未见到严重高峰或大规模增加，...因此我们不认为（对挪威）构成任何环境问题或严重健康危害。」</text:p>
      <text:p text:style-name="P4">
加拿大近几周爆发规模和火势都空前的野火，约有380万公顷林地遭祝融，数万居民被迫逃离家园。今年以来加拿大已经纪录到约2300场野火，密集度前所未见。</text:p>
      <text:p text:style-name="P4">
挪威南部与欧洲北部大多数地区一样，今年春天和初夏的气候异常干燥。挪威南部已连续16天未降雨，且未来几天预报也不会下雨。</text:p>
      <text:p text:style-name="P4">
Source: <text:a xlink:type="simple" xlink:href="https://www.rfi.fr/cn/%E7%A7%91%E5%AD%A6%E6%96%B0%E7%9F%A5/20230609-%E5%8A%A0%E6%8B%BF%E5%A4%A7%E9%87%8E%E7%81%AB%E7%83%9F%E5%B0%98%E9%A3%98%E6%95%A3%E8%87%B3%E6%8C%AA%E5%A8%81" text:style-name="Internet_20_link" text:visited-style-name="Visited_20_Internet_20_Link">
https://www.rfi.fr/cn/%E7%A7%91%E5%AD%A6%E6%96%B0%E7%9F%A5/20230609-%E5%8A%A0%E6%8B%BF%E5%A4%A7%E9%87%8E%E7%81%AB%E7%83%9F%E5%B0%98%E9%A3%98%E6%95%A3%E8%87%B3%E6%8C%AA%E5%A8%81</text:a>
</text:p>
      <!--NEWS-->
      <text:h text:style-name="P10" text:outline-level="1">
<text:span text:style-name="T4">
乌克兰水坝溃堤 欧盟：俄罗斯是幕后黑手</text:span>
</text:h>
      <text:p text:style-name="P4">
Publisher: 法新社</text:p>
      <text:p text:style-name="P4">
Published Time: 2023-06-09T8:02:08+00:00</text:p>
      <text:p text:style-name="P4">
Modified Time: 2023-06-09T14:50:01+00:00</text:p>
      <text:p text:style-name="P4">
Description: （法新社基辅/莫斯科9日电） 欧盟外交与安全政策高级代表波瑞尔（Josep Borrell）今天表示，「一切都表明」俄罗斯是卡科夫卡水坝溃堤的幕后黑手。莫斯科和基辅当局都相互指控对方造成这起事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617581in" draw:z-index="0">
<draw:image xlink:href="../Images/rficn/2023-06-09T8-02-08-00-00/000000.png" xlink:type="simple" xlink:show="embed" xlink:actuate="onLoad" draw:mime-type="image/png"/>
</draw:frame>
</text:p>
      <text:p text:style-name="P4">
这座水坝在6日溃决，洪水涌入第聂伯河，淹没数十座村庄和赫松市部分地区，迫使数以千计民众逃离家园，引起各界担忧会发生人道灾难。</text:p>
      <text:p text:style-name="P4">
波瑞尔告诉西班牙媒体：「水坝没有被轰炸。它是被放置于涡轮机所在地方的炸药摧毁。这个地方是处于俄罗斯的控制。」</text:p>
      <text:p text:style-name="P4">
他还说：「我不是来找出谁做的。但一切似乎都表明，如果此事发生在俄罗斯控制的地方，很难相信有可能是其他人所为。」</text:p>
      <text:p text:style-name="P4">
Source: <text:a xlink:type="simple" xlink:href="https://www.rfi.fr/cn/%E5%9B%BD%E9%99%85%E6%8A%A5%E9%81%93/20230609-%E4%B9%8C%E5%85%8B%E5%85%B0%E6%B0%B4%E5%9D%9D%E6%BA%83%E5%A0%A4-%E6%AC%A7%E7%9B%9F-%E4%BF%84%E7%BD%97%E6%96%AF%E6%98%AF%E5%B9%95%E5%90%8E%E9%BB%91%E6%89%8B" text:style-name="Internet_20_link" text:visited-style-name="Visited_20_Internet_20_Link">
https://www.rfi.fr/cn/%E5%9B%BD%E9%99%85%E6%8A%A5%E9%81%93/20230609-%E4%B9%8C%E5%85%8B%E5%85%B0%E6%B0%B4%E5%9D%9D%E6%BA%83%E5%A0%A4-%E6%AC%A7%E7%9B%9F-%E4%BF%84%E7%BD%97%E6%96%AF%E6%98%AF%E5%B9%95%E5%90%8E%E9%BB%91%E6%89%8B</text:a>
</text:p>
      <!--NEWS-->
      <text:h text:style-name="P10" text:outline-level="1">
<text:span text:style-name="T4">
特朗普因文件处理案被起诉 (Free Version)</text:span>
</text:h>
      <text:p text:style-name="P4">
Author: Sadie Gurman</text:p>
      <text:p text:style-name="P4">
Publisher: 华尔街日报中文网</text:p>
      <text:p text:style-name="P4">
Published Time: 2023-06-09T9:31:00.000Z</text:p>
      <text:p text:style-name="P4">
Modified Time: 2023-06-09T11:31:00.000Z</text:p>
      <text:p text:style-name="P4">
Created Time: 2023-06-09T00:24:00.000Z</text:p>
      <text:p text:style-name="P4">
Description: 美国前总统特朗普称，他已被一个联邦大陪审团起诉，涉及他在海湖庄园对机密文件处理的调查；这是美国司法部有史以来首次对一位前总统提出刑事指控。</text:p>
      <text:p text:style-name="P4">
Images: []</text:p>
      <text:p text:style-name="P4">
Categories: ['国际']</text:p>
      <text:p text:style-name="P4">
Keywords: SYND</text:p>
      <text:p text:style-name="P4">
Type: Article</text:p>
      <!--METADATA-->
      <text:p text:style-name="P4">
美国前总统特朗普(Donald Trump)称，他已被一个联邦大陪审团起诉， <text:a xlink:type="simple" xlink:href="https://cn.wsj.com/articles/CN-BGH-20230524065548" text:style-name="Internet_20_link" text:visited-style-name="Visited_20_Internet_20_Link">
 涉及他在海湖庄园(Mar-a-Lago)对机密文件处理的调查</text:a>
；这是美国司法部有史以来首次对一位前总统提出刑事指控。</text:p>
      <text:p text:style-name="P4">
Source: <text:a xlink:type="simple" xlink:href="https://cn.wsj.com/articles/%E7%89%B9%E6%9C%97%E6%99%AE%E7%A7%B0%E8%87%AA%E5%B7%B1%E5%B7%B2%E5%9B%A0%E6%96%87%E4%BB%B6%E5%A4%84%E7%90%86%E6%A1%88%E8%80%8C%E8%A2%AB%E8%B5%B7%E8%AF%89-d4d85528" text:style-name="Internet_20_link" text:visited-style-name="Visited_20_Internet_20_Link">
https://cn.wsj.com/articles/%E7%89%B9%E6%9C%97%E6%99%AE%E7%A7%B0%E8%87%AA%E5%B7%B1%E5%B7%B2%E5%9B%A0%E6%96%87%E4%BB%B6%E5%A4%84%E7%90%86%E6%A1%88%E8%80%8C%E8%A2%AB%E8%B5%B7%E8%AF%89-d4d85528</text:a>
</text:p>
      <!--NEWS-->
      <text:h text:style-name="P10" text:outline-level="1">
<text:span text:style-name="T4">
美日台拟共享无人侦察机实时军情数据</text:span>
</text:h>
      <text:p text:style-name="P4">
Author: chinese@voanews.com (高锋)</text:p>
      <text:p text:style-name="P4">
Publisher: 美国之音中文网 (Type: NewsMediaOrganization)</text:p>
      <text:p text:style-name="P4">
Published Time: 2023-06-10T00:57:58+08:00</text:p>
      <text:p text:style-name="P4">
Modified Time: 2023-06-09 16:57:58Z</text:p>
      <text:p text:style-name="P4">
Description: 美国及日本军方据报计划与台湾共享无人侦察机的实时数据，应对大陆可能攻台，尤为重要的是掌握解放军在第一岛链的动向。有军事专家认为，共享实时数据是美国协防台湾的重要一环，也是大势所趋，北京无力改变。</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us-taiwan-japan-drone-fleets-to-share-real-time-data-20230609/7130244.html" text:style-name="Internet_20_link" text:visited-style-name="Visited_20_Internet_20_Link">
https://www.voachinese.com/a/us-taiwan-japan-drone-fleets-to-share-real-time-data-20230609/7130244.html</text:a>
</text:p>
      <!--NEWS-->
      <text:h text:style-name="P10" text:outline-level="1">
<text:span text:style-name="T4">
加拿大山火肆虐，美加东海岸多地烟雾朦胧让民众切身感受野火威胁</text:span>
</text:h>
      <text:p text:style-name="P4">
Author: chinese@voanews.com (松仁)</text:p>
      <text:p text:style-name="P4">
Publisher: 美国之音中文网 (Type: NewsMediaOrganization)</text:p>
      <text:p text:style-name="P4">
Published Time: 2023-06-10T01:42:34+08:00</text:p>
      <text:p text:style-name="P4">
Modified Time: 2023-06-09 17:47:08Z</text:p>
      <text:p text:style-name="P4">
Description: 加拿大魁北克省和新斯科舍省的山火持续燃烧，冲天的烟雾顺风南下，使美国纽约、华盛顿、甚至北卡等地连续第三天烟雾朦胧缭绕，天空灰黄一片，空气品质也大幅下降，呼吸道病患者受到直接威胁，也给普通男女老幼的生活带来严重不便。</text:p>
      <text:p text:style-name="P4">
Videos: []</text:p>
      <text:p text:style-name="P4">
Images: []</text:p>
      <text:p text:style-name="P4">
Categories: ['美国', '美洲', '生态环境']</text:p>
      <text:p text:style-name="P4">
Type: None</text:p>
      <!--METADATA-->
      <text:p text:style-name="P4">
NoneNone</text:p>
      <text:p text:style-name="P4">
Source: <text:a xlink:type="simple" xlink:href="https://www.voachinese.com/a/a-third-day-of-smoky-air-gives-millions-in-us-east-coast-canada-a-new-view-of-wildfire-threat-20230609/7130480.html" text:style-name="Internet_20_link" text:visited-style-name="Visited_20_Internet_20_Link">
https://www.voachinese.com/a/a-third-day-of-smoky-air-gives-millions-in-us-east-coast-canada-a-new-view-of-wildfire-threat-20230609/7130480.html</text:a>
</text:p>
      <!--NEWS-->
      <text:h text:style-name="P10" text:outline-level="1">
<text:span text:style-name="T4">
美国将两中企列入实体清单，继续实施抵制新疆强迫劳动产品行动</text:span>
</text:h>
      <text:p text:style-name="P4">
Author: chinese@voanews.com (木风)</text:p>
      <text:p text:style-name="P4">
Publisher: 美国之音中文网 (Type: NewsMediaOrganization)</text:p>
      <text:p text:style-name="P4">
Published Time: 2023-06-10T02:21:35+08:00</text:p>
      <text:p text:style-name="P4">
Modified Time: 2023-06-09 19:40:59Z</text:p>
      <text:p text:style-name="P4">
Description: 美国政府周五（6月9日）宣布将中国激光打印机制造商纳思达股份有限公司及其八家下属分公司列入出口控制名单。制裁这家中国公司的理由是该公司涉嫌参与了中国新疆发生的侵犯人权的行为。</text:p>
      <text:p text:style-name="P4">
Videos: []</text:p>
      <text:p text:style-name="P4">
Images: []</text:p>
      <text:p text:style-name="P4">
Categories: ['美中贸易', '美国', '中国']</text:p>
      <text:p text:style-name="P4">
Type: None</text:p>
      <!--METADATA-->
      <text:p text:style-name="P4">
NoneNone</text:p>
      <text:p text:style-name="P4">
Source: <text:a xlink:type="simple" xlink:href="https://www.voachinese.com/a/u-s-bans-imports-from-china-based-ninestar-corp-over-uyghurs-20230609/7130370.html" text:style-name="Internet_20_link" text:visited-style-name="Visited_20_Internet_20_Link">
https://www.voachinese.com/a/u-s-bans-imports-from-china-based-ninestar-corp-over-uyghurs-20230609/7130370.html</text:a>
</text:p>
      <!--NEWS-->
      <text:h text:style-name="P10" text:outline-level="1">
<text:span text:style-name="T4">
布林肯预计下周访华寻求建立危机管控机制，但美中合作“挑战巨大”</text:span>
</text:h>
      <text:p text:style-name="P4">
Author: chinese@voanews.com (斯洋)</text:p>
      <text:p text:style-name="P4">
Publisher: 美国之音中文网 (Type: NewsMediaOrganization)</text:p>
      <text:p text:style-name="P4">
Published Time: 2023-06-10T02:56:45+08:00</text:p>
      <text:p text:style-name="P4">
Modified Time: 2023-06-09 19:29:47Z</text:p>
      <text:p text:style-name="P4">
Description: 美国政治新闻网站Politico星期四（6月8日）援引消息人士的话说，美国国务卿布林肯正在安排下周访问中国。拜登政府的一名高级官员日前表示，拜登政府寻求与中国对话是希望与中国建立类似美国和俄罗斯在冷战时期的危机管控机制，但对美中之间的合作前景，这位官员则认为“挑战巨大”。有专家指出，鉴于美中现在的结构性竞争，相比于合作，美中之间应该寻找建立“勉强容忍和克制”的框架，从而和平共存。</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us-china-crisis-management-20230609/7130079.html" text:style-name="Internet_20_link" text:visited-style-name="Visited_20_Internet_20_Link">
https://www.voachinese.com/a/blinken-us-china-crisis-management-20230609/7130079.html</text:a>
</text:p>
      <!--NEWS-->
      <text:h text:style-name="P10" text:outline-level="1">
<text:span text:style-name="T4">
中俄战机联合巡航秀肌肉  第一岛链联盟对峙态势明确</text:span>
</text:h>
      <text:p text:style-name="P4">
Author: chinese@voanews.com (刘恩民)</text:p>
      <text:p text:style-name="P4">
Publisher: 美国之音中文网 (Type: Organization)</text:p>
      <text:p text:style-name="P4">
Published Time: 2023-06-10T03:50:59+08:00</text:p>
      <text:p text:style-name="P4">
Modified Time: 2023-06-09 19:50:59Z</text:p>
      <text:p text:style-name="P4">
Description: 中国和俄罗斯本周进行了自2019年以来的第六次联合战略巡航，包括中国轰-6和俄罗斯图-95战略轰炸机，巡航日本海、东海及太平洋西部空域，时间比过去更长。中国于8日继续派出各型战机进入台湾防空识别区。针对中俄联盟，日本、韩国及台湾空军皆派战机升空应对，台湾亦启动导弹防御系统追监，以美国为首的第一岛链联盟态势明确。</text:p>
      <text:p text:style-name="P4">
Videos: []</text:p>
      <text:p text:style-name="P4">
Images: []</text:p>
      <text:p text:style-name="P4">
Categories: ['军事', '美中关系', '台海两岸关系', '社媒-最IN视频']</text:p>
      <text:p text:style-name="P4">
Type: None</text:p>
      <!--METADATA-->
      <text:p text:style-name="P4">
NoneNone</text:p>
      <text:p text:style-name="P4">
Source: <text:a xlink:type="simple" xlink:href="https://www.voachinese.com/a/china-russia-launch-joint-air-patrol-alarms-south-korea-japan-taiwan-20230610/7130750.html" text:style-name="Internet_20_link" text:visited-style-name="Visited_20_Internet_20_Link">
https://www.voachinese.com/a/china-russia-launch-joint-air-patrol-alarms-south-korea-japan-taiwan-20230610/7130750.html</text:a>
</text:p>
      <!--NEWS-->
      <text:h text:style-name="P10" text:outline-level="1">
<text:span text:style-name="T4">
白宫：俄罗斯从伊朗接收数百架无人机并计划在俄境生产</text:span>
</text:h>
      <text:p text:style-name="P4">
Author: chinese@voanews.com (维达库斯瓦拉)</text:p>
      <text:p text:style-name="P4">
Publisher: 美国之音中文网 (Type: NewsMediaOrganization)</text:p>
      <text:p text:style-name="P4">
Published Time: 2023-06-10T04:10:03+08:00</text:p>
      <text:p text:style-name="P4">
Modified Time: 2023-06-09 21:18:42Z</text:p>
      <text:p text:style-name="P4">
Description: 据白宫表示，莫斯科不仅得到了数百架伊朗无人机，而且还在与伊朗合作，在俄境内生产无人机，这是两国加深军事合作的迹象。</text:p>
      <text:p text:style-name="P4">
Videos: []</text:p>
      <text:p text:style-name="P4">
Images: []</text:p>
      <text:p text:style-name="P4">
Categories: ['中东', '欧洲', '军事', '乌克兰局势', '编辑推荐']</text:p>
      <text:p text:style-name="P4">
Type: None</text:p>
      <!--METADATA-->
      <text:p text:style-name="P4">
NoneNone</text:p>
      <text:p text:style-name="P4">
Source: <text:a xlink:type="simple" xlink:href="https://www.voachinese.com/a/russia-receiving-hundreds-of-iranian-drones-plans-to-produce-them-white-house-20230609/7130822.html" text:style-name="Internet_20_link" text:visited-style-name="Visited_20_Internet_20_Link">
https://www.voachinese.com/a/russia-receiving-hundreds-of-iranian-drones-plans-to-produce-them-white-house-20230609/7130822.html</text:a>
</text:p>
      <!--NEWS-->
      <text:h text:style-name="P10" text:outline-level="1">
<text:span text:style-name="T4">
美国宣布新的21亿美元援乌计划</text:span>
</text:h>
      <text:p text:style-name="P4">
Author: chinese@voanews.com (美国之音)</text:p>
      <text:p text:style-name="P4">
Publisher: 美国之音中文网 (Type: NewsMediaOrganization)</text:p>
      <text:p text:style-name="P4">
Published Time: 2023-06-10T04:48:04+08:00</text:p>
      <text:p text:style-name="P4">
Modified Time: 2023-06-09 20:48:04Z</text:p>
      <text:p text:style-name="P4">
Description: 五角大楼周五(6月9日)宣布了一项新的价值21亿美元的对乌援助计划，其中包括关键的防空和弹药能力。</text:p>
      <text:p text:style-name="P4">
Videos: []</text:p>
      <text:p text:style-name="P4">
Images: []</text:p>
      <text:p text:style-name="P4">
Categories: ['乌克兰局势', '美国', '军事']</text:p>
      <text:p text:style-name="P4">
Type: None</text:p>
      <!--METADATA-->
      <text:p text:style-name="P4">
NoneNone</text:p>
      <text:p text:style-name="P4">
Source: <text:a xlink:type="simple" xlink:href="https://www.voachinese.com/a/us-announces-additional-2-1b-security-assistance-to-ukraine-20230609/7130795.html" text:style-name="Internet_20_link" text:visited-style-name="Visited_20_Internet_20_Link">
https://www.voachinese.com/a/us-announces-additional-2-1b-security-assistance-to-ukraine-20230609/7130795.html</text:a>
</text:p>
      <!--NEWS-->
      <text:h text:style-name="P10" text:outline-level="1">
<text:span text:style-name="T4">
韩国就“不可原谅”的言论召见中国大使</text:span>
</text:h>
      <text:p text:style-name="P4">
Author: chinese@voanews.com (加洛)</text:p>
      <text:p text:style-name="P4">
Publisher: 美国之音中文网 (Type: NewsMediaOrganization)</text:p>
      <text:p text:style-name="P4">
Published Time: 2023-06-10T05:07:57+08:00</text:p>
      <text:p text:style-name="P4">
Modified Time: 2023-06-09 21:07:57Z</text:p>
      <text:p text:style-name="P4">
Description: 韩国周五（6月9日）召见了中国驻韩国大使，谴责首尔方面所说的对韩国的“不可原谅”的批评，这是首尔和北京之间紧张关系的最新一次爆发。</text:p>
      <text:p text:style-name="P4">
Videos: []</text:p>
      <text:p text:style-name="P4">
Images: []</text:p>
      <text:p text:style-name="P4">
Categories: ['亚太', '中国', '朝鲜半岛局势']</text:p>
      <text:p text:style-name="P4">
Type: None</text:p>
      <!--METADATA-->
      <text:p text:style-name="P4">
NoneNone</text:p>
      <text:p text:style-name="P4">
Source: <text:a xlink:type="simple" xlink:href="https://www.voachinese.com/a/south-korea-summons-china-ambassador-over-unforgivable-comments-20230609/7130803.html" text:style-name="Internet_20_link" text:visited-style-name="Visited_20_Internet_20_Link">
https://www.voachinese.com/a/south-korea-summons-china-ambassador-over-unforgivable-comments-20230609/7130803.html</text:a>
</text:p>
      <!--NEWS-->
      <text:h text:style-name="P10" text:outline-level="1">
<text:span text:style-name="T4">
美国各州禁华人购买房地产法案新进展</text:span>
</text:h>
      <text:p text:style-name="P4">
Author: chinese@voanews.com (刘文)</text:p>
      <text:p text:style-name="P4">
Publisher: 美国之音中文网 (Type: NewsMediaOrganization)</text:p>
      <text:p text:style-name="P4">
Published Time: 2023-06-10T05:16:18+08:00</text:p>
      <text:p text:style-name="P4">
Modified Time: 2023-06-09 21:16:18Z</text:p>
      <text:p text:style-name="P4">
Description: 随着路易斯安那州，德克萨斯州等地立法会议结束，美国多州试图推进的限制中国政府以及中国公民购买房地产的法案也有了结果。在华人社群大量的反对声音中，有些州的法案在进行了修改变得更温和之后由州长签署成为了法律，有些州的法案则在推进过程中“流产”了。</text:p>
      <text:p text:style-name="P4">
Videos: []</text:p>
      <text:p text:style-name="P4">
Images: []</text:p>
      <text:p text:style-name="P4">
Categories: ['经济·金融·贸易', '美国', '法律']</text:p>
      <text:p text:style-name="P4">
Type: None</text:p>
      <!--METADATA-->
      <text:p text:style-name="P4">
NoneNone</text:p>
      <text:p text:style-name="P4">
Source: <text:a xlink:type="simple" xlink:href="https://www.voachinese.com/a/recent-updates-on-bills-banning-chinese-citizens-from-buying-property-and-land-in-the-united-states/7130853.html" text:style-name="Internet_20_link" text:visited-style-name="Visited_20_Internet_20_Link">
https://www.voachinese.com/a/recent-updates-on-bills-banning-chinese-citizens-from-buying-property-and-land-in-the-united-states/7130853.html</text:a>
</text:p>
      <!--NEWS-->
      <text:h text:style-name="P10" text:outline-level="1">
<text:span text:style-name="T4">
香港独立记者疑遭国安恐吓 不要于抗争纪念日出外 否则祸及家人</text:span>
</text:h>
      <text:p text:style-name="P4">
Author: chinese@voanews.com (郑乐捷)</text:p>
      <text:p text:style-name="P4">
Publisher: 美国之音中文网 (Type: NewsMediaOrganization)</text:p>
      <text:p text:style-name="P4">
Published Time: 2023-06-10T05:50:07+08:00</text:p>
      <text:p text:style-name="P4">
Modified Time: 2023-06-09 21:50:07Z</text:p>
      <text:p text:style-name="P4">
Description: 一名香港独立记者指，一直有警察以私人身份“提醒”他如何做事，但到近日的抗争纪念日，收到包含家人资料的威吓讯息，虽然他早有心理准备，但仍觉得难以理解。他指出，他只是报道新闻，工作不会受到影响。</text:p>
      <text:p text:style-name="P4">
Videos: []</text:p>
      <text:p text:style-name="P4">
Images: []</text:p>
      <text:p text:style-name="P4">
Categories: ['港澳', '人权']</text:p>
      <text:p text:style-name="P4">
Type: None</text:p>
      <!--METADATA-->
      <text:p text:style-name="P4">
NoneNone</text:p>
      <text:p text:style-name="P4">
Source: <text:a xlink:type="simple" xlink:href="https://www.voachinese.com/a/hong-kong-independent-journalist-warned-not-to-report-on-protest-anniversary-or-family-would-be-in-danger-20230609/7130858.html" text:style-name="Internet_20_link" text:visited-style-name="Visited_20_Internet_20_Link">
https://www.voachinese.com/a/hong-kong-independent-journalist-warned-not-to-report-on-protest-anniversary-or-family-would-be-in-danger-20230609/713085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